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60026" officeooo:paragraph-rsid="001600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তিনসঙ্গী</text:p>
      <text:p text:style-name="P1"/>
      <text:p text:style-name="P1"/>
      <text:p text:style-name="Subtitle">রবীন্দ্রনাথ ঠাকুর</text:p>
      <text:p text:style-name="Text_20_body"/>
      <text:p text:style-name="Text_20_body"/>
      <text:h text:style-name="Heading_20_1" text:outline-level="1">রবিবার</text:h>
      <text:p text:style-name="Text_20_body"/>
      <text:p text:style-name="Text_20_body">আমার গল্পের প্রধান মানুষটি প্রাচীন ব্রাহ্মণপণ্ডিত-বংশের ছেলে। বিষয়ব্যাপারে বাপ ওকালতি ব্যবসায়ে আঁটি পর্যন্ত পাকা, ধর্মকর্মে শাক্ত আচারের তীব্র জারক রসে জারিত। এখন আদালতে আর প্র্যাকটিস করতে হয় না। এক দিকে পূজা-অর্চনা আর-এক দিকে ঘরে বসে আইনের পরামর্শ দেওয়া, এই দুটোকে পাশাপাশি রেখে তিনি ইহকাল পরকালের জোড় মিলিয়ে অতি সাবধানে চলেছেন। কোনো দিকেই একটু পা ফসকায় না।</text:p>
      <text:p text:style-name="Text_20_body"><text:s/></text:p>
      <text:p text:style-name="Text_20_body">এইরকম নিরেট আচারবাঁধা সনাতনী ঘরের ফাটল ফুঁড়ে যদি দৈবাৎ কাঁটাওয়ালা নাস্তিক ওঠে গজিয়ে, তা হলে তার ভিত-দেয়াল-ভাঙা মন সাংঘাতিক ঠেলা মারতে থাকে ইঁটকাঠের প্রাচীন গাঁথুনির উপরে। এই আচারনিষ্ঠ বৈদিক ব্রাহ্মণের বংশে দুর্দান্ত কালাপাহাড়ের অভ্যুদয় হল আমাদের নায়কটিকে নিয়ে।</text:p>
      <text:p text:style-name="Text_20_body"><text:s/></text:p>
      <text:p text:style-name="Text_20_body">তার আসল নাম অভয়াচরণ। এই নামের মধ্যে কুলধর্মের যে ছাপ আছে সেটা দিল সে ঘষে উঠিয়ে। বদল ক'রে করলে অভীককুমার। তা ছাড়া ও জানে যে প্রচলিত নমুনার মানুষ ও নয়। ওর নামটা ভিড়ের নামের সঙ্গে হাটে-বাজারে ঘেঁষাঘেঁষি করে ঘর্মাক্ত হবে সেটা ওর রুচিতে বাধে।</text:p>
      <text:p text:style-name="Text_20_body"><text:s/></text:p>
      <text:p text:style-name="Text_20_body">অভীকের চেহারাটা আশ্চর্য রকমের বিলিতি ছাঁদের। আঁট লম্বা দেহ গৌরবর্ণ, চোখ কটা, নাক তীক্ষ্ণ, চিবুকটা ঝুঁকেছে যেন কোনো প্রতিপক্ষের বিরুদ্ধে প্রতিবাদের ভঙ্গিতে। আর ওর মুষ্টিযোগ ছিল অমোঘ, সহপাঠীরা যারা কদাচিৎ এর পাণিপীড়ন সহ্য করেছে তারা একে শতহস্তে দূরে বর্জনীয় ব'লে গণ্য করত।</text:p>
      <text:p text:style-name="Text_20_body"><text:s/></text:p>
      <text:p text:style-name="Text_20_body">ছেলের নাস্তিকতা নিয়ে বাপ অম্বিকাচরণ বিশেষ উদ্‌বিগ্ন ছিলেন না। মস্ত তাঁর নজির ছিল প্রসন্ন ন্যায়রত্ন, তাঁর আপন জেঠামশায়। বৃদ্ধ ন্যাররত্ন তর্কশাস্ত্রের গোলন্দাজ, চতুষ্পাঠীর মাঝখানে বসে অনুস্বার-বিসর্গওয়ালা গোলা দাগেন ঈশ্বরের অস্তিত্ববাদের উপরে। হিন্দুসমাজ হেসে বলে 'গোলা খা ডালা'; দাগ পড়ে না সমাজের পাকা প্রাচীরের উপরে। আচারধর্মের খাঁচাটাকে ঘরের দাওয়ায় দুলিয়ে রেখেধর্মবিশ্বাসের পাখিটাকে শূন্য আকাশে উড়িয়ে দিলে সাম্প্রদায়িক অশান্তি ঘটে না। কিন্তু অভীক কথায় কথায় লোকাচারকে চালান দিত ভাঙা কুলোয় চড়িয়ে ছাইয়ের গাদার উদ্দেশে। ঘরের চার দিকে মোরগদম্পতিদের অপ্রতিহত সঞ্চরণ সর্বদাই মুখরধ্বনিতে প্রমাণ করত তাদের উপর বাড়ির বড়োবাবুর আভ্যন্তরিক আকর্ষণ। এ-সমস্ত ম্লেচ্ছাচারের কথা ক্ষণে ক্ষণে বাপের কানে পৌঁচেছে, সে তিনি কানে তুলতেন <text:soft-page-break/>না। এমন-কি, বন্ধুভাবে যে ব্যক্তি তাঁকে খবর দিতে আসত, সগর্জনে দেউড়ির অভিমুখে তার নির্গমনপথ দ্রুত নির্দেশ করা হত। <text:s/>অপরাধ অত্যন্ত প্রত্যক্ষ না হলে সমাজ নিজের গরজে তাকে পাশ কাটিয়ে যায়। কিন্তু অবশেষে অভীক একবার এত বাড়াবাড়ি করে বসল যে তার অপরাধ অস্বীকার করা অসম্ভব হল। ভদ্রকালী ওদের গৃহদেবতা, তাঁর খ্যাতি ছিল জাগ্রত ব'লে। অভীকের সতীর্থ বেচারা ভজু ভারি ভয় করত ঐ দেবতার অপ্রসন্নতা। তাই অসহিষ্ণু হয়ে ভক্তিতে অশ্রদ্ধেয় প্রমাণ করবার জন্যে পুজোর ঘরে অভীক এমন-কিছু অনাচার করেছিল যাতে ওর বাপ আগুন হয়ে ব'লে উঠলেন, 'বেরো আমার ঘর থেকে, তোর মুখ দেখব না।' এতবড়ো ক্ষিপ্রবেগের কঠোরতা নিয়মনিষ্ঠ ব্রাহ্মণপণ্ডিত-বংশের চরিত্রেই সম্ভব।</text:p>
      <text:p text:style-name="Text_20_body"><text:s/></text:p>
      <text:p text:style-name="Text_20_body">ছেলে মাকে গিয়ে বললে, 'মা, দেবতাকে অনেককাল ছেড়েছি, এমন অবস্থায় আমাকে দেবতার ছাড়াটা নেহাত বাহুল্য। কিন্তু জানি বেড়ার ফাঁকের মধ্য দিয়ে হাত বাড়ালে তোমার প্রসাদ মিলবেই। ঐখানে কোনো দেবতার দেবতাগিরি খাটে না, তা যত বড়ো জাগ্রত হোন-না তিনি।'</text:p>
      <text:p text:style-name="Text_20_body"><text:s/></text:p>
      <text:p text:style-name="Text_20_body">মা চোখের জল মুছতে মুছতে আঁচল থেকে খুলে ওকে একখানি নোট দিতে গেলেন। ও বললে, 'ঐ নোটখানায় যখন আমার অত্যন্ত বেশি দরকার আর থাকবে না তখনই তোমার হাত থেকে নেব। অলক্ষ্মীর সঙ্গে কারবার করতে জোর লাগে, ব্যাঙ্কনোট হাতে নিয়ে তাল ঠোকা যায় না।'</text:p>
      <text:p text:style-name="Text_20_body"><text:s/></text:p>
      <text:p text:style-name="Text_20_body">অভীকের সম্বন্ধে আরো দুটো-একটা কথা বলতে হবে। জীবনে ওর দুটি উলটো জাতের শখ ছিল, এক কলকারখানা জোড়াতাড়া দেওয়া, আর-এক ছবি আঁকা। ওর বাপের ছিল তিনখানা মোটরগাড়ি, তাঁর মফস্বল-অভিযানের বাহন। যন্ত্রবিদ্যায় ওর হাতেখড়ি সেইগুলো নিয়ে। তা ছাড়া তাঁর ক্লায়েন্টের ছিল মোটরের কারখানা, সেইখানে ও শখ ক'রে বেগার খেটেছে অনেকদিন।</text:p>
      <text:p text:style-name="Text_20_body"><text:s/></text:p>
      <text:p text:style-name="Text_20_body">অভীক ছবি আঁকা শিখতে গিয়েছিল সরকারী আর্টস্কুলে। কিছুকালের মধ্যেই ওর এই বিশ্বাস দৃঢ় হল যে, আর বেশিদিন শিখলে ওর হাত হবে কলে-তৈরি, ওর মগজ হবে ছাঁচে-ঢালা। ও আর্টিস্ট, সেই কথাটা প্রমাণ করতে লাগল নিজের জোর আওয়াজে। প্রদর্শনী বের করলে ছবির, কাগজের বিজ্ঞাপনে তার পরিচয় বেরল আধুনিক ভারতের সর্বশ্রেষ্ঠ আর্টিস্ট অভীককুমার, বাঙালি টিশিয়ান। ও যতই গর্জন করে বললে 'আমি আর্টিস্ট', ততই তার প্রতিধ্বনি উঠতে থাকল একদল লোকের ফাঁকা মনের গুহায়, তারা অভিভূত হয়ে গেল। শিষ্য এবং তার চেয়ে বেশি সংখ্যক শিষ্যা জমল ওর পরিমণ্ডলীতে। তারা বিরুদ্ধদলকে আখ্যা দিল ফিলিস্টাইন। বলল বুর্জোয়া।</text:p>
      <text:p text:style-name="Text_20_body"><text:s/></text:p>
      <text:p text:style-name="Text_20_body">অবশেষে দুর্দিনের সময় অভীক আবিষ্কার করলে যে তার ধনী পিতার তহবিলের কেন্দ্র থেকে আর্টিস্টের নামের 'পরে যে রজতচ্ছটা বিচ্ছুরিত হত তারই দীপ্তিতে ছিল তার খ্যাতির অনেকখানি উজ্জ্বলতা। সঙ্গে সঙ্গে সে আর-একটি তত্ত্ব আবিষ্কার করেছিল যে অর্থভাগ্যের বঞ্চনা উপলক্ষ করে মেয়েদের নিষ্ঠায় কোনো ইতরবিশেষ ঘটে নি। উপাসিকারা শেষ পর্যন্ত দুই চক্ষু বিস্ফারিত করে উচ্চমধুর কণ্ঠে তাকে বলছে আর্টিস্ট। কেবল নিজেদের মধ্যে পরস্পরকে সন্দেহ করেছে যে স্বয়ং তারা দুই-একজন ছাড়া বাকি সবাই আর্টের বোঝে না কিছুই, ভণ্ডামি করে, গা জ্বলে যায়।</text:p>
      <text:p text:style-name="Text_20_body"><text:s/></text:p>
      <text:p text:style-name="Text_20_body">অভীকের জীবনে এর পরবর্তী ইতিহাস সুদীর্ঘ এবং অস্পষ্ট। ময়লা টুপি আর তেলকালিমাখা নীলরঙের জামা-ইজের <text:soft-page-break/>প'রে বার্ন কোম্পানির কারখানায় প্রথমে মিস্ত্রিগিরি ও পরে হেডমিস্ত্রির কাজ পর্যন্ত চালিয়ে দিয়েছে। মুসলমান খালাসিদের দলে মিশে চার পয়সার পরোটা আর তার চেয়ে কম দামের শাস্ত্রনিষিদ্ধ পশুমাংস খেয়ে ওর দিন কেটেছে সস্তায়। লোকে বলেছে, ও মুসলমান হয়েছে; ও বলেছে, মুসলমান কি নাস্তিকের চেয়েও বড়ো। হাতে যখন কিছু টাকা জমল তখন অজ্ঞাতবাস থেকে বেরিয়ে এসে আবার সে পূর্ণ পরিস্ফুট আর্টিস্টরূপে বোহেমিয়ানি করতে লেগে গেল। শিষ্য জুটল, শিষ্যা জুটল। চশমাপরা তরুণীরা তার স্টুডিয়োতে আধুনিক বে-আব্রু রীতিতে যে-সব নগ্নমনস্তত্ত্বের আলাপ-আলোচনা করতে লাগল, ঘন সিগারেটের ধোঁয়া জমল তার কালিমা আবৃত করে। পরস্পর পরস্পরের প্রতি কটাক্ষপাত ও অঙ্গুলিনির্দেশ করে বললে, পজিটিভ্‌লি ভাল্‌গর।</text:p>
      <text:p text:style-name="Text_20_body"><text:s/></text:p>
      <text:p text:style-name="Text_20_body">বিভা ছিল এই দলের একেবারে বাইরে। কলেজের প্রথম ধাপের কাছেই অভীকের সঙ্গে ওর আলাপ শুরু। অভীকের বয়স তখন আঠারো, চেহারায় নবযৌবনের তেজ ঝক্‌ঝক্‌ করছে, আর তার নেতৃত্ব বড়োবয়সের ছেলেরাও স্বভাবতই নিয়েছে স্বীকার করে।</text:p>
      <text:p text:style-name="Text_20_body"><text:s/></text:p>
      <text:p text:style-name="Text_20_body">ব্রাহ্মসমাজে মানুষ হয়ে পুরুষদের সঙ্গে মেশবার সংকোচ বিভার ছিল না। কিন্তু কলেজে বাধা ঘটল। তার প্রতি কোনো কোনো ছেলের অশিষ্টতা হাসিতে কটাক্ষেইঙ্গিতে আভাসে স্ফুরিত হয়েছে। কিন্তু একদিন একটি শহুরে ছেলের অভদ্রতা বেশ একটু গায়ে-পড়া হয়ে প্রকাশ পেল। সেটা অভীকের চোখে পড়তেই সেই ছেলেটাকে বিভার কাছে হিড়্‌ হিড়্‌ করে টেনে নিয়ে এসে বললে, 'মাপ চাও'। মাপ তাকে চাইতেই হল নতশিরে আমতা আমতা করে। তার পর থেকে অভীক দায় নিল বিভার রক্ষাকর্তার। তা নিয়ে সে অনেক বক্রোক্তির লক্ষ্য হয়েছে, সমস্তই ঠিকরে পড়েছে তার চওড়া বুকের উপর থেকে। সে গ্রাহ্যই করে নি। বিভা লোকের কানাকানিতে অত্যন্ত সংকোচ বোধ করেছে কিন্তু সেই সঙ্গে তার মনে একটা রোমাঞ্চকর আনন্দও দিয়েছিল।</text:p>
      <text:p text:style-name="Text_20_body"><text:s/></text:p>
      <text:p text:style-name="Text_20_body">বিভার চেহারায় রূপের চেয়ে লাবণ্য বড়ো। কেমন করে মন টানে ব্যাখ্যা করে বলা যায় না। অভীক ওকে একদিন বলেছিল, 'অনাহূতের ভোজে মিষ্টান্নমিতরে জনাঃ। কিন্তু তোমার সৌন্দর্য ইতরজনের মিষ্টান্ন নয়। ও কেবল আর্টিস্টের; লিওনার্ডো ডা ভিঞ্চির ছবির সঙ্গেই মেলে, ইনসক্রুটেব্‌ল্‌।'</text:p>
      <text:p text:style-name="Text_20_body"><text:s/></text:p>
      <text:p text:style-name="Text_20_body">একদা কলেজের পরীক্ষায় বিভা অভীককে ডিঙিয়ে গিয়েছিল, তা নিয়ে তার অজস্র কান্না আর বিষম রাগ। এ যেন তার নিজের অসম্মান। বললে, 'তুমি দিনরাত কেবল ছবি এঁকে এঁকে পরীক্ষায় পিছিয়ে পড়, আমার লজ্জা করে।'</text:p>
      <text:p text:style-name="Text_20_body"><text:s/></text:p>
      <text:p text:style-name="Text_20_body">কথাটা দৈবাৎ পাশের বারান্দা থেকে কানে যেতেই বিভার এক সখী চোখ টিপে বলেছিল, 'মরি মরি, তোমারি গরবে গরবিনী আমি, রূপসী তোমারি রূপে।'</text:p>
      <text:p text:style-name="Text_20_body"><text:s/></text:p>
      <text:p text:style-name="Text_20_body">অভীক বললে, 'মুখস্থ বিদ্যার দিগ্‌গজেরা জানেই না আমি কোন্‌ মার্কাশূন্য পরীক্ষায় পাস করে চলেছি। আমার ছবি আঁকা নিয়ে তোমার চোখে জল পড়ে, আর তোমার শুকনো পণ্ডিতি দেখে আমার চোখের জল শুকিয়ে গেল। কিছুতেই বুঝবে না, কেননা, তোমরা নামজাদা দলের পায়ের তলায় থাক চোখ বুজে, আর আমরা থাকি বদনামি দলের শিরোমণি হয়ে।'</text:p>
      <text:p text:style-name="Text_20_body"><text:s/></text:p>
      <text:p text:style-name="Text_20_body"><text:soft-page-break/>এই ছবির ব্যাপারে দুজনের মধ্যে তীব্র একটা দ্বন্দ্ব ছিল। বিভা অভীকের ছবি বুঝতেই পারত না সে কথা সত্যি। অন্য মেয়েরা যখন ওর আঁকা যা-কিছু নিয়ে হৈ-হৈ করত, সভা করে গলায় মালা পরাত, সেটাকে বিভা অশিক্ষিতের ন্যাকামি মনে করে লজ্জা পেত। কিন্তু তীব্র ক্ষোভে ছট্‌ফট্‌ করেছে অভীকের মন বিভার অভ্যর্থনা না পেয়ে। দেশের লোকে ওর ছবিকে পাগলামি বলে গণ্য করছে, বিভাও যে মনে মনে তাদেরই সঙ্গে যোগ দিতে পারলে এইটেই ওর কাছে অসহ্য। কেবলই এই কল্পনা ওর মনে জাগে যে, একদিন ও য়ুরোপে যাবে আর সেখানে যখন জয়ধ্বনি উঠবে তখন বিভাও বসবে জয়মাল্য গাঁথতে।</text:p>
      <text:p text:style-name="Text_20_body"><text:s/></text:p>
      <text:p text:style-name="Text_20_body">রবিবার সকালবেলা। ব্রহ্মমন্দিরে উপাসনা থেকে ফিরে এসেই বিভা দেখতে পেলে অভীক বসে আছে তার ঘরে। বইয়ের পার্সেলের ব্রাউন মোড়াক ছিল আবর্জনার ঝুড়িতে। সেইটে নিয়ে কালি-কলমে একখানা আঁচড়কাটা ছবি আঁকছিল।</text:p>
      <text:p text:style-name="Text_20_body"><text:s/></text:p>
      <text:p text:style-name="Text_20_body">বিভা জিজ্ঞাসা করল, 'হঠাৎ এখানে যে।'</text:p>
      <text:p text:style-name="Text_20_body"><text:s/></text:p>
      <text:p text:style-name="Text_20_body">অভীক বললে, 'সংগত কারণ দেখাতে পারি, কিন্তু সেটা হবে গৌণ, মুখ্য কারণটা খুলে বললে সেটা হয়তো সংগত হবে না। আর যাই হোক, সন্দেহ কোরো না যে চুরি করতে এসেছি।'</text:p>
      <text:p text:style-name="Text_20_body"><text:s/></text:p>
      <text:p text:style-name="Text_20_body">বিভা তার ডেস্কের চৌকিতে গিয়ে বসল, বললে, 'দরকার যদি হয় নাহয় চুরি করলে, পুলিসে খবর দেব না।'</text:p>
      <text:p text:style-name="Text_20_body"><text:s/></text:p>
      <text:p text:style-name="Text_20_body">অভীক বললে, 'দরকারের হাঁ-করা মুখের সামনে তো নিত্যই আছি। পরের ধন হরণ করা অনেক ক্ষেত্রেই পুণ্যকর্ম, পারি নে পাছে অপবাদটা দাগা দেয় পবিত্র নাস্তিক মতকে। ধার্মিকদের চেয়ে আমাদের অনেক বেশি সাবধানে চলতে হয় আমাদের নেতি দেবতার ইজ্জত বাঁচাতে।'</text:p>
      <text:p text:style-name="Text_20_body"><text:s/></text:p>
      <text:p text:style-name="Text_20_body">'অনেকক্ষণ তুমি বসে আছ?'</text:p>
      <text:p text:style-name="Text_20_body"><text:s/></text:p>
      <text:p text:style-name="Text_20_body">'তা আছি, বসে বসে সাইকলজির একটা দুঃসাধ্য প্রব্লেম মনে মনে নাড়াচাড়া করছি যে তুমি পড়াশুনো করেছ, আর বাইরে থেকে দেখে মনে হয় বুদ্ধিসুদ্ধিও কিছু আছে, তবু ভগবানকে বিশ্বাস কর কী করে। এখনো সমাধান করতে পারি নি। বোধ হয় বার বার তোমার এই ঘরে এসে এই রিসর্চের কাজটা আমাকে সম্পূর্ণ করে নিতে হবে।'</text:p>
      <text:p text:style-name="Text_20_body"><text:s/></text:p>
      <text:p text:style-name="Text_20_body">'আবার বুঝি আমার ধর্মকে নিয়ে লাগলে?'</text:p>
      <text:p text:style-name="Text_20_body"><text:s/></text:p>
      <text:p text:style-name="Text_20_body">'তার কারণ তোমার ধর্ম যে আমাকে নিয়ে লেগেছে। আমাদের মধ্যে যে বিচ্ছেদ ঘটিয়েছে সেটা মর্মঘাতী। সে আমি ক্ষমা করতে পারি নে। তুমি আমাকে বিয়ে করতে পার না, যেহেতু তুমি যাকে বিশ্বাস কর আমি তাকে করি নে বুদ্ধি আছে ব'লে। কিন্তু তোমাকে বিয়ে করতে আমার তো কোনো বাধা নেই, তুমি অবুঝের মতো সত্য মিথ্যে যাই বিশ্বাস <text:soft-page-break/>কর-না কেন। তুমি তো নাস্তিকের জাত মারতে পার না। আমার ধর্মের শ্রেষ্ঠতা এইখানে। সব দেবতার চেয়ে তুমি আমার কাছে প্রত্যক্ষ সত্য, এ কথা ভুলিয়ে দেবার জন্যে একটি দেবতাও নেই আমার সামনে।'</text:p>
      <text:p text:style-name="Text_20_body"><text:s/></text:p>
      <text:p text:style-name="Text_20_body">বিভা চুপ করে বসে রইল। খানিক বাদে অভীক বলে উঠল, 'তোমার ভগবান কি আমার বাবারই মতো। আমাকে ত্যাজ্যপুত্র করেছেন?'</text:p>
      <text:p text:style-name="Text_20_body"><text:s/></text:p>
      <text:p text:style-name="Text_20_body">'আঃ, কী বকছ।'অভীক জানে বিয়ে না করবার শক্ত কারণটা কোন্‌খানে। কথাটা বিভাকে দিয়ে বলিয়ে নিতে চায়, বিভা চুপ করে থাকে।</text:p>
      <text:p text:style-name="Text_20_body"><text:s/></text:p>
      <text:p text:style-name="Text_20_body">জীবনের আরম্ভ থেকেই বিভা তার বাবারই মেয়ে সম্পূর্ণরূপে। এত ভালোবাসা, এত ভক্তি সে আর-কোনো মানুষকে দিতে পারে নি। তার বাপ সতীশও এই মেয়েটির উপরে তাঁর অজস্র স্নেহ ঢেলে দিয়েছেন। তাই নিয়ে ওর মার মনে একটু ঈর্ষা ছিল। বিভা হাঁস পুষেছিল, তিনি কেবলই খিট্‌খিট্‌ করে বলেছিলেন, 'ওগুলো বড্ড বেশি ক্যাঁক্‌ ক্যাঁক্‌ করে।' বিভা আসমানি রঙের শাড়ি জ্যাকেট করিয়েছিল, মা বলেছিলেন, 'এ কাপড় বিভার রঙে একটুও মানায় না।' বিভা তার মামাতো বোনকে খুব ভালোবাসত। তার বিয়েতে যেতে চাইলেই মা বলে বসলেন, 'সেখানে ম্যালেরিয়া।'</text:p>
      <text:p text:style-name="Text_20_body"><text:s/></text:p>
      <text:p text:style-name="Text_20_body">মায়ের কাছ থেকে পদে পদে বাধা পেয়ে পেয়ে বাপের উপরে বিভার নির্ভর আরো গভীর এবং মজ্জাগত হয়ে গিয়েছিল।</text:p>
      <text:p text:style-name="Text_20_body"><text:s/></text:p>
      <text:p text:style-name="Text_20_body">মার মৃত্যু হয় প্রথমেই। তার পরে ওর বাপের সেবা অনেকদিন পর্যন্ত ছিল বিভার জীবনের একমাত্র ব্রত। এই স্নেহশীল বাপের সমস্ত ইচ্ছাকে সে নিজের ইচ্ছা করে নিয়েছে। সতীশ তাঁর বিষয়সম্পত্তি দিয়ে গেছেন মেয়েকে। কিন্তু ট্রাস্টীর হাতে। নিয়মিত মাসহারা বরাদ্দ ছিল। মোট টাকাটা ছিল উপযুক্ত পাত্রের উদ্দেশে বিভার বিবাহের অপেক্ষায়। বাপের আদর্শে এই উপযুক্ত পাত্র কে তা বিভা জানত। অন্তত অনুপযুক্ত যে কে তাতে কোনো সন্দেহ ছিল না। একদিন অভীক এ কথা তুলেছিল, বলেছিল, 'যাঁকে তুমি কষ্ট দিতে চাও না, তিনি তো নেই, আর কষ্ট যাকে নিষ্ঠুর ভাবে বাজে, সেই লোকটাই আছে বেঁচে। হাওয়ায় তুমি ছুরি মারতে ব্যথা পাও, আর দরদ নেই এই রক্তমাংসের বুকের 'পরে।' শুনে বিভা কাঁদতে কাঁদতে চলে গেল। অভীক বুঝেছিল, ভগবানকে নিয়ে তর্ক চলতে পারে, কিন্তু বাবাকে নিয়ে নয়।</text:p>
      <text:p text:style-name="Text_20_body"><text:s/></text:p>
      <text:p text:style-name="Text_20_body">বেলা প্রায় দশটা। বিভার ভাইঝি সুস্মি এসে বললে, 'পিসিমা, বেলা হয়েছে।' বিভা তার হাতে চাবির গোছা ফেলে দিয়ে বললে, 'তুই ভাঁড়ার বের করে দে। আমি এখনি যাচ্ছি।'</text:p>
      <text:p text:style-name="Text_20_body"><text:s/></text:p>
      <text:p text:style-name="Text_20_body">বেকারদের কাজের বাঁধা সীমা না থাকাতেই কাজ বেড়ে যায়। বিভার সংসারও সেইরকম। সংসারের দায়িত্ব আত্মীয়পক্ষে হালকা ছিল বলেই অনাত্মীয়পক্ষে হয়েছে বহুবিস্তৃত। এই ওর আপনগড়া সংসারের কাজ নিজের হাতে করাই ওর অভ্যাস, চাকরবাকর পাছে কাউকে অবজ্ঞা করে। অভীক বললে, 'অন্যায় হবে তোমার এখনইযাওয়া, কেবল আমার 'পরে নয় সুস্মির 'পরেও। ওকে স্বাধীন কর্তৃত্বের সময় দাও না কেন। ডোমিনিয়ন স্টাটস্‌, অন্তত আজকের মতো। তা ছাড়া আমি তোমাকে নিয়ে একটা পরীক্ষা করতে চাই, কখনো তোমাকে কাজের কথা বলি নি। আজ বলে দেখব। নতুন অভিজ্ঞতা হবে।'</text:p>
      <text:p text:style-name="Text_20_body"><text:soft-page-break/><text:s/></text:p>
      <text:p text:style-name="Text_20_body">বিভা বললে, 'তাই হোক, বাকি থাকে কেন।'</text:p>
      <text:p text:style-name="Text_20_body"><text:s/></text:p>
      <text:p text:style-name="Text_20_body">পকেট থেকে অভীক চামড়ার কেস বের করে খুলে দেখালে। একটা কবজিঘড়ি। ঘড়িটা প্লাটিনমের, সোনার মণিবন্ধ, হীরের টুকরোর ছিট দেওয়া। বললে, 'তোমাকে বেচতে চাই।'</text:p>
      <text:p text:style-name="Text_20_body"><text:s/></text:p>
      <text:p text:style-name="Text_20_body">'অবাক করেছ, বেচবে?'</text:p>
      <text:p text:style-name="Text_20_body"><text:s/></text:p>
      <text:p text:style-name="Text_20_body">'হাঁ, বেচব, আশ্চর্য হও কেন।'</text:p>
      <text:p text:style-name="Text_20_body"><text:s/></text:p>
      <text:p text:style-name="Text_20_body">বিভা মুহূর্তকাল স্তব্ধ থেকে বললে, 'এই ঘড়ি যে মনীষা তোমাকে জন্মদিনে দিয়েছিল। মনে হচ্ছে তার বুকের ব্যথা এখনো ওর মধ্যে ধুকধুক করছে। জান সে কত দুঃখ পেয়েছিল, কত নিন্দে সয়েছিল আর কত দুঃসাধ্য অপব্যয় করেছিল উপহারটাকে তোমার উপযুক্ত করবার জন্যে?'</text:p>
      <text:p text:style-name="Text_20_body"><text:s/></text:p>
      <text:p text:style-name="Text_20_body">অভীক বললে, 'এ ঘড়ি সেই তো দিয়েছিল, কে দিয়েছে শেষ পর্যন্ত জানতেই দেয় নি। কিন্তু আমি তো পৌত্তলিক নই যে বুকের পকেটে এই জিনিসটার বেদী বাঁধিয়ে মনের মধ্যে দিনরাত শাঁখঘন্টা বাজাতে থাকব।'</text:p>
      <text:p text:style-name="Text_20_body"><text:s/></text:p>
      <text:p text:style-name="Text_20_body">'আশ্চর্য করেছ তুমি। এই ক'মাস হল সে টাইফয়েডে--'</text:p>
      <text:p text:style-name="Text_20_body"><text:s/></text:p>
      <text:p text:style-name="Text_20_body">'এখন সে তো সুখদুঃখের অতীত।'</text:p>
      <text:p text:style-name="Text_20_body"><text:s/></text:p>
      <text:p text:style-name="Text_20_body">'শেষ মুহূর্ত পর্যন্ত সে এই বিশ্বাস নিয়ে মরেছিল যে তুমি তাকে ভালোবাসতে।'</text:p>
      <text:p text:style-name="Text_20_body"><text:s/></text:p>
      <text:p text:style-name="Text_20_body">'ভুল বিশ্বাস করে নি।'</text:p>
      <text:p text:style-name="Text_20_body"><text:s/></text:p>
      <text:p text:style-name="Text_20_body">'তবে?'</text:p>
      <text:p text:style-name="Text_20_body"><text:s/></text:p>
      <text:p text:style-name="Text_20_body">'তবে আবার কী। সে নেই, কিন্তু তার ভালোবাসার দান আজও যদি আমাকে ফল দেয় তার চেয়ে আর কী হতে পারে।'</text:p>
      <text:p text:style-name="Text_20_body"><text:s/></text:p>
      <text:p text:style-name="Text_20_body">বিভার মুখে অত্যন্ত একটা পীড়ার লক্ষণ দেখা দিল। একটুক্ষণ চুপ করে থেকে বললে, 'এত দেশ থাকতে আমার কাছে <text:soft-page-break/>বেচতে এলে কেন।'</text:p>
      <text:p text:style-name="Text_20_body"><text:s/></text:p>
      <text:p text:style-name="Text_20_body">'কেননা জানি তুমি দর-কষাকষি করবে না।'</text:p>
      <text:p text:style-name="Text_20_body"><text:s/></text:p>
      <text:p text:style-name="Text_20_body">'তার মানে কলকাতার বাজারে আমিই কেবল ঠকবার জন্যে তৈরি হয়ে আছি?'</text:p>
      <text:p text:style-name="Text_20_body"><text:s/></text:p>
      <text:p text:style-name="Text_20_body">'তার মানে ভালোবাসা খুশি হয়ে ঠকে।'</text:p>
      <text:p text:style-name="Text_20_body"><text:s/></text:p>
      <text:p text:style-name="Text_20_body">এমন মানুষের 'পরে রাগ করা শক্ত, জোরের সঙ্গে বুক ফুলিয়ে ছেলেমানুষি।কিছুতে যে লজ্জার কারণ আছে তা যেন ও জানেই না। এই ওর অকৃত্রিম অবিবেক, এই যে উচিত-অনুচিতের বেড়া অনায়াসে লাফ দিয়ে ডিঙিয়ে চলা, এতেই মেয়েদের স্নেহ ওকে এত করে টানে। ভর্ৎসনা করবার জোর পায় না। কর্তব্যবোধকে যারা অত্যন্ত সামলে চলে মেয়েরা তাদের পায়ের ধুলো নেয়। আর যে-সব দুর্দাম দুরন্তের কোনো বালাই নেই ন্যায়-অন্যায়ের, মেয়েরা তাদের বাহুবন্ধনে বাঁধে।</text:p>
      <text:p text:style-name="Text_20_body"><text:s/></text:p>
      <text:p text:style-name="Text_20_body">ডেস্কের ব্লটিঙকাগজটার উপর খানিকক্ষণ নীল পেনসিলের দাগ-কাটাকাটি করে শেষকালে বিভা বললে, 'আচ্ছা, যদি আমার হাতে টাকা থাকে তবে অমনি তোমাকে দেব। কিন্তু তোমার ঐ ঘড়ি আমি কিছুতেই কিনব না।'</text:p>
      <text:p text:style-name="Text_20_body"><text:s/></text:p>
      <text:p text:style-name="Text_20_body">উত্তেজিত কণ্ঠে অভীক বললে, 'ভিক্ষা? তোমার সমান ধনী যদি হতুম, তা হলে তোমার দান নিতুম উপহার বলে, দিতুম প্রত্যুপহার সমান দামের। আচ্ছা, পুরুষের কর্তব্য আমিই বরঞ্চ করছি। এই নাও এই ঘড়ি, এক পয়সাও নেব না।'</text:p>
      <text:p text:style-name="Text_20_body"><text:s/></text:p>
      <text:p text:style-name="Text_20_body">বিভা বললে, 'মেয়েদের তো নেবারই সম্বন্ধ। তাতে কোনো লজ্জা নেই। তাই ব'লে এ ঘড়ি নয়। আচ্ছা শুনি, কেন তুমি ওটা বিক্রি করছ।'</text:p>
      <text:p text:style-name="Text_20_body"><text:s/></text:p>
      <text:p text:style-name="Text_20_body">'তবে শোনো, তুমি তো জান, আমার অত্যন্ত বেহায়া একটা ফোর্ড গাড়ি আছে। সেটার চালচলনের ঢিলেমি অসহ্য। কেবল আমি বলেই ওর দশম দশা ঠেকিয়ে রেখেছি। আটশো টাকা দিলেই ওর বদলে ওর বাপদাদার বয়সী একটা পুরোনো ক্রাইসলার পাবার আশা আছে। তাকে নতুন করে তুলতে পারব আমার নিজের হাতের গুণে।'</text:p>
      <text:p text:style-name="Text_20_body"><text:s/></text:p>
      <text:p text:style-name="Text_20_body">'কী হবে ক্রাইসলারের গাড়িতে।'</text:p>
      <text:p text:style-name="Text_20_body"><text:s/></text:p>
      <text:p text:style-name="Text_20_body">'বিয়ে করতে যাব না।'</text:p>
      <text:p text:style-name="Text_20_body"><text:s/></text:p>
      <text:p text:style-name="Text_20_body"><text:soft-page-break/>'এমন ভদ্র কাজ তুমি করবে, এ সম্ভব নয়।'</text:p>
      <text:p text:style-name="Text_20_body"><text:s/></text:p>
      <text:p text:style-name="Text_20_body">'ধরেছ ঠিক। তা হলে প্রথমে তোমাকে জিজ্ঞাসা করি-- শীলাকে দেখেছ, কুলদা মিত্তিরের মেয়ে?'</text:p>
      <text:p text:style-name="Text_20_body"><text:s/></text:p>
      <text:p text:style-name="Text_20_body">'দেখেছি তোমারই পাশে যখন-তখন যেখানে-সেখানে।'</text:p>
      <text:p text:style-name="Text_20_body"><text:s/></text:p>
      <text:p text:style-name="Text_20_body">'আমার পাশেই ও বুক ফুলিয়ে জায়গা করে নিয়েছে আরো পাঁচজনকে ঠেকিয়ে। ও যে প্রগতিশীলা। ভদ্রসম্প্রদায়ের পিলে চমকে যাবে, এইটেতেই ওর আনন্দ।'</text:p>
      <text:p text:style-name="Text_20_body"><text:s/></text:p>
      <text:p text:style-name="Text_20_body">'শুধু কি তাই, মেয়ে-সম্প্রদায়ের বুকে শেল বিঁধবে, তাতেও আনন্দ কম নয়।'</text:p>
      <text:p text:style-name="Text_20_body"><text:s/></text:p>
      <text:p text:style-name="Text_20_body">'আমারও মনে ছিল ঐ কথাটা, তোমার মুখে শোনাল ভালো। আচ্ছা মন খুলে বলো, ঐ মেয়েটির সৌন্দর্য কি অন্যায় রকমের নয়, যাকে বলা যেতে পারে বিধাতার বাড়াবাড়ি।'</text:p>
      <text:p text:style-name="Text_20_body"><text:s/></text:p>
      <text:p text:style-name="Text_20_body">'সুন্দরী মেয়ের বেলাতেই বিধাতাকে মান বুঝি?</text:p>
      <text:p text:style-name="Text_20_body"><text:s/></text:p>
      <text:p text:style-name="Text_20_body">'নিন্দে করবার দরকার হলে যেমন করে হোক একটা প্রতিপক্ষ খাড়া করতে হয়। দুঃখের দিনে যখন অভিমান করবার তাগিদ পড়েছিল, তখন রামপ্রসাদ মাকে খাড়া করে বলেছিলেন, তোমাকে মা ব'লে আর ডাকব না। এতদিন ডেকে যা ফল হয়েছিল, না ডেকেও ফল তার চেয়ে বেশি হবে না, মাঝের থেকে নিন্দে করবার ঝাঁজটা ভক্ত মিটিয়ে নিলেন। আমিও নিন্দে করবার বেলায় বিধাতার নাম নিয়েছি।'</text:p>
      <text:p text:style-name="Text_20_body"><text:s/></text:p>
      <text:p text:style-name="Text_20_body">'নিন্দে কিসের।'</text:p>
      <text:p text:style-name="Text_20_body"><text:s/></text:p>
      <text:p text:style-name="Text_20_body">'বলছি। শীলাকে আমার গাড়িতে নিয়ে যাচ্ছিলুম ফুটবলের মাঠ থেকে খড়্‌খড়্‌ শব্দ করতে করতে, পিছনের পদাতিকদের নাসারন্ধ্রে ধোঁয়া ছেড়ে দিয়ে। এমন সময় পাকড়াশিগিন্নি-- ওকে জান তো, লম্বা গজের অত্যুক্তিতেও ওকে চলনসই বলতে গেলে বিষম খেতে হয়-- সে আসছিল কোথা থেকে তার নতুন একটা ফায়াট গাড়িতে। হাত তুলে আমাদের গাড়িটা থামিয়ে দিয়ে পথের মধ্যে খানিকক্ষণ হাঁ-ভাই-ও-ভাই করে নিলে। আর ক্ষণে ক্ষণে আড়ে আড়ে তাকাতে লাগল আমার রঙ-চটে-যাওয়া গাড়ির হুড্‌ আর জরাজীর্ণ পাদানটার দিকে। তোমাদের ভগবান যদি সাম্যবাদী হতেন, তা হলে মেয়েদের চেহারায় এত বেশি উঁচুনিচু ঘটিয়ে রাস্তায় ঘাটে এরকম মনের আগুন জ্বালিয়ে দিতেন না।'</text:p>
      <text:p text:style-name="Text_20_body"><text:s/></text:p>
      <text:p text:style-name="Text_20_body">'তাই বুঝি তুমি--'</text:p>
      <text:p text:style-name="Text_20_body"><text:soft-page-break/><text:s/></text:p>
      <text:p text:style-name="Text_20_body">'হাঁ, তাই ঠিক করেছি, যত শিগ্‌গির পারি শীলাকে ক্রাইসলারের গাড়িতে চড়িয়ে পাকড়াশিগিন্নির নাকের সামনে দিয়ে শিঙা বাজিয়ে চলে যাব। আচ্ছা, একটা কথা জিজ্ঞাসা করি, সত্যি করে বলো, তোমার মনে একটুখানি খোঁচা কি--'</text:p>
      <text:p text:style-name="Text_20_body"><text:s/></text:p>
      <text:p text:style-name="Text_20_body">'আমাকে এর মধ্যে টান কেন। বিধাতা আমার রূপ নিয়ে তো খুব বেশি বাড়াবাড়ি করেন নি। আর আমার গাড়িখানাও তোমার গাড়িখানার উপর টেক্কা দেবার যোগ্য নয়।'</text:p>
      <text:p text:style-name="Text_20_body"><text:s/></text:p>
      <text:p text:style-name="Text_20_body">অভীক তাড়াতাড়ি চৌকি থেকে উঠে মেঝের উপর বিভার পায়ের কাছে বসে তার হাত চেপে ধরে বললে, 'কার সঙ্গে কার তুলনা। আশ্চর্য, তুমি আশ্চর্য, আমি বলছি, তুমি আশ্চর্য। আমি তোমাকে দেখি আর আমায় ভয় হয় কোন্‌দিন ফস করে মেনে বসব তোমার ভগবানকে। শেষে কোনো কালে আর আমার পরিত্রাণ থাকবে না। তোমার ঈর্ষা আমি কিছুতেই জাগাতে পারলুম না। অন্তত সেটা জানতে দিলে না আমাকে। অথচ তুমি জান--'</text:p>
      <text:p text:style-name="Text_20_body"><text:s/></text:p>
      <text:p text:style-name="Text_20_body">'চুপ করো। আমি কিছু জানি নে। কেবল জানি অদ্ভুত, তুমি অদ্ভুত, সৃষ্টি-কর্তার তুমি অট্টহাসি।'</text:p>
      <text:p text:style-name="Text_20_body"><text:s/></text:p>
      <text:p text:style-name="Text_20_body">অভীক বললে, 'আমাকে তুমি মুখ ফুটে বলবে না, কিন্তু নিশ্চিত বুঝতে পারি, শীলার সম্বন্ধে তুমি আমার সাইকলজি জানতে চাও। ওকে আমার ঘোরতর অভ্যাস হয়ে যাচ্ছে। অল্পবয়সে যেমন করে সিগারেট অভ্যাস হয়েছিল। মাথা ঘুরত তবু ছাড়তুম না। মুখে লাগত তিতো, মনে লাগত গর্ব। ও জানে কী করে দিনে দিনে মৌতাত জমিয়ে তুলতে হয়। মেয়েদের ভালোবাসায় যে মদটুকু আছে, সেটাতে আমার ইন্‌স্‌পিরেশন। আমি আর্টিস্ট। ও যে আমার পালের হাওয়া। ও নইলে আমার তুলি যায় আটকে বালির চরে। বুঝতে পারি, আমার পাশে বসলে শীলার হৃৎপিণ্ডে একটা লালরঙের আগুন জ্বলতে থাকে, ডেন্‌জার সিগ্‌নাল, তার তেজ প্রবেশ করে আমার শিরায় শিরায়। -- দোষ নিয়ো না তপস্বিনী, ভাবছ সেটাতে আমার বিলাস, না গো না, সেটাতে আমার প্রয়োজন।'</text:p>
      <text:p text:style-name="Text_20_body"><text:s/></text:p>
      <text:p text:style-name="Text_20_body">'তাই তোমার এত প্রয়োজন ক্রাইসলারের গাড়িতে।'</text:p>
      <text:p text:style-name="Text_20_body"><text:s/></text:p>
      <text:p text:style-name="Text_20_body">'তা স্বীকার করব। শীলার মধ্যে যখন গর্ব জাগে তখন ওর ঝলক বাড়ে। মেয়েদের এত গয়না কাপড় জোগাতে হয় সেইজন্যেই। আমরা চাই মেয়েদের মাধুর্য, ওরা চায় পুরুষের ঐশ্বর্য। তারই সোনালি পূর্ণতার উপরে ওদের প্রকাশের ব্যাক্‌-গ্রাউণ্ড। প্রকৃতির এই ফন্দি পুরুষদের বড়ো করে তোলবার জন্যে। সত্যি কি না বলো।'</text:p>
      <text:p text:style-name="Text_20_body"><text:s/></text:p>
      <text:p text:style-name="Text_20_body">'সত্যি হতে পারে। কিন্তু কাকে বলে ঐশ্বর্য তাই নিয়ে তর্ক। ক্রাইসলারের গাড়িকে যারা ঐশ্বর্য বলে, আমি তো বলি, তারা পুরুষকে ছোটো করবার দিকে টানে।'</text:p>
      <text:p text:style-name="Text_20_body"><text:s/></text:p>
      <text:p text:style-name="Text_20_body">অভীক উত্তেজিত হয়ে বলে উঠল, 'জানি জানি, তুমি যাকে ঐশ্বর্য বল তারই সর্বোচ্চ চূড়ায় তুমি আমাকে পৌঁছিয়ে দিতে পারতে। তোমার ভগবান মাঝখানে এসে দাঁড়ালেন।'</text:p>
      <text:p text:style-name="Text_20_body"><text:soft-page-break/><text:s/></text:p>
      <text:p text:style-name="Text_20_body">অভীকের হাত ছাড়িয়ে নিয়ে বিভা বললে, 'ঐ এক কথা বার বার বোলো না। আমি তো বরাবর উলটোই শুনেছি। বিয়েটা আর্টিস্টের পক্ষে গলার ফাঁস। ইন্‌স্‌পিরেশনের দম বন্ধ করে দেয়। তোমাকে বড়ো করতে যদি পারতুম, আমার যদি সে শক্তি থাকত তা হলে--'</text:p>
      <text:p text:style-name="Text_20_body"><text:s/></text:p>
      <text:p text:style-name="Text_20_body">অভীক ঝেঁকে উঠে বললে, 'পারতুম কী, পেরেছ। আমার এই দুঃখু যে আমার সেই ঐশ্বর্য তুমি চিনতে পার নি। যদি পারতে তা হলে তোমার ধর্মকর্মের সব বাঁধন ছিঁড়ে আমার সঙ্গিনী হয়ে আমার পাশে এসে দাঁড়াতে; কোনো বাধা মানতে না। তরী তীরে এসে পৌঁছয় তবু যাত্রী তীর্থে ওঠবার ঘাট খুঁজে পায় না। আমার হয়েছে সেই দশা। বী, আমার মধুকরী, কবে তুমি আমাকে সম্পূর্ণ করে আবিষ্কার করবে বলো।'</text:p>
      <text:p text:style-name="Text_20_body"><text:s/></text:p>
      <text:p text:style-name="Text_20_body">'যখন আমাকে তোমার আর দরকার হবে না।'</text:p>
      <text:p text:style-name="Text_20_body"><text:s/></text:p>
      <text:p text:style-name="Text_20_body">'ও-সব অত্যন্ত ফাঁপা কথা। অনেকখানি মিথ্যের হাওয়া দিয়ে ফুলিয়ে তোলা। স্বীকার করো, 'আমাকে না হলে নয়' ব'লে জেনেই উৎকণ্ঠিত তোমার সমস্ত দেহমন। সে কি আমার কাছে লুকোবে।'</text:p>
      <text:p text:style-name="Text_20_body"><text:s/></text:p>
      <text:p text:style-name="Text_20_body">'এ কথা বলেই বা কী হবে, লুকোবই বা কেন। মনে যাই থাক্‌,আমি কাঙালপনা করতে চাই নে।'</text:p>
      <text:p text:style-name="Text_20_body"><text:s/></text:p>
      <text:p text:style-name="Text_20_body">'আমি চাই, আমি কাঙাল। আমি দিনরাত বলব, আমি চাই, আমি তোমাকেই চাই।'</text:p>
      <text:p text:style-name="Text_20_body"><text:s/></text:p>
      <text:p text:style-name="Text_20_body">'আর সেইসঙ্গে বলবে, আমি ক্রাইসলারের গাড়িও চাই।'</text:p>
      <text:p text:style-name="Text_20_body"><text:s/></text:p>
      <text:p text:style-name="Text_20_body">'ঐ তো, ওটা তো জেলাসি। পর্বতো বহ্নিমান ধূমাৎ। মাঝে মাঝে ঘনিয়ে উঠুক ধোঁয়া জেলাসির, প্রমাণ হোক ভালোবাসার অন্তর্গূঢ় আগুন। নিবে-যাওয়া ভল্‌ক্যানো নয় তোমার মন। তাজা ভিসুভিয়স।' ব'লে দাঁড়িয়ে উঠে অভীক হাত তুলে বললে, 'হুর্‌রে।'</text:p>
      <text:p text:style-name="Text_20_body"><text:s/></text:p>
      <text:p text:style-name="Text_20_body">' এ কী ছেলেমানুষি করছ। এইজন্যেই বুঝি আজ সকালবেলায় এসেছিলে আগে থাকতে প্ল্যান ক'রে?'</text:p>
      <text:p text:style-name="Text_20_body"><text:s/></text:p>
      <text:p text:style-name="Text_20_body">'হাঁ এইজন্যেই। মানছি সে কথা। নইলে এমন মুগ্ধ কেউ কেউ জানা আছে যাকে এ ঘড়ি এখনই বেচতে পারি বিনা ওজরে অন্যায় দামে। কিন্তু তোমার কাছে কেবল তো দাম চাইতে আসি নি, যেখানে তোমার ব্যথার উৎস সেখানে ঘা মেরে অঞ্জলি পাততে চেয়েছিলেম। কিন্তু হতভাগার ভাগ্যে না হল এটা, না হল ওটা।'</text:p>
      <text:p text:style-name="Text_20_body"><text:s/></text:p>
      <text:p text:style-name="Text_20_body"><text:soft-page-break/>'কেমন করে জানলে। ভাগ্য তো সব সময় দেখাবিন্তি খেলে না। কিন্তু দেখো, একটা কথা তোমাকে বলি-- তুমি মাঝে মাঝে আমাকে জিগ্‌গেসা করেছ তোমার লীলাখেলা দেখে আমার মনে খোঁচা লাগে কি না। সত্য কথা বলি, লাগে খোঁচা।'</text:p>
      <text:p text:style-name="Text_20_body"><text:s/></text:p>
      <text:p text:style-name="Text_20_body">অভীক উত্তেজিত হয়ে বলে উঠল, 'এটা তো সুসংবাদ।'</text:p>
      <text:p text:style-name="Text_20_body"><text:s/></text:p>
      <text:p text:style-name="Text_20_body">বিভা বললে, 'অত উৎফুল্ল হোয়ো না। এ জেলাসি নয়, এ অপমান। মেয়েদের নিয়ে তোমার এই গায়ে-পড়া সখ্য, এই অসভ্য অসংকোচ, এতে সমস্ত মেয়েজাতের প্রতি তোমার অশ্রদ্ধা প্রকাশ পায়। আমার ভালো লাগে না।'</text:p>
      <text:p text:style-name="Text_20_body"><text:s/></text:p>
      <text:p text:style-name="Text_20_body">'এ তোমার কী রকম কথা হল। শ্রদ্ধার ব্যক্তিগত বিশেষত্ব নেই? জাতকে-জাত যেখানে যাকেই দেখব শ্রদ্ধা করে করে বেড়াব? মাল যাচাই নেই, একেবারে wholesale শ্রদ্ধা ? একে বলে protection ব্যবসাদারিতে বাইরে থেকে কৃত্রিম মাসুল চাপিয়ে দর-বাড়ানো।' </text:p>
      <text:p text:style-name="Text_20_body"><text:s/></text:p>
      <text:p text:style-name="Text_20_body">'মিথ্যে তর্ক কোরো না।'</text:p>
      <text:p text:style-name="Text_20_body"><text:s/></text:p>
      <text:p text:style-name="Text_20_body">'অর্থাৎ তুমি তর্ক করবে, আমি করব না। একেই বলে, 'দিন ভয়ংকর, মেয়েরা বাক্য কবে কিন্তু পুরুষরা রবে নিরুত্তর'।'</text:p>
      <text:p text:style-name="Text_20_body"><text:s/></text:p>
      <text:p text:style-name="Text_20_body">'অভী, তুমি কেবল কথা কাটাকাটি করবার অছিলা খুঁজছ। বেশ জান আমি বলতে চাইছিলুম, মেয়েদের থেকে স্বভাবত একটা দূরত্ব বাঁচিয়ে চলাই পুরুষের পক্ষে ভদ্রতা।'</text:p>
      <text:p text:style-name="Text_20_body"><text:s/></text:p>
      <text:p text:style-name="Text_20_body">'স্বভাবত দূরত্ব বাঁচানো, না অস্বভাবত? আমরা মডার্ন, মেকি ভদ্রদা মানি নে, খাঁটি স্বভাবকে মানি। শীলাকে পাশে নিয়ে ঝাঁকানি-দেওয়া ফোর্ডগাড়ি চালাই, স্বাভাবিকতা হচ্ছে তার পাশাপাশিটাই। ভদ্রতার খাতিরে মাঝখানে দেড়হাত জায়গা রাখলে অশ্রদ্ধা করা হত স্বভাবকে।'</text:p>
      <text:p text:style-name="Text_20_body"><text:s/></text:p>
      <text:p text:style-name="Text_20_body">'অভী, তোমরা নিজের থেকে মেয়েদের বিশেষ মূল্য দিয়ে দামী করে তুলেছিলে, তাদের খেলো কর নি নিজের গরজেই। সেই দাম আজ যদি ফিরিয়ে নাও নিজের খুশিকেই করবে সস্তা, ফাঁকি দেবে নিজের পাওনাকেই। কিন্তু মিথ্যে বকছি, মডার্ন্‌ কালটাই খেলো।'</text:p>
      <text:p text:style-name="Text_20_body"><text:s/></text:p>
      <text:p text:style-name="Text_20_body">অভীক জবাব দিলে, 'খেলো বলব না, বলব বেহায়া। সেকালের বুড়োশিব চোখ বুজে বসেছেন ধ্যানে, একালের নন্দীভৃঙ্গী আয়না হাতে নিয়ে নিজেদের চেহারাকে ব্যঙ্গ করছে-- যাকে বলে debunking। জন্মেছি একালে, বোম্‌ভোলানাথের চেলা হয়ে কপালে চোখ তুলে বসে থাকতে পারব না; নন্দীভৃঙ্গীর বিদঘুটে মুখভঙ্গির নকল করতে পারলে করতে পারলে আজকের দিনে নাম হবে।'</text:p>
      <text:p text:style-name="Text_20_body"><text:soft-page-break/><text:s/></text:p>
      <text:p text:style-name="Text_20_body">'আচ্ছা আচ্ছা, যাও নাম করতে দশ দিককে মুখ ভেঙচিয়ে। কিন্তু তার আগে আমাকে একটা কথা সত্যি করে বলো, তোমার কাছে আশকারা পেয়ে রাজ্যের যত মেয়ে তোমাকে নিয়ে এই যে টানাটানি করে এতে কি তোমার ভালোলাগার ধার ভোঁতা হয়ে যায় না। তোমরা কথায় কথায় যাকে বল thrill, ঠেলাঠেলিতে তাকে কি পায়ের নীচে দ'লে ফেলা হয় না।'</text:p>
      <text:p text:style-name="Text_20_body"><text:s/></text:p>
      <text:p text:style-name="Text_20_body">'সত্যি কথাই বলি তবে, বী, যাকে বলে thrill, যাকে বলে ecstacy, সে হল পয়লা নম্বরের জিনিস, ভাগ্যে দৈবাৎ মেলে। কিন্তু তুমি যাকে বলছ ভিড়ের মধ্যে টানাটানি, সে হল সেকেণ্ডহ্যাণ্ড দোকানের মাল, কোথাও বা দাগী, কোথাও বাছেঁড়া, কিন্তু বাজারে সেও বিকোয়, অল্প দামে। সেরা জিনিসের পুরো দাম দিতে পারে ক'জন ধনী।'</text:p>
      <text:p text:style-name="Text_20_body"><text:s/></text:p>
      <text:p text:style-name="Text_20_body">'তুমি পার অভী, নিশ্চয় পার, পুরো মূল্য আছে তোমার হাতে। কিন্তু অদ্ভুত তোমার স্বভাব, ছেঁড়া জিনিসে, ময়লা জিনিসে তোমাদের আর্টিস্টের একটা কৌতুক আছে, কৌতূহল আছে। সুসম্পূর্ণ জিনিস তোমাদের কাছে picturesque নয়। থাক্‌ গে এ-সব বৃথা তর্ক। আপাতত ক্রাইসলারের পালাটা যতদূর সম্ভব এগিয়ে দেওয়া যাক।'</text:p>
      <text:p text:style-name="Text_20_body"><text:s/></text:p>
      <text:p text:style-name="Text_20_body">এই ব'লে চৌকি ছেড়ে বিভা পাশের ঘরে চলে গেল। ফিরে এসে অভীকের হাতে একতাড়া নোট দিয়ে বললে, 'এই নাও তোমার ইন্‌স্‌পিরেশন, কোম্পানিবাহাদুরের মার্কামারা। কিন্তু তাই ব'লে তোমার ঐ ঘড়ি আমাকে নিতে বোলো না।'</text:p>
      <text:p text:style-name="Text_20_body"><text:s/></text:p>
      <text:p text:style-name="Text_20_body">চৌকিতে মাথা রেখে অভীক মেঝের উপরে বসে রইল। বিভা দ্রুত পদে তার হাত টেনে নিয়ে বললে, 'আমাকে ভুল বুঝো না। তোমার অভাব ঘটেছে। আমার অভাব নেই এমন সুযোগে--'</text:p>
      <text:p text:style-name="Text_20_body"><text:s/></text:p>
      <text:p text:style-name="Text_20_body">বিভাকে থামিয়ে দিয়ে অভীক বললে, 'অভাব আছে আমার, দারুণ অভাব। তোমার হাতেই রয়েছে সুযোগ,তা পূরণ করবার। কী হবে টাকায়।'</text:p>
      <text:p text:style-name="Text_20_body"><text:s/></text:p>
      <text:p text:style-name="Text_20_body">বিভা অভীকের হাতের উপরে স্নি‌গ্ধভাবে হাত বুলোতে বুলোতে বললে, 'যা পারি নে তার দুঃখ রইল আমার মনে চিরদিন। যতটুকু পারি তার সুখ থেকে কেন আমাকে বঞ্চিত করবে।'</text:p>
      <text:p text:style-name="Text_20_body"><text:s/></text:p>
      <text:p text:style-name="Text_20_body">'না না না, কিছুতেই না। তোমারই কাছ থেকে সাহায্য নিয়ে শীলাকে আমি গাড়ি চড়িয়ে বেড়াব? এ প্রস্তাবে ধিক্কার দেবে এই ভেবেছিলুম, রাগ করবে এই ছিল আশা।'</text:p>
      <text:p text:style-name="Text_20_body"><text:s/></text:p>
      <text:p text:style-name="Text_20_body">'রাগ করব কেন। তোমার দুষ্টুমি কতক্ষণের। এটা সাংঘাতিক শীলার পক্ষে, তোমার পক্ষে একটুও না। এমন ছেলেমানুষি কতবার তোমার দেখেছি, মনে মনে হেসেছি। জানি কিছুদিনের মতো এ খেলা না হলে তোমার চলে না। এও জানি স্থায়ী হলে আরো অচল হয়। হয়তো তুমি কিছু পেতে চাও, কিন্তু তোমাকে কিছু পাবে এ সইতে পার না।'</text:p>
      <text:p text:style-name="Text_20_body"><text:s/></text:p>
      <text:p text:style-name="Text_20_body"><text:soft-page-break/>'বী, আমাকে তুমি অত্যন্ত বেশি জান তাই এমন ঘোরতর নিশ্চিন্ত থাক। জানতে পেরেছ আমার ভালো লাগে মেয়েদের কিন্তু সে ভালো-লাগা নাস্তিকেরই, তাতে বাঁধন নেই। পাথরে-গাঁথা মন্দিরে সে পূজাকে বন্দী করব না। বান্ধবীদেরসঙ্গে গলাগলির গদ্‌গদ্‌ দৃশ্য মাঝে মাঝে দেখেছি, সেই বিহ্বল স্ত্রৈণতায় আমার গা কেমন করে। কিন্তু মেয়েরা আমার কাছে নাস্তিকের দেবতা, অর্থাৎ আর্টিস্টের। আর্টিস্ট খাবি খেয়ে মরে না, সে সাঁতার দেয়, দিয়ে অনায়াসে পার হয়ে যায়। আমি লোভী নই, আমাকে নিয়ে যে মেয়ে ঈর্ষা করে সে লোভী। তুমি লোভী নও, তোমার নিরাসক্ত মনের সব চেয়ে বড়ো দান স্বাধীনতা।'</text:p>
      <text:p text:style-name="Text_20_body"><text:s/></text:p>
      <text:p text:style-name="Text_20_body">বিভা হেসে বললে, 'তোমার স্তব এখন রাখো। আর্টিস্ট, তোমরা সাবালক শিশু, এবার যে খেলাটা ফেঁদেছ তার খেলনাটি না-হয় আমার হাত থেকেই নেবে।'</text:p>
      <text:p text:style-name="Text_20_body"><text:s/></text:p>
      <text:p text:style-name="Text_20_body">'নৈব নৈব চ। আচ্ছা একটা কথা জিজ্ঞাসা করি। তোমার ট্রাস্টিদের মুঠো থেকে এ টাকা খসিয়ে নিলে কী করে।'</text:p>
      <text:p text:style-name="Text_20_body"><text:s/></text:p>
      <text:p text:style-name="Text_20_body">'খোলসা করে বললে হয়তো খুশি হবে না। তুমি জান অমরবাবুর কাছে আমি ম্যাথাম্যাটিক্‌স্‌ শিখছি।।'</text:p>
      <text:p text:style-name="Text_20_body"><text:s/></text:p>
      <text:p text:style-name="Text_20_body">'সব-তাতেই আমাকে বহু দূরে এড়িয়ে যেতে চাও, বিদ্যেতেও?'</text:p>
      <text:p text:style-name="Text_20_body"><text:s/></text:p>
      <text:p text:style-name="Text_20_body">'বোকো না, শোনো। আমার ট্রাস্টিদের মধ্যে একজন আছেন আদিত্যমামা। নিজে তিনি গণিতে ফর্স্টক্লাস মেডালিস্ট। তাঁর বিশ্বাস, যথেষ্ট সুযোগ পেলে অমরবাবু দ্বিতীয় রামানুজম্‌ হবেন। ওঁর কষা একটুখানি প্রব্লেম আইনস্টাইনকে পাঠিয়ে দিয়েছিলেন, যা উত্তর পেয়েছিলেন সেটা আমি দেখেছি। এমন লোককে সাহায্য করতে হলে তাঁর মান বাঁচিয়ে করতে হয়। আমি তাই বললুম,ওঁর কাছে গণিত শিখব। মামা খুব খুশি। শিক্ষাখাতে ট্রাস্টফাণ্ড থেকে কিছু থোক টাকা আমার হাতে রেখে দিয়েছেন। তারই থেকে আমি ওঁকে বৃত্তি দিই।'</text:p>
      <text:p text:style-name="Text_20_body"><text:s/></text:p>
      <text:p text:style-name="Text_20_body">অভীকের মুখ কেমন একরকম হয়ে গেল। একটু হাসবার চেষ্টা করে বললে, 'এমন আর্টিস্টও হয়তো আছে যে উপযুক্ত সুযোগ পেলে মিকেল আঞ্জেলোর অন্তত দাড়ির কাছটাতে পৌঁছতে পারত।'</text:p>
      <text:p text:style-name="Text_20_body"><text:s/></text:p>
      <text:p text:style-name="Text_20_body">'কোনো সুযোগ না পেলেও হয়তো পারবে পৌঁছতে। এখন বলো আমার কাছ থেকে টাকাটা নেবে কি না।'</text:p>
      <text:p text:style-name="Text_20_body"><text:s/></text:p>
      <text:p text:style-name="Text_20_body">'খেলনার দাম?'</text:p>
      <text:p text:style-name="Text_20_body"><text:s/></text:p>
      <text:p text:style-name="Text_20_body">'হাঁ গো, আমরা তো চিরকাল তোমাদের খেলনার দামই দিয়ে থাকি। তাতে দোষ কী। তার পরে আছে আঁস্তাকুড়।'</text:p>
      <text:p text:style-name="Text_20_body"><text:s/></text:p>
      <text:p text:style-name="Text_20_body">'ক্রাইসলারের আজ শ্রাদ্ধশ্রান্তি হল এইখানেই। প্রগতিশীলার প্রগতিবেগ ভাঙা ফোর্ডেই নড়্‌নড়্‌ করতে করতে চলুক। <text:soft-page-break/>এখন ও-সব কথা আর ভালো লাগছে না। অমরবাবু শুনেছি টাকা জমাচ্ছেন বিলেতে যাবার জন্যে, সেখান থেকে প্রমাণ করেআসবেন তিনি সামান্য লোক নন।'</text:p>
      <text:p text:style-name="Text_20_body"><text:s/></text:p>
      <text:p text:style-name="Text_20_body">বিভা বললে, 'একান্ত আশা করি, তাই যেন ঘটে। তাতে দেশের গৌরব।'</text:p>
      <text:p text:style-name="Text_20_body"><text:s/></text:p>
      <text:p text:style-name="Text_20_body">উচ্চকণ্ঠে বললে অভীক, 'আমাকেও তাই প্রমাণ করতে হবে, তুমি আশা কর আর নাই কর। ওঁর প্রমাণ সহজ, লজিকের বাঁধা রাস্তায়, আর্টের প্রমাণ রুচির পথে, সে রসিক লোকের প্রাইভেট পথ। সে গ্রাণ্ড ট্রাঙ্ক রোড নয়। আমাদের এই চোখে-ঠুলি-পরা ঘানি-ঘোরানোর দেশে আমার চলবে না। যাদের দেখবার স্বাধীন দৃষ্টি আছে, আমি যাবই তাদের দেশে। একদিন তোমার মামাকে যেন বলতে হয়, আমিও সামান্য লোক নই, আর তার ভাগনীকেও --'</text:p>
      <text:p text:style-name="Text_20_body"><text:s/></text:p>
      <text:p text:style-name="Text_20_body">'ভাগনীর কথা বোলো না। তুমি মিকেল আঞ্জেলোর সমান মাপের কি না তা জানবার জন্যে তাকে সবুর করতে হয় নি। তার কাছে তুমি বিনা প্রমাণেই অসামান্য। এখন বলো, তুমি যেতে চাও বিলেতে?'</text:p>
      <text:p text:style-name="Text_20_body"><text:s/></text:p>
      <text:p text:style-name="Text_20_body">'সে আমার দিনরাত্রির স্বপ্ন।'</text:p>
      <text:p text:style-name="Text_20_body"><text:s/></text:p>
      <text:p text:style-name="Text_20_body">'তা হলে নাও-না আমার এই দান। প্রতিভার পায়ে এই সামান্য আমার রাজকর।'</text:p>
      <text:p text:style-name="Text_20_body"><text:s/></text:p>
      <text:p text:style-name="Text_20_body">'থাক্‌ থাক্‌, ও কথা থাক্‌; কানে ঠিক সুর লাগছে না। সার্থক হোক গণিত-অধ্যাপকরে মহিমা। আমার জন্যে এ যুগ না হোক পরযুগ আছে, অপেক্ষা করে থাকবে পস্টারিটি। এই আমি বলে দিচ্ছি, একদিন আসবে যেদিন অর্ধেক রাত্রে বালিশে মুখ গুঁজে তোমাকে বলতে হবে, নামের সঙ্গে নাম গাঁথা হতে পারত চিরকালের মতো, কিন্তু হল না।'</text:p>
      <text:p text:style-name="Text_20_body"><text:s/></text:p>
      <text:p text:style-name="Text_20_body">'পস্টারিটির জন্যে অপেক্ষা করতে হবে না অভী, নিষ্ঠুর শাস্তি আমার আরম্ভ হয়েছে।'</text:p>
      <text:p text:style-name="Text_20_body"><text:s/></text:p>
      <text:p text:style-name="Text_20_body">'কোন্‌ শাস্তির কথা তুমি বলছ জানি নে, কিন্তু জানি তোমার সব চেয়ে বড়ো শাস্তি তুমি বুঝতে পার নি আমার ছবি। এসেছে নতুন যুগ, সেই যুগের বরণসভায় আধুনিক বড়ো চৌকিটাতে আমার দেখা তোমার মিলল না।' বলেই অভীক উঠে চলল দরজার দিকে।</text:p>
      <text:p text:style-name="Text_20_body"><text:s/></text:p>
      <text:p text:style-name="Text_20_body">বিভা বললে, 'যাচ্ছ কোথায়।'</text:p>
      <text:p text:style-name="Text_20_body"><text:s/></text:p>
      <text:p text:style-name="Text_20_body">'মিটিং আছে।'</text:p>
      <text:p text:style-name="Text_20_body"><text:s/></text:p>
      <text:p text:style-name="Text_20_body"><text:soft-page-break/>'কিসের মিটিং।'</text:p>
      <text:p text:style-name="Text_20_body"><text:s/></text:p>
      <text:p text:style-name="Text_20_body">'ছুটির সময়কার ছাত্রদের নিয়ে দুর্গাপূজা করব।'</text:p>
      <text:p text:style-name="Text_20_body"><text:s/></text:p>
      <text:p text:style-name="Text_20_body">'তুমি পুজো করবে।'</text:p>
      <text:p text:style-name="Text_20_body"><text:s/></text:p>
      <text:p text:style-name="Text_20_body">'আমিই করব। আমি যে কিছুই মানি নে। আমার সেই না-মানার ফাঁকার মধ্যে তেত্রিশ কোটি দেবতা আর অপদেবতার জায়গার টানাটানি হবে না। বিশ্বসৃষ্টির সমস্ত ছেলেখেলা ধরাবার জন্যে আকাশ শূন্য হয়ে আছে।'</text:p>
      <text:p text:style-name="Text_20_body"><text:s/></text:p>
      <text:p text:style-name="Text_20_body">বিভা বুঝল বিভারই ভগবানের বিরুদ্ধে ওর এই বিদ্রূপ। কোনো তর্ক না করে সে মাথা নিচু করে চুপ করে বসে রইল।</text:p>
      <text:p text:style-name="Text_20_body"><text:s/></text:p>
      <text:p text:style-name="Text_20_body">অভীক দরজার কাছ থেকে ফিরে এসে বললে, 'দেখো বী, তুমি প্রচণ্ড ন্যাশনালিস্ট। ভারতবর্ষে ঐক্যস্থাপনের স্বপ্ন দেখ। কিন্তু যে দেশে দিনরাত্রি ধর্ম নিয়ে খুনোখুনি সে দেশে সব ধর্মকে মেলাবার পুণ্যব্রত আমার মতো নাস্তিকেরই। আমিই ভারতবর্ষের ত্রাণকর্তা।'</text:p>
      <text:p text:style-name="Text_20_body"><text:s/></text:p>
      <text:p text:style-name="Text_20_body">অভীকের নাস্তিকতা কেন যে এত হিংস্র হয়ে উঠেছে বিভা তা জানে। তাই তার উপরে রাগ করতে পারে না। কিছুতে ভেবে পায় না কী হবে এর পরিণাম। বিভার আর যা কিছু আছে সবই সে দিতে পারে, কেবল ঠেকেছে ওর পিতার ইচ্ছায়। সে ইচ্ছা তো মত নয়, বিশ্বাস নয়, তর্কের বিষয় নয়। সে ওর স্বভাবের অঙ্গ। তার প্রতিবাদ চলে না। বার বার মনে করেছে এই বাধা সে লঙ্ঘন করবে। কিন্তু শেষ মুহূর্তে কিছুতে তার পা সরতে চায় না।</text:p>
      <text:p text:style-name="Text_20_body"><text:s/></text:p>
      <text:p text:style-name="Text_20_body">বেহারা এসে খবর দিলে, অমরবাবু এসেছেন। অভীক অবিলম্বে দুড়্‌দাড়্‌ করে সিঁড়ি বেয়ে চলে গেল। বিভার বুকের মধ্যে মোচড়াতে লাগল। প্রথমটাতে ভাবলে অধ্যাপককে বলে পাঠাই আজ পাঠ নেওয়া হবে না। পরক্ষণেই মনটাকে শক্ত করে বললে, 'আচ্ছা, এইখানে নিয়ে যায়। বসতে বল্‌। একটু বাদেই আসছি।'</text:p>
      <text:p text:style-name="Text_20_body"><text:s/></text:p>
      <text:p text:style-name="Text_20_body">শোবার ঘরে উপুড় হয়ে বিছানায় গিয়ে পড়ল। বালিশ আঁকড়ে ধরে কান্না। অনেকক্ষণ পরে নিজেকে সামলিয়ে নিয়ে মুখে চোখে জল দিয়ে হাসিমুখে ঘরে এসে বললে, 'আজ মনে করেছিলুম ফাঁকি দেব।'</text:p>
      <text:p text:style-name="Text_20_body"><text:s/></text:p>
      <text:p text:style-name="Text_20_body">'শরীর ভালো নেই বুঝি?''</text:p>
      <text:p text:style-name="Text_20_body"><text:s/></text:p>
      <text:p text:style-name="Text_20_body">'না, বেশ আছে। আসল কথা,কতকাল ধরে রবিবারের ছুটি রক্তের সঙ্গে মিশে গেছে,থেকে থেকে তার প্রকোপ প্রবল হয়ে ওঠে।'</text:p>
      <text:p text:style-name="Text_20_body"><text:soft-page-break/><text:s/></text:p>
      <text:p text:style-name="Text_20_body">অধ্যাপক বললেন, 'আমার রক্তে এ পর্যন্ত ছুটির মাইক্রোব ঢোকবার সময় পায় নি। কিন্তু আমিও আজ ছুটি নেব। কারণটা বুঝিয়ে বলি। এ বছর কোপেনহেগেনে সার্বজাতিক ম্যাথামেটিক্‌স্‌ কনফারেন্স্‌ হবে। আমার নাম কী করে ওদের নজরে পড়ল জানি নে। ভারতবর্ষের মধ্যে আমিই নিমন্ত্রণ পেয়েছি। এতবড়ো সুযোগ তো ব্যর্থ হতে দিতে পারি নে।'</text:p>
      <text:p text:style-name="Text_20_body"><text:s/></text:p>
      <text:p text:style-name="Text_20_body">বিভা উৎসাহের সঙ্গে বললে, 'নিশ্চয় আপনাকে যেতে হবে।'</text:p>
      <text:p text:style-name="Text_20_body"><text:s/></text:p>
      <text:p text:style-name="Text_20_body">অধ্যাপক একটুখানি হেসে বললেন, 'আমার উপরওয়ালা যাঁরা আমাকে ডেপুটেশনে পাঠাতে পারতেন তাঁরা রাজি নন, পাছে আমার মাথা খারাপ হয়ে যায়। অতএব তাঁদের সেই উৎকণ্ঠা আমার ভালোর জন্যেই। তেমন কোনো বন্ধু যদি পাই যে লোকটা খুব বেশি সেয়ানা নয়, তারই সন্ধানে আজ বেরব। ধারের বদলে যা বন্ধক দেবার আশা দিতে পারি সেটাকে না পারব দাঁড়িপাল্লায় চড়াতে, না পারব কষ্টিপাথরে ঘষে দেখাতে। আমরা বিজ্ঞানীরা কিছু বিশ্বাস করবার পূর্বে প্রত্যক্ষ প্রমাণ খুঁজি, বিষয়বুদ্ধিওয়ালারাও খোঁজে-- ঠকাবার জো নেই কাউকে।'</text:p>
      <text:p text:style-name="Text_20_body"><text:s/></text:p>
      <text:p text:style-name="Text_20_body">বিভা উত্তেজিত হয়ে বললে, 'যেখান থেকে হোক, বন্ধু একজনকে বের করবই, হয়তো সে খুব সেয়ানা নয়, সেজন্যে ভাববেন না।'</text:p>
      <text:p text:style-name="Text_20_body"><text:s/></text:p>
      <text:p text:style-name="Text_20_body">দু-চার কথায় সমস্যার মীমাংসা হয় নি। সেদিনকার মতো একটা আধাখেঁচড়া নিষ্পত্তি হল। অমরবাবু লোকটি মাঝারি সাইজের, শ্যামবর্ণ, দেহটি রোগা, কপাল চওড়া, মাথার সামনেদিককার চুল ফুরফুরে হয়ে এসেছে। মুখটি প্রিয়দর্শন, দেখে বোঝা যায় কারো সঙ্গে শত্রুতা করবার অবকাশ পান নি। চোখদুটিতে ঠিক অন্যমনস্কতা নয়, যাকে বলা যেতে পারে দূরমনস্কতা-- অর্থাৎ রাস্তায় চলবার সময় ওঁকে নিরাপদ রাখবার দায়িত্ব বাইরের লোকদেরই। বন্ধু ওঁর খুব অল্পই, কিন্তু যে কজন আছে তারা ওঁর সম্বন্ধে খুবই উচ্চ আশা রাখে, আর বাকি যে-সব চেনা লোক তারা নাক সিটকে ওঁকে বলে হাইব্রাউ। কথাবার্তা অল্প বলেন, সেটাকে লোকে মনে করে হৃদ্যতারই স্বল্পতা। মোটের উপর ওঁর জীবনযাত্রায় জনতা খুব কম। তাঁর সাইকলজির পক্ষে আরামের বিষয় এই যে, দশজনে ওঁকে কী ভাবে সে উনি জানেনই না।</text:p>
      <text:p text:style-name="Text_20_body"><text:s/></text:p>
      <text:p text:style-name="Text_20_body">অভীকের কাছে বিভা আজ তাড়াতাড়ি যে আটশো টাকা এনে দিয়েছিল সে একটা অন্ধ আবেগে মরিয়া হয়ে। বিভার নিয়মনিষ্ঠার প্রতি তার মামার বিশ্বাস অটল। কখনো তার ব্যত্যয় হয় নি। মেয়েদের জীবনে নিয়মের প্রবল ব্যতিক্রমের ঝটকা হঠাৎ কোন্‌দিকে থেকে এসে পড়ে, তিনি বিষয়ী লোক সেটা কল্পনাও করতে পারেন নি। এই অকস্মাৎ অকাজের সমস্ত শাস্তি ও লজ্জা মনের মধ্যে স্পষ্ট করে দেখে নিয়েই একমুহূর্তের ঝড়ের ঝাপটে বিভা উপস্থিত করেছিল তার উৎসর্গ অভীকের কাছে। প্রত্যাখ্যাত সেই দান আবার নিয়মের পিল্‌পেগাড়ির মধ্যেফিরে এসেছে। বর্তমান ক্ষেত্রে ভালোবাসার সেই স্পর্ধাবেগ তার মনে নেই। স্বাধিকার লঙ্ঘন ক'রে কাউকে টাকা ধার দেবার কথা সে সাহস ক'রে মনে আনতে পারলে না। তাই বিভা প্ল্যান করেছে, মায়ের কাছ থেকে উত্তরাধিকারসূত্রে পাওয়া দামী গয়না বেচে যা পাবে সেই টাকা অমরকে উপলক্ষ ক'রে দেবে আপন স্বদেশকে।</text:p>
      <text:p text:style-name="Text_20_body"><text:s/></text:p>
      <text:p text:style-name="Text_20_body"><text:soft-page-break/>বিভার কাছে যে-সব ছেলেমেয়ে মানুষ হচ্ছে, ও তাদের পড়ায় সাহায্য করে। আজ রবিবার। খাওয়ার পরে এতক্ষণ ওর ক্লাস বসেছিল। সকাল-সকাল দিল ছুটি। </text:p>
      <text:p text:style-name="Text_20_body"><text:s/></text:p>
      <text:p text:style-name="Text_20_body">বাক্স বের করে মেঝের উপর একখানা কাঁথা পেতে একে একে বিভা গয়না সাজাচ্ছিল। ওদের পরিবারের পরিচিত জহুরীকে ডেকে পাঠিয়েছে।</text:p>
      <text:p text:style-name="Text_20_body"><text:s/></text:p>
      <text:p text:style-name="Text_20_body">এমন সময় সিঁড়িতে পায়ের শব্দ শুনতে পেল অভীকের। প্রথমেই গয়নাগুলো তাড়াতাড়ি লুকোবার ঝোঁক হল, কিন্তু যেমন পাতা ছিল তেমনি রেখে দিলে। কোনো কারণেই অভীকের কাছে কোনো কিছু চাপা দেবে, সে ওর স্বভাবের বিরুদ্ধে।</text:p>
      <text:p text:style-name="Text_20_body"><text:s/></text:p>
      <text:p text:style-name="Text_20_body">অভীক ঘরের মধ্যে প্রবেশ করে খানিকক্ষণ দাঁড়িয়ে দাঁড়িয়ে দেখল, বুঝল ব্যাপারখানা কী। বললে, 'অসামান্যের পারানি কড়ি। আমার বেলার তুমি মহামায়া, ভুলিয়ে রাখো; অধ্যাপকের বেলায় তুমি তারা, তরিয়ে দাও। অধ্যাপক জানেন কি, অবলা নারী মৃণালভুজে তাঁকে পারে পাঠাবার উপায় করেছে?'</text:p>
      <text:p text:style-name="Text_20_body"><text:s/></text:p>
      <text:p text:style-name="Text_20_body">'না, জানেন না।'</text:p>
      <text:p text:style-name="Text_20_body"><text:s/></text:p>
      <text:p text:style-name="Text_20_body">'জানলে কি এই বৈজ্ঞানিকের পৌরুষে ঘা লাগবে না।'</text:p>
      <text:p text:style-name="Text_20_body"><text:s/></text:p>
      <text:p text:style-name="Text_20_body">'ক্ষুদ্র লোকের শ্রদ্ধার দানে মহৎ লোকের অকুণ্ঠিত অধিকার, আমি তো এই জানি। এই অধিকার দিয়ে তাঁরা অনুগ্রহ করেন, দয়া করেন।'</text:p>
      <text:p text:style-name="Text_20_body"><text:s/></text:p>
      <text:p text:style-name="Text_20_body">'সে কথা বুঝলুম, কিন্তু মেয়েদের গায়ের গয়না আমাদেরই আনন্দ দেবার জন্যে, আমরা যত সামান্যই হই-- কারো বিলেতে যাবার জন্যে নয়, তিনি যত বড়োই হোন-না। আমাদের মতো পুরুষদের দৃষ্টিকে এ তোমরা প্রথম থেকেই উৎসর্গ করে রেখেছ। এই হারখানি চুনির সঙ্গে মুক্তোর মিল করা, এ আমি একদিন তোমার গলায় দেখেছিলেম, যখন আমাদের পরিচয় ছিল অল্প। সেই প্রথম পরিচয়ের স্মৃতিতে এই হারখানি এক হয়ে মিশিয়ে আছে। ঐ হার কি একলা তোমার, ও যে আমারও।'</text:p>
      <text:p text:style-name="Text_20_body"><text:s/></text:p>
      <text:p text:style-name="Text_20_body">'আচ্ছা, ঐ হারটা না-হয় তুমিই নিলে।'</text:p>
      <text:p text:style-name="Text_20_body"><text:s/></text:p>
      <text:p text:style-name="Text_20_body">'তোমার সত্তা থেকে ছিনিয়ে-দেওয়া হার একেবারেই যে নিরর্থক। সে যে হবে চুরি। তোমার সঙ্গে নেব ওকে সবসুদ্ধু, সেই প্রত্যাশা করেই বসে আছি।</text:p>
      <text:p text:style-name="Text_20_body"><text:s/></text:p>
      <text:p text:style-name="Text_20_body"><text:soft-page-break/>ইতিমধ্যে ঐ হার হস্তান্তর কর যদি, তবে ফাঁকি দেবে আমাকে। '</text:p>
      <text:p text:style-name="Text_20_body"><text:s/></text:p>
      <text:p text:style-name="Text_20_body">'গয়নাগুলো মা দিয়ে গেছেন আমার ভাবী বিবাহের যৌতুক। বিবাহটা বাদ দিলে ও গয়নার কী সংজ্ঞা দেব। যাই হোক, কোনো শুভ কিংবা অশুভ লগ্নে এই কন্যাটির সালংকারা মূর্তি আশা কোরো না।'</text:p>
      <text:p text:style-name="Text_20_body"><text:s/></text:p>
      <text:p text:style-name="Text_20_body">'অন্যত্র পাত্র স্থির হয়ে গেছে বুঝি?'</text:p>
      <text:p text:style-name="Text_20_body"><text:s/></text:p>
      <text:p text:style-name="Text_20_body">'হয়েছে বৈতরণীর তীরে। বরঞ্চ এক কাজ করতে পারি, তুমি যাকে বিয়ে করবে সেই বধূর জন্যে আমার এই গয়না কিছু রেখে যাব।'</text:p>
      <text:p text:style-name="Text_20_body"><text:s/></text:p>
      <text:p text:style-name="Text_20_body">'আমার জন্যে বুঝি বৈতরণীর তীরে বধূর রাস্তা নেই?'</text:p>
      <text:p text:style-name="Text_20_body"><text:s/></text:p>
      <text:p text:style-name="Text_20_body">'ও কথা বোলো না। সজীব পাত্রী সব আঁকড়ে আছে তোমার কুষ্ঠি।'</text:p>
      <text:p text:style-name="Text_20_body"><text:s/></text:p>
      <text:p text:style-name="Text_20_body">'মিথ্যে কথা বলব না। কুষ্ঠির ইশারাটা একেবারে অসম্ভব নয়। শনির দশায় সঙ্গিনীর অভাব হঠাৎ মারাত্মক হয়ে উঠলে, পুরুষের আসে ফাঁড়ার দিন।'</text:p>
      <text:p text:style-name="Text_20_body"><text:s/></text:p>
      <text:p text:style-name="Text_20_body">' তা হতে পারে, কিন্তু তার কিছুকাল পরেই সঙ্গিনীর আবির্ভাবটাই হয় মারাত্মক। তখন ঐ ফাঁড়াটা হয়ে ওঠে মুশকিলের। যাকে বলে পরিস্থিতি।'</text:p>
      <text:p text:style-name="Text_20_body"><text:s/></text:p>
      <text:p text:style-name="Text_20_body">'ঐ যাকে বলে বাধ্যতামূলক উদ্‌বন্ধন। প্রসঙ্গটা যদিচ হাইপথেটিক্যাল, তবু সম্ভাবনার এত কাছঘেঁষা যে এ নিয়ে তর্ক করা মিথ্যে। তাই বলছি, একদিন যখন লালচেলি-পরা আমাকে হঠাৎ দেখবে পরহস্তগতং ধনং তখন--'</text:p>
      <text:p text:style-name="Text_20_body"><text:s/></text:p>
      <text:p text:style-name="Text_20_body">'আর ভয় দেখিয়ো না, তখন আমিও হঠাৎ আবিষ্কার করব, পরহস্তের অভাব নেই।'</text:p>
      <text:p text:style-name="Text_20_body"><text:s/></text:p>
      <text:p text:style-name="Text_20_body">'ছি ছি মধুকরী,কথাটা তো ভালো শোনাল না তোমার মুখে। পুরুষেরা তোমাদের দেবী বলে স্তুতি করে, কেননা, তাদের অন্তর্ধান ঘটলে তোমরা শুকিয়ে মরতে রাজি থাক। পুরুষদের ভুলেও কেউ দেবতা বলে না। কেননা, অভাবে পড়লেই বুদ্ধিমানের মতো অভাব পূরণ করিয়ে নিতে তারা প্রস্তুত। সম্মানের মুশকিল তো ঐ। একনিষ্ঠতার পদবিটা বাঁচাতে গিয়ে তোমাদের প্রাণে মরতে হয়। সাইকলজি এখন থাক্‌, আমার প্রস্তাব এই, অমরবাবুর অমরত্বলাভের দায়িত্ব আমাদেরই উপরে দাও-না, আমরা কি ওর মূল্য বুঝি নে। গয়না বেচে পুরুষকে লজ্জা দাও কেন।'</text:p>
      <text:p text:style-name="Text_20_body"><text:s/></text:p>
      <text:p text:style-name="Text_20_body"><text:soft-page-break/>'ও কথা বোলো না। পুরুষদের যশ মেয়েদেরই সব চেয়ে বড়ো সম্পদ। যে দেশে তোমরা বড়ো সে দেশে আমরা ধন্য।'</text:p>
      <text:p text:style-name="Text_20_body"><text:s/></text:p>
      <text:p text:style-name="Text_20_body">'এ দেশ সেই দেশই হোক। তোমাদের দিকে তাকিয়ে সেই কথাই ভাবি প্রাণপণে। এ প্রসঙ্গে আমার কথাটা এখন থাক্‌, অন্য-এক সময় হবে। অমরবাবুর সফলতায় ঈর্ষা করে এমন খুদে লোক বাংলাদেশে অনেক আছে। এ দেশের মানুষরা বড়োলোকের মড়ক। কিন্তু দোহাই তোমার, আমাকে সেই বামনদের দলে ফেলো না। শোনো আমি কত বড়ো একটা ক্রিমিন্যাল পুণ্যকর্ম করেছি।-- দুর্গাপূজার চাঁদার টাকা আমার হাতে ছিল। সে টাকা দিয়ে দিয়েছি অমরবাবুর বিলেতযাত্রার ফণ্ডে। দিয়েছি কাউকে না ব'লে। যখন ফাঁস হবে, জীববলি খোঁজবার জন্যে মায়ের ভক্তদের বাজারে দৌড়তে হবে না। আমি নাস্তিক, আমি বুঝি সত্যকার পূজা কাকে বলে। ওরা ধর্মপ্রাণ, ওরা কী বুঝবে।'</text:p>
      <text:p text:style-name="Text_20_body"><text:s/></text:p>
      <text:p text:style-name="Text_20_body">'এ কী কাজ করলে অভীক। তুমি যাকে বল তোমার পবিত্র নাস্তিকধর্ম এ কাজ কি তার যোগ্য, এ যে বিশ্বাসঘাতকতা।'</text:p>
      <text:p text:style-name="Text_20_body"><text:s/></text:p>
      <text:p text:style-name="Text_20_body">'মানি। কিন্তু আমার ধর্মের ভিত কিসে দুর্বল ক'রে দিয়েছিল তা বলি। খুব ধুম করে পূজা দেবে ব'লে আমার চেলারা কোমর বেঁধেছিল। কিন্তু চাঁদার যে সামান্য টাকা উঠল সে যেমন হাস্যকর তেমন শোকাবহ। তাতে ভোগের পাঁঠাদের মধ্যে বিয়োগান্ত নাট্য জমত না, পঞ্চমাঙ্কের লাল রঙটা হত ফিকে। আমার তাতে আপত্তি ছিল না। স্থির করেছিলেম নিজেরাই কাঠি হাতে ঢাকে ঢোলে বেতালা চাঁটি লাগাব অসহ্য উৎসাহে আর লাউকুমড়োর বক্ষ বিদীর্ণ করব স্বহস্তে খড়্‌গাঘাতে। নাস্তিকর পক্ষে এই যথেষ্ট, কিন্তু ধর্মপ্রাণের পক্ষে নয়। কখন সন্ধ্যাবেলায় আমাকে না জানিয়ে ওদের একজন সাজল সাধুবাবা, পাঁচজন সাজল চেলা, কোনো একজন ধনী বিধবা বুড়িকে গিয়ে বললে, তার যে ছেলে রেঙ্গুনে কাজ করে, জগদম্বা স্বপ্ন দিয়েছেন, যথেষ্ট পাঁঠা আর পুরোবহরের পুজো না পেলে মা তাঁকে আস্ত খাবেন। তাঁর কাছ থেকে স্ক্রু ঘুরিয়ে ঘুরিয়ে পাঁচ হাজার টাকা বের করেছে। যেদিন শুনলুম, সেইদিনই টাকাটার সৎকার করেছি। তাতে আমার জাত গেল। কিন্তু টাকাটার কলঙ্ক ঘুচল। এই তোমাকে করলুম আমার কন্‌ফেশনাল। পাপ কবুল ক'রে পাপ ক্ষালন করে নেওয়া গেল। পাঁচ হাজার টাকার বাইরে আছে উনত্রিশটি মাত্র টাকা। সে রেখেছি কুমড়োর বাজারের দেনাশোধের জন্য।'</text:p>
      <text:p text:style-name="Text_20_body"><text:s/></text:p>
      <text:p text:style-name="Text_20_body">সুস্মি এসে বললে,'বচ্চু বেহারার জ্বর বেড়েছে: সঙ্গে সঙ্গে কাশি, ডাক্তারবাবু কী লিখে দিয়ে গেছেন, দেখে দাও 'সে।'</text:p>
      <text:p text:style-name="Text_20_body"><text:s/></text:p>
      <text:p text:style-name="Text_20_body">বিভার হাত চেপে ধরে অভীক বললে, 'বিশ্বহিতৈষিণী, রোগতাপের তদ্‌বির করতে দিনরাত ব্যস্ত আছে, আর যে-সব হতভাগার শরীর অতি বিশ্রী রকমে সুস্থ তাদের মনে করবার সময় পাও না।'</text:p>
      <text:p text:style-name="Text_20_body"><text:s/></text:p>
      <text:p text:style-name="Text_20_body">'বিশ্বহিত নয় গো, কোনো একজন অতি সুস্থ <text:s/>হতভাগাকে ভুলে থাকবার জন্যেইএত ক'রে কাজ বানাতে হয়। এখন ছাড়ো, আমি যাই, তুমি একটু বোসো, আমার গয়না সামলিয়ে রেখো।'</text:p>
      <text:p text:style-name="Text_20_body"><text:s/></text:p>
      <text:p text:style-name="Text_20_body">'আর আমার লোভ কে সামলাবে।'</text:p>
      <text:p text:style-name="Text_20_body"><text:s/></text:p>
      <text:p text:style-name="Text_20_body"><text:soft-page-break/>'তোমার নাস্তিকধর্ম।'</text:p>
      <text:p text:style-name="Text_20_body"><text:s/></text:p>
      <text:p text:style-name="Text_20_body">কিছুকাল দেখা নেই অভীকের। চিঠিপত্র কিছু পাওয়া যায় নি। বিভার মুখ শুকিয়ে গেছে। কোনো কাজ করতে মন যাচ্ছে না। তার ভাবনাগুলো গেছে ঘুলিয়ে। কী হয়েছে, কী হতে পারে, তার ঠিক পাচ্ছে না। দিনগুলো যাচ্ছে পাঁজর-ভেঙে-দেওয়া বোঝার মতন। ওর কেবলই মনে হচ্ছে,অভীক ওর উপরেই অভিমান করে চলে গেছে। ও ঘরছাড়া ছেলে, ওর বাঁধন নেই, উধাও হয়ে চলে গেল; ও হয়তো আর ফিণবে না। ওর মন কেবলই বলতে লাগল, 'রাগ কোরো না, ফিরে এসো, আমি তোমাকে আর দুঃখ দেব না।' অভীকের সমস্ত ছেলেমানুষি, ওর অবিবেচনা, ওর আবদার, যতই মনে পড়তে লাগল ততই জল পড়তে লাগল ওর দুই চক্ষু বেয়ে, কেবলই নিজেকে পাষাণী বলে ধিক্‌কার দিলে।</text:p>
      <text:p text:style-name="Text_20_body"><text:s/></text:p>
      <text:p text:style-name="Text_20_body">এমন সময়ে এল চিঠি স্টীমারের ছাপমারা। অভীক লিখেছে--</text:p>
      <text:p text:style-name="Text_20_body"><text:s/></text:p>
      <text:p text:style-name="Text_20_body">জাহাজের স্টোকার হয়ে চলেছি বিলেতে। এঞ্জিনে কয়লা জোগাতে হবে। বলছি বটে ভাবনা কোরো না, কিন্তু ভাবনা করছ মনে করে ভালো লাগে। তবু বলে রাখি এঞ্জিনের তাতে পোড়া আমার অভ্যেস আছে। জানি তুমি এই বলে রাগ করবে যে, কেন পাথেয় দাবি করি নি তোমার কাছ থেকে। একমাত্র কারণ এই যে, আমি যে আর্টিস্ট এ পরিচয়ে তোমার একটুও শ্রদ্ধা নেই। এ আমার চিরদুঃখের কথা; কিন্তু এজন্যে তোমাকে দোষ দেব না। আমি নিশ্চয়ই জানি, একদিন সেই রসজ্ঞ দেশের গুণী লোকেরা আমাকে স্বীকার করে নেবে যাদের স্বীকৃতির খাঁটি মূল্য আছে।</text:p>
      <text:p text:style-name="Text_20_body"><text:s/></text:p>
      <text:p text:style-name="Text_20_body">অনেক মূঢ় আমার ছবির অন্যায় প্রশংসা করেছে। আবার অনেক মিথ্যুক করেছে ছলনা। তুমি আমার মন ভোলানোর জন্যে কোনোদিন কৃত্রিম স্তব কর নি। যদিও তোমার জানা ছিল, তোমার একটুখানি প্রশংসা আমার পক্ষে অমৃত। তোমার চরিত্রের অটল সত্য থেকে আমি অপরিমেয় দুঃখ পেয়েছি, তবু সেই সত্যকে দিয়েছি আমি বড়ো মূল্য। একদিন বিশ্বের কাছে যখন সম্মান পাব, তখন সব চেয়ে সত্য সম্মান আমাকে তুমিই দেবে, তার সঙ্গে হৃদয়ের সুধা মিশিয়ে। যতক্ষণ তোমার বিশ্বাসঅসন্দিগ্ধ সত্যে না পৌঁছবে ততক্ষণ তুমি অপেক্ষা করবে। এই কথা মনে রেখে আজ দুঃসাধ্য-সাধনার পথে চলেছি।</text:p>
      <text:p text:style-name="Text_20_body"><text:s/></text:p>
      <text:p text:style-name="Text_20_body">এতক্ষণে জানতে পেরেছ তোমার হারখানি গেছে চুরি। এ হার তুমি বাজারে বিক্রি করতে যাচ্ছ, এই ভাবনা আমি কিছুতেই সহ্য করতে পারছিলুম না। তুমি পাঁজর ভেঙে সিঁধ কাটতে যাচ্ছিলে আমার বুকের মধ্যে। তোমার ঐ হারের বদলে আমার একতাড়া ছবি তোমার গয়নার বাক্সের কাছে রেখে এসেছি। মনে মনে হেসো না। বাংলাদেশের কোথাও এই ছবিগুলো ছেঁড়া কাগজের বেশি দর পাবে না। অপেক্ষা কোরো বী, আমার মধুকরী, তুমি ঠকবে না, কখনোই না। হঠাৎ যেমন কোদালের মুখে গুপ্তধন বেরিয়ে পড়ে, আমি জাঁক করে বলছি, তেমনি আমার ছবিগুলির দুর্মূল্য দীপ্তি হঠাৎ বেরিয়ে পড়বে। তার আগে পর্যন্ত হেসো, কেননা সব মেয়ের কাছেই সব পুরুষ ছেলেমানুষ-- যাদের তারা ভালোবাসে। তোমার সেই স্নিগ্ধ কৌতুকের হাসি আমার কল্পনায় ভরতি করে নিয়ে চললুম সমুদ্রের পারে। আর নিলুম তোমার সেই মধুময় ঘর থেকে একখানি মধুময় অপবাদ। দেখেছি তোমার ভগবানের কাছে তুমি কত দরবার নিয়ে প্রার্থনা কর, এবার থেকে এই প্রার্থনা কোরো, তোমার কাছ থেকে চলে আসার দারুণ দুঃখ যেন একদিন সার্থক হয়।</text:p>
      <text:p text:style-name="Text_20_body"><text:s/></text:p>
      <text:p text:style-name="Text_20_body">তুমি মনে মনে কখনো আমাকে ঈর্ষা করেছ কিনা জানি নে। এ কথা সত্য, মেয়েদের আমি ভালোবাসি। ঠিক ততটা না <text:soft-page-break/>হোক, মেয়েদের আমার ভালো লাগে। তারা আমাকে ভালোবেসেছে, সেই ভালোবাসা আমাকে কৃতজ্ঞ করে। কিন্তু নিশ্চয় তুমি জান যে, তারা নীহারিকামণ্ডলী, তার মাঝখানে তুমি একটিমাত্র <text:s/>ধ্রুবনক্ষত্র। তারা আভাস, তুমি সত্য। এ-সব কথা শোনাবে সেণ্টিমেণ্টাল। উপায় নেই, আমি কবি নেই। আমার ভাষাটা কলার ভেলার মতো, ঢেউ লাগলেই বাড়াবাড়ি করে দোলা দিয়ে। জানি বেদনার যেখানে গভীরতা সেখানে গম্ভীর হওয়া চাই, নইলে সত্যের মর্যাদা থাকে না। দুর্বলতা চঞ্চল, অনেকবার আমার দুর্বলতা দেখে হেসেছ। এই চিঠিতে তারই লক্ষণ দেখে একটু হেসে তুমি বলবে, এই তো ঠিক তোমার অভীর মতোই ভাবখানা। কিন্তু এবার হয়তো তোমার মুখে হাসি আসবে না। তোমাকে পাই নি ব'লে অনেক খুঁতখুঁত করেছি, কিন্তু হৃদয়ের দানে তুমি যে কৃপণ, এ কথার মতো এতবড়ো অবিচার আর কিছু হতে পারে না। আসলে এ জীবনে তোমার কাছে আমার সম্পূর্ণ প্রকাশ করতে পারল না। হয়তো কখনো হতে পারবে না। এই তীব্র অতৃপ্তি আমাকে এমন কাঙাল করে রেখেছে। সেইজন্যেই আর কিছু বিশ্বাস করি বা না করি, হয়তো জন্মান্তরে বিশ্বাস করতে হবে। তুমি স্পষ্ট করে আমাকে তোমারভালোবাসা জানাও নি কিন্তু তোমার স্তব্ধতার গভীর থেকে প্রতিক্ষণে যা তুমি দান করেছ, নাস্তিক তাকে কোনো সংজ্ঞা দিতে পারে নি-- বলেছে, অলৌকিক। এরই আকর্ষণে কোনো-এক ভাবে হয়তো তোমার সঙ্গে সঙ্গে তোমার ভগবানেরই কাছাকাছি ফিরেছি। ঠিক জানি নে। হয়তো সবই বানানো কথা। কিন্তু হৃদয়ের একটা গোপন জায়গা আছে আমাদের নিজেরই অগোচরে, সেখানে প্রবল ঘা লাগলে কথা আপনি বানিয়ে বানিয়ে ওঠে, হয়তো সে এমন-কোনো সত্য যা এতদিনে নিজে জানতে পারি নি।</text:p>
      <text:p text:style-name="Text_20_body"><text:s/></text:p>
      <text:p text:style-name="Text_20_body">বী, আমার মধুকরী, জগতে সব চেয়ে ভালোবেসেছি তোমাকে। সেই ভালোবাসার কোনো একটা অসীম সত্য-ভূমিকা আছে বলে যদি মনে করা যায়, আর তাকেই যদি বল তোমাদের ঈশ্বর, তা হলে তাঁর দুয়ার আর তোমার দুয়ার এক হয়ে রইল এই নাস্তিকের জন্যে। আবার আমি ফিরব-- তখন আমার মত, আমার বিশ্বাস, সমস্ত চোখ বুজে সমর্পণ করে দেব তোমার হাতে; তুমি তাকে পৌঁছিয়ে দিয়ো তোমার তীর্থপথের শেষ ঠিকানায়, যাতে বুদ্ধির বাধা নিয়ে তোমার সঙ্গে এক মুহূর্তের বিচ্ছেদ আর কখনো না ঘটে। তোমার কাছ থেকে আজ দূরে এসে ভালোবাসার অভাবনীয়তা উজ্জ্বল হয়ে উঠেছে আমার মনের মধ্যে, যুক্তিতর্কের কাঁটার বেড়া পার করিয়ে দিয়েছ আমাকে-- আমি দেখতে পাচ্ছি তোমাকে লোকাতীত মহিমায়। এতদিন বুঝতে চেয়েছিলুম বুদ্ধি দিয়ে, এবার পেতে চাই আমার সমস্তকে দিয়ে।</text:p>
      <text:p text:style-name="Text_20_body"/>
      <text:p text:style-name="Text_20_body"/>
      <text:h text:style-name="Heading_20_1" text:outline-level="1">শেষ কথা</text:h>
      <text:p text:style-name="Text_20_body"/>
      <text:p text:style-name="Text_20_body">জীবনের প্রবহমান ঘোলা রঙের হ-য-ব-র-লর মধ্যে হঠাৎ যেখানে গল্পটা আপন রূপ ধ'রে সদ্য দেখা দেয়, তার অনেক পূর্ব থেকেই নায়কনায়িকারা আপন পরিচয়ের সূত্র গেঁথে আনে। পিছন থেকে সেই প্রাক্‌গাল্পিক ইতিহাসের ধারা অনুসরণ করতেই হয়। তাই কিছু সময় নেব, আমি যে কে সেই কথাটাকে পরিষ্কার করবার জন্যে। কিন্তু নামধান ভাঁড়াতে হবে। নইলে জানাশোনা মহলের জবাবদিহী সামলাতে পারব না। কী নাম নেব তাই ভাবছি, রোম্যাণ্টিক নামকরণের দ্বারা গোড়া থেকেই গল্পটাকে বসন্তরাগে পঞ্চমসুরে বাঁধতে চাই নে। নবীনমাধব নামটা বোধ হয় চলে যেতে পারবে, ওর বাস্তবের শাম্‌লা রঙটা ধুয়ে ফেলে করা যেতে পারত নবারুণ সেনগুপ্ত; কিন্তু তা হলে খাঁটি শোনাত না, গল্পটা নামের বড়াই ক'রে লোকের বিশ্বাস হারাত, লোকে মনে করত ধার-করা জামিয়ার প'রে সাহিত্যসভায় বাবুয়ানা করতে এসেছে।</text:p>
      <text:p text:style-name="Text_20_body"><text:s/></text:p>
      <text:p text:style-name="Text_20_body"><text:soft-page-break/>আমি বাংলাদেশের বিপ্লবীদলের একজন। ব্রিটিশ সাম্রাজ্যের মহাকর্ষশক্তি আণ্ডামানতীরের খুব কাছাকাছি টান মেরেছিল। নানা বাঁকা পথে সি.আই.ডি.-র ফাঁস এড়িয়ে এড়িয়ে গিয়েছিলুম আফগানিস্থান পর্যন্ত। অবশেষে পৌঁচেছি আমেরিকায় খালাসির কাজ নিয়ে। পূর্ববঙ্গীয় জেদ ছিল মজ্জায়, একদিনও ভুলি নি যে, ভারতবর্ষের হাতপায়ের শিকলে উখো ঘষতে হবে দিনরাত যতদিন বেঁচে থাকি। কিন্তু বিদেশে কিছুদিন থাকতেই একটা কথা নিশ্চিত বুঝেছিলুম, আমরা যে প্রণালীতে বিপ্লবের পালা শুরু করেছিলুম, সে যেন আতশবাজিতে পটকা ছোঁড়ার মতো, তাতে নিজের পোড়াকপাল পুড়িয়েছি অনেকবার, দাগ পড়ে নি ব্রিটিশ রাজতক্তে। আগুনের উপর পতঙ্গের অন্ধ আসক্তি। যখন সদর্পে ঝাঁপ দিয়ে পড়েছিলুম তখন বুঝতে পারি নি, সেটাতে ইতিহাসের যজ্ঞানল জ্বালানো হচ্ছে না, জ্বালাচ্ছি নিজেদের খুব ছোটো ছোটো চিতানল। ইতিমধ্যে য়ুরোপীয় মহাসমরের ভীষণ প্রলয়রূপ তার অতি বিপুল আয়োজন সমেত চোখের সামনে দেখা দিয়েছিল-- এই যুগান্তরসাধিনী সর্বনাশাকে আমাদের খোড়োঘরের চণ্ডীমণ্ডপে প্রতিষ্ঠা করতে পারবে সে দুরাশা মন থেকে লুপ্ত হয়ে গেল; সমারোহ ক'রে আত্মহত্যা করবার মতোও আয়োজন ঘরে নেই। তখন ঠিক করলুম, ন্যাশনাল দুর্গের গোড়া পাকা করতে হবে। স্পষ্ট বুঝতে পেরেছিলুম, বাঁচতে যদি চাই আদিম যুগের হাত দুখানায় যে কটা নখ আছে তা দিয়ে লড়াই করা চলবে না। এ যুগে যন্ত্রের সঙ্গে যন্ত্রের দিতে হবে পাল্লা; যেমন-তেমন করে মরা সহজ, কিন্তু বিশ্বকর্মার চেলাগিরি করা সহজ নয়। অধীর হয়ে ফল নেই, গোড়া থেকেই কাজ শুরু করতে হবে-- পথ দীর্ঘ, সাধনা কঠিন।</text:p>
      <text:p text:style-name="Text_20_body"><text:s/></text:p>
      <text:p text:style-name="Text_20_body">দীক্ষা নিলুম যন্ত্রবিদ্যায়। ডেট্রয়েটে ফোর্ডের মোটর-কারখানায় কোনোমতে ঢুকে পড়লুম। হাত পাকাচ্ছিলুম, কিন্তু মনে হচ্ছিল না খুব বেশি দূর এগোচ্ছি। একদিন কী দুর্বুদ্ধি ঘটল, মনে হল, ফোর্ডকে যদি একটুখানি আভাস দিই যে, আমার উদ্দেশ্য নিজের উন্নতি করা নয়, দেশকে বাঁচানো, তা হলে স্বাধীনতাপূজারী আমেরিকার ধনসৃষ্টির জাদুকর বুঝি খুশি হবে, এমন-কি, আমার রাস্তা হয়তো করে দেবে প্রশস্ত। ফোর্ড চাপা হাসি হেসে বললে 'আমার নাম হেন্‌রি ফোর্ড, পুরাতন ইংরেজি নাম। আমাদের ইংলণ্ডের মামাতো ভাইরা অকেজো, তাদের আমি কেজো করব-- এই আমার সংকল্প।' আমি ভেবেছিলুম, ভারতীয়কেও কেজো ক'রে তুলতে উৎসাহ হতেও পারে। একটা কথা বুঝতে পারলুম, টাকাওয়ালার দরদ টাকাওয়ালাদেরই 'পরে। আর দেখলুম, এখানে চাকা তৈরির চক্রপথে শেখা বেশি দূর এগোবে না। এই উপলক্ষে একটা বিষয়ে চোখ খুলে গেল, সে হচ্ছে এই যে যন্ত্রবিদ্যাশিক্ষার আরো গোড়ায় যাওয়া চাই; যন্ত্রের মালমসলা-সংগ্রহ শিখতে হবে। ধরণী শক্তিমানদের জন্যে জমা করে রেখেছেন তাঁর দুর্গম জঠরে কঠিন খনিজ পদার্থ, এই নিয়ে দিগ্‌বিজয় করেছে তারা, আর গরিবদের জন্যে রয়েছে তার উপরের স্তরে ফসল-- হাড় বেরিয়েছে তাদের পাঁজরায়,চুপসে গেছে তাদের পেট। আমি লেগে গেলুম খনিজবিদ্যা শিখতে। ফোর্ড বলেছে ইংরেজ অকেজো, তার প্রমাণ হয়েছে ভারতবর্ষে-- একদিন হাত লাগিয়েছিল তারা নীলের চাষে আর-একদিন চায়ের চাষে-- সিবিলিয়ানের দল দপ্তরখানায় তকমাপরা 'ল অ্যাণ্ড অর্ডর'-এর ব্যবস্থা করেছে, কিন্তু ভারতের বিশাল অন্তর্ভাণ্ডারের সম্পদ উদ্‌ঘাটিত করতে পারে নি, কী মানবচিত্তের কী প্রকৃতির। ব'সে ব'সে পাটের চাষীর রক্ত নিংড়েছে। জামশেদ টাটাকে সেলাম করেছি সমুদ্রের ওপার থেকে। ঠিক করেছি আমার কাজ পটকা ছোঁড়া নয়। সিঁধ কাটতে যাব পাতালপুরীর পাথরের প্রাচীরে। মায়ের আঁচলধরা বুড়ো খোকাদের দলে মিশে 'মা মা' ধ্বনিতে মন্তর পড়ব না, আর দেশের দরিদ্রকে অক্ষম অভুক্ত অশিক্ষিত দরিদ্র বলেই মানব, 'দরিদ্রনারায়ণ' বুলি দিয়ে তার নামে মন্তর বানাব না। প্রথম বয়সে এরকম বচনের পুতুলগড়া খেলা অনেক খেলেছি-- কবিদের কুমোরবাড়িতে স্বদেশের যে রাংতা-লাগানো প্রতিমা গড়া হয়, তারই সামনে বসে বসে অনেক চোখের জল ফেলেছি। কিন্তু আর নয়, এই জাগ্রত বুদ্ধির দেশে এসে বাস্তবকে বাস্তব বলে জেনেই শুকনো চোখে কোমর বেঁধে কাজ করতে শিখেছি। এবার গিয়ে বেরিয়ে পড়বে এই বিজ্ঞানী বাঙাল কোদাল নিয়ে কুড়ুল নিয়ে হাতুড়ি নিয়ে দেশের গুপ্তধনের তল্লাসে, এই কাজটাকে কবির গদ্‌গদকণ্ঠের চেলারা দেশমাতৃকার পূজা বলে চিনতেই পারবে না।</text:p>
      <text:p text:style-name="Text_20_body"><text:s/></text:p>
      <text:p text:style-name="Text_20_body">ফোর্ডের কারখানাঘর ছেড়ে তার পরে ন'বছর কাটিয়েছি খনিবিদ্যা খনিজবিদ্যা শিখতে। য়ুরোপের নানা কেন্দ্রে ঘুরেছি, <text:soft-page-break/>হাতেকলমে কাজ করেছি, দুই-একটা যন্ত্রকৌশল নিজেও বানিয়েছি-- তাতে উৎসাহ পেয়েছি অধ্যাপকদের কাছে, নিজের উপরে বিশ্বাস হয়েছে, ধিক্‌কার দিয়েছি ভূতপূর্ব মন্ত্রমুগ্ধ অকৃতার্থ নিজেকে।</text:p>
      <text:p text:style-name="Text_20_body"><text:s/></text:p>
      <text:p text:style-name="Text_20_body">আমার ছোটোগল্পের সঙ্গে এই-সব বড়ো বড়ো কথার একান্ত যোগ নেই-- বাদ দিলে চলত, হয়তো ভালোই হত। কিন্তু এই উপলক্ষে একটা কথা বলার দরকার ছিল, সেটা বলি। যৌবনের গোড়ার দিকে নারীপ্রভাবের ম্যাগ্‌নেটিজ্‌মে জীবনের মেরুপ্রদেশের আকাশে যখন অরোরার রঙিন ছটার আন্দোলন ঘটতে থাকে, তখন আমি ছিলুম অন্যমনস্ক একেবারে কোমর বেঁধে অন্যমনস্ক। আমি সন্ন্যাসী, আমি কর্মযোগী-- এই-সব বাণীর দ্বারা মনের আগল শক্ত করে আঁটা ছিল। কন্যাদায়িকরা যখন আশেপাশে আনাগোনা করেছিল, আমি স্পষ্ট করেই বলেছি, কন্যার কুষ্ঠিতে যদি অকালবৈধব্যযোগ থাকে, তবেই যেন কন্যার পিতা আমার কথা চিন্তা করেন।</text:p>
      <text:p text:style-name="Text_20_body"><text:s/></text:p>
      <text:p text:style-name="Text_20_body">পাশ্চাত্য মহাদেশে নারীসঙ্গ ঠেকাবার বেড়া নেই। সেখানে আমার পক্ষে দুর্যোগের বিশেষ আশঙ্কা ছিল; আমি যে সুপুরুষ, দেশে থাকতে নারীদের মুখে সে কথা চোখের মৌন ভাষা ছাড়া অন্য কোনো ভাষায় শোনবার সম্ভাবনা ছিল না, তাই এ তথ্যটা আমার চেতনার বাইরে পড়ে ছিল। বিলেতে গিয়ে যেমন আবিষ্কার করেছি সাধারণের তুলনায় আমার বুদ্ধি বেশি আছে, তেমনি ধরা পড়েছিল আমাকে দেখতে ভালো। আমার এদেশী পাঠকদের মনে ঈর্ষা জন্মাবার মতো অনেক কাহিনীর ভূমিকা দেখা দিয়েছিল, কিন্তু হলফ করে বলছি,আমি তাদের নিয়ে ভাবের কুহকে মনকে জমাট বাঁধতে দিই নি। হয়তো আমার স্বভাবটা কড়া, পশ্চিমবঙ্গের শৌখিনদের মতো ভাবালুতায় আর্দ্রচিত্ত নই; নিজেকে পাথরের সিন্ধুক করে তার মধ্যে আমার সংকল্পকে ধরে রেখেছিলুম। মেয়েদের নিয়ে রসের পালা শুরু করে তার পরে সময় বুঝে খেলা ভঙ্গ করা; সেও ছিল আমার প্রকৃতিবিরুদ্ধ, আমি নিশ্চয় জানতুম, যে জেদ নিয়ে আমি আমার ব্রতের আশ্রয়ে বেঁচে আছি, এক-পা ফসকালে সেই জেদ নিয়েই আমার ভাঙা ব্রতের তলায় পিষে মরতে হবে। আমার পক্ষে এর মাঝখানে কোনো ফাঁকির পথ নেই। তা ছাড়া আমি জন্মপাড়াগেঁয়ে, মেয়েদের সম্বন্ধে আমার সেকেলে সংকোচ ঘুচতে চায় না। তাই মেয়েদের ভালোবাসা নিয়ে যারা অহংকারের বিষয় করে, আমি তাদের অবজ্ঞা করি।</text:p>
      <text:p text:style-name="Text_20_body"><text:s/></text:p>
      <text:p text:style-name="Text_20_body">বিদেশী ভালো ডিগ্রিই পেয়েছিলুম। সেটা এখানে সরকারী কাজে লাগবে না জেনে ছোটোনাগপুরে চন্দ্রবংশীয় এক রাজার-- মনে করা যাক, চণ্ডবীর সিংহের দরবারে কাজ নিয়েছিলুম। সৌভাগ্যক্রমে তাঁর ছেলে দেবিকাপ্রসাদ কিছুদিন কেম্ব্রিজে পড়াশুনা করেছিলেন। দৈবাৎ তাঁর সঙ্গে আমার দেখা হয়েছিল জুরিকে, সেখানে আমার খ্যাতি তাঁর কানে গিয়েছিল। তাঁকে বুঝিয়েছিলুম আমার প্ল্যান। শুনে খুব উৎসাহিত হয়ে তাঁদের স্টেটে আমাকে জিয়লজিকাল সর্ভের কাজে লাগিয়ে দিলেন। এমন কাজ ইংরেজকে না দেওয়াতে উপরিস্তরের বায়ুমণ্ডল বিক্ষুব্ধ হয়েছিল। কিন্তু দেবিকাপ্রসাদ ছিলেন ঝাঁঝালো লোক। বুড়ো রাজার মন টল্‌মল্‌ করা সত্ত্বেও টিঁকে গেলুম।</text:p>
      <text:p text:style-name="Text_20_body"><text:s/></text:p>
      <text:p text:style-name="Text_20_body">এখানে আসবার আগে মা আমাকে বললেন, 'বাবা, ভালো কাজ পেয়েছ, এইবার একটি বিয়ে করো, আমার অনেক দিনের সাধ মিটুক।' আমি বললুম, 'অর্থাৎ কাজ মাটি করো। আমার যে কাজ তার সঙ্গে বিয়ের তাল মিলবে না।' দৃঢ় সংকল্প, ব্যর্থ হল মায়ের অনুনয়। যন্ত্রতন্ত্র সমস্ত বেঁধে-ছেঁদে নিয়ে চলে এলুম জঙ্গলে। </text:p>
      <text:p text:style-name="Text_20_body"><text:s/></text:p>
      <text:p text:style-name="Text_20_body">এইবার আমার দেশব্যাপী কীর্তিসম্ভাবনার ভাবী দিগন্তে হঠাৎ যে একটুকু গল্প ফুটে উঠল, তাতে আলেয়ার চেহারাও আছে, আরো আছে শুকতারার। নীচের পাথরকে প্রশ্ন করে মাটির সন্ধানে বেড়াচ্ছিলুম বনে বনে। পলাশফুলের রাঙা রঙের মাতলামিতে তখন বিভোর আকাশ। শালগাছে ধরেছে মঞ্জরী, মৌমাছি ঘুরে বেড়াচ্ছে ঝাঁকে ঝাঁকে। ব্যবসাদাররা <text:soft-page-break/>জৌ সংগ্রহে লেগে গিয়েছে। কুলের পাতা থেকে জমা করছে তসরের রেশমের গুটি। সাঁওতালরা কুড়োচ্ছে মহুয়া ফল। ঝির্‌ঝির্‌ শব্দে হালকা নাচের ওড়না ঘুরিয়ে চলেছিল একটি ছিপ্‌ছিপে নদী, আমি তার নাম দিয়েছিলুম তনিকা। এটা কারখানাঘর নয়, কলেজক্লাস নয়, এ সেই সুখতন্দ্রায় আবিল প্রদোষের রাজ্য যেখানে একলা মন পেলে প্রকৃতি-মায়াবিনী তার উপরেও রংরেজিনীর কাজ করে-- যেমন সে করে সূর্যাস্তের পটে।</text:p>
      <text:p text:style-name="Text_20_body"><text:s/></text:p>
      <text:p text:style-name="Text_20_body">মনটাতে একটু আবেশের ঘোর লেগেছিল। মন্থর হয়ে এসেছিল কাজের চাল, নিজের উপরে বিরক্ত হয়েছিলুম; ভিতর থেকে জোর লাগাচ্ছিলুম দাঁড়ে। মনে ভাবছিলুম, ট্রপিকাল আবহাওয়ার মাকড়সার জালে জড়িয়ে পড়লুম বুঝি। শয়তানি ট্রপিক্‌স্‌ এ দেশে জন্মকাল থেকে হাতপাখার হাওয়ার হারের মন্ত্র চালাচ্ছে আমাদের রক্তে-- এড়াতে হবে তার স্বেদসিক্ত জাদু।</text:p>
      <text:p text:style-name="Text_20_body"><text:s/></text:p>
      <text:p text:style-name="Text_20_body">বেলা পড়ে এল। এক জায়গায় মাঝখানে চর ফেলে দুভাগে চলে গিয়েছে নদী। সেই বালুর দ্বীপে স্তব্ধ হয়ে বসে আছে বকের দল। দিনাবসানে রোজ এই দৃশ্যটি ইঙ্গিত করত আমার কাজের বাঁক ফিরিয়ে দিতে, ঝুলিতে মাটি-পাথরের নমুনা নিয়ে ফিরে চলছিলুম আমার বাংলোঘরে, সেখানে ল্যাবরেটরিতে পরীক্ষা করতে যাব। অপরাহ্ন আর সন্ধ্যার মাঝখানে দিনের যে একটা পোড়ো জমির মতো ফালতো অংশ আছে, একলা মানুষের পক্ষে সেইটে কাটিয়ে চলা শক্ত। বিশেষত নির্জন বনে। তাই আমি ঐ সময়টা রেখেছি পরখ করার কাজে। ডাইনামোতে বিজলি বাতি জ্বালাই, কেমিক্যাল নিয়ে মাইক্রস্‌কোপ নিয়ে নিক্তি নিয়ে বসি। এক-একদিন রাত দুপুর পেরিয়ে যায়। আজ <text:s/>আমার সন্ধানে এক জায়গায় ম্যাঙ্গানিজের লক্ষণ যেন ধরা পড়েছিল। তাই দ্রুত উৎসাহে চলেছিলুম। কাকগুলো মাথার উপর দিয়ে গেরুয়ারঙের আকাশে কা কা শব্দে চলেছিল বাসায়।</text:p>
      <text:p text:style-name="Text_20_body"><text:s/></text:p>
      <text:p text:style-name="Text_20_body">এমন সময় হঠাৎ বাধা পড়ল আমার কাজে ফেরায়। পাঁচটি শালগাছের ব্যুহ ছিল বনের পথে একটা ঢিবির উপরে। সেই বেষ্টনীর মধ্যে কেউ বসে থাকলে কেবল একটিমাত্র ফাঁকের মধ্যে দিয়ে তাকে দেখা যায়, হঠাৎ চোখ এড়িয়ে যাবারই কথা। সেদিন মেঘের মধ্যে আশ্চর্য একটা দীপ্তি ফেটে পড়েছিল। বনের সেই ফাঁকটাতে ছায়ার ভিতরে রাঙা আলো যেন দিগঙ্গনার গাঁটছেঁড়া সোনার মুঠোর মতো ছড়িয়ে পড়েছে। ঠিক সেই আলোর পথে বসে আছে মেয়েটি, গাছের গুঁড়িতে হেলান দিয়ে পা দুটি বুকের কাছে গুটিয়ে একমনে লিখছে একটি ডায়ারির খাতা নিয়ে। এক মুহূর্তে আমার কাছে প্রকাশ পেল একটি অপূর্ব বিস্ময়। জীবনে এরকম দৈবাৎ ঘটে। পূর্ণিমার বান ডেকে আসার মতো বক্ষতটে ধাক্কা দিতে লাগল জোয়ারের ঢেউ।</text:p>
      <text:p text:style-name="Text_20_body"><text:s/></text:p>
      <text:p text:style-name="Text_20_body">গাছের গুঁড়ির আড়ালে দাঁড়িয়ে চেয়ে রইলুম। একটি আশ্চর্য ছবি চিহ্নিত হতে লাগল মনের চিরস্মরণীয়াগারে। আমার বিস্তৃত অভিজ্ঞতার পথে অনেক অপ্রত্যাশিত মনোহরের দরজার ঠেকেছে মন, পাশ কাটিয়ে চলে গেছি, আজ মনে হল জীবনের একটা কোন্‌ চরমের সংস্পর্শে এসে পৌঁছলুম। এমন করে ভাবা, এমন করে বলা আমার একেবারে অভ্যস্ত নয়। যে-আঘাতে মানুষের নিজের অজানা একটা অপূর্ব স্বরূপ ছিটকিনি খুলে অবারিত হয়, সেই আঘাত আমাকে লাগল কী করে। বরাবর জানি, আমি পাহাড়ের মতো খট্‌খটে, নিরেট। ভিতর থেকে উছলে পড়ল ঝরনা।</text:p>
      <text:p text:style-name="Text_20_body"><text:s/></text:p>
      <text:p text:style-name="Text_20_body">একটা-কিছু বলতে ইচ্ছে করছিল, কিন্তু মানুষের সঙ্গে সব চেয়ে বড়ো আলাপের প্রথম কথাটি কী হতে পারে ভেবে পাই নে। সে হচ্ছে খৃস্টীয় পুরাণের প্রথম সৃষ্টির বাণী, আলো জাগুক, অব্যক্ত হয়ে যাক ব্যক্ত। এক সময়ে মনে হল-- মেয়েটি-- ওর আসল নাম পরে জেনেছি কিন্তু সেটা ব্যবহার করব না, ওকে নাম দিলুম অচিরা। মানে কী। মানে এই যার <text:soft-page-break/>প্রকাশ হতে বিলম্ব হল না,বিদ্যুতের মতো। রইল ঐ নাম। মুখ দেখে মনে হল অচিরা জানতে পেরেছে, কে একজন আড়ালে দাঁড়িয়ে আছে। উপস্থিতির একটা নীরব ধ্বনি আছে বুঝি। লেখা বন্ধ করেছে, অথচ উঠতে পারছে না। পলায়নটা পাছে বড্ড বেশি স্পষ্ট হয়। একবার ভাবলুম বলি, 'মাপ করুন'-- কী মাপ করা, কী অপরাধ, কী বলব তাকে। একটু তফাতে গিয়ে বিলিতি বেঁটে কোদাল নিয়ে মাটিতে খোঁচা মারবার ভান করলুম, ঝুলিতে একটা কী পুরলুম, সেটা অত্যন্ত বাজে। তার পরে ঝুঁকে প'ড়ে মাটিতে বিজ্ঞানী দৃষ্টি চালনা করতে করতে চলে গেলুম। কিন্তু নিশ্চয় মনে জানি, যাঁকে ভোলাবার চেষ্টা করছিলুম তিনি ভোলেন নি। মুগ্ধ পুরুষচিত্তের দুর্বলতার আরো অনেক প্রমাণ তিনি আরো অনেকবার পেয়েছেন, সন্দেহ নেই। আশা করলুম আমার বেলায় এটা তিনিমনে-মনে উপভোগ করছেন। এর চেয়ে বেড়া অল্প-একটু যদি ডিঙোতুম, তা হলে-- তা হলে কী হত কী জানি। রাগতেন, না রাগের ভান করতেন? অত্যন্ত চঞ্চল মন নিয়ে চলেছি আমার বাংলো ঘরের পথে, এমন সময় আমার চোখে পড়ল দুই টুকরায় ছিন্নকরা একখানা চিঠির খাম। এটাকে জিয়লজিক্যাল নমুনা বলে না। তবু তুলে দেখলুম। নামটা ভবতোষ মজুমদার আই.সি.এস.; ঠিকানা ছাপরা, মেয়েলি হাতে লেখা। টিকিট লাগানো আছে, তাতে ডাকঘরের ছাপ নেই। যেন কুমারীর দ্বিধা। আমার বিজ্ঞানী বুদ্ধি; স্পষ্ট বুঝতে পারলুম, এই ছেঁড়া চিঠির খামের মধ্যে একটা ট্র্যাজেডির ক্ষতচিহ্ন আছে। পৃথিবীর ছেঁড়া স্তর থেকে তার বিপ্লবের ইতিহাস বের করা আমাদের কাজ। সেই আমার সন্ধানপটু হাত এই ছেঁড়া খামের রহস্য আবিষ্কার করতে সংকল্প করলে।</text:p>
      <text:p text:style-name="Text_20_body"><text:s/></text:p>
      <text:p text:style-name="Text_20_body">ইতিমধ্যে ভাবছি, নিজের অন্তঃকরণের রহস্য অভূতপূর্ব। এক-একটা বিশেষ অবজ্ঞার সংস্পর্শে তার ভাবখানা কী যে একটু নতুন আকারে দানা বেঁধে দেখা দেয়, এবারে তার পরিচয়ে বিস্মিত হয়েছি। এতদিন যে-মনটা নানা কঠিন অধ্যবসায় নিয়ে শহরে শহরে জীবনের লক্ষ্য সন্ধানে ঘুরেছে,তাকে, স্পষ্ট করে চিনেছিলুম। ভেবেছিলুম সেই আমার সত্যকার স্বভাব, তার আচরণের ধ্রুবত্ব সম্বন্ধে আমি হলপ করতে পারতুম। কিন্তু তার মধ্যে বুদ্ধিশাসনের বহির্ভূত যে-একটা মূঢ় লুকিয়ে ছিল, তাকে এই প্রথম দেখা গেল। ধরা পড়ে গেল আরণ্যক, যে যুক্তি মানে না, যে মোহ মানে। বনের একটা মায়া আছে, গাছপালার নিঃশব্দ চক্রান্ত, আদিম প্রাণের মন্ত্রধ্বনি। দিনে দুপুরে ঝাঁ ঝাঁ করে তার উদাত্ত সুর, রাতে দুপুরে মন্দ্রগম্ভীর ধ্বনি, গুঞ্জন করতে থাকে জীব-চেতনায়, আদিম প্রাণের গূঢ় প্রেরণায় বুদ্ধিকে দেয় আবিষ্ট করে।</text:p>
      <text:p text:style-name="Text_20_body"><text:s/></text:p>
      <text:p text:style-name="Text_20_body">জিয়লজির চর্চার মধ্যেই ভিতরে ভিতরে এই আরণ্যক মায়ার কাজ চলছিল, খুঁজছিলুম রেডিয়মের কণা, যদি কৃপণ পাথরের মুঠির মধ্য থেকে বের করা যায়; দেখতে পেলুম অচিরাকে, কুসুমিত শালগাছের ছায়ালোকের বন্ধনে। এর পূর্বে বাঙালি মেয়েকে দেখেছি সন্দেহ নেই। কিন্তু সবকিছু থেকে স্বতন্ত্র ভাবে এমন একান্ত করে তাকে দেখবার সুযোগ পাই নি। এখানে তার শ্যামল দেহের কোমলতায় বনের লতাপাতা আপন ভাষা যোগ করে দিল। বিদেশিনী রূপসী তো অনেক দেখেছি, যথোচিত ভালোও লেগেছে। কিন্তু বাঙালি মেয়ে এই যেন প্রথম দেখলুম, ঠিক যে-জায়গায় তাকে সম্পূর্ণ দেখা যেতে পারে, এই নিভৃত বনের মধ্যে সে নানা পরিচিত-অপরিচিতের বাস্তবের সঙ্গে জড়িয়ে মিশিয়ে নেই; দেখে মনে হয় না, সে বেণী দুলিয়ে ডায়োসিশনে পড়তে যায়, কিংবা বেথুন কলেজের ডিগ্রিধারিণী, কিংবা বালিগঞ্জেরটেনিসপার্টিতে উচ্চ কলহাস্যে চা পরিবেশন করে। অনেকদিন আগে ছেলেবেলায় হরু ঠাকুর কিংবা রাম বসুর যে গান শুনে তার পরে ভুলে গিয়েছিলুম, যে-গান আজ রেডিয়োতে বাজে না, গ্রামোফোনে পাড়া মুখরিত করে না, জানি নে কেন মনে হল সেই গানের সহজ রাগিণীতে ঐ বাঙালি মেয়েটির রূপের ভূমিকা-- মনে রইল সই মনের বেদনা। এই গানের সুরে যে-একটি করুণ ছবি আছে, সে আজ রূপ নিয়ে আমার চোখে স্পষ্ট ফুটে উঠল। এও সম্ভব হল। কোন্‌ প্রবল ভূমিকম্পে পৃথিবীর-যে তলায় লুকোনো আগ্নেয় সামগ্রী উপরে উঠে পড়ে, জিয়লজি শাস্ত্রে তা পড়েছি, নিজের মধ্যে দেখলুম সেই নীচের তলায় অন্ধকারের তপ্তবিগলিত জিনিসকে হঠাৎ উপরের আলোতে। কঠোর বিজ্ঞানী নবীনমাধবের অটল অন্তঃস্তরে এই উলটপালট আমি কোনোদিন আশা করতে পারি নি।</text:p>
      <text:p text:style-name="Text_20_body"><text:s/></text:p>
      <text:p text:style-name="Text_20_body"><text:soft-page-break/>বুঝতে পারছি, যখন আমি রোজ বিকেলবেলায় এই পথ দিয়ে আমার কাজে ফিরেছি, ও আমাকে দেখেছে, অন্যমনস্ক আমি ওকে দেখি নি। বিলেতে যাবার পর থেকে নিজের চেহারার উপর একটা গর্ব জন্মেছে। ও, হাউ হ্যাণ্ডসম-- এই প্রশস্তি কানাকানিতে আমার অভ্যস্ত হয়ে গিয়েছিল। কিন্তু বিলেতফেরত আমার কোনো কোনো বন্ধুর কাছে শুনেছি, বাঙালি মেয়ের রুচি আলাদা, তারা মোলায়েম মেয়েলি রূপই পুরুষের রূপে খোঁজে। চলিত কথা হচ্ছে-- কার্তিকের মতো চেহারা। বাঙালি কার্তিক আর যাই হোক, কোনো পুরুষে দেবসেনাপতি নয়। প্যারিসে একজন বান্ধবীর মুখে শুনেছি, বিলিতি সাদা রঙ রঙের অভাব; ওরিয়েন্টালের দেহে গরম আকাশ যে রঙ এঁকে দেয় সে সত্যিকার রঙ, সে ছায়ার রঙ, ঐ রঙই আমাদের ভালো লাগে; এ কথাটা বঙ্গোপসাগরের ধারে বোধ হয় খাটে না। এতদিন এ-সব আলোচানা আমার মনেই ওঠে নি। কয়েকদিন ধরে আমাকে ভাবিয়েছে। রোদে-পোড়া আমার রঙ, লম্বা আমার প্রাণসার দেহ, শক্ত আমার বাহু, দ্রুত আমার গতি, শুনেছি দৃষ্টি আমার তীক্ষ্ণ, নাক চিবুক কপাল নিয়ে সুস্পষ্ট জোরালো আমার চেহারা। এপ্‌স্টাইন পাথরে আমার মূর্তি গড়তে চেয়েছিল, সময় দিতে পারি নি। কিন্তু বাঙালিকে আমি মায়ের খোকা বলে জানি, আর মায়েরা তাদের কোলের ধনকে মোমে-গড়া পুতুলের মতো দেখতেই ভালোবাসে। এ-সব কথা মনের মধ্যে ঘুলিয়ে উঠে আমাকে রাগিয়ে তুলছিল। আগেভাগেই কল্পনায় ঝগড়া করছিলুম অচিরার সঙ্গে, বলছিলুম, 'তুমি যাকে বলো সুন্দর সে বিসর্জনের দেবতা, তোমাদের স্তব যদি বা পায় সে, টেঁকে না বেশিদিন।' বলছিলুম, 'আমি বড়ো বড়ো দেশের স্বয়ংবরসভার মালা উপেক্ষা করে এসেছি, আর তুমি আমাকে উপেক্ষা করবে?' গায়ে গ'ড়ে এই বানানো ঝগড়া এমনি ছেলেমানুষিযে, একদিন হেসে উঠেছি আপন উষ্মায়। এ দিকে বিজ্ঞানীর যুক্তি কাজ করছে ভিতরে ভিতরে। মনকে জানাই, এটাও একটা মস্ত কথা, আমার যাতায়াতের পথের ধারে ও বসে থাকে-- একান্ত নিভৃতই যদি ওর প্রার্থনীয় হত, তা হলে ঠাঁই বদল করত। প্রথম প্রথম আমি ওকে আড়ে আড়ে দেখেছি, যেন দেখি নি এই ভান করে। ইদানীং মাঝে মাঝে স্পষ্ট চোখাচোখি হয়েছে-- যতদূর আমার বিশ্বাস, সেটাতে চার চোখের অপঘাত বলে ওর মনে হয় নি।</text:p>
      <text:p text:style-name="Text_20_body"><text:s/></text:p>
      <text:p text:style-name="Text_20_body">এর চেয়েও বিশেষ একটা পরীক্ষা হয়ে গেছে। এর আগে দিনের বেলায় মাটিপাথরের কাজ সাঙ্গ করে দিনের শেষে ঐ পঞ্চবটীর পথ দিয়ে একবারমাত্র যেতেম বাসার দিকে। সম্প্রতি যাতায়াতের পুনরাবৃত্তি হতে আরম্ভ হয়েছে। এই ঘটনাটা যে জিয়লজি সম্পর্কিত নয়, সে কথা বোঝবার মতো বয়স হয়েছে অচিরার, আমারও সাহস ক্রমশ বেড়ে চলল যখন দেখলুম, এই সুস্পষ্ট ভাবের আভাসেও তরুণীকে স্থানচ্যুত করতে পারল না। এক-একদিন হঠাৎ পিছন ফিরে দেখেছি, অচিরা আমার তিরোগমনের দিকে চেয়ে আছে, আমি ফিরতেই তাড়াতাড়ি ডায়ারির দিকে চোখ নামিয়ে নিয়েছি। সন্দেহ হল, ওর ডায়ারি লেখার ধারায় আগেকার মতো বেগ নেই। আমার বিজ্ঞানী বুদ্ধিতে মনোরহস্যের আলোচনা জেগে উঠল। বুঝেছি সে কোনো এক পুরুষের জন্যে তপস্যার ব্রত নিয়েছে, তার নাম ভবতোষ, সে ছাপরায় অ্যাসিস্টেন্ট ম্যাজেস্ট্রেটি করছে বিলেত থেকে ফিরে এসেই। তার পূর্বে দেশে থাকতে এদের দুজনের প্রণয় ছিল গভীর, কাজ নেবার মুখেই একটা আকস্মিক বিপ্লব ঘটেছে। ব্যাপারটা কী, খবর দিতে হবে। শক্ত হল না, কেননা পাটনা বিশ্ববিদ্যালয়ে আমার কেম্ব্রিজের সতীর্থ আছে বঙ্কিম।</text:p>
      <text:p text:style-name="Text_20_body"><text:s/></text:p>
      <text:p text:style-name="Text_20_body">ডাকে চিঠি লিখে পাঠালুম, 'বেহার সিভিল সার্ভিসে আছে ভবতোষ। কন্যাকর্তাদের মহলে জনশ্রুতি শোনা যায়, লোকটি সৎপাত্র। আমার কোনো বন্ধু আমাকে তাঁর মেয়ের জন্যে ঐ লোকটিকে প্রাজাপতিক ফাঁদে ফেলতে সাহায্য করতে অনুরোধ করেছেন। রাস্তা পরিষ্কার আছে কি না, আদ্যন্ত খবর নিয়ে তুমি যদি আমাকে জানাও, কৃতজ্ঞ হব। লোকটির মতিগতি কী রকম তাও জানতে চাই।'</text:p>
      <text:p text:style-name="Text_20_body"><text:s/></text:p>
      <text:p text:style-name="Text_20_body">উত্তর এল, 'রাস্তা বন্ধ। আর মতিগতি সম্বন্ধে এখনো যদি কৌতূহল বাকি থাকে, তবে শোনো।--</text:p>
      <text:p text:style-name="Text_20_body"><text:s/></text:p>
      <text:p text:style-name="Text_20_body"><text:soft-page-break/>'কলেজে পড়বার সময় আমি ছাত্র ছিলুম ডাক্তার অনিলকুমার সরকারের-- অ্যাল্‌ফাবেটের অনেকগুলি অক্ষর জোড়া তাঁর নাম। যেমন তাঁর অসাধারণ পাণ্ডিত্য, তেমনি ছেলেমানুষের মতো তাঁর সরলতা। একমাত্র সংসারের আলো তাঁর নাতনিটিকে যদি দেখো, তা হলে মনে হবে সাধনায় খুশি হয়ে সরস্বতী কেবল যে আবির্ভূত হয়েছেন তাঁর বুদ্ধিলোকে তা নয়, রূপ নিয়ে এসেছেন তাঁর কোলে। ঐ শয়তান ভবতোষ ঢুকল ওঁর স্বর্গলোকে। বুদ্ধি তার তীক্ষ্ণ, বচন তার অনর্গল। প্রথমে ভুললেন অধ্যাপক, তার পরে ভুলল তাঁর নাতনি। ওদের অসহ্য অন্তরঙ্গতা দেখে আমাদের হাত নিস্‌পিস্‌ করত। কিছু বলবার পথ ছিল না, বিবাহসম্বন্ধ পাকাপাকি স্থির হয়ে গিয়েছিল, কেবল অপেক্ষা ছিল বিলেত গিয়ে সিভিল সার্ভিসে উত্তীর্ণ হয়ে আসার। তার পাথেয় আর খরচ জুগিয়েছেন অধ্যাপক। লোকটার সর্দির ধাত ছিল। বধির ভগবানের কাছে আমরা দুবেলা প্রার্থনা করেছি, বিবাহের পূর্বে লোকটা যেন ন্যুমোনিয়া হয়ে মরে। কিন্তু মরে নি। পাস করেছে। করেই ইণ্ডিয়া গবর্মেণ্টের উচ্চপদস্থ একজন মুরুব্বির মেয়েকে বিয়ে করেছে। লজ্জায় ক্ষোভে নিজের কাজ ছেড়ে দিয়ে মর্মাহত মেয়েটিকে নিয়ে অধ্যাপক কোথায় যে অন্তর্ধান করেছেন, তার খবর রেখে যান নি।'</text:p>
      <text:p text:style-name="Text_20_body"><text:s/></text:p>
      <text:p text:style-name="Text_20_body">চিঠিখানা পড়লুম। দৃঢ় সংকল্প করলুম, এই মেয়েটিকে তার লজ্জা থেকে অবসাদ থেকে উদ্ধার করব।</text:p>
      <text:p text:style-name="Text_20_body"><text:s/></text:p>
      <text:p text:style-name="Text_20_body">ইতিমধ্যে অচিরার সঙ্গে কোনোরকম করে একটা কথা আরম্ভ করবার জন্যে মন ছট্‌ফট্‌ করতে লাগল। যদি বিজ্ঞানী না হয়ে হতুম সাহিত্যরসিক, কিংবা বাঙাল না হয়ে যদি হতুম পশ্চিমবঙ্গের আধুনিক, তা হলে নিশ্চয় মুখে কথা বাধত না। কিন্তু বাঙালি মেয়েকে ভয় করি, চিনি নে ব'লে বোধ হয়। একটা ধারণা ছিল, হিন্দুনারী অজানা পরপুরুষমাত্রের কাছে একান্তই অনধিগম্য। খামকা কথা কইতে যাই যদি, তা হলে ওর রক্তে লাগবে অশুচিতা। সংস্কার জিনিসটা এমনি অন্ধ। এখানে কাজে যোগ দেবার পূর্বে কিছুদিন তো কলকাতায় কাটিয়ে এসেছি-- আত্মীয়বন্ধুমহলে দেখে এলুম সিনেমামঞ্চপথবর্তিনী রঙমাখানো বাঙালি মেয়ে, যারা জাতবান্ধবী, তাদের-- থাক্‌ তাদের কথা। কিন্তু অচিরার কোনো পরিচয় না পেয়েই মনে হল, ও আর-এক জাতের-- এ কালের বাইরে আছে দাঁড়িয়ে নির্মল আত্মমর্যাদায়, স্পর্শভীরু মেয়ে। মনে-মনে কেবলই ভাবছি, প্রথম একটি কথা শুরু করব কী করে।</text:p>
      <text:p text:style-name="Text_20_body"><text:s/></text:p>
      <text:p text:style-name="Text_20_body">এই সময়ে কাছাকাছি দুই-একটা ডাকাতি হয়ে গিয়েছিল। মনে হল এই উপলক্ষে অচিরাকে বলি, 'রাজাকে ব'লে আপনার জন্যে পাহারার বন্দোবস্ত করে দিই।' ইংরেজ মেয়ে হলে হয়তো এই গায়েপড়া আনুকূল্যকে স্পর্ধা মনে করত, মাথা বাঁকিয়ে বলত, 'সে ভাবনা আমার'; কিন্তু এই বাঙালির মেয়ে যে কী ভাবে কথাটা নেবে, আমার সে অভিজ্ঞতা নেই। দীর্ঘকাল বাংলার বাইরে থেকে আমার মনের অভ্যাস অনেকখানি জড়িয়ে গেছে বিলিতি সংস্কারে।</text:p>
      <text:p text:style-name="Text_20_body"><text:s/></text:p>
      <text:p text:style-name="Text_20_body">দিনের আলো প্রায় শেষ হয়ে এসেছে। এইবার অচিরার ঘরে ফেরবার সময়, কিংবা ওর দাদামশায় এসে ওকে বেড়াতে নিয়ে যাবেন। এমন সময়ে একজন হিন্দুস্থানী গোঁয়ার এসে অচিরার হাত থেকে হঠাৎ তার ব্যাগ আর ডায়ারিটা ছিনিয়ে নিয়ে চলে যাচ্ছিল, আমি সেই মুহূর্তেই বনের আড়াল থেকে বেরিয়ে এসে বললুম, 'কোনো ভয় নেই আপনার।'-- এই ব'লে ছুটে সেই লোকটার ঘাড়ের উপর গিয়ে ঝাঁপিয়ে পড়তেই সে ব্যাগ আর খাতা ফেলে দৌড় মারলে। আমি লুঠের ধন নিয়ে এসে অচিরাকে দিলুম।</text:p>
      <text:p text:style-name="Text_20_body"><text:s/></text:p>
      <text:p text:style-name="Text_20_body">অচিরা বললে, 'ভাগ্যিস আপনি--'</text:p>
      <text:p text:style-name="Text_20_body"><text:s/></text:p>
      <text:p text:style-name="Text_20_body"><text:soft-page-break/>আমি বললুম, 'আমার কথা বলবেন না, ভাগ্যিস ও লোকটা এসেছিল।'</text:p>
      <text:p text:style-name="Text_20_body"><text:s/></text:p>
      <text:p text:style-name="Text_20_body">'তার মানে?'</text:p>
      <text:p text:style-name="Text_20_body"><text:s/></text:p>
      <text:p text:style-name="Text_20_body">'তার মানে, ওরই সাহায্যে আপনার সঙ্গে প্রথম কথাটা হয়ে গেল। এতদিন কিছুতেই ভেবে পাচ্ছিলুম না, কী যে বলি।'</text:p>
      <text:p text:style-name="Text_20_body"><text:s/></text:p>
      <text:p text:style-name="Text_20_body">'কিন্তু ও যে ডাকাত।'</text:p>
      <text:p text:style-name="Text_20_body"><text:s/></text:p>
      <text:p text:style-name="Text_20_body">'না, ও ডাকাত নয়, ও আমার বরকন্দাজ।'</text:p>
      <text:p text:style-name="Text_20_body"><text:s/></text:p>
      <text:p text:style-name="Text_20_body">অচিরা মুখে তার খয়েরী রঙের আঁচল তুলে ধ'রে খিল্‌খিল্‌ করে হেসে উঠল। কী মিষ্টি তার ধ্বনি, যেন ঝর্‌নার স্রোতে নুড়ির সুরওয়ালা শব্দ।</text:p>
      <text:p text:style-name="Text_20_body"><text:s/></text:p>
      <text:p text:style-name="Text_20_body">হাসি থামতেই বললে, 'কিন্তু সত্যি হলে খুব মজা হত।'</text:p>
      <text:p text:style-name="Text_20_body"><text:s/></text:p>
      <text:p text:style-name="Text_20_body">'মজা হত কার পক্ষে।'</text:p>
      <text:p text:style-name="Text_20_body"><text:s/></text:p>
      <text:p text:style-name="Text_20_body">'যাকে নিয়ে ডাকাতি তার পক্ষে। এইরকম যে একটা গল্প পড়েছি।'</text:p>
      <text:p text:style-name="Text_20_body"><text:s/></text:p>
      <text:p text:style-name="Text_20_body">'তার পরে উদ্ধারকর্তার কী হত।'</text:p>
      <text:p text:style-name="Text_20_body"><text:s/></text:p>
      <text:p text:style-name="Text_20_body">'তাকে বাড়ি নিয়ে গিয়ে চা খাইয়ে দিতুম।'</text:p>
      <text:p text:style-name="Text_20_body"><text:s/></text:p>
      <text:p text:style-name="Text_20_body">'আর এই ফাঁকি উদ্ধারকর্তার কী হবে।'</text:p>
      <text:p text:style-name="Text_20_body"><text:s/></text:p>
      <text:p text:style-name="Text_20_body">'তার তো আর-কিছুতে দরকার নেই। সে তো আলাপ করবার প্রথম কথাটা চেয়েছিল-- পেয়েছে দ্বিতীয় তৃতীয় চতুর্থ পঞ্চম কথা।'</text:p>
      <text:p text:style-name="Text_20_body"><text:s/></text:p>
      <text:p text:style-name="Text_20_body">'গণিতের সংখ্যাগুলো হঠাৎ ফুরোবে না তো।'</text:p>
      <text:p text:style-name="Text_20_body"><text:soft-page-break/><text:s/></text:p>
      <text:p text:style-name="Text_20_body">'কেন ফুরোবে।'</text:p>
      <text:p text:style-name="Text_20_body"><text:s/></text:p>
      <text:p text:style-name="Text_20_body">'আচ্ছা, আপনি হলে আমাকে প্রথম কথাটা কী বলতেন।'</text:p>
      <text:p text:style-name="Text_20_body"><text:s/></text:p>
      <text:p text:style-name="Text_20_body">'আমি হলে বলতুম, রাস্তায় ঘাটে কতকগুলো নুড়ি কুড়িয়ে কী ছেলেমানুষি করছেন। আপনার কি বয়স হয় নি।'</text:p>
      <text:p text:style-name="Text_20_body"><text:s/></text:p>
      <text:p text:style-name="Text_20_body">'কেন বলেন নি।'</text:p>
      <text:p text:style-name="Text_20_body"><text:s/></text:p>
      <text:p text:style-name="Text_20_body">'ভয় করেছিল।'</text:p>
      <text:p text:style-name="Text_20_body"><text:s/></text:p>
      <text:p text:style-name="Text_20_body">'ভয়? আমাকে ভয়?'</text:p>
      <text:p text:style-name="Text_20_body"><text:s/></text:p>
      <text:p text:style-name="Text_20_body">'আপনি যে বড়ো লোক। দাদুর কাছে শুনেছি। তিনি যে আপনার লেখা প্রবন্ধ বিলিতি কাগজে পড়েছিলেন। তিনি যা পড়েন আমাকে বোঝাতে চেষ্টা করেন।'</text:p>
      <text:p text:style-name="Text_20_body"><text:s/></text:p>
      <text:p text:style-name="Text_20_body">'এটাও করেছিলেন?'</text:p>
      <text:p text:style-name="Text_20_body"><text:s/></text:p>
      <text:p text:style-name="Text_20_body">'হাঁ, করেছিলেন। কিন্তু লাটিন নামের পাহারার ঘটা দেখে জোড়হাত ক'রে বলেছিলুম, দাদু, এটা থাক্‌, বরঞ্চ তোমার কোয়ন্টম থিয়োরির বইখানা নিয়ে আসি।''</text:p>
      <text:p text:style-name="Text_20_body"><text:s/></text:p>
      <text:p text:style-name="Text_20_body">'সেটা বুঝি <text:s/>আপনি বুঝতে পারেন?'</text:p>
      <text:p text:style-name="Text_20_body"><text:s/></text:p>
      <text:p text:style-name="Text_20_body">'কিছুমাত্র না। কিন্তু দাদুর একটা বদ্ধ সংস্কার আছে-- সবাই সব-কিছুই বুঝতে পারে। তাঁর সে বিশ্বাস ভাঙতে আমার ভালো লাগে না। তাঁর আর-একটা আশ্চর্য ধারণা আছে-- মেয়েদের সহজবুদ্ধি পুরুষের চেয়ে অনেক বেশি তীক্ষ্ণ। তাই ভয়ে ভয়ে আছি এইবার নিশ্চয়ই 'টাইম-স্পেস'-এর জোড়-মেলানো সম্বন্ধের ব্যাখ্যা আমাকে শুনতে হবে। আসল কথা, মেয়েদের উপর তাঁর করুণার অন্ত নেই। দিদিমা যখন বেঁচে ছিলেন, বড়ো বড়ো কথা পাড়লেই তিনি মুখ বন্ধ করে দিতেন। তাই মেয়েদের তীক্ষ্ণ বুদ্ধি যে কতদূর যেতে পারে, তার প্রত্যক্ষ প্রমাণ দিদিমার কাছ থেকে পান নি। আমি ওঁকে হতাশ করতে পারব না। অনেক শুনেছি, বুঝি নি, আরো অনেক শুনব আর বুঝব না।'</text:p>
      <text:p text:style-name="Text_20_body"><text:s/></text:p>
      <text:p text:style-name="Text_20_body">অচিরার দুই চোখ কৌতুকে স্নেহে জ্বল্‌জ্বল্‌ ছল্‌ছল্‌ করে উঠল। ইচ্ছে করছিল, স্নিগ্ধ <text:s/>কণ্ঠের এই আলাপ শীঘ্র যেন শেষ <text:soft-page-break/>হয়ে না যায়। দিনের আলো ম্লান হয়ে এলে। সন্ধ্যার প্রথম তারা জ্বলে উঠেছে শালবনের মাথার উপরে। সাঁওতাল মেয়েরা জ্বালানি-কাঠ সংগ্রহ করে নিয়ে যাচ্ছে ঘরে, দূর থেকে শোনা যাচ্ছে তাদের গান।</text:p>
      <text:p text:style-name="Text_20_body"><text:s/></text:p>
      <text:p text:style-name="Text_20_body">এমন সময় বাইরে থেকে ডাক এল, 'দিদি, কোথায় তুমি। অন্ধকার হয়ে এল যে। আজকাল সময় ভালো নয়।'</text:p>
      <text:p text:style-name="Text_20_body"><text:s/></text:p>
      <text:p text:style-name="Text_20_body">'ভালো তো নয়ই দাদু, তাই একজন রক্ষাকর্তা নিযুক্ত করেছি।'</text:p>
      <text:p text:style-name="Text_20_body"><text:s/></text:p>
      <text:p text:style-name="Text_20_body">অধ্যাপক আসতেই তাঁর পায়ের ধুলো নিয়ে প্রণাম করলুম। তিনি শশব্যস্ত হয়ে উঠলেন। পরিচয় দিলুম, 'আমার নাম নবীনমাধব সেনগুপ্ত।'</text:p>
      <text:p text:style-name="Text_20_body"><text:s/></text:p>
      <text:p text:style-name="Text_20_body">বৃদ্ধের মুখ উজ্জ্বল হয়ে উঠল, বললেন, 'বলেন কী, আপনিই ডাক্তার সেনগুপ্ত? আপনি তো ছেলেমানুষ।'</text:p>
      <text:p text:style-name="Text_20_body"><text:s/></text:p>
      <text:p text:style-name="Text_20_body">আমি বললুম, 'নিতান্ত ছেলেমানুষ। আমার বয়স ছত্রিশের বেশি নয়।'</text:p>
      <text:p text:style-name="Text_20_body"><text:s/></text:p>
      <text:p text:style-name="Text_20_body">আবার অচিরার সেই কলমধুর কণ্ঠের হাসি, আমার মনে যেন দুনো লয়ের ঝংকারে সেতার বাজিয়ে দিলে। বললে, 'দাদুর কাছে পৃথিবীর সবাই ছেলেমানুষ, আর দাদু হচ্ছেন সকল ছেলেমানুষের আগরওয়ালা।'</text:p>
      <text:p text:style-name="Text_20_body"><text:s/></text:p>
      <text:p text:style-name="Text_20_body">অধ্যাপক বললেন, 'আগরওয়ালা? একটা নতুন শব্দ বাংলায় আমদানি করলে। কোথা থেকে জোটালে।'</text:p>
      <text:p text:style-name="Text_20_body"><text:s/></text:p>
      <text:p text:style-name="Text_20_body">'সেই যে তোমার ভালোবাসার মাড়োয়ারি ছাত্র, কুন্দনলাল আগরওয়ালা; আমাকে এনে দিত বোতলে করে আমের চাটনি; আমি তাকে জিজ্ঞাসা করেছিলুম, আগরওয়ালা কাথাটার মানে কী। সে বলেছিল, পায়োনিয়র।'</text:p>
      <text:p text:style-name="Text_20_body"><text:s/></text:p>
      <text:p text:style-name="Text_20_body">অধ্যাপক বললেন, 'ডাক্তার সেনগুপ্ত, আপনার সঙ্গে আলাপ হল যদি, আমাদের ওখানে যেতে হবে তো।'</text:p>
      <text:p text:style-name="Text_20_body"><text:s/></text:p>
      <text:p text:style-name="Text_20_body">কিচ্ছু বলতে হবে না, দাদু। যাবার জন্যে লাফালাফি করছেন। আমার কাছে শুনেছেন, দেশকালের একজোট তত্ত্ব নিয়ে তুমি ব্যাখ্যা করবে আইন্‌স্টাইনের কাঁধে চ'ড়ে।'</text:p>
      <text:p text:style-name="Text_20_body"><text:s/></text:p>
      <text:p text:style-name="Text_20_body">মনে মনে বললুম, 'সর্বনাশ। কী দুষ্টুমি।'</text:p>
      <text:p text:style-name="Text_20_body"><text:s/></text:p>
      <text:p text:style-name="Text_20_body">অধ্যাপক অত্যন্ত উৎসাহিত হয়ে বললেন,'আপনার বুঝি 'টাইম্‌-স্পেস'-এর--'</text:p>
      <text:p text:style-name="Text_20_body"><text:soft-page-break/><text:s/></text:p>
      <text:p text:style-name="Text_20_body">আমি ব্যস্ত হয়ে বলে উঠলুম, 'কিচ্ছু বুঝি নে 'টাইম্‌-স্পেস'-রে। আমাকে বোঝাতে গেলে আপনার সময় নষ্ট হবে মাত্র।'</text:p>
      <text:p text:style-name="Text_20_body"><text:s/></text:p>
      <text:p text:style-name="Text_20_body">বৃদ্ধ ব্যগ্র হয়ে বলে উঠলেন, 'সময়! এখানে সময়ের অভাব কোথায়। আচ্ছা, এক কাজ করুন-না, আজকে নাহয় আমাদের ওখানে আহার করবেন, কী বলেন।'</text:p>
      <text:p text:style-name="Text_20_body"><text:s/></text:p>
      <text:p text:style-name="Text_20_body">আমি লাফ দিয়ে বলতে যাচ্ছিলুম, 'এখ্‌খনি।'</text:p>
      <text:p text:style-name="Text_20_body"><text:s/></text:p>
      <text:p text:style-name="Text_20_body">অচিরা বলে উঠল, 'দাদু, সাধে তোমাকে বলি ছেলেমানুষ। যখন-তখন নেমন্তন্ন করে তুমি আমাকে মুশকিলে ফেল। এই দণ্ডকারণ্যে ফিরপোর দোকান পাব কোথায়। ওঁরা বিলেতের ডিনার খাইয়ে জাতের সর্বগ্রাসী মানুষ,কেন তোমার নাতনির বদনাম করবে। অন্তত ভেটকিমাছ আর ভেড়ার ব্যবস্থা করতে হবে তো।'</text:p>
      <text:p text:style-name="Text_20_body"><text:s/></text:p>
      <text:p text:style-name="Text_20_body">'আচ্ছা, আচ্ছা, তা হলে কবে আপনার সুবিধে হবে বলুন।'</text:p>
      <text:p text:style-name="Text_20_body"><text:s/></text:p>
      <text:p text:style-name="Text_20_body">'সুবিধে আমার কালই হতে পারবে। কিন্তু অচিরাদেবীকে বিপন্ন করতে চাই নে। ঘোর জঙ্গলে পাহাড়ে গুহাগহ্বরে আমাকে ভ্রমণে যেতে হয়। সঙ্গে রাখি থলে ভরে চিঁড়ে, ছড়াকয়েক কলা, বিলিতি বেগুন, কাঁচা ছোলার শাক, চিনেবাদামও কখনো থাকে। আমি সঙ্গে নিয়ে আসব ফলারের আয়োজন, অচিরাদেবী দই দিয়ে স্বহস্তে মেখে আমাকে খাওয়াবেন, এতে যদি রাজি থাকেন তা হলে কোনো কথা থাকবে না।'</text:p>
      <text:p text:style-name="Text_20_body"><text:s/></text:p>
      <text:p text:style-name="Text_20_body">'দাদু, বিশ্বাস কোরো না এ-সব লোককে। তুমি বাংলা-মাসিকে লিখেছিলে বাঙালির খাদ্যে ভিটেমিনের প্রভাব,সে উনি পড়েছেন, তাই কেবল তোমাকে খুশি করবার জন্যে চিঁড়েকলার ফর্দ তোমাকে শোনালেন।'</text:p>
      <text:p text:style-name="Text_20_body"><text:s/></text:p>
      <text:p text:style-name="Text_20_body">আমি ভাবলুম,মুশকিলে ফেললে। বাংলা কাগজে ডাক্তারের লেখা ভিটামিনের তত্ত্ব পড়া কোনোকালে আমার দ্বারা সম্ভব নয়; কিন্তু কবুল করি কী করে।-- বিশেষত উনি যখন উৎফুল্ল হয়ে আমাকে জিজ্ঞাসা করলেন, 'সেটা পড়েছেন নাকি।'</text:p>
      <text:p text:style-name="Text_20_body"><text:s/></text:p>
      <text:p text:style-name="Text_20_body">আমি বললুম, 'পড়ি বা না-পড়ি তাতে কিছু আসে যায় না, আসল কথা--'</text:p>
      <text:p text:style-name="Text_20_body"><text:s/></text:p>
      <text:p text:style-name="Text_20_body">আসল কথা, উনি নিশ্চয়ই জানেন কাল যদি ওঁকে খাওয়াই, তা হলে ওঁর পাতে পশুপক্ষী স্থাবরজঙ্গম কিছুই বাদ পড়বে না। সেইজন্যে, অত নিশ্চিন্ত মনে বিলিতি বেগুনের নামকীর্তন করলেন। ওঁর শরীরটার দিকে দেখো-না চেয়ে, শুধু শাকান্নে গড়া ব'লে কেউ সন্দেহ করতে পারে? দাদু, তুমি সবাইকেই অত্যন্ত বেশি বিশ্বাস কর, এমন-কি, আমাকেও। সেইজন্যে ঠাট্টা করে তোমাকে কিছু বলতে সাহস করি নে।'</text:p>
      <text:p text:style-name="Text_20_body"><text:s/></text:p>
      <text:p text:style-name="Text_20_body"><text:soft-page-break/>বলতে বলতে ধীরে ধীরে আমরা ওঁদের বাড়ির দিকে চলেছি, এমন সময় হঠাৎ অচিরা বলে উঠল, 'এইবার আপনি ফিরে যান বাসায়।'</text:p>
      <text:p text:style-name="Text_20_body"><text:s/></text:p>
      <text:p text:style-name="Text_20_body">'কেন, আমি ভেবেছিলুম আপনাদের বাড়ির দরজা পর্যন্ত পৌঁছে দিয়ে আসব।'</text:p>
      <text:p text:style-name="Text_20_body"><text:s/></text:p>
      <text:p text:style-name="Text_20_body">'ঘর এলেমেলো হয়ে আছে। আপনি বলবেন, বাঙালি মেয়েরা সব অগোছালো। কাল এমন ক'রে সাজিয়ে রাখব যে মেমসাহেবের কথা মনে পড়বে।'</text:p>
      <text:p text:style-name="Text_20_body"><text:s/></text:p>
      <text:p text:style-name="Text_20_body">অধ্যাপক বললেন, 'আপনি কিছু মনে করবেন না ডক্টর সেনগুপ্ত, অচি বেশি কথা কচ্ছে, কিন্তু ওর স্বভাব নয় সেটা। এখানে বড়ো নির্জন ব'লে ও জুড়ে রাখে আমার মনকে অনর্গল কথা কয়ে। সেটাই ওর অভ্যেস হয়ে গেছে। ও যখন চূপ করে থাকে তখনই আমার ঘরটা যেন ছম্‌ছম্‌ করতে থাকে, আমার মনটাও। ও জানে সে কথা। আমার ভয় করে পাছে ওকে কেউ ভুল বোঝে।'</text:p>
      <text:p text:style-name="Text_20_body"><text:s/></text:p>
      <text:p text:style-name="Text_20_body">বুড়োর গলা জড়িয়ে ধ'রে অচিরা বললে, 'বুঝুক-না দাদু, অত্যন্ত অনিন্দনীয়া হতে চাই নে, সেটা অত্যন্ত আন-ইন্টারেস্টিঙ।'</text:p>
      <text:p text:style-name="Text_20_body"><text:s/></text:p>
      <text:p text:style-name="Text_20_body">অধ্যাপক সগর্বে বলে উঠলেন, 'জানেন সেনগুপ্ত, আমার দিদি কিন্তু কথা কইতে জানে, অমন আমি কাউকে দেখি নি।'</text:p>
      <text:p text:style-name="Text_20_body"><text:s/></text:p>
      <text:p text:style-name="Text_20_body">'তুমি আমার মতো কাউকে দেখো নি দাদু, আমিও কাউকে দেখি নি তোমার মতো।'</text:p>
      <text:p text:style-name="Text_20_body"><text:s/></text:p>
      <text:p text:style-name="Text_20_body">আমি বললুম, 'আচার্যদেব, যাবার আগে আমাকে কিন্তু একটা কথা দিতে হবে।'</text:p>
      <text:p text:style-name="Text_20_body"><text:s/></text:p>
      <text:p text:style-name="Text_20_body">'আচ্ছা বেশ।'</text:p>
      <text:p text:style-name="Text_20_body"><text:s/></text:p>
      <text:p text:style-name="Text_20_body">'আপনি যতবার আমাকে আপনি বলেন, আমি মনে-মনে ততবার জিভ কাটতে থাকি। আমাকে তুমি যদি বলেন, তা হলে সেটাতেই যথার্থ আপনার স্নেহে সম্মান পাব। এ বাড়িতে আমাকে তুমি-শ্রেণীতে তুলে দিতে আপনার নাতনিও সাহায্য করবেন।'</text:p>
      <text:p text:style-name="Text_20_body"><text:s/></text:p>
      <text:p text:style-name="Text_20_body">'সর্বনাশ! আমি সামান্য নাতনি, হঠাৎ অত উঁচুতে নাগাল পাব না, আপনি বড়োলোক। আমি বলি আর-কিছুদিন যাক, যদি ভুলতে পারি আপনার ডিগ্রিধারী রূপ, তা হলে সবই সম্ভব হবে। কিন্তু দাদুর কথা স্বতন্ত্র। এখনই শুরু করো। দাদু বলো তো, 'তুমি কাল খেতে এসো, দিদি যদি মাছের ঝোলে নুন বেশি দিয়ে ফেলে, তা হলে ভালোমানুষের মতো সহ্য কোরো, বোলো, বাঃ কী চমৎকার, পাতে আরো একটু দিতে হবে।'</text:p>
      <text:p text:style-name="Text_20_body"><text:soft-page-break/><text:s/></text:p>
      <text:p text:style-name="Text_20_body">অধ্যাপক সস্নেহে আমার কাঁধে হাত দিয়ে বললেন, 'ভাই, আর কিছুকাল আগে যদি আমার দিদিকে দেখতে, তা হলে বুঝতে পারতে, আসলে ও লাজুক। সেইজন্যে ও যখন আলাপ করা কর্তব্য মনে করে, তখন জোর করতে গিয়ে কথা বেশি হয়ে পড়ে।'</text:p>
      <text:p text:style-name="Text_20_body"><text:s/></text:p>
      <text:p text:style-name="Text_20_body">'দেখেছেন ডক্টর সেনগুপ্ত, দাদু আমাকে কী রকম মধুর করে শাসন করেন। যেন ইক্ষুদণ্ড দিয়ে। অনায়াসে বলতে পারতেন, তুমি বড়ো মুখরা, তোমার প্রগল্‌ভতা অত্যন্ত অসহ্য। আপনি কিন্তু আমাকে ডিফেণ্ড করবেন। কী বলবেন, বলুন-না।'</text:p>
      <text:p text:style-name="Text_20_body"><text:s/></text:p>
      <text:p text:style-name="Text_20_body">'আপনার মুখের সামনে বলব না।'</text:p>
      <text:p text:style-name="Text_20_body"><text:s/></text:p>
      <text:p text:style-name="Text_20_body">'বেশি কঠোর হবে?'</text:p>
      <text:p text:style-name="Text_20_body"><text:s/></text:p>
      <text:p text:style-name="Text_20_body">'আপনি জানেন আমার মনের কথা।'</text:p>
      <text:p text:style-name="Text_20_body"><text:s/></text:p>
      <text:p text:style-name="Text_20_body">'তা হলে থাক্‌। এখন বাড়ি যান।'</text:p>
      <text:p text:style-name="Text_20_body"><text:s/></text:p>
      <text:p text:style-name="Text_20_body">'একটা কথা বাকি আছে। কাল আপনাদের ওখানে যে নেমন্তন্ন সে আমার নতুন নামকরণের। কাল থেকে নবীনমাধব নাম থেকে লোপ পাবে ডাক্তার সেনগুপ্ত। সূর্যের কাছে আনাগোনা করতে গিয়ে ধূমকেতুর যেমন লেজটা যায় উড়ে, মুণ্ডটা থাকে বাকি।'</text:p>
      <text:p text:style-name="Text_20_body"><text:s/></text:p>
      <text:p text:style-name="Text_20_body">'তা হলে নামকর্তন বলুন, নামকরণ বলছেন কেন।'</text:p>
      <text:p text:style-name="Text_20_body"><text:s/></text:p>
      <text:p text:style-name="Text_20_body">'আচ্ছা, তাই সই।'</text:p>
      <text:p text:style-name="Text_20_body"><text:s/></text:p>
      <text:p text:style-name="Text_20_body">এইখানে শেষ হল আমার প্রথম বড়োদিন।</text:p>
      <text:p text:style-name="Text_20_body"><text:s/></text:p>
      <text:p text:style-name="Text_20_body">বার্ধক্যের কী প্রশান্ত সৌন্দর্য, কী সৌম্য মূর্তি। চোখদুটি যেন আশীর্বাদ করছে।হাতে একটি পালিশ-করা লাঠি, গলায় শুভ্র পাট-করা চাদর, ধুতি যত্নে কোঁচানো, গায়ে তসরের জামা, মাথায় শুভ্র চুল বিরল হয়ে এসেছে, কিন্তু পরিপাটি করে আঁচড়ানো। স্পষ্ট বোঝা যায় এঁর সাজসজ্জায় এঁর দিনযাত্রায় নাতনির হাতের শিল্পকার্য। ইনি যে অতিলালনের অত্যাচার সহ্য করেন, সে কেবল এই মেয়েটিকে খুশি রাখবার জন্যে।</text:p>
      <text:p text:style-name="Text_20_body"><text:soft-page-break/><text:s/></text:p>
      <text:p text:style-name="Text_20_body">আমার বৈজ্ঞানিক খবরকে ছাড়িয়ে উঠল, এঁদের খবর নেওয়া। অধ্যাপকের নাম ব্যবহার করব, অনিলকুমার সরকার। গত জেনেরশনের কেম্ব্রিজ য়ুনিভারসিটির পি-এইচ.ডি. দলের একজন। মাসকয়েক আগে একটি ঔপনাগরিক কলেজের অধ্যক্ষতা ত্যাগ করে এখানকার স্টেটের একটার পরিত্যক্ত ডাকবাংলা ভাড়া নিয়ে নিজের খরচে সেটা বাসযোগ্য করেছেন। এইটে হল ইতিহাসের খসড়া, বাকিটুকু বঙ্কিমের চিঠি থেকে মিলিয়ে নেওয়া যেতে পারে।</text:p>
      <text:p text:style-name="Text_20_body"><text:s/></text:p>
      <text:p text:style-name="Text_20_body">আমার গল্পের আদিপর্ব শেষ হয়ে গেল। ছোটোগল্পের আদি ও অন্তে বেশি ব্যবধান থাকে না। জিনিসটাকে ফলিয়ে বলবার লোভ করব না, ওর স্বভাব নষ্ট করতে চাই নে।</text:p>
      <text:p text:style-name="Text_20_body"><text:s/></text:p>
      <text:p text:style-name="Text_20_body">অচিরার সঙ্গে স্পষ্ট কথা বলার যুগ এল সংক্ষেপেই। সেদিন চড়িভাতি হয়েছিল তনিকা নদীর তীরে।</text:p>
      <text:p text:style-name="Text_20_body"><text:s/></text:p>
      <text:p text:style-name="Text_20_body">অধ্যাপক ছেলেমানুষের মতন হঠাৎ আমাকে জিগ্‌গেসা করে বসলেন, 'নবীন, তোমার কি বিবাহ হয়েছে।'</text:p>
      <text:p text:style-name="Text_20_body"><text:s/></text:p>
      <text:p text:style-name="Text_20_body">প্রশ্নটা এতই সুস্পষ্ট ভাবব্যঞ্জক যে, আর কেউ হলে ওটা চেপে যেত। আমি উত্তর করলুম, 'না, এখনো তো হয় নি।'</text:p>
      <text:p text:style-name="Text_20_body"><text:s/></text:p>
      <text:p text:style-name="Text_20_body">অচিরার কাছে কোনো কথাই এড়ায় না। সে বললে, 'দাদু, ঐ এখনো শব্দটা সংশয়গ্রস্ত কন্যাকর্তাদের মনকে সান্ত্বনা দেবার জন্যে। ওর কোনো যথার্থ মানে নেই।'</text:p>
      <text:p text:style-name="Text_20_body"><text:s/></text:p>
      <text:p text:style-name="Text_20_body">'একেবারে মানে যে নেই, এ কথা নিশ্চিত স্থির করলেন কী করে।'</text:p>
      <text:p text:style-name="Text_20_body"><text:s/></text:p>
      <text:p text:style-name="Text_20_body">'এটা গণিতের প্রব্লেম-- তাও হাইয়ার ম্যাথ্‌ম্যাটিক্‌স্‌ বললে যা বোঝায়, তা নয়। পূর্বেই শোনা গেছে, আপনি ছত্রিশ বছরের ছেলেমানুষ। হিসেব করে দেখলুম, এর মধ্যে আপনারা মা অন্তত পাঁচ-সাতবার আপনাকে বলেছেন, 'বাবা, ঘরে বউ আনতে চাই।' আপনি বলেছেন, 'তার আগে চাই লোহার সিন্দুকে টাকা আনতে'। মা চোখের জল মুছে চুপ করে রইলেন। তার পরে ইতিমধ্যে আপনার আর-সব হয়েছে, কেবল ফাঁসি ছিল বাকি। শেষকালে এখানকার রাজসরকারে যখন মোটা মাইনের পদজুটল, মা আবার বললেন, 'বাবা, এবার বিয়ে করতে হবে, আমার আর কদিন বা সময় আছে।' আপনি বললেন, 'আমার জীবন আর আমার সায়ান্স এক, সে আমি দেশকে উৎসর্গ করব। আমি কোনোদিন বিয়ে করব না।' হতাশ হয়ে আবার তিনি চোখের জল মুছে বসে আছেন। আপনার ছত্রিশ বছর বয়সের গণিতফল গণনা করতে আমার গণনায় ভুল হয়েছে কি না বলুন, সত্যি করে বলুন।'</text:p>
      <text:p text:style-name="Text_20_body"><text:s/></text:p>
      <text:p text:style-name="Text_20_body">এ মেয়ের সঙ্গে অনবধানে কথা কওয়া বিপদজনক। কিছুদিন আগেই একটা ব্যাপার ঘটেছিল। প্রসঙ্গক্রমে অচিরা আমাকে বলেছিল, 'আমাদের দেশে মেয়েদের আপনারা পান সংসারের সঙ্গিনীরূপে। সংসারে যাদের দরকার নেই, এ দেশের মেয়েরাও তাদের কাছে অনাবশ্যক। কিন্তু বিলেতে যারা বিজ্ঞানের তপস্বী, তাদের তো উপযুক্ত তপস্বিনী জোটে, যেমন ছিল অধ্যাপক কুরির সধর্মিণী মাদাম কুরি। সেরকম কোনো মেয়ে আপনি সে দেশে থাকতে পান নি?' মনে পড়ে <text:soft-page-break/>গেল ক্যাথারিনের কথা। একসঙ্গে কাজ করেছি লণ্ডনে থাকতে। এমন-কি, আমার একটা রিসার্চের বইয়ে আমার নামের সঙ্গে তাঁর নামও জড়িত ছিল। মানতে হল কথাটা। অচিরা বললে, 'তাঁকে আপনি বিয়ে করলেন না কেন। তিনি কি রাজি ছিলেন না।'</text:p>
      <text:p text:style-name="Text_20_body"><text:s/></text:p>
      <text:p text:style-name="Text_20_body">আবার মানতে হল, 'হাঁ, প্রস্তাব তাঁর দিক থেকেই উঠেছিল।'</text:p>
      <text:p text:style-name="Text_20_body"><text:s/></text:p>
      <text:p text:style-name="Text_20_body">'তবে?'</text:p>
      <text:p text:style-name="Text_20_body"><text:s/></text:p>
      <text:p text:style-name="Text_20_body">'আমার কাজ যে ভারতবর্ষের। শুধু সে তো বিজ্ঞানের নয়।'</text:p>
      <text:p text:style-name="Text_20_body"><text:s/></text:p>
      <text:p text:style-name="Text_20_body">'অর্থাৎ ভালোবাসার সফলতা আপনার মতো সাধকের কামনার জিনিস নয়। মেয়েদের জীবনের চরম লক্ষ্য ব্যক্তিগত, আপনাদের নৈর্ব্যক্তিক।'</text:p>
      <text:p text:style-name="Text_20_body"><text:s/></text:p>
      <text:p text:style-name="Text_20_body">এর জবাবটা হঠাৎ মুখে এল না। আমাকে চুপ করে থাকতে দেখে অচিরা বললে, 'বাংলা সাহিত্য আপনি বোধ হয় পড়েন না। 'কচ ও দেবযানী ব'লে একটা কবিতা আছে। তাতে ঐ কথাই আছে, মেয়েদের ব্রত হচ্ছে পুরুষকে বাঁধা, আর পুরুষদের ব্রত সে-বাঁধন কাটিয়ে অমরলোকের রাস্তা বানানো। কচ বেরিয়ে পড়েছিল দেবযানীর অনুরোধ এড়িয়ে, আপনি কাটিয়ে এসেছেন মায়ের অনুনয়। একই কথা। মেয়েপুরুষের এই চিরকালের দ্বন্দ্বে আপনি জয়ী হয়েছেন। জয় হোক আপনার পৌরুষের। কাঁদুক মেয়েরা, সে-কান্না আপনারা নিন পূজার নৈবেদ্য। দেবতার উদ্দেশে আসে নৈবেদ্য, কিন্তু দেবতা থাকেন নিরাসক্ত।'</text:p>
      <text:p text:style-name="Text_20_body"><text:s/></text:p>
      <text:p text:style-name="Text_20_body">অধ্যাপক এই আলোচনার মূল লক্ষ্য কিছুই বুঝলেন না। সগর্বে বললেন, 'দিদির মুখে গভীর সত্য কেমন বিনা চেষ্টায় প্রকাশ পায়, বাইরের লোকে শুনলে মনে করবে--'</text:p>
      <text:p text:style-name="Text_20_body"><text:s/></text:p>
      <text:p text:style-name="Text_20_body">তাঁর কেবলই ভয়, বাইরের লোক তাঁর নাতনিকে ঠিক বুঝতে পারবে না। অচিরা বললে, 'বাইরের লোক মেয়েদের জেঠামি সইতে পারে না, তাদের কথা তুমি ভেবো না। তুমি আমাকে ঠিক বুঝলেই হল।'</text:p>
      <text:p text:style-name="Text_20_body"><text:s/></text:p>
      <text:p text:style-name="Text_20_body">অচিরা খুব বড়ো কথাও বলে থাকে হাসির ছলে, কিন্তু আজ সে কী গম্ভীর। আমার একটা কথা আন্দাজে মনে হল, ভবতোষ ওকে বুঝিয়েছিল যে, সে যে ভারতসরকারের উচ্চ গগনের জ্যোতির্লোক থেকে বধূ এনেছে, তারও লক্ষ্য খুব উচ্চ এবং নিঃস্বার্থ। ব্রিটিশ রাষ্ট্রশাসনের ভাণ্ডার হতেই সে শক্তি সংগ্রহ করতে পারবে দেশের কাজে লাগাতে। এত সহজ নয় অচিরাকে ছলনা করা। সে যে ভোলে নি, তার প্রমাণ রয়ে গেছে সেই দ্বিখণ্ডিত চিঠির খামটা থেকেই।</text:p>
      <text:p text:style-name="Text_20_body"><text:s/></text:p>
      <text:p text:style-name="Text_20_body">অচিরা আবার বললে , 'দেবযানী কচকে কী অভিসম্পাত দিয়েছিল জানেন, নবীনবাবু?'</text:p>
      <text:p text:style-name="Text_20_body"><text:soft-page-break/><text:s/></text:p>
      <text:p text:style-name="Text_20_body">'না।'</text:p>
      <text:p text:style-name="Text_20_body"><text:s/></text:p>
      <text:p text:style-name="Text_20_body">'বলেছিল, 'তোমার জ্ঞানসাধনার ধন তুমি নিজে ব্যবহার করতে পারবে না, অন্যকে দান করতে পারবে।' আমার কাছে কথাটা আশ্চর্য বোধ হয়। যদি এই অভিসম্পাত আজ দিত কেউ য়ুরোপকে, তা হলে সে বেঁচে যেত। বিশ্বের জিনিসকে নিজের জিনিসের মতো ব্যবহার করেই ওরা লোভের তাড়ায় মরছে। সত্যি কি না বলো, দাদু।'</text:p>
      <text:p text:style-name="Text_20_body"><text:s/></text:p>
      <text:p text:style-name="Text_20_body">'খুব সত্যি। কিন্তু আশ্চর্য এই, এত কথা তুমি কী করে ভাবলে।'</text:p>
      <text:p text:style-name="Text_20_body"><text:s/></text:p>
      <text:p text:style-name="Text_20_body">'নিজগুণে একটুও নয়। ঠিক এইরকম কথা তোমার কাছে অনেকবার শুনেছি। তোমার একটা মহদ্‌গুণ আছে, ভোলানাথ তুমি, কখন্‌ কী বল, সমস্ত ভুলে যাও। চোরাই মালের উপর নিজের ছাপ লাগিয়ে দিতে ভয় থাকে না।'</text:p>
      <text:p text:style-name="Text_20_body"><text:s/></text:p>
      <text:p text:style-name="Text_20_body">আমি বললুম, 'চুরিবিদ্যা বড়ো বিদ্যা। বিদ্যায় বল, রাষ্ট্রেই বল, বড়ো বড়ো সম্রাট বড়ো বড়ো চোর। আসল কথা, তারাই ছিঁচকে চোর ছাপ মারবার পূর্বেই যারা ধরা পড়ে।'</text:p>
      <text:p text:style-name="Text_20_body"><text:s/></text:p>
      <text:p text:style-name="Text_20_body">অচিরা বললে, 'ওঁর কত ছাত্র ওঁর মুখের কথা খাতায় টুকে নিয়ে বই লিখে নাম করেছে। উনি তাদের লেখা পড়ে আশ্চর্য হয়ে প্রশংসা করেন। জানতেই পারেন না, নিজের প্রশংসা নিজেই করছেন। আমার ভাগ্যে এ প্রশংসা প্রায়ই জোটে; নবীনবাবুকে জিজ্ঞাসা করলেই উনি কবুল করবেন, আমার ওরিজিন্যালিটির কথা খাতায় লিখতে শুরু করেছেন, যে-খাতায় তাম্রপ্রস্তরযুগের নোট রাখেন। মনে আছে দাদু, অনেকদিনের কথা, যখন কলেজে ছিলে, আমাকে কচ ও দেবযানীর কবিতা শুনিয়েছিলে? সেইদিনথেকে আমি পুরুষের উচ্চ গৌরব মনে-মনে মেনেছি, কক্‌খনো মুখে স্বীকার করি নে।'</text:p>
      <text:p text:style-name="Text_20_body"><text:s/></text:p>
      <text:p text:style-name="Text_20_body">'কিন্তু দিদি, আমার কোনো কথায় আমি মেয়েদের গৌরবের লাঘব করি নি।'</text:p>
      <text:p text:style-name="Text_20_body"><text:s/></text:p>
      <text:p text:style-name="Text_20_body">'তুমি করবে? তুমি যে মেয়েদের অন্ধ ভক্ত, তোমার মুখের স্তবগান শুনে মনে-মনে হাসি। মেয়েরা নির্লজ্জ হয়ে সব মেনে নেয়। সস্তায় প্রশংসা আত্মসাৎ করা ওদের অভ্যেস হয়ে গেছে।'</text:p>
      <text:p text:style-name="Text_20_body"><text:s/></text:p>
      <text:p text:style-name="Text_20_body">সেদিন এই যে কথাবার্তা হয়ে গেল, এ নেহাত হাস্যালাপ নয়। এর মধ্যে ছিল যুদ্ধের সূচনা। অচিরার স্বভাবের দুটো দিক ছিল, আর তার ছিল দুটো আশ্রয়। এক ছিল তাদের নিজেদের বাড়ি, আর ছিল সেই পঞ্চবটী। ওর সঙ্গে যখন আমার বেশ সহজ সম্বন্ধ হয়ে এসেছে, তখন স্থির করেছিলুম, ঐ পঞ্চবটীর নিভৃতে হাসিকৌতুকের ছলে আমার জীবনের সদ্যসংকটের কথা কোনোরকম করে তুলব এবং নিষ্পত্তির দিকে নিয়ে যাব। কিন্তু ওখানে পথ বন্ধ। আমার পরিচয়ের প্রথম দিনে প্রথম কথা যেমন মুখে আসছিল না, তেমনি এখানে যে-অচিরা আছে তার কাছে প্রথম কথা নেই। মোকাবিলায় ওর চরম মনের কথায় পৌঁছবার কোনো উপায় খুঁজে পাই নে। ওর ঘরের কাছে ওর সহাস্যমুখরতা রোধ <text:soft-page-break/>করে দেয় আমার তরফের এক পা অগ্রগতি। আর ওর নিভৃত বনচ্ছায়ায় আমার সমস্ত চাঞ্চল্য ঠেকিয়ে রেখেছে নির্বাক নিঃশব্দতায়। কোনো-কোনোদিন ওদের ওখানে চায়ের নিমন্ত্রণসভার একটা কোনো সীমানায় মন খোলবার সুযোগ পাওয়া যায়, অচিরা বুঝতে পারে আমি বিপদমণ্ডলীর কাছাকাছি আসছি, সেদিনই ওর বাক্যবাণবর্ষণের অবিরলতা অস্বাভাবিক বেড়ে ওঠে। একটুও ফাঁক পাই নে, আর আবহাওয়াও হয়ে ওঠে প্রতিকূল। আমার মন হয়েছে অত্যন্ত অশান্ত, কাজের বাধা এমনি ঘটছে যে, আমি লজ্জা পাচ্ছি মনে-মনে। সদরে বাজেটের মিটিঙে আমার রিসর্চবিভাগে আরো কিছু টাকা মঞ্জুর করে নেবার প্রস্তাব আছে, তারই সমর্থক রিপোর্ট অর্ধেকের বেশি লেখা হয় নি। ইতিমধ্যে ক্রোচের এস্‌থেটিক্‌স সম্বন্ধে আলোচনা রোজ কিছুদিন ধরে শুনে আসছি। বিষয়টা সম্পূর্ণ আমার উপলব্ধির এবং উপভোগের বাইরে-- সে কথা অচিরা নিশ্চিত জানে। দাদুকে উৎসাহিত করে আর মনে-মনে হাসে। সম্প্রতি চলছে Behaviourism সম্বন্ধে যত বিরুদ্ধ যুক্তি আছে, তার ব্যাখ্যা। এই তত্ত্বালোচনার শোচনীয়তা হচ্ছে এই যে, অচিরা এই সময়টাতে ছুটি নিয়ে বাগানের কাজে চলে যায়, বলে, 'এ-সব তর্ক পূর্বেই শুনেছি।' আমি বোকার মতো বসে থাকি, মাঝে-মাঝে দরজার দিকে তাকাই। একটা সুবিধে এই যে, অধ্যাপক জিজ্ঞাসা করেন না-- তর্কের কোনো একটা দুরূহ গ্রন্থি বুঝতে পারছি কি না। তাঁর মনে হয় সমস্তই জলের মতো বোঝা যায়।</text:p>
      <text:p text:style-name="Text_20_body"><text:s/></text:p>
      <text:p text:style-name="Text_20_body">কিন্তু আর তো চলবে না, কোনো ছিদ্রে আসল কথাটা পাড়তেই হবে। পিক্‌নিকের এক অবকাশে অধ্যাপক যখন পোড়ো মন্দিরের সিঁড়িটাতে বসে নব্য কেমিস্ট্রির নতুন-আমদানির বই পড়ছিলেন, বেঁটে আবলুস গাছের ঝোপের মধ্যে ব'সে অচিরা হঠাৎ আমাকে বললে, 'এই চিরকালের বনের মধ্যে যে একটা অন্ধ প্রাণের শক্তি আছে, ক্রমেই তাকে আমার ভয় করছে।'</text:p>
      <text:p text:style-name="Text_20_body"><text:s/></text:p>
      <text:p text:style-name="Text_20_body">আমি বললুম, 'আশ্চর্য, ঠিক এইরকমের কথা সেদিন আমি ডায়ারিতে লিখেছি।' </text:p>
      <text:p text:style-name="Text_20_body"><text:s/></text:p>
      <text:p text:style-name="Text_20_body">অচিরা বলে চলল, 'পুরনো ইমারতের কোনো-একটা ফাটলে লুকিয়ে লুকিয়ে অশথের একটা অঙ্কুর ওঠে, তার পরে শিকড়ে শিকড়ে জড়িয়ে ধ'রে তার সর্বনাশ করে, এও তেমনি। দাদুর সঙ্গে এই কথাটাই হচ্ছিল। দাদু বলছিলেন, 'লোকালয় থেকে বহুদিন একান্ত দূরে থাকলে মানবচিত্ত প্রকৃতির প্রভাবে দুর্বল হতে থাকে, প্রবল হয়ে ওঠে আদিম প্রাণপ্রকৃতির প্রভাব।' আমি বললুম, 'এরকম অবস্থায় <text:s/>কী করা যায়।' তিনি বললেন, 'মানুষের চিত্তকে আমরা তো সঙ্গে করে আনতে পারি-- ভিড়ের চেয়ে নির্জনে তাকে বরঞ্চ বেশি ক'রে পাই, এই দেখো-না আমার বইগুলি।' দাদুর পক্ষে বলা সহজ, কিন্তু সবাইকে এক ওষুধ খাটে না। আপনি কী বলেন।''</text:p>
      <text:p text:style-name="Text_20_body"><text:s/></text:p>
      <text:p text:style-name="Text_20_body">আমি বললুম, 'আচ্ছা, বলব। আমার কথাটা ঠিকমত বুঝে দেখবেন। আমার মত এই যে, এইরকম জায়গায় এমন একজন মানুষের সঙ্গ সমস্ত অন্তর বাহিরে পাওয়া চাই, যার প্রভাব মানবপ্রকৃতিকে সম্পূর্ণ করে রাখতে পারে। যতক্ষণ না পাই ততক্ষণ অন্ধশক্তির কাছে কেবলই হার ঘটতে থাকবে। আপনি যদি সাধারণ মেয়েদের মতো হতেন, তা হলে আপনার কাছে সত্য কথা শেষপর্যন্ত স্পষ্ট করে বলতে মুখে বাধত।'</text:p>
      <text:p text:style-name="Text_20_body"><text:s/></text:p>
      <text:p text:style-name="Text_20_body">অচিরা বললে, 'বলুন আপনি, দ্বিধা করবেন না।'</text:p>
      <text:p text:style-name="Text_20_body"><text:s/></text:p>
      <text:p text:style-name="Text_20_body">বললুম, 'আমি সায়ন্টিস্ট, যেটা বলতে যাচ্ছি সেটা ইম্পার্সোনাল ভাবে বলব। আপনি একদিন ভবতোষকে অত্যন্ত <text:soft-page-break/>ভালোবেসেছিলেন। আজও কি আপনি তাকে তেমনি ভালোবাসেন।'</text:p>
      <text:p text:style-name="Text_20_body"><text:s/></text:p>
      <text:p text:style-name="Text_20_body">'আচ্ছা, মনে করুন, বাসি নে।'</text:p>
      <text:p text:style-name="Text_20_body"><text:s/></text:p>
      <text:p text:style-name="Text_20_body">'আমিই আপনার মনকে সরিয়ে এনেছি।'</text:p>
      <text:p text:style-name="Text_20_body"><text:s/></text:p>
      <text:p text:style-name="Text_20_body">'তা হতে পারে, কিন্তু একলা আপনি নন, বনের ভিতরকার এই ভীষণ অন্ধশক্তি। সেইজন্যে আমি এই সরে আসাকে শ্রদ্ধা করি নে, লজ্জা পাই।'</text:p>
      <text:p text:style-name="Text_20_body"><text:s/></text:p>
      <text:p text:style-name="Text_20_body">'কেন করেন না।'</text:p>
      <text:p text:style-name="Text_20_body"><text:s/></text:p>
      <text:p text:style-name="Text_20_body">'দীর্ঘকালের প্রয়াসে মানুষ চিত্তশক্তিতে নিজের আদর্শকে গ'ড়ে তোলে, প্রাণশক্তির অন্ধতা তাকে ভাঙে। আপনার দিকে আমার যে ভালোবাসা, সে সেই অন্ধশক্তির আক্রমণে।'</text:p>
      <text:p text:style-name="Text_20_body"><text:s/></text:p>
      <text:p text:style-name="Text_20_body">'ভালোবাসাকে আপনি এমন ক'রে গঞ্জনা দিচ্ছেন নারী হয়ে?'</text:p>
      <text:p text:style-name="Text_20_body"><text:s/></text:p>
      <text:p text:style-name="Text_20_body">'নারী বলেই দিচ্ছি। ভালোবাসার আদর্শ আমাদের পূজার জিনিস। তাকেই বলে সতীত্ব। সতীত্ব একটা আদর্শ। এ জিনিসটা বনের প্রকৃতির নয়, মানবীর। এ নির্জনে এতদিন সেই আদর্শকে আমি পূজা করছিলুম সকল আঘাত সকল বঞ্চনা সত্ত্বেও। তাকে রক্ষা করতে না পারলে আমার শুচিতা থাকে না।'</text:p>
      <text:p text:style-name="Text_20_body"><text:s/></text:p>
      <text:p text:style-name="Text_20_body">'আপনি শ্রদ্ধা করতে পারেন ভবতোষকে?'</text:p>
      <text:p text:style-name="Text_20_body"><text:s/></text:p>
      <text:p text:style-name="Text_20_body">'না।'</text:p>
      <text:p text:style-name="Text_20_body"><text:s/></text:p>
      <text:p text:style-name="Text_20_body">'তার কাছে যেতে পারেন?'</text:p>
      <text:p text:style-name="Text_20_body"><text:s/></text:p>
      <text:p text:style-name="Text_20_body">'না। কিন্তু সে আর আমার সেই জীবনের প্রথম ভালোবাসা, এক নয়। এখন আমার কাছে সেই ভালোবাসা ইম্পার্সোনাল। কোনো আধারের দরকার নেই।'</text:p>
      <text:p text:style-name="Text_20_body"><text:s/></text:p>
      <text:p text:style-name="Text_20_body">'ভালো বুঝতে পারছি নে।'</text:p>
      <text:p text:style-name="Text_20_body"><text:soft-page-break/><text:s/></text:p>
      <text:p text:style-name="Text_20_body">'আপনি বুঝতে পারবেন না। আপনাদের সম্পদ জ্ঞানের-- উচ্চতম শিখরে সে জ্ঞান ইম্পার্সোনাল। মেয়েদের সম্পদ হৃদয়ের, যদি তার সব হারায়-- যা-কিছু বাহ্যিক, যা দেখা যায়, ছোঁওয়া যায়, ভোগ করা যায়, তুব বাকি থাকে তার সেই ভালোবাসার আদর্শ যা অবাঙ্‌মনসোগোচরঃ। অর্থাৎ ইম্পার্সোনাল।'</text:p>
      <text:p text:style-name="Text_20_body"><text:s/></text:p>
      <text:p text:style-name="Text_20_body">আমি বললুম, 'দেখুন, তর্ক করবার সময় আর নেই। এখানকার কাগজে বোধ হয় দেখে থাকবেন, আমার এখানকার কাজ শেষ হয়ে গেছে। অ্যাসিস্টেন্ট জিয়লজিস্ট লিখেছেন, এখান থেকে আরো কিছু দূরে সন্ধানের কাজ আরম্ভ করতে হবে, কিন্তু--'</text:p>
      <text:p text:style-name="Text_20_body"><text:s/></text:p>
      <text:p text:style-name="Text_20_body">'কেন গেলেন না।'</text:p>
      <text:p text:style-name="Text_20_body"><text:s/></text:p>
      <text:p text:style-name="Text_20_body">'আপনার কাছ থেকে--'</text:p>
      <text:p text:style-name="Text_20_body"><text:s/></text:p>
      <text:p text:style-name="Text_20_body">'আমার কাছ থেকে শেষ কথাটা শুনতে চান, প্রথম কথাটা পূর্বেই আদায় করা হয়েছে।'</text:p>
      <text:p text:style-name="Text_20_body"><text:s/></text:p>
      <text:p text:style-name="Text_20_body">'হাঁ, ঠিক তাই।'</text:p>
      <text:p text:style-name="Text_20_body"><text:s/></text:p>
      <text:p text:style-name="Text_20_body">'তা হলে কথাটা পরিষ্কার করে বলি। আমার ঐ পঞ্চবটীর মধ্যে ব'সে আপনার অগোচরে কিছুকাল আপনাকে দেখেছি। সমস্ত দিন পরিশ্রম করেছেন, মানেন নি প্রখর রৌদ্রের তাপ। কোনো দরকার হয় নি কারো সঙ্গের। এক-একদিন মনেহয়েছে হতাশ হয়ে গেছেন, যেটা পাবেন নিশ্চিত করেছিলেন সেটা পান নি। কিন্তু তার পরদিন থেকেই আবার অক্লান্ত মনে খোঁড়াখুঁড়ি চলেছে। বলিষ্ঠ দেহকে বাহন ক'রে বলিষ্ঠ মনের যেন জয়যাত্রা চলছে। এমনতরো বিজ্ঞানের তপস্বী আমি আর কখনো দেখি নি। দূরে থেকে ভক্তি করেছি।'</text:p>
      <text:p text:style-name="Text_20_body"><text:s/></text:p>
      <text:p text:style-name="Text_20_body">'এখন বুঝি--'</text:p>
      <text:p text:style-name="Text_20_body"><text:s/></text:p>
      <text:p text:style-name="Text_20_body">'না, বলি শুনুন। আমার সঙ্গে আপনার পরিচয় যতই এগিয়ে চলল, ততই দুর্বল হল সেই সাধনা। নানা তুচ্ছ উপলক্ষে কাজে বাধা পড়তে লাগল। তখন ভয় হল নিজেকে, এই নারীকে। ছি ছি, কী পরাজয়ের বিষ এনেছি আমার মধ্যে। এই তো আপনার দিকের কথা, এখন আমার কথাটা বলি। আমারও একটা সাধনা ছিল, সেও তপস্যা। তাতে আমার জীবনকে পবিত্র করবে, উজ্জ্বল করবে, এ আমি নিশ্চয় জানতুম। দেখলুম ক্রমেই পিছিয়ে যাচ্ছি-- যে চাঞ্চল্য আমাকে পেয়ে বসেছিল তার প্রেরণা এই ছায়াচ্ছন্ন বনের নিশ্বাসের ভিতর থেকে, সে আদিম প্রাণের শক্তির। মাঝে-মাঝে এখানকার রাক্ষসী রাত্রির দ্বারা আবিষ্ট হয়ে মনে হয়েছে, একদিন আমার দাদুর কাছ থেকে আমাকে ছিনিয়ে নিতে পারে বুঝি এমন প্রবৃত্তিরাক্ষস আছে। তার বিশ হাত দিনে দিনে আমার দিকে এগিয়ে আসছে। তখনই বিছানা ফেলে ছুটে গিয়ে ঝরনার মধ্যে ঝাঁপিয়ে প'ড়ে আমি স্নান করেছি।'</text:p>
      <text:p text:style-name="Text_20_body"><text:soft-page-break/><text:s/></text:p>
      <text:p text:style-name="Text_20_body">এই কথা বলতে বলতে অচিরা ডাক দিলে, 'দাদু।'</text:p>
      <text:p text:style-name="Text_20_body"><text:s/></text:p>
      <text:p text:style-name="Text_20_body">অধ্যাপক তাঁর পড়া ফেলে রেখে কাছে এসে মধুর স্নেহে বললেন, 'কী দিদি।'</text:p>
      <text:p text:style-name="Text_20_body"><text:s/></text:p>
      <text:p text:style-name="Text_20_body">'তুমি সেদিন বলছিলে না, মানুষের সত্য তার তপস্যার ভিতর দিয়ে অভিব্যক্ত হয়ে উঠছে?-- তার অভিব্যক্তি বায়োলজির নয়।'</text:p>
      <text:p text:style-name="Text_20_body"><text:s/></text:p>
      <text:p text:style-name="Text_20_body">'হাঁ, তাই তো আমি বলি। পৃথিবীতে বর্বর মানুষ জন্তুর পর্যায়ে। কেবলমাত্র তপস্যার ভিতর দিয়ে সে হয়েছে জ্ঞানী মানুষ। আরো তপস্যা সামনে আছে, আরো স্থূলত্ব বর্জন করতে হবে, তবে সে হবে দেবতা। পুরাণে দেবতার কল্পনা আছে, কিন্তু অতীতে দেবতা ছিলেন না, দেবতা আছেন ভবিষ্যতে, মানুষের ইতিহাসের শেষ অধ্যায়ে।'</text:p>
      <text:p text:style-name="Text_20_body"><text:s/></text:p>
      <text:p text:style-name="Text_20_body">'দাদু, এইবার তোমার আমার কথাটা চুকিয়ে দিই। কদিন থেকে মনের মধ্যে তোলপাড় করছে।'</text:p>
      <text:p text:style-name="Text_20_body"><text:s/></text:p>
      <text:p text:style-name="Text_20_body">আমি উঠে পড়ে বললুম, 'তা হলে আমি যাই।'</text:p>
      <text:p text:style-name="Text_20_body"><text:s/></text:p>
      <text:p text:style-name="Text_20_body">'না, আপনি বসুন। দাদু, তোমার সেই কলেজের যে অধ্যক্ষপদ তোমার ছিল, সেটা আবার খালি হয়েছে। সেক্রেটারি খুব অনুনয় ক'রে তোমাকে লিখেছেন সেইপদ ফিরে নিতে। তুমি আমাকে সব চিঠি দেখাও, কেবল এই চিঠিটাই দেখাও নি। তাতেই তোমার দুরভিসন্ধি সন্দেহ করে ঐ চিঠিটা চুরি করে দেখেছি।'</text:p>
      <text:p text:style-name="Text_20_body"><text:s/></text:p>
      <text:p text:style-name="Text_20_body">'আমারই অন্যায় হয়েছিল।'</text:p>
      <text:p text:style-name="Text_20_body"><text:s/></text:p>
      <text:p text:style-name="Text_20_body">'কিচ্ছু অন্যায় হয় নি। আমি তোমাকে টেনে এনেছি তোমার আসন থেকে নীচে। আমরা কেবল নামিয়ে আনতেই আছি।'</text:p>
      <text:p text:style-name="Text_20_body"><text:s/></text:p>
      <text:p text:style-name="Text_20_body">'কী বলছ দিদি।'</text:p>
      <text:p text:style-name="Text_20_body"><text:s/></text:p>
      <text:p text:style-name="Text_20_body">'সত্যি কথাই বলছি। বিশ্বজগৎ না থাকলে বিধাতার হাত খালি হয়, ছাত্র না থাকলে তোমার তেমনি। সত্যি কথা বলো।'</text:p>
      <text:p text:style-name="Text_20_body"><text:s/></text:p>
      <text:p text:style-name="Text_20_body">'বরাবর ইস্কুলমাস্টারি করেছি কিনা তাই--'</text:p>
      <text:p text:style-name="Text_20_body"><text:s/></text:p>
      <text:p text:style-name="Text_20_body"><text:soft-page-break/>'তুমি আবার ইস্কুলমাস্টার! তুমি born teacher, তুমি আচার্য। তোমার জ্ঞানের সাধনা নিজের জন্যে নয়, অন্যকে দানের জন্যে। দেখেন নি নবীনবাবু, মাথায় একটা আইডিয়া এলে আমাকে নিয়ে পড়েন, দয়ামায়া থাকে না; বারো-আনা বুঝতে পারি নে; নইলে আপনাকে নিয়ে বসেন, সে আরো শোচনীয় হয়ে ওঠে। আপনার মন যে কোন্‌ দিকে, বুঝতেই পারেন না, ভাবেন বিশুদ্ধ জ্ঞানের দিকে। দাদু, ছাত্র তোমার নিতান্তই চাই, কিন্তু বাছাই করে নিতে ভুলো না।'</text:p>
      <text:p text:style-name="Text_20_body"><text:s/></text:p>
      <text:p text:style-name="Text_20_body">অধ্যাপক বললেন, 'ছাত্রই তো শিক্ষককে বাছাই করে, গরজ তো তারই।'</text:p>
      <text:p text:style-name="Text_20_body"><text:s/></text:p>
      <text:p text:style-name="Text_20_body">'আচ্ছা, সে কথা পরে হবে। সম্প্রতি আমার চৈতন্য হয়েছে, যিনি শিক্ষক তাঁকে গ্রন্থকীট ক'রে তুলছি। এমনি ক'রে তপস্যা ভাঙি নিজের অন্ধ গরজে। সে কাজ তোমাকে নিতে হবে, এখনই যেতে হবে সেখানে ফিরে।'</text:p>
      <text:p text:style-name="Text_20_body"><text:s/></text:p>
      <text:p text:style-name="Text_20_body">অধ্যাপক হতবুদ্ধির মতো অচিরার মুখের দিকে চেয়ে রইলেন। অচিরা বললে, 'ও, বুঝেছি, তুমি ভাবছ আমার কী গতি হবে। আমার গতি তুমি। ভোলানাথ, আমাকে যদি তোমার পছন্দ না হয়, তা হলে দিদিমা দু সেকেণ্ডের আমদানি করতে হবে, তোমার লাইব্রেরি বেচে তাঁর গয়না বানিয়ে দেবে, আমি দেব লম্বা দৌড়। অত্যন্ত অহংকার না বাড়লে এ কথা তোমাকে মানতেই হবে, আমাকে না হলে একদিনও তোমার চলে না। আমার অনুপস্থিতিতে পনেরোই আশ্বিনকে পনেরোই অক্টোবর ব'লে তোমার ধারণা হয়, যেদিন বাড়িতে তোমার সহযোগী অধ্যাপকের নিমন্তন্ন, সেইদিনই লাইব্রেরি ঘরে দরজা বন্ধ ক'রে নিদারুণ একটা ইকোয়েশন কষতে লেগে যাও। গাড়িতে চ'ড়ে ড্রাইভরকে যে ঠিকানা দাও সে ঠিকানায় আজও বাড়ি তৈরি হয় নি। নবীনবাবু মনে করছেন আমি অত্যুক্তি করছি।'</text:p>
      <text:p text:style-name="Text_20_body"><text:s/></text:p>
      <text:p text:style-name="Text_20_body">আমি বললুম, 'একেবারেই না। কিছুদিন তো ওঁকে দেখছি, তার থেকেই অসন্দিগ্ধ বুঝেছি, আপনি যা বলছেন তা খাঁটি সত্য।'</text:p>
      <text:p text:style-name="Text_20_body"><text:s/></text:p>
      <text:p text:style-name="Text_20_body">'আজ এত অলুক্ষনে কথা তোমার মুখ দিয়ে বেরুচ্ছে কেন। জান নবীন, এইরকম যা-তা বলবার উপসর্গ ওর সম্প্রতি দেখা দিয়েছে।'</text:p>
      <text:p text:style-name="Text_20_body"><text:s/></text:p>
      <text:p text:style-name="Text_20_body">'সব লক্ষণ শান্ত হয়ে যাবে, তুমি চলো দেখি তোমার কাজে। নাড়ি আমার ফিরে আসবে। থামকে প্রলাপ-বকুনি।''</text:p>
      <text:p text:style-name="Text_20_body"><text:s/></text:p>
      <text:p text:style-name="Text_20_body">অধ্যাপক আমার দিকে চেয়ে বললেন, 'তোমার কী পরামর্শ নবীন।'</text:p>
      <text:p text:style-name="Text_20_body"><text:s/></text:p>
      <text:p text:style-name="Text_20_body">উনি পণ্ডিত মানুষ ব'লেই জিয়লজিস্টের বুদ্ধির 'পরে ওঁর এত শ্রদ্ধা। আমি একটুক্ষণ স্তব্ধ থেকে বললুম, 'অচিরাদেবীর চেয়ে সত্য পরামর্শ আপনাকে কেউ দিতে পারবে না।'</text:p>
      <text:p text:style-name="Text_20_body"><text:s/></text:p>
      <text:p text:style-name="Text_20_body">অচিরা উঠে দাঁড়িয়ে পা ছুঁয়ে আমাকে প্রণাম করলে। আমি সংকুচিত হয়ে পিছু হঠে গেলুম। অচিরা বললে, 'সংকোচ করবেন না, আপনার তুলনায় আমি কেউ নই। সে কথাটা একদিন স্পষ্ট হবে। এইখানেই শেষ বিদায় নিলুম। যাবার <text:soft-page-break/>আগে আর কিন্তু দেখা হবে না।'</text:p>
      <text:p text:style-name="Text_20_body"><text:s/></text:p>
      <text:p text:style-name="Text_20_body">অধ্যাপক আশ্চর্য হয়ে বললেন, 'সে কী কথা দিদি।'</text:p>
      <text:p text:style-name="Text_20_body"><text:s/></text:p>
      <text:p text:style-name="Text_20_body">'দাদু, তুমি অনেক কিছু জান, কিন্তু অনেক কিছু সম্বন্ধে তোমার চেয়ে আমার বুদ্ধি অনেক বেশি, সবিনয়ে এ কথাটা স্বীকার করে নিয়ো।'</text:p>
      <text:p text:style-name="Text_20_body"><text:s/></text:p>
      <text:p text:style-name="Text_20_body">আমি পদধূলি নিয়ে প্রণাম করলুম অধ্যাপককে। তিনি আমাকে বুকে আলিঙ্গন ক'রে ধরে বললেন, 'আমি জানি সামনে তোমার কীর্তির পথ প্রশস্ত।'</text:p>
      <text:p text:style-name="Text_20_body"><text:s/></text:p>
      <text:p text:style-name="Text_20_body">এইখানে আমার ছোটো গল্প ফুরল। তার পরেকার কথা জিয়লজিস্টের। বাড়ি ফিরে গিয়ে কাজের নোট এবং রেকর্ডগুলো আবার খুললুম। মনে হঠাৎ খুব একটা আনন্দ জাগল-- বুঝলুম একেই বলে মুক্তি। সন্ধ্যাবেলায় দিনের কাজ শেষ ক'রে বারান্দায় এসে বোধ হল-- খাঁচা থেকে এসেছে পাখি, কিন্তু পায়ে আছে এক টুকরো শিকল। নড়তে চড়তে সেটা বাজে।</text:p>
      <text:p text:style-name="Text_20_body"/>
      <text:p text:style-name="Text_20_body"/>
      <text:h text:style-name="Heading_20_1" text:outline-level="1">ল্যাবরেটরি</text:h>
      <text:p text:style-name="Text_20_body"/>
      <text:h text:style-name="Heading_20_3" text:outline-level="3">১</text:h>
      <text:p text:style-name="Text_20_body"/>
      <text:p text:style-name="Text_20_body">নন্দকিশোর ছিলেন লণ্ডন য়ুনিভার্সিটি থেকে পাস করা এঞ্জিনীয়ার। যাকে সাধুভাষায় বলা যেতে পারে দেদীপ্যমান ছাত্র অর্থাৎ ব্রিলিয়ান্ট, তিনি ছিলেন তাই। স্কুল থেকে আরম্ভ করে শেষ পর্যন্ত পরীক্ষার তোরণে তোরণে ছিলেন পয়লা শ্রেণীর সওয়ারী।</text:p>
      <text:p text:style-name="Text_20_body"><text:s/></text:p>
      <text:p text:style-name="Text_20_body">ওঁর বুদ্ধি ছিল ফলাও, ওঁর প্রয়োজন ছিল দরাজ, কিন্তু ওঁর অর্থসম্বল ছিল আঁটমাপের।</text:p>
      <text:p text:style-name="Text_20_body"><text:s/></text:p>
      <text:p text:style-name="Text_20_body">রেলওয়ে কোম্পানির দুটো বড়ো ব্রিজ তৈরি করার কাজের মধ্যে উনি ঢুকে পড়তে পেরেছিলেন। ও-কাজের আয়ব্যয়ের বাড়তি-পড়তি বিস্তর, কিন্তু দৃষ্টান্তটা সাধু নয়। এই ব্যাপারে যখন তিনি ডানহাত বাঁহাত দুই হাতই জোরের সঙ্গে চালনা করেছিলেন তখন তাঁর মন খুঁতখুঁত করে নি। এ-সব কাজের দেনাপাওনা নাকি কোম্পানি-নামক একটা অ্যাবস্ট্রাক্ট সত্তার সঙ্গে জড়িত, সেইজন্যে কোনো ব্যক্তিগত লাভলোকসানের তহবিলে এর পীড়া পৌঁছয় না।</text:p>
      <text:p text:style-name="Text_20_body"><text:s/></text:p>
      <text:p text:style-name="Text_20_body"><text:soft-page-break/>ওঁর নিজের কাজে কর্তারা ওঁকে জীনিয়স বলত, নিখুঁত হিসাবের মাথা ছিল তাঁর। বাঙালি বলেই তার উপযুক্ত পারিশ্রমিক তাঁর জোটে নি। নীচের দরের বিলিতি কর্মচারী প্যান্টের দুই ভরা-পকেটে হাত গুঁজে যখন পা ফাঁক করে 'হ্যালো মিস্টার মল্লিক' ব'লে ওঁর পিঠ-থাবড়া দিয়ে কর্তাত্বি করত তখন ওঁর ভালো লাগত না। বিশেষত যখন কাজের বেলা ছিলেন উনি, আর দামের বেলা আর নামের বেলা ওরা। এর ফল হয়েছিল এই যে, নিজের ন্যায্য প্রাপ্য টাকার একটা প্রাইভেট হিসেব ওঁর মনের মধ্যে ছিল, সেটা পুষিয়ে নেবার ফন্দি জানতেন ভালো করেই।</text:p>
      <text:p text:style-name="Text_20_body"><text:s/></text:p>
      <text:p text:style-name="Text_20_body">পাওনা এবং অপাওনাদার টাকা নিয়ে নন্দকিশোর কোনোদিন বাবুগিরি করেন নি। থাকতেন শিকদারপাড়া গলির একটা দেড়তলা বাড়িতে। কারখানাঘরের দাগ-দেওয়া কাপড় বদলাবার ওঁর সময় ছিল না। কেউ ঠাট্টা করলে বলতেন, 'মজুর মহারাজের তকমা-পরা আমার এই সাজ।'</text:p>
      <text:p text:style-name="Text_20_body"><text:s/></text:p>
      <text:p text:style-name="Text_20_body">কিন্তু বৈজ্ঞানিক সংগ্রহ ও পরীক্ষার জন্যে বিশেষ করে তিনি বাড়ি বানিয়েছিলেন খুব মস্ত। এমন মশগুল ছিলেন নিজের শখ নিয়ে যে, কানে উঠত না লোকেরা বলাবলি করছে, এত বড়ো ইমারতটা যে আকাশ ফুঁড়ে উঠল-- আলাদিনের প্রদীপটা ছিল কোথায়।</text:p>
      <text:p text:style-name="Text_20_body"><text:s/></text:p>
      <text:p text:style-name="Text_20_body">এক-রকমের শখ মানুষকে পেয়ে বসে সেটা মাতলামির মতো, হুঁশ থাকে না যে লোকে সন্দেহ করছে। লোকটা ছিল সৃষ্টিছাড়া, ওঁর ছিল বিজ্ঞানের পাগলামি। ক্যাটালগের তালিকা ওলটাতে ওলটাতে ওঁর সমস্ত মনপ্রাণ চৌকির দুই হাতা আঁকড়ে ধরে উঠত ঝেঁকে ঝেঁকে। জর্মানি থেকে আমেরিকা থেকে এমন-সব দামী দামী যন্ত্র আনাতেন যা ভারতবর্ষের বড়ো বড়ো বিশ্ববিদ্যালয়ে মেলে না। এই বিদ্যালোভীর মনে সেই তো ছিল বেদনা। এই পোড়াদেশে জ্ঞানের ভোজের উচ্ছিষ্ট নিয়ে সস্তা দরের পাত পাড়া হয়। ওদের দেশে বড়ো বড়ো যন্ত্র ব্যবহারের যে সুযোগ আছে আমাদের দেশে না থাকাতেই ছেলেরা টেক্সট্‌বুকের শুকনো পাতা থেকে কেবল এঁটোকাঁটা হাতড়িয়ে বেড়ায়। উনি হেঁকে উঠে বলতেন, ক্ষমতা আছে আমাদের মগজে, অক্ষমতা আমাদের পকেটে। ছেলেদের জন্যে বিজ্ঞানের বড়ো রাস্তাটা খুলে দিতে হবে বেশ চওড়া ক'রে, এই হল ওঁর পণ।</text:p>
      <text:p text:style-name="Text_20_body"><text:s/></text:p>
      <text:p text:style-name="Text_20_body">দুর্মূল্য যন্ত্র যত সংগ্রহ হতে লাগল, ওঁর সহকর্মীদের ধর্মবোধ ততই অসহ্য হয়ে উঠল। এই সময়ে ওঁকে বিপদের মুখ থেকে বাঁচালেন বড়োসাহেব। নন্দকিশোরের দক্ষতার উপর তাঁর প্রচুর শ্রদ্ধা ছিল। তা ছাড়া রেলওয়ে কাজে মোটা মোটা মুঠোর অপসারণদক্ষতার দৃষ্টান্ত তাঁর জানা ছিল।</text:p>
      <text:p text:style-name="Text_20_body"><text:s/></text:p>
      <text:p text:style-name="Text_20_body">চাকরি ছাড়তে হল। সাহেবের আনুকূল্যে রেল-কোম্পানির পুরনো লোহালক্কড় সস্তা দামে কিনে নিয়ে কারখানা ফেঁদে বসলেন। তখন য়ুরোপের প্রথম যুদ্ধের বাজার সরগরম। লোকটা অসামান্য কৌশলী, সেই বাজারে নতুন নতুন খালে নালায় তাঁর মুনফার টাকায় বান ডেকে এল।</text:p>
      <text:p text:style-name="Text_20_body"><text:s/></text:p>
      <text:p text:style-name="Text_20_body">এমন সময় আর-একটা শখ পেয়ে বসল ওঁকে।</text:p>
      <text:p text:style-name="Text_20_body"><text:s/></text:p>
      <text:p text:style-name="Text_20_body">এক সময়ে নন্দকিশোর পাঞ্জাবে ছিলেন তাঁর ব্যবসার তাগিদে। সেখানে জুটে গেল তাঁর এক সঙ্গিনী। সকালে বারান্দায় <text:soft-page-break/>বসে চা খাচ্ছিলেন, বিশ বছরের মেয়েটি ঘাগরা দুলিয়ে অসংকোচে তাঁর কাছে এসে উপস্থিত-- জ্বলজ্বলে তার চোখ, ঠোঁটে একটি হাসি আছে, যেন শান-দেওয়া ছুরির মতো। সে ওঁর পায়ের কাছে ঘেঁষে এসে বললে, 'বাবুজি, আমি কয়দিন ধরে এখানে এসে দু'বেলা তোমাকে দেখছি। আমার তাজ্জব লেগে গেছে।'</text:p>
      <text:p text:style-name="Text_20_body"><text:s/></text:p>
      <text:p text:style-name="Text_20_body">নন্দকিশোর হেসে বললেন,'কেন, এখানে তোমাদের চিড়িয়াখানা নেই নাকি।'</text:p>
      <text:p text:style-name="Text_20_body"><text:s/></text:p>
      <text:p text:style-name="Text_20_body">সে বললে, 'চিড়িয়াখানার কোনো দরকার নেই। যাদের ভিতরে রাখবার, তারা বাইরে সব ছাড়া আছে। আমি তাই মানুষ খুঁজছি।' </text:p>
      <text:p text:style-name="Text_20_body"><text:s/></text:p>
      <text:p text:style-name="Text_20_body">'খুঁজে পেলে?'</text:p>
      <text:p text:style-name="Text_20_body"><text:s/></text:p>
      <text:p text:style-name="Text_20_body">নন্দকিশোরকে দেখিয়ে বললে, 'এই তো পেয়েছি।'</text:p>
      <text:p text:style-name="Text_20_body"><text:s/></text:p>
      <text:p text:style-name="Text_20_body">নন্দকিশোর হেসে বললেন,'কী গুণ দেখলে বলো দেখি।'</text:p>
      <text:p text:style-name="Text_20_body"><text:s/></text:p>
      <text:p text:style-name="Text_20_body">ও বললে, 'এখানকার বড়ো বড়ো সব শেঠজি, গলায় মোটা সোনার চেন, হাতে হীরার আংটি, তোমাকে ঘিরে এসেছিল-- ভেবেছিল বিদেশী, বাঙালি, কারবার বোঝে না। শিকার জুটেছে ভালো। কিন্তু দেখলুম তাদের একজনেরও ফন্দি খাটল না। উলটে ওরা তোমারই ফাঁসকলে পড়েছে। কিন্তু তা ওরা এখনো বোঝে নি, আমি বুঝে নিয়েছি।'</text:p>
      <text:p text:style-name="Text_20_body"><text:s/></text:p>
      <text:p text:style-name="Text_20_body">নন্দকিশোর চমকে গেল কথা শুনে। বুঝলে একটি চিজ বটে-- সহজ নয়।</text:p>
      <text:p text:style-name="Text_20_body"><text:s/></text:p>
      <text:p text:style-name="Text_20_body">মেয়েটি বললে, 'আমার কথা তোমাকে বলি, তুমি শুনে রাখো। আমাদের পাড়ায় একজন ডাকসাইটে জ্যোতিষী আছে। সে আমার কুষ্টি গণনা করে বলেছিল, একদিন দুনিয়ায় আমার নাম জাহির হবে। বলেছিল আমার জন্মস্থানে শয়তানের দৃষ্টি আছে।'</text:p>
      <text:p text:style-name="Text_20_body"><text:s/></text:p>
      <text:p text:style-name="Text_20_body">নন্দকিশোর বললে, 'বল কী। শয়তানের?'</text:p>
      <text:p text:style-name="Text_20_body"><text:s/></text:p>
      <text:p text:style-name="Text_20_body">মেয়েটি বললে, 'জানো তো বাবুজি, জগতে সব চেয়ে বড়ো নাম হচ্ছে ঐ শয়তানের। তাকে যে নিন্দে করে করুক, কিন্তু সে খুব খাঁটি। আমাদের বাবা বোম্‌ভোলানাথ ভোঁ হয়ে থাকেন। তাঁর কর্ম নয় সংসার চালানো। দেখো-না, সরকার বাহাদুর শয়তানির জোরে দুনিয়া জিতে নিয়েছে, খৃস্টানির জোরে নয়। কিন্তু ওরা খাঁটি, তাই রাজ্য রক্ষা করতে পেরেছে। যেদিন কথার খেলাপ করবে, সেদিন ঐ শয়তানেরই কাছে কানমলা খেয়ে মরবে।'</text:p>
      <text:p text:style-name="Text_20_body"><text:soft-page-break/><text:s/></text:p>
      <text:p text:style-name="Text_20_body">নন্দকিশোর আশ্চর্য হয়ে গেল।</text:p>
      <text:p text:style-name="Text_20_body"><text:s/></text:p>
      <text:p text:style-name="Text_20_body">মেয়েটি বললে, 'বাবু, রাগ কোরো না। তোমার মধ্যে ঐ শয়তানের মন্তর আছে। তাই তোমারই হবে জিত। অনেক পুরুষকেই আমি ভুলিয়েছি, কিন্তু আমার উপরেও টেক্কা দিতে পারে এমন পুরুষ আজ দেখলুম। আমাকে তুমি ছেড়ো না বাবু, তা হলে তুমি ঠকবে।'</text:p>
      <text:p text:style-name="Text_20_body"><text:s/></text:p>
      <text:p text:style-name="Text_20_body">নন্দকিশোর হেসে বললে, 'কী করতে হবে।'</text:p>
      <text:p text:style-name="Text_20_body"><text:s/></text:p>
      <text:p text:style-name="Text_20_body">'দেনার দায়ে আমার আইমার বাড়িঘর বিক্রি হয়ে যাচ্ছে, তোমাকে সেই দেনা শোধ করে দিতে হবে।'</text:p>
      <text:p text:style-name="Text_20_body"><text:s/></text:p>
      <text:p text:style-name="Text_20_body">'কত টাকা দেনা তোমার।'</text:p>
      <text:p text:style-name="Text_20_body"><text:s/></text:p>
      <text:p text:style-name="Text_20_body">'সাত হাজার টাকা।'</text:p>
      <text:p text:style-name="Text_20_body"><text:s/></text:p>
      <text:p text:style-name="Text_20_body">নন্দকিশোরের চমক লাগল, ওর দাবির সাহস দেখে। বললে, 'আচ্ছা আমি দিয়ে দেব, কিন্তু তার পরে?'</text:p>
      <text:p text:style-name="Text_20_body"><text:s/></text:p>
      <text:p text:style-name="Text_20_body">'তার পরে আমি তোমার সঙ্গ কখনো ছাড়ব না।'</text:p>
      <text:p text:style-name="Text_20_body"><text:s/></text:p>
      <text:p text:style-name="Text_20_body">'কী করবে তুমি।'</text:p>
      <text:p text:style-name="Text_20_body"><text:s/></text:p>
      <text:p text:style-name="Text_20_body">'দেখব, যেন কেউ তোমায় ঠকাতে না পারে আমি ছাড়া।'</text:p>
      <text:p text:style-name="Text_20_body"><text:s/></text:p>
      <text:p text:style-name="Text_20_body">নন্দকিশোর হেসে বললেন, 'আচ্ছা বেশ, রইল কথা, এই পরো আমার আংটি।'</text:p>
      <text:p text:style-name="Text_20_body"><text:s/></text:p>
      <text:p text:style-name="Text_20_body">কষ্টিপাথর আছে ওঁর মনে, তার উপরে দাগ পড়ল একটা দামী ধাতুর। দেখতে পেলেন মেয়েটির ভিতর থেকে ঝক্‌ ঝক্‌ করছে ক্যারেক্‌টরের তেজ-- বোঝা গেল ও নিজের দাম নিজে জানে, তাতে একটুমাত্র সংশয় নেই। নন্দকিশোর অনায়াসে বললে, 'দেব টাকা'-- দিলে সাত হাজার বুড়ি আইমাকে।</text:p>
      <text:p text:style-name="Text_20_body"><text:s/></text:p>
      <text:p text:style-name="Text_20_body">মেয়েটিকে ডাকত সবাই সোহিনী ব'লে। পশ্চিমী ছাঁদের সুকঠোর এবং সুন্দর তার চেহারা। কিন্তু চেহারায় মন টলাবে, <text:soft-page-break/>নন্দকিশোর সে জাতের লোক ছিলেন না। যৌবনের হাটে মন নিয়ে জুয়ো খেলবার সময়ই ছিল না তাঁর।</text:p>
      <text:p text:style-name="Text_20_body"><text:s/></text:p>
      <text:p text:style-name="Text_20_body">নন্দকিশোর ওকে যে-দশা থেকে নিয়ে এসেছিলেন সেটা খুব নির্মল নয়, এবং নিভৃত নয়। কিন্তু ঐ একরোখা একগুঁয়ে মানুষ সাংবাদিক প্রয়োজন বা প্রথাগত বিচারকে গ্রাহ্য করতেন না। বন্ধুরা জিজ্ঞাসা করত, বিয়ে করেছ কি। উত্তরে শুনত, বিয়েটা খুব বেশি মাত্রায় নয়, সহ্যমতো। লোকে হাসত যখন দেখত, উনি স্ত্রীকে নিজের বিদ্যের ছাঁচে গড়ে তুলতে উঠেপড়ে লেগে গিয়েছেন। জিজ্ঞাসা করত, 'ও কি প্রোফেসারি করতে যাবে নাকি।' নন্দ বলতেন, 'না, ওকে নন্দকিশোরি করতে হবে, সেটা যে-সে মেয়ের কাজ নয়।' বলত, 'আমি অসবর্ণবিবাহ পছন্দ করি নে।'</text:p>
      <text:p text:style-name="Text_20_body"><text:s/></text:p>
      <text:p text:style-name="Text_20_body">'সে কী হে।'</text:p>
      <text:p text:style-name="Text_20_body"><text:s/></text:p>
      <text:p text:style-name="Text_20_body">'স্বামী হবে এঞ্জিনীয়র আর স্ত্রী হবে কোটনা-কুটনি, এটা মানবধর্মশাস্ত্রে নিষিদ্ধ। ঘরে ঘরে দেখতে পাই দুই আলাদা আলাদা জাতে গাঁটছড়া বাঁধা, আমি জাত মিলিয়ে নিচ্ছি। পতিব্রতা স্ত্রী চাও যদি, আগে ব্রতের মিল করাও।'</text:p>
      <text:p text:style-name="Text_20_body"><text:s/></text:p>
      <text:h text:style-name="Heading_20_3" text:outline-level="3">২</text:h>
      <text:p text:style-name="Text_20_body"/>
      <text:p text:style-name="Text_20_body">নন্দকিশোর মারা গেলেন প্রৌঢ় বয়সে কোন্‌-এক দুঃসাহসিক বৈজ্ঞানিক পরীক্ষার অপঘাতে।</text:p>
      <text:p text:style-name="Text_20_body"><text:s/></text:p>
      <text:p text:style-name="Text_20_body">সোহিনী সমস্ত কারবার বন্ধ করে দিলে। বিধবা মেয়েদের ঠকিয়ে খাবার ব্যাবসাদার এসে পড়ল চার দিক থেকে। মামলার ফাঁদ ফাঁদলে আত্মীয়তার ছিটেফোঁটাআছে যাদের। সোহিনী স্বয়ং সমস্ত আইনের প্যাঁচ নিতে লাগল বুঝে। তার উপরে নারীর মোহজাল বিস্তার করে দিলে স্থান বুঝে উকিলপাড়ায়। সেটাতে তার অসংকোচ নৈপুণ্য ছিল, সংস্কার মানার কোনো বালাই ছিল না। মামলায় জিতে নিলে একে একে, দূর সম্পর্কের দেওর গেল জেলে দলিল জাল করার অপরাধে।</text:p>
      <text:p text:style-name="Text_20_body"><text:s/></text:p>
      <text:p text:style-name="Text_20_body">ওদের একটি মেয়ে আছে, তার নামকরণ হয়েছিল নীলিমা। মেয়ে স্বয়ং সেটিকে বদল করে নিয়েছে-- নীলা। কেউ না মনে করে, বাপ-মা মেয়ের কালো রঙ দেখে একটা মোলায়েম নামের তলায় সেই নিন্দেটি চাপা দিয়েছে। মেয়েটি একেবারে ফুটফুটে গৌরবর্ণ। মা বলত, ওদের পূর্বপুরুষ কাশ্মীর থেকে এসেছিল-- মেয়ের দেহে ফুটেছে কাশ্মীরী শ্বেতপদ্মের আভা, চোখেতে নীলপদ্মের আভাস, আর চুলে চমক দেয় যাকে বলে পিঙ্গলবর্ণ।</text:p>
      <text:p text:style-name="Text_20_body"><text:s/></text:p>
      <text:p text:style-name="Text_20_body">মেয়ের বিয়ের প্রসঙ্গে কুলশীল জাতগুষ্টির কথা বিচার করবার রাস্তা ছিল না। একমাত্র ছিল মন ভোলাবার পথ, শাস্ত্রকে ডিঙিয়ে গেল তার ভেলকি। অল্প বয়সের মাড়োয়ারি ছেলে, তার টাকা পৈতৃক, শিক্ষা এ কালের। অকস্মাৎ সে পড়ল এসে অনঙ্গের অলক্ষ্য ফাঁদে। নীলা একদিন গাড়ির অপেক্ষায় ইস্কুলের দরজার কাছে ছিল দাঁড়িয়ে। সে সময় ছেলেটি দৈবাৎ তাকে দেখেছিল। তার পর থেকে আরো কিছুদিন ঐ রাস্তায় সে বায়ুসেবন করেছে। স্বাভাবিক স্ত্রীবুদ্ধির প্রেরণায় মেয়েটি গাড়ি আসবার বেশ কিছুক্ষণ পূর্বেই গেটের কাছে দাঁড়াত। কেবল সেই মাড়োয়ারি ছেলে নয়, আরো দু-চার <text:soft-page-break/>সম্প্রদায়ের যুবক ঐখানটায় অকারণ পদচারণার চর্চা করত। তার মধ্যে ঐ ছেলেটিই চোখ বুজে দিল ঝাঁপ ওর জালের মধ্যে। আর ফিরল না। সিভিল মতে বিয়ে করলে সমাজের ওপারে। বেশি দিনের মেয়াদে নয়। তার ভাগ্যে বধূটি এল প্রথমে, তার পরে দাম্পত্যের মাঝখানটাতে দাঁড়ি টানলে টাইফয়েড, তার পরে মুক্তি।</text:p>
      <text:p text:style-name="Text_20_body"><text:s/></text:p>
      <text:p text:style-name="Text_20_body">সৃষ্টিতে অনাসৃষ্টিতে মিশিয়ে উপদ্রব চলতে লাগল। মা দেখতে পায় তার মেয়ের ছটফটানি। মনে পড়ে নিজের প্রথম বয়সের জ্বালামুখীর অগ্নিচাঞ্চল্য। মন উদ্‌বিগ্ন হয়। খুব নিবিড় করে পড়াশোনার বেড়া ফাঁদতে থাকে। পুরুষ শিক্ষক রাখল না। একজন বিদুষীকে লাগিয়ে দিল ওর শিক্ষকতায়। নীলার যৌবনের আঁচ লাগত তারও মনে, তুলত তাকে তাতিয়ে অনির্দেশ্য কামনার তপ্তবাষ্পে। মুগ্ধের দল ভিড় করে আসতে লাগল এদিকে ওদিকে। কিন্তু দরওয়াজা বন্ধ। বন্ধুত্বপ্রয়াসিনীরা নিমন্ত্রণ করে চায়ে টেনিসে সিনেমায়, নিমন্ত্রণ পৌঁছয় না কোনো ঠিকানায়। অনেক লোভী ফিরতে লাগল মধুগন্ধভরা আকাশে, কিন্তু কোনো অভাগ্য কাঙাল সোহিনীর ছাড়পত্র পায় না। এদিকে দেখা যায় উৎকণ্ঠিত মেয়ে সুযোগ পেলে উঁকিঝুঁকি দিতে চায় অজায়গায়।বই পড়ে যে বই টেক্সট্‌বুক কমিটির অনুমোদিত নয়, ছবি গোপনে আনিয়ে নেয় যা আর্টশিক্ষার আনুকূল্য করে ব'লে বিড়ম্বিত। ওর বিদুষী শিক্ষয়িত্রীকে পর্যন্ত অন্যমনস্ক করে দিলে। ডায়োসিশন থেকে বাড়ি ফেরবার পথে আলুথালুচুলওয়ালা গোঁফের-রেখামাত্র-দেওয়া সুন্দরহানো এক ছেলে ওর গাড়িতে চিঠি ফেলে দিয়েছিল। ওর রক্ত উঠেছিল ছম্‌ ছম্‌ ক'রে। চিঠিখানা লুকিয়ে রেখেছিল জামার মধ্যে। ধরা পড়ল মায়ের কাছে। সমস্ত দিন ঘরে বন্ধ থেকে কাটল অনাহারে।</text:p>
      <text:p text:style-name="Text_20_body"><text:s/></text:p>
      <text:p text:style-name="Text_20_body">সোহিনীর স্বামী যাদের বৃত্তি দিয়েছিলেন, সেই-সব ভালো ভালো ছাত্রমহলে সোহিনী পাত্র সন্ধান করেছে। সবাই প্রায় আড়ে আড়ে ওর টাকার থলির দিকে তাকায়। একজন তো তার থিসিস ওর নামে উৎসর্গ করে বসল। ও বললে, 'হায় রে কপাল, লজ্জায় ফেললে আমাকে। তোমার পোস্টগ্রাজুয়েটি মেয়াদ ফুরিয়ে আসছে শুনলুম, অথচ মালাচন্দন দিলে অজায়গায়, হিসাব করে ভক্তি না করলে উন্নতি হবে না যে।' কিছুদিন থেকে একটি ছেলের দিকে সোহিনী দৃষ্টিপাত করছিল। ছেলেটি পছন্দসই বটে। তার নাম রেবতী ভট্টাচার্য। এরই মধ্যে সায়ান্সের ডাক্তার পদবীতে চড়ে বসেছে। ওর দুটো-একটা লেখার যাচাই হয়ে গেছে বিদেশে।</text:p>
      <text:p text:style-name="Text_20_body"><text:s/></text:p>
      <text:h text:style-name="Heading_20_3" text:outline-level="3">৩</text:h>
      <text:p text:style-name="Text_20_body"/>
      <text:p text:style-name="Text_20_body">লোকের সঙ্গে মেলামেশা করবার কলাকৌশল সোহিনীর ভালো করেই জানা আছে। মন্মথ চৌধুরী রেবতীর প্রথম দিককার অধ্যাপক। তাঁকে নিলে বশ করে। কিছুদিন চায়ের সঙ্গে রুটিটোস্ট, অমলেট, কখনো বা ইলিশমাছের ডিমের বড়া খাইয়ে কথাটা পাড়লে। বললে, 'আপনি হয়তো ভাবছেন আমি আপনাকে বারে বারে চা খেতে ডাকি কেন।'</text:p>
      <text:p text:style-name="Text_20_body"><text:s/></text:p>
      <text:p text:style-name="Text_20_body">'মিসেস মল্লিক, আমি তোমাকে নিশ্চয় বলতে পারি, সেটা আমার দুর্ভাবনার বিষয় নয়।'</text:p>
      <text:p text:style-name="Text_20_body"><text:s/></text:p>
      <text:p text:style-name="Text_20_body">সোহিনী বললে,'লোকে ভাবে, আমরা বন্ধুত্ব করে থাকি স্বার্থের গরজে।'</text:p>
      <text:p text:style-name="Text_20_body"><text:s/></text:p>
      <text:p text:style-name="Text_20_body">'দেখো মিসেস মল্লিক, আমার মত হচ্ছে এই-- গরজটা যারই হোক, বন্ধুত্বটাই তো লাভ। আর এই বা কম কথা কী, <text:soft-page-break/>আমার মতো অধ্যাপককে দিয়েও কারো স্বার্থসিদ্ধি হতে পারে। এ জাতটার বুদ্ধি কেতাবের বাইরে হাওয়া খেতে পায় না ব'লে ফ্যাকাশে হয়ে গেছে। আমার কথা শুনে তোমার হাসি পাচ্ছে দেখতে পাচ্ছি। দেখো, যদিও আমি মাস্টারি করি তবু ঠাট্টা করতেও পারি। দ্বিতীয়বার চা খেতে ডাকবার পূর্বে এটা জেনে রাখা ভালো।'</text:p>
      <text:p text:style-name="Text_20_body"><text:s/></text:p>
      <text:p text:style-name="Text_20_body">'জেনে রাখলুম, বাঁচলুম। অনেক অধ্যাপক দেখেছি, তাঁদের মুখ থেকে হাসি বের করতে ডাক্তার ডাকতে হয়।'</text:p>
      <text:p text:style-name="Text_20_body"><text:s/></text:p>
      <text:p text:style-name="Text_20_body">'বাহবা, আমারই দলের লোক দেখছি তুমি। তা হলে এবার আসল কথাটা পাড়া হোক।'</text:p>
      <text:p text:style-name="Text_20_body"><text:s/></text:p>
      <text:p text:style-name="Text_20_body">'জানেন বোধ হয়, জীবনে আমার স্বামীর ল্যাবরেটরিই ছিল একমাত্র আনন্দ। আমার ছেলে নেই, ঐ ল্যাবরেটরিতে বসিয়ে দেব বলে ছেলে খুঁজছি। কানে এসেছে রেবতী ভট্টাচার্যের কথা।'</text:p>
      <text:p text:style-name="Text_20_body"><text:s/></text:p>
      <text:p text:style-name="Text_20_body">অধ্যাপক বললেন। 'যোগ্য ছেলেই বটে। তার যে লাইনের বিদ্যে সেটাকে শেষ পর্যন্ত চালান করতে মালমসলা কম লাগবে না।'</text:p>
      <text:p text:style-name="Text_20_body"><text:s/></text:p>
      <text:p text:style-name="Text_20_body">সোহিনী বললে, 'আমার রাশ-করা টাকায় ছাতা পড়ে যাচ্ছে। আমার বয়সের বিধবা মেয়েরা ঠাকুরদেবতার দালালদের দালালি দিয়ে পরকালের দরজা ফাঁক করে নিতে চায়। আপনি শুনে হয়তো রাগ করবে, আমি ও-সব কিছুই বিশ্বাস করি নে।'</text:p>
      <text:p text:style-name="Text_20_body"><text:s/></text:p>
      <text:p text:style-name="Text_20_body">চৌধুরী দুই চক্ষু বিস্ফারিত করে বললেন, 'তুমি তবে কী মান।''</text:p>
      <text:p text:style-name="Text_20_body"><text:s/></text:p>
      <text:p text:style-name="Text_20_body">'মানুষের মতো মানুষ যদি পাই, তবে তার সব পাওনা শোধ করে দিতে চাই যতদূর আমার সাধ্য আছে। এই আমার ধর্মকর্ম।'</text:p>
      <text:p text:style-name="Text_20_body"><text:s/></text:p>
      <text:p text:style-name="Text_20_body">চৌধুরী বললেন, 'হুররে। শিলা ভাসে জলে। মেয়েদের মধ্যেও দৈবাৎ কোথাও কোথাও বুদ্ধির প্রমাণ মেলে দেখছি। আমার একটি বি.এস্‌সি. বোকা আছে, সেদিন হঠাৎ দেখি, গুরুর পা ছুঁয়ে সে উলটো ডিগবাজি খেলতে লেগেছে, মগজ থেকে বুদ্ধি যাচ্ছে উড়ে ফাটা শিমূলের তুলোর মতো। তা তোমার বাড়িতেই ওকে ল্যাবরেটরিতে বসিয়ে দিতে চাও? তফাতে আর কোথাও হলে হয় না?'</text:p>
      <text:p text:style-name="Text_20_body"><text:s/></text:p>
      <text:p text:style-name="Text_20_body">'চৌধুরীমশায়, আপনি ভুল করবেন না, আমি মেয়েমানুষ। এইখানেই এই ল্যাবরেটরিতেই হয়েছে আমার স্বামীর সাধনা। তাঁর ঐ বেদীর তলায় কোনো-একজন যোগ্য লোককে বাতি জ্বালিয়ে রাখবার জন্যে যদি বসিয়ে দিতে পারি, তা হলে যেখানে থাকুন তাঁর মন খুশি হবে।'</text:p>
      <text:p text:style-name="Text_20_body"><text:s/></text:p>
      <text:p text:style-name="Text_20_body"><text:soft-page-break/>চৌধুরী বললেন, 'বাই জোভ, এতক্ষণে মেয়েমানুষের গলার আওয়াজ পাওয়া যাচ্ছে। শুনতে খারাপ লাগল না। একটা কথা জেনে রেখো, রেবতীকে যদি শেষ পর্যন্ত পুরোপুরি সাহায্য করতে চাও তা হলে লাখটাকারও লাইন পেরিয়ে যাবে।'</text:p>
      <text:p text:style-name="Text_20_body"><text:s/></text:p>
      <text:p text:style-name="Text_20_body">'গেলেও আমার খুদকুঁড়ো কিছু বাকি থাকবে।'</text:p>
      <text:p text:style-name="Text_20_body"><text:s/></text:p>
      <text:p text:style-name="Text_20_body">'কিন্তু পরলোকে যাঁকে খুশি করতে চাও তাঁর মেজাজ খারাপ হয়ে যাবে না তো?শুনেছি তাঁরা ইচ্ছা করলে ঘাড়ে চড়ে লাফালাফি করতে পারেন।'</text:p>
      <text:p text:style-name="Text_20_body"><text:s/></text:p>
      <text:p text:style-name="Text_20_body">'আপনি খবরের কাগজে পড়েন তো। মানুষ মারা গেলেই তার গুণাবলী প্যারাগ্রাফে প্যারাগ্রাফে ছাপিয়ে পড়তে থাকে। সেই মৃত মানুষের বদান্যতার 'পরে ভরসা করলে তো দোষ নেই। টাকা যে মানুষ জমিয়েছে অনেক পাপ জমিয়েছে সে তার সঙ্গে, আমরা কী করতে আছি যদি থলি ঝেড়ে স্বামীর পাপ হালকা করতে না পারি। যাক গে টাকা, আমার টাকায় দরকার নেই।'</text:p>
      <text:p text:style-name="Text_20_body"><text:s/></text:p>
      <text:p text:style-name="Text_20_body">অধ্যাপক উত্তেজিত হয়ে বলে উঠলেন, 'কী আর বলব তোমাকে। খনি থেকে সোনা ওঠে, সে খাঁটি সোনা, যদিও তাতে মিশোল থাকে অনেক-কিছু। তুমি সেই ছদ্মবেশী সোনার ঢেলা। চিনেছি তোমাকে। এখন কী করতে হবে বলো।'</text:p>
      <text:p text:style-name="Text_20_body"><text:s/></text:p>
      <text:p text:style-name="Text_20_body">'ঐ ছেলেটিকে রাজি করিয়ে দিন।'</text:p>
      <text:p text:style-name="Text_20_body"><text:s/></text:p>
      <text:p text:style-name="Text_20_body">'চেষ্টা করব, কিন্তু কাজটা খুব সহজ নয়। আর কেউ হলে তোমার দান লাফিয়ে নিত।'</text:p>
      <text:p text:style-name="Text_20_body"><text:s/></text:p>
      <text:p text:style-name="Text_20_body">'কোথায় বাধছে বলুন।''</text:p>
      <text:p text:style-name="Text_20_body"><text:s/></text:p>
      <text:p text:style-name="Text_20_body">'শিশুকাল থেকে একটি মেয়ে-গ্রহ ওর কুষ্টি দখল করে এসেছে। রাস্তা আগলে রয়েছে অটল অবুদ্ধি।'</text:p>
      <text:p text:style-name="Text_20_body"><text:s/></text:p>
      <text:p text:style-name="Text_20_body">'বলেন কী। পুরুষমানুষ--'</text:p>
      <text:p text:style-name="Text_20_body"><text:s/></text:p>
      <text:p text:style-name="Text_20_body">'দেখো মিসেস মল্লিক, রাগ করবে কাকে নিয়ে। জানো মেট্রিয়ার্কাল সমাজ কাকে বলে। যে সমাজে মেয়েরাই হচ্ছে পুরুষেরা সেরা। এক সময়ে সেই দ্রাবিড়ী সমাজের ঢেউ বাংলাদেশে খেলত।'</text:p>
      <text:p text:style-name="Text_20_body"><text:s/></text:p>
      <text:p text:style-name="Text_20_body">সোহিনী বললে, 'সে সুদিন তো গেছে। তলায় তলায় ঢেউ খেলে হয়তো, ঘুলিয়ে দেয় বুদ্ধিসুদ্ধি, কিন্তু হাল যে একলা পুরুষের হাতে। কানে মন্ত্র দেন তাঁরাই, আর জোরে দেন কানমলা। কান ছিঁড়ে যাবার জো হয়।'</text:p>
      <text:p text:style-name="Text_20_body"><text:soft-page-break/><text:s/></text:p>
      <text:p text:style-name="Text_20_body">'আহা হা, কথা কইতে জান তুমি। তোমার মতো মেয়েদের যুগ যদি আসে তা হলে মেট্রিয়ার্কাল সমাজে ধোবার বাড়ির ফর্দ রাখি মেয়েদের শাড়ির, আর আমাদের কলেজের প্রিন্সিপল্‌কে পাঠিয়ে দিই ঢেঁকি কুটতে। মনোবিজ্ঞান বলে, বাংলাদেশে মেট্রিয়ার্কি বাইরে নেই, আছে নাড়িতে। মা মা শব্দে হাম্বাধ্বনি আর-কোনো দেশের পুরুষমহলে শুনেছ কি। তোমাকে খবর দিচ্ছি, রেবতীর বুদ্ধির ডগার উপরে চড়ে বসে আছে একটি রীতিমতো মেয়ে।'</text:p>
      <text:p text:style-name="Text_20_body"><text:s/></text:p>
      <text:p text:style-name="Text_20_body">'কাউকে ভালোবাসে নাকি।'</text:p>
      <text:p text:style-name="Text_20_body"><text:s/></text:p>
      <text:p text:style-name="Text_20_body">'আহা, সেটা হলে তো বুঝতুম, ওর শিরায় প্রাণ করছে ধুক্‌ধুক্‌। যুবতীর হাতেবুদ্ধি খোয়াবার বায়না নিয়েই তো এসেছে, এই তো সেই বয়েস। তা না হয়ে এই কাঁচা বয়সে ও যে এক মালাজপকারিণীর হাতে মালার গুটি বনে গেছে। ওকে বাঁচাবে কিসে-- না যৌবন, না বুদ্ধি, না বিজ্ঞান।'</text:p>
      <text:p text:style-name="Text_20_body"><text:s/></text:p>
      <text:p text:style-name="Text_20_body">'আচ্ছা একদিন ওঁকে এখানে চা খেতে ডাকতে পারি কি। আমাদের মতো অশুচির ঘরে খাবেন তো?'</text:p>
      <text:p text:style-name="Text_20_body"><text:s/></text:p>
      <text:p text:style-name="Text_20_body">'অশুচি! না খায় তো ওকে আছড়ে আছড়ে এমনি শুচি করে নেব যে বামনাইয়ের দাগ থাকবে না ওর মজ্জায়। একটা কথা জিজ্ঞাসা করি, তোমার নাকি একটি সুন্দরী মেয়ে আছে?'</text:p>
      <text:p text:style-name="Text_20_body"><text:s/></text:p>
      <text:p text:style-name="Text_20_body">'আছে। পোড়াকপালী সুন্দরীও বটে। তা কী করব বলুন।'</text:p>
      <text:p text:style-name="Text_20_body"><text:s/></text:p>
      <text:p text:style-name="Text_20_body">'না না, আমাকে ভুল কোরো না। আমার কথা যদি বল, সুন্দরী মেয়ে আমি পছন্দই করি। ওটা আমার একটা রোগ বললেই হয়। কিন্তু ওর আত্মীয়েরা বেরসিক, ভয় পেয়ে যাবে।'</text:p>
      <text:p text:style-name="Text_20_body"><text:s/></text:p>
      <text:p text:style-name="Text_20_body">'ভয় নেই, আমি নিজের জাতেই মেয়ের বিয়ে দেব ঠিক করেছি।'</text:p>
      <text:p text:style-name="Text_20_body"><text:s/></text:p>
      <text:p text:style-name="Text_20_body">এটা একেবারে বানানো কথা।</text:p>
      <text:p text:style-name="Text_20_body"><text:s/></text:p>
      <text:p text:style-name="Text_20_body">'তুমি নিজে তো বেজাতে বিয়ে করেছ।'</text:p>
      <text:p text:style-name="Text_20_body"><text:s/></text:p>
      <text:p text:style-name="Text_20_body">'নাকাল হয়েছি কম নয়। বিষয়ের দখল নিয়ে মামলা করতে হয়েছে বিস্তর। যে করে জিতেছি সেটা বলবার কথা নয়।'</text:p>
      <text:p text:style-name="Text_20_body"><text:s/></text:p>
      <text:p text:style-name="Text_20_body">'শুনেছি কিছু কিছু। বিপক্ষ পক্ষের আর্টিকেল্‌ড্‌ ক্লার্ক্‌কে নিয়ে তোমার নামে গুজব রটেছিল। মকদ্দমায় জিতে তুমি তো <text:soft-page-break/>সরে পড়লে, সে লোকটা গলায় দড়ি দিয়ে মরতে যায় আর কি!'</text:p>
      <text:p text:style-name="Text_20_body"><text:s/></text:p>
      <text:p text:style-name="Text_20_body">'এত যুগ ধরে মেয়েমানুষ টিঁকে আছে কী ক'রে। ছল করার কম কৌশল লাগে না, লড়াইয়ের তাগবাগের সমানই সে, তবে কিনা তাতে মধুও কিছু খরচ করতে হয়। এ হল নারীর স্বভাবদত্ত লড়াইয়ের রীতি।'</text:p>
      <text:p text:style-name="Text_20_body"><text:s/></text:p>
      <text:p text:style-name="Text_20_body">'ঐ দেখো, আবার তুমি আমাকে ভুল করছ। আমরা বিজ্ঞানী, আমরা বিচারক নই, স্বভাবের খেলা আমরা নিষ্কাম ভাবে দেখে যাই। সে খেলায় যা ফল হবার তা ফলতে থাকে। তোমার বেলায় ফলটা বেশ হিসেবমতোই ফলেছিল, বলেছিলুম, ধন্য মেয়ে তুমি। এ কথাটাও ভেবেছি, আমি যে তখন প্রোফেসর ছিলুম, আর্টিকেল্‌ড্‌ ক্লার্ক ছিলুম না, সেটা আমার বাঁচোয়া। মার্করি সূর্যের কাছ থেকে যতটুকু দূরে আছে ততটুকু দূরে থেকেই বেঁচে গেল। ওটা গণিতের হিসাবের কথা, ওতে ভালো নেই মন্দ নেই। এ-সব কথা বোধ হয় তুমি বুঝতে শিখেছ।'</text:p>
      <text:p text:style-name="Text_20_body"><text:s/></text:p>
      <text:p text:style-name="Text_20_body">'তা শিখেছি। গ্রহগুলো টান মেনে চলে আবার টান এড়িয়ে চলে-- এটা একটা শিখে নেবার তত্ত্ব বৈকি।'</text:p>
      <text:p text:style-name="Text_20_body"><text:s/></text:p>
      <text:p text:style-name="Text_20_body">'আর-একটা কথা কবুল করছি। এইমাত্র তোমার সঙ্গে কথা কইতে কইতে একটা হিসেব মনে মনে কষছিলুম, সেও অঙ্কের হিসেব। ভেবে দেখো, বয়সটা যদি অন্তত দশটা বছর কম হত তা হলে খামকা আজ একটা বিপদ ঘটত। কোলিশন ঐটুকু পাশ কাটিয়ে গেল আর কি! তবু বাষ্পের জোয়ার উঠছে বুকের মধ্যে। ভেবে দেখো, সৃষ্টিটা আগাগোড়াই কেবল অঙ্ককষার খেলা।'</text:p>
      <text:p text:style-name="Text_20_body"><text:s/></text:p>
      <text:p text:style-name="Text_20_body">এই ব'লে চৌধুরী দুই হাঁটু চাপড়িয়ে হাহা করে হেসে উঠলেন। একটা কথা তাঁর হুঁশ ছিল না যে, তাঁর সঙ্গে দেখা করবার আগে সোহিনী দুঘন্টা ধরে রঙে চঙে এমন করে বয়স বদল করেছে যে সৃষ্টিকর্তাকে আগাগোড়াই দিয়েছে ঠকিয়ে।</text:p>
      <text:p text:style-name="Text_20_body"><text:s/></text:p>
      <text:h text:style-name="Heading_20_3" text:outline-level="3">৪</text:h>
      <text:p text:style-name="Text_20_body"/>
      <text:p text:style-name="Text_20_body">পরের দিন অধ্যাপক এসে দেখলেন সোহিনী রোঁয়া-ওঠা হাড়-বের করা একটা কুকুরকে স্নান করিয়ে তোয়ালে দিয়ে তার গা মুছিয়ে দিচ্ছে।</text:p>
      <text:p text:style-name="Text_20_body"><text:s/></text:p>
      <text:p text:style-name="Text_20_body">চৌধুরী জিগ্‌গেসা করলেন, 'এই অপয়মন্তটাকে এত সম্মান কেন।'</text:p>
      <text:p text:style-name="Text_20_body"><text:s/></text:p>
      <text:p text:style-name="Text_20_body">'ওকে বাঁচিয়েছি ব'লে। পা ভেঙেছিল মোটরের তলায় পড়ে, আমি সারিয়ে তুলেছি ব্যাণ্ডেজ বেঁধে। এখন ওর প্রাণটার মধ্যে আমারও শেয়ার আছে।'</text:p>
      <text:p text:style-name="Text_20_body"><text:s/></text:p>
      <text:p text:style-name="Text_20_body"><text:soft-page-break/>'রোজ রোজ ঐ অলুক্ষুনের চেহারা দেখে মন খারাপ হয়ে যাবে না?'</text:p>
      <text:p text:style-name="Text_20_body"><text:s/></text:p>
      <text:p text:style-name="Text_20_body">'চেহারা দেখবার জন্যে ওকে তো রাখি নি। মরতে মরতে ওই যে ও সেরে উঠছে, এটা দেখতে আমার ভালো লাগে। ঐ প্রাণীর বেঁচে থাকবার দরকারটা যখন দিনে দিনে মিটিয়ে দিই, তখন ধর্মকর্ম করতে ছাগলছানার গলায় দড়ি বেঁধে আমাকে কালীতলায় দৌড়তে হয় না। তোমাদের বায়োলজির ল্যাবরেটরির কানাখোঁড়া কুকুর-খরগোশগুলোর জন্যে আমি একটা হাসপাতাল বানাব স্থির করেছি।'</text:p>
      <text:p text:style-name="Text_20_body"><text:s/></text:p>
      <text:p text:style-name="Text_20_body">'মিসেস মল্লিক, তোমাকে যতই দেখছি তাক লাগছে।'</text:p>
      <text:p text:style-name="Text_20_body"><text:s/></text:p>
      <text:p text:style-name="Text_20_body">'আরো বেশি দেখলে ওটার উপশম হবে। রেবতীবাবুর খবর দেবেন বলেছিলেন, সেটা আরম্ভ করে দিন।'</text:p>
      <text:p text:style-name="Text_20_body"><text:s/></text:p>
      <text:p text:style-name="Text_20_body">'আমার সঙ্গে দূর সম্পর্কে ওদের যোগ আছে। তাই ওদের ঘরের খবর জানি। রেবতীকে জন্ম দিয়েই ওর মা যান মারা। বরাবর ও পিসির হাতে মানুষ। ওর পিসির আচারনিষ্ঠা একেবারে নিরেট। এতটুকু খুঁত নিয়ে ওঁর খুঁতখুঁতুনি সংসারকে অতিষ্ঠ করে তুলত। তাঁকে ভয় না করত এমন লোক ছিল না পরিবারে। ওঁর হাতে রেবতীর পৌরুষ গেল ছাতু হয়ে। স্কুল থেকে ফিরতে পাঁচ মিনিট দেরি হলে পঁচিশ মিনিট লাগত তার জবাবদিহি করতে।'</text:p>
      <text:p text:style-name="Text_20_body"><text:s/></text:p>
      <text:p text:style-name="Text_20_body">সেহিনী বললে, 'আমি তো জানি পুরুষরা করবে শাসন, মেয়েরা দেবে আদর, তবেই ওজন ঠিক থাকে।'</text:p>
      <text:p text:style-name="Text_20_body"><text:s/></text:p>
      <text:p text:style-name="Text_20_body">অধ্যাপক বললেন, 'ওজন ঠিক রেখে চলা মরালগামিনীদের ধাতে নেই। ওরা এদিকে ঝুঁকবে ওদিকে ঝুঁকবে। কিছু মনে কোরো না মিসেস মল্লিক, ওদের মধ্যেও দৈবাৎ মেলে যারা খাড়া রাখে মাথা, চলে সোজা চালে। যেমন--'</text:p>
      <text:p text:style-name="Text_20_body"><text:s/></text:p>
      <text:p text:style-name="Text_20_body">'আর বলতে হবে না। কিন্তু আমার মধ্যেও শিকড়ের দিকে মেয়েমানুষ যথেষ্ট আছে। কী ঝোঁকে পেয়েছে দেখছেন না! ছেলে-ধরা ঝোঁক। নইলে আপনাকে বিরক্ত করতেম কি।'</text:p>
      <text:p text:style-name="Text_20_body"><text:s/></text:p>
      <text:p text:style-name="Text_20_body">'দেখো, বার বার ঐ কথাটা বোলো না। জেনে রেখো আজ ক্লাসের জন্যে তৈরি না হয়েই চলে এসেছি। কর্তব্যের গাফেলি এতই ভালো লাগছে।'</text:p>
      <text:p text:style-name="Text_20_body"><text:s/></text:p>
      <text:p text:style-name="Text_20_body">'বোধ হয় মেয়ে-জাতটার 'পরেই আপনার বিশেষ একটু কৃপা আছে।'</text:p>
      <text:p text:style-name="Text_20_body"><text:s/></text:p>
      <text:p text:style-name="Text_20_body">'একটুও অসম্ভব নয়। কিন্তু তার মধ্যেও তো ইতরবিশেষ আছে। যা হোক, সে কথাটা পরে হবে।'</text:p>
      <text:p text:style-name="Text_20_body"><text:s/></text:p>
      <text:p text:style-name="Text_20_body"><text:soft-page-break/>সোহিনী হেসে বললে, 'পরে না হলেও চলবে। আপাতত যে কথাটা উঠেছে শেষ করে দিন। রেবতীবাবুর এত উন্নতি হল কী করে।'</text:p>
      <text:p text:style-name="Text_20_body"><text:s/></text:p>
      <text:p text:style-name="Text_20_body">'যা হতে পারত তার তুলনায় কিছুই হয় নি। একটা রিসর্চের কাজে ওর বিশেষ দরকার হয়েছিল উঁচু পাহাড়ে যাবার। ঠিক করেছিল যাবে বদরিকাশ্রমে। আরে সর্বনাশ! পিসিরও ছিল এক পিসি, সে বুড়ি মরবে তো মরুক ঐ বদরিকারই রাস্তায়। পিসি বললে, 'আমি যতদিন বেঁচে আছি, পাহাড়পর্বত চলবে না।' কাজেই তখন থেকে একমনে যা কামনা করছি সে মুখ ফুটে বলবার নয়। থাক্‌ সে কথা।'</text:p>
      <text:p text:style-name="Text_20_body"><text:s/></text:p>
      <text:p text:style-name="Text_20_body">'কিন্তু শুধু পিসিমাদের দোষ দিলে চলবে কেন। মায়ের দুলাল ভাইপোদের হাড় বুঝি কোনো কালে পাকবে না।'</text:p>
      <text:p text:style-name="Text_20_body"><text:s/></text:p>
      <text:p text:style-name="Text_20_body">'সে তো পূর্বেই বলেছি। মেট্রিয়ার্কি রক্তের মধ্যে হাম্বাধ্বনি জাগিয়ে তোলে, হতবুদ্ধি হয়ে যায় বৎসরা। আফসোসের কথা কী আর বলব। এ তো হল নম্বর ওয়ান। তার পরে রেবতী যখন সরকারের বৃত্তি নিয়ে কেম্ব্রিজে যাবে স্থির হল, আবার এসে পড়ল সেই পিসিমা হাউ হাউ শব্দে। তার বিশ্বাস, ও চলেছে মেমসাহেব বিয়ে করতে। আমি বললুম, নাহয় করল বিয়ে। সর্বনাশ, কথাটা আন্দাজে ছিল, এবার যেন পাকা দেখা হয়ে গেল। পিসি বললে, 'ছেলে যদি বিলেতে যায় তা হলেগলায় দড়ি দিয়ে মরব।' কোন্‌ দেবতার দোহাই পাড়লে পাকানো হবে দড়িটা নাস্তিক আমি জানি নে, তাই দড়িটা বাজারে মিলল না। রেবতীকে খুব খানিকটা গাল দিলুম, বললুম স্টুপিড, বললুম ডান্স, বললুম ইম্‌বেসীল। ব্যস, ঐখানেই খতম। রেবু এখন ভারতীয় ঘানিতে ফোঁটা ফোঁটা তেল বের করছেন।'</text:p>
      <text:p text:style-name="Text_20_body"><text:s/></text:p>
      <text:p text:style-name="Text_20_body">সোহিনী অস্থির হয়ে বলে উঠল, 'দেয়ালে মাথা ঠুকে মরতে ইচ্ছে করছে। একটা মেয়ে রেবতীকে তলিয়ে দিয়েছে, আর-একটা মেয়ে তাকে টেনে তুলবে ডাঙায়, এই আমার পণ রইল।'</text:p>
      <text:p text:style-name="Text_20_body"><text:s/></text:p>
      <text:p text:style-name="Text_20_body">'পষ্ট কথা বলি ম্যাডাম। জানোয়ারগুলোকে শিঙে ধরে তলিয়ে দেবার হাত তোমার পাকা-- লেজে ধরে তাদের উপরে তোলবার হাত তেমন দুরস্ত হয় নি। তা এখন থেকে অভ্যাসটা শুরু হোক। একটা কথা জিজ্ঞাসা করি, সায়ান্সে এত উৎসাহ তোমার এল কোথা থেকে।'</text:p>
      <text:p text:style-name="Text_20_body"><text:s/></text:p>
      <text:p text:style-name="Text_20_body">'সকল রকম সায়ান্সেই সারা জীবন আমার স্বামীর মন ছিল মেতে। তাঁর নেশা ছিল বর্মা চুরুট আর ল্যাবরেটরি। আমাকে চুরুট ধরিয়ে প্রায় বর্মিজ মেয়ে বানিয়ে তুলেছিলেন। ছেড়ে দিলুম, দেখলুম পুরুষদের চোখে খটকা লাগে। তাঁর আর-এক নেশা আমার উপর দিয়ে জমিয়েছিলেন। পুরুষরা মেয়েদের মজায় বোকা বানিয়ে, উনি আমাকে মজিয়েছিলেন বিদ্যে দিয়ে দিনরাত। দেখুন চৌধুরীমশায়, স্বামীর দুর্বলতা স্ত্রীর কাছে ঢাকা থাকে না, কিন্তু আমি ওঁর মধ্যে কোনোখানে খাদ দেখতে পাই নি। কাছে থেকে যখন দেখতুম, দেখেছি উনি বড়ো; আজ দূরে থেকে দেখছি, দেখি উনি আরো বড়ো।'</text:p>
      <text:p text:style-name="Text_20_body"><text:s/></text:p>
      <text:p text:style-name="Text_20_body">চৌধুরী জিগ্‌গেসা করলেন, 'কোনখানে সব চেয়ে তাঁকে বড়ো ঠেকছে।'</text:p>
      <text:p text:style-name="Text_20_body"><text:s/></text:p>
      <text:p text:style-name="Text_20_body"><text:soft-page-break/>'বলব? উনি বিদ্বান বলে নয়। বিদ্যার 'পরে ওঁর নিষ্কাম ভক্তি ছিল ব'লে। উনি একটা পুজোর আলো পুজোর হাওয়ার মধ্যে ছিলেন। আমরা মেয়েরা দেখবার-ছোঁবার মতো জিনিস না পেলে পুজো করবার পথ পাই নে। তাঁর এই ল্যাবরেটরি আমার পুজোর দেবতা হয়েছে। ইচ্ছে করে এখানে মাঝে মাঝে ধূপধুনো জ্বালিয়ে শাঁখঘন্টা বাজাই। ভয় করি আমার স্বামীর ঘৃণাকে। তাঁর দৈনিক যখন পুজো ছিল, এই-সব যন্ত্রতন্ত্র ঘিরে জমত কলেজের ছাত্রেরা, শিক্ষা নিত তাঁর কাছ থেকে, আর আমিও বসে যেতুম।''</text:p>
      <text:p text:style-name="Text_20_body"><text:s/></text:p>
      <text:p text:style-name="Text_20_body">'ছেলেগুলো সায়ান্সে মন দিতে পারত কি।'</text:p>
      <text:p text:style-name="Text_20_body"><text:s/></text:p>
      <text:p text:style-name="Text_20_body">'যারা পারত তাদেরই বাছাই হয়ে যেত। এমন-সব ছেলে দেখেছি যারা সত্যকার বৈরাগী। আবার দেখেছি কেউ কেউ নোট নেবার ছলে একেবারে পাশের ঠিকানায় চিঠি লিখে সাহিত্যচর্চা করত।'</text:p>
      <text:p text:style-name="Text_20_body"><text:s/></text:p>
      <text:p text:style-name="Text_20_body">'কেমন লাগত?'</text:p>
      <text:p text:style-name="Text_20_body"><text:s/></text:p>
      <text:p text:style-name="Text_20_body">'সত্যি কথা বলব? খারাপ লাগত না। স্বামী চলে যেতেন কাজে, ভাবুকদের মন আশেপাশে ঘুর ঘুর করত।'</text:p>
      <text:p text:style-name="Text_20_body"><text:s/></text:p>
      <text:p text:style-name="Text_20_body">'কিছু মনে কোরো না, আমি সাইকলজি স্টাডি করে থাকি। জিগ্‌গেসা করি, ওরা কিছু ফল পেত কি।'</text:p>
      <text:p text:style-name="Text_20_body"><text:s/></text:p>
      <text:p text:style-name="Text_20_body">'বলতে ইচ্ছে করে না, নোংরা আমি। দু-চার জনের সঙ্গে জানাশোনা হয়েছে যাদের কথা মনে পড়লে আজও মনের মধ্যে মুচড়িয়ে ধরে।'</text:p>
      <text:p text:style-name="Text_20_body"><text:s/></text:p>
      <text:p text:style-name="Text_20_body">'দু-চার জন?'</text:p>
      <text:p text:style-name="Text_20_body"><text:s/></text:p>
      <text:p text:style-name="Text_20_body">'মন যে লোভী, মাংসমজ্জার নীচে লোভের চাপা আগুন সে লুকিয়ে রেখে দেয়, খোঁচা পেলে জ্বলে ওঠে। আমি তো গোড়াতেই নাম ডুবিয়েছি, সত্যি কথা বলতে আমার বাধে না। আজন্ম তপস্বিনী নই আমরা। ভড়ং করতে করতে প্রাণ বেরিয়ে গেল মেয়েদের। দ্রৌপদীকুন্তীদের সেজে বসতে হয় সীতাসাবিত্রী। একটা কথা বলি আপনাকে চৌধুরীমশায়, মনে রাখবেন, ছেলেবেলা থেকে ভালোমন্দ-বোধ আমার স্পষ্ট ছিল না। কোনো গুরু আমায় তা শিক্ষা দেন নি। তাই মন্দের মাঝে আমি ঝাঁপ দিয়েছি সহজে, পারও হয়ে গেছি সহজে। গায়ে আমার দাগ লেগেছে কিন্তু মনে ছাপ লাগে নি। কিছু আমাকে আঁকড়ে ধরতে পারে নি। যাই হোক, তিনি যাবার পথে তাঁর চিতার আগুনে আমার আসক্তিতে আগুন লাগিয়ে দিয়েছেন, জমা পাপ একে একে জ্বলে যাচ্ছে। এই ল্যাবরেটরিতেই জ্বলছে সেই হোমের আগুন।'</text:p>
      <text:p text:style-name="Text_20_body"><text:s/></text:p>
      <text:p text:style-name="Text_20_body">'ব্র্যাভো, সত্যি কথা বলতে কী সাহস তোমার।'</text:p>
      <text:p text:style-name="Text_20_body"><text:s/></text:p>
      <text:p text:style-name="Text_20_body"><text:soft-page-break/>'সত্যি কথা বলিয়ে নেবার লোক থাকলে বলা সহজ হয়। আপনি যে খুব সহজ, খুব সত্যি।'</text:p>
      <text:p text:style-name="Text_20_body"><text:s/></text:p>
      <text:p text:style-name="Text_20_body">'দেখো, ঐ যে চিঠি লিখিয়ে ছেলেগুলো তোমার প্রসাদ পেয়েছিল, তারা কি এখনো আনাগোনা করে।'</text:p>
      <text:p text:style-name="Text_20_body"><text:s/></text:p>
      <text:p text:style-name="Text_20_body">'সেই করেই তো তারা মুছে দিয়েছে আমার মনের ময়লা। দেখলুম, জুটছে তারা আমার চেকবইয়ের দিকে লক্ষ করে। ভেবেছিল মেয়েমানুষের মোহ মরতে চায় না, ভালোবাসার সিঁধের গর্ত দিয়ে পৌঁছবে তাদের হাত আমার টাকার সিন্দুকে। এত রস আমার নেই,তারা তা জানত না। আমার শুকনো পাঞ্জাবি মন। আমি সমাজের আইনকানুন ভাসিয়ে দিতে পারি দেহের টানে প'ড়ে, কিন্তু প্রাণ গেলেও বেইমানি করতে পারব না। আমার ল্যাবরেটরির এক পয়সাও তারা খসাতে পারে নি। আমার প্রাণ শক্ত পাথর হয়ে চেপে আছে আমার দেবতার ভাণ্ডারের দ্বার। ওদের সাধ্য নেই সে পাথর গলাবে। আমাকে যিনি বেছে এনেছিলেন তিনি ভুল করেন নি।'</text:p>
      <text:p text:style-name="Text_20_body"><text:s/></text:p>
      <text:p text:style-name="Text_20_body">'তাঁকে আমি প্রণাম করি, আর পাই যদি সেই ছেলেগুলোর কান মলে দিই।'</text:p>
      <text:p text:style-name="Text_20_body"><text:s/></text:p>
      <text:p text:style-name="Text_20_body">বিদায় নেবার আগে অধ্যাপক একবার ল্যাবরেটরিটা ঘুরে এলেন সোহিনীকে সঙ্গে নিয়ে। বললেন, 'এখানেই মেয়েলিবুদ্ধির চোলাই হয়ে গেছে, অপদেবতার গাদ গেছে নেমে, বেরিয়ে এসেছে খাঁটি স্পিরিট।'</text:p>
      <text:p text:style-name="Text_20_body"><text:s/></text:p>
      <text:p text:style-name="Text_20_body">সোহিনী বললে, 'যা বলুন, মন থেকে ভয় যায় না। মেয়েলিবুদ্ধি বিধাতার আদি সৃষ্টি। যখন বয়স অল্প থাকে মনের জোর থাকে, তখন সে লুকিয়ে থাকে ঝোপেঝাপে, যেই রক্ত আসে ঠাণ্ডা হয়ে, বেরিয়ে আসেন সনাতনী পিসিমা। তার আগেই আমার মরবার ইচ্ছে রইল।'</text:p>
      <text:p text:style-name="Text_20_body"><text:s/></text:p>
      <text:p text:style-name="Text_20_body">অধ্যাপক বললেন, 'ভয় নেই তোমার, আমি বলছি তুমি সজ্ঞানে মরবে।'</text:p>
      <text:p text:style-name="Text_20_body"><text:s/></text:p>
      <text:h text:style-name="Heading_20_3" text:outline-level="3">৫</text:h>
      <text:p text:style-name="Text_20_body"/>
      <text:p text:style-name="Text_20_body">সাদা শাড়ি পরে মাথায় কাঁচাপাকা চুলে পাউডার মেখে সোহিনী মুখের উপর একটি শুচি সাত্ত্বিক আভা মেজে তুললে। মেয়েকে নিয়ে মোটরলঞ্চে করে উপস্থিত হল বোটানিকালে। তাকে পরিয়েছে নীলচে সবুজ বেনারসী শাড়ি, ভিতর থেকে দেখা যায় বসন্তী রঙের কাঁচুলি। কপালে তার কুঙ্কুমের ফোঁটা, সূক্ষ্ণ একটু কাজলের রেখা চোখে, কাঁধের কাছে ঝুলেপড়া <text:s/>গুচ্ছকরা খোঁপা, পায়ে কালো চামড়ার 'পরে লাল মখমলের কাজ-করা স্যাণ্ডেল।</text:p>
      <text:p text:style-name="Text_20_body"><text:s/></text:p>
      <text:p text:style-name="Text_20_body">যে আকাশনিম বীথিকার তলায় রেবতী রবিবার কাটায় আগে থাকতে সংবাদ নিয়ে সোহিনী সেইখানেই এসে তাকে ধরলে। প্রণাম করলে একেবারে তার পায়ে মাথা রেখে। বিষয় ব্যস্ত হয়ে উঠল রেবতী।</text:p>
      <text:p text:style-name="Text_20_body"><text:s/></text:p>
      <text:p text:style-name="Text_20_body"><text:soft-page-break/>সোহিনী বললে, 'কিছু মনে কোরো না বাবা, তুমি ব্রাহ্মণের ছেলে, আমি ছত্রির মেয়ে। চৌধুরীমশায়ের কাছে আমার কথা শুনে থাকবে।'</text:p>
      <text:p text:style-name="Text_20_body"><text:s/></text:p>
      <text:p text:style-name="Text_20_body">'শুনেছি। কিন্তু এখানে আপনাকে বসাব কোথায়।'</text:p>
      <text:p text:style-name="Text_20_body"><text:s/></text:p>
      <text:p text:style-name="Text_20_body">'এই-যে রয়েছে সবুজ তাজা ঘাস, এমন আসন কোথায় পাওয়া যায়। ভাবছ বোধ হয়, এখানে আমি কী করতে এসেছি। এসেছি আমার ব্রত উদ্‌যাপন করতে। তোমার মতো ব্রাহ্মণ তো খুঁজে পাব না।'</text:p>
      <text:p text:style-name="Text_20_body"><text:s/></text:p>
      <text:p text:style-name="Text_20_body">রেবতী আশ্চর্য হয়ে বললে, 'আমার মতো ব্রাহ্মণ?'</text:p>
      <text:p text:style-name="Text_20_body"><text:s/></text:p>
      <text:p text:style-name="Text_20_body">'তা না তো কী। আমার গুরু বলেছেন, এখনকার কালের সবসেরা যে বিদ্যা তাতেই যাঁর দখল তিনিই সেরা ব্রাহ্মণ।'</text:p>
      <text:p text:style-name="Text_20_body"><text:s/></text:p>
      <text:p text:style-name="Text_20_body">রেবতী অপ্রস্তুত হয়ে বললে, 'আমার বাবা করতেন যজনযাজন, আমি মন্ত্রতন্ত্র কিছুই জানি নে।'</text:p>
      <text:p text:style-name="Text_20_body"><text:s/></text:p>
      <text:p text:style-name="Text_20_body">'বল কী, তুমি যে-মন্ত্র শিখেছ সেই মন্ত্রে জগৎ হয়েছে মানুষের বশ। তুমি ভাবছ মেয়েমানুষের মুখে এ-সব কথা এল কোথা থেকে। পেয়েছি পুরুষের মতো পুরুষের মুখ থেকে। তিনি আমার স্বামী। যেখানে তাঁর সাধনার পীঠস্থান ছিল, কথা দাও বাবা, সেখানে তোমাকে যেতে হবে।'</text:p>
      <text:p text:style-name="Text_20_body"><text:s/></text:p>
      <text:p text:style-name="Text_20_body">'কাল সকালে আমার ছুটি আছে, যাব।'</text:p>
      <text:p text:style-name="Text_20_body"><text:s/></text:p>
      <text:p text:style-name="Text_20_body">'তোমার দেখছি গাছপালার শখ। বড়ো আনন্দ হল। গাছপালার খোঁজে আমার স্বামী গিয়েছিলেন বর্মায়, আমি তাঁর সঙ্গ ছাড়ি নি।'</text:p>
      <text:p text:style-name="Text_20_body"><text:s/></text:p>
      <text:p text:style-name="Text_20_body">সঙ্গ ছাড়ে নি কিন্তু সায়ান্সের চর্চায় নয়। নিজের ভিতর থেকে যে গাদ উঠত ফুটে, স্বামীর চরিত্রের মধ্যেও সেটা অনুমান না করে থাকতে পারত না। সন্দেহের সংস্কার ছিল ওর আঁতে আঁতে। একসময়ে নন্দকিশোরের যখন গুরুতর পীড়া হয়েছিল, তিনি স্ত্রীকে বলেছিলেন, 'মরবার একমাত্র আরাম এই যে, সেখান থেকে তুমি আমাকে খুঁজে বের করে ফিরিয়ে আনতে পারবে না।'</text:p>
      <text:p text:style-name="Text_20_body"><text:s/></text:p>
      <text:p text:style-name="Text_20_body">সোহিনী বললে, 'সঙ্গে যেতে পারি তো।'</text:p>
      <text:p text:style-name="Text_20_body"><text:s/></text:p>
      <text:p text:style-name="Text_20_body">নন্দকিশোর হেসে বললেন, 'সর্বনাশ!'</text:p>
      <text:p text:style-name="Text_20_body"><text:soft-page-break/><text:s/></text:p>
      <text:p text:style-name="Text_20_body">সোহিনী রেবতীকে বললে, 'বর্মা থেকে আসবার সময় এনেছিলুম এক গাছের চারা। বর্মিজরা তাকে বলে ক্কোষাইটানিয়েঙ্গ্‌। চমৎকার ফুলের শোভা-- কিন্তু কিছুতেই বাঁচাতে পারলুম না।'</text:p>
      <text:p text:style-name="Text_20_body"><text:s/></text:p>
      <text:p text:style-name="Text_20_body">আজই সকালে স্বামীর লাইব্রেরি ঘেঁটে এ নাম সোহিনী প্রথম বের করেছে। গাছটা চোখেও দেখে নি। বিদ্যার জাল ফেলে বিদ্বানকে টানতে চায়।</text:p>
      <text:p text:style-name="Text_20_body"><text:s/></text:p>
      <text:p text:style-name="Text_20_body">অবাক হল রেবতী। জিগ্‌গেসা করলে, 'এর লাটিন নামটা কি জানেন।'</text:p>
      <text:p text:style-name="Text_20_body"><text:s/></text:p>
      <text:p text:style-name="Text_20_body">সোহিনী অনায়াসে বলে দিলে, 'তাকে বলে মিলেটিয়া।'</text:p>
      <text:p text:style-name="Text_20_body"><text:s/></text:p>
      <text:p text:style-name="Text_20_body">বললে, 'আমার স্বামী সহজে কিছু মানতেন না, তবু তাঁর একটা অন্ধবিশ্বাস ছিল ফলে ফুলে প্রকৃতির মধ্যে যা-কিছু আছে সুন্দর, মেয়েরা বিশেষ অবস্থায় তার দিকে একান্ত করে যদি মন রাখে তা হলে সন্তানরা সুন্দর হয়ে জন্মাবেই। এ কথা তুমি বিশ্বাস কর কি।'</text:p>
      <text:p text:style-name="Text_20_body"><text:s/></text:p>
      <text:p text:style-name="Text_20_body">বলা বাহুল্য এটা নন্দকিশোরের মত নয়।</text:p>
      <text:p text:style-name="Text_20_body"><text:s/></text:p>
      <text:p text:style-name="Text_20_body">রেবতী মাথা চুলকিয়ে বললে, 'যথোচিত প্রমাণ তো এখনো জড়ো হয় নি।'</text:p>
      <text:p text:style-name="Text_20_body"><text:s/></text:p>
      <text:p text:style-name="Text_20_body">সোহিনী বললে, 'অন্তত একটা প্রমাণ পেয়েছি আমার আপন ঘরেই। আমার মেয়ে এমন আশ্চর্য রূপ পেল কোথা থেকে। বসন্তের নানা ফুলের যেন-- থাক্‌, নিজের চোখে দেখলেই বুঝতে পারবে।'</text:p>
      <text:p text:style-name="Text_20_body"><text:s/></text:p>
      <text:p text:style-name="Text_20_body">দেখবার জন্যে উৎসুক হয়ে উঠল রেবতী। নাট্যের কোনো সরঞ্জাম বাকি ছিল না। সোহিনী তার রাঁধুনী বামুনকে সাজিয়ে এনেছে পূজারী বামুনের বেশে। পরনে চেলি, কপালে ফোঁটাতিলক,টিকিতে ফুল বাঁধা, বেলের আঠায় মাজা মোটা পইতে গলায়। তাকে ডেকে বললে, 'ঠাকুর, সময় তো হল, নীলুকে এবার ডেকে নিয়ে এসো।'</text:p>
      <text:p text:style-name="Text_20_body"><text:s/></text:p>
      <text:p text:style-name="Text_20_body">নীলাকে তার মা বসিয়ে রেখেছিল স্টীমলঞ্চে। ঠিক ছিল ডালি হাতে সে উঠে আসবে, বেশ খানিকক্ষন তাকে দেখা যাবে সকালবেলায় ছায়ায়-আলোয়।</text:p>
      <text:p text:style-name="Text_20_body"><text:s/></text:p>
      <text:p text:style-name="Text_20_body">ইতিমধ্যে রেবতীকে সোহিনী তন্ন তন্ন করে দেখে নিতে লাগল। রঙ মসৃণ শ্যামবর্ণ, একটু হলদের আভা আছে। কপাল চওড়া, চুলগুলো আঙুল বুলিয়ে বুলিয়ে উপরে তোলা। চোখ বড়ো নয় কিন্তু তাতে দৃষ্টিশক্তির স্বচ্ছ আলো জ্বল্‌জ্বল্‌ করছে, <text:soft-page-break/>মুখের মধ্যে সেইটেই সকলের চেয়ে চোখে পড়ে। নীচে মুখের বেড়টা মেয়েলি ধাঁচের মোলায়েম। রেবতীর সম্বন্ধে ও যত খবর জোগাড় করেচে তার মধ্যে ও বিশেষ লক্ষ্য করেছে একটা কথা। ছেলেবেলাকার বন্ধুদের ওর উপরে ছিল কান্নাকাটি-জড়ানো সেণ্টিমেন্টাল ভালোবাসা। ওর মুখে যে একটা দুর্বল মাধুর্য ছিল, তাতে পুরুষ বালকদের মনে মোহ আনতে পারত।</text:p>
      <text:p text:style-name="Text_20_body"><text:s/></text:p>
      <text:p text:style-name="Text_20_body">সোহিনীর মনে খটকা লাগল। ওর বিশ্বাস, মেয়েদের মনকে নোঙরের মতো শক্ত করে আঁকড়ে ধরার জন্যে পুরুষের ভালো দেখতে হওয়ার দরকারই করে না। বুদ্ধিবিদ্যেটাও গৌণ। আসল দরকার পৌরুষের ম্যাগনেটিজ্‌ম। সেটা তার স্নায়ুর পেশীর ভিতরকার বেতার-বার্তার মতো। প্রকাশ পেতে থাকে কামনার অকথিত স্পর্ধারূপে।</text:p>
      <text:p text:style-name="Text_20_body"><text:s/></text:p>
      <text:p text:style-name="Text_20_body">মনে পড়ল, নিজের প্রথম বয়সের রসোন্মত্ততার ইতিহাস। ও যাকে টেনেছিল কিংবা যে টেনেছিল ওকে, তার না ছিল রূপ, না ছিল বিদ্যা, না ছিল বংশগৌরব। কিন্তু কী একটা অদৃশ্য তাপের বিকিরণ ছিল যার অলক্ষ্য সংস্পর্শে সমস্ত দেহ মন দিয়ে ও তাকে অত্যন্ত করে অনুভব করেছিল পুরুষমানুষ ব'লে; নীলার জীবনে কখন একসময়ে সেই অনিবার্য আলোড়নের আরম্ভ হবে এই ভাবনা তাকে স্থির থাকতে দিত না। যৌবনের শেষ দশাই সকলের চেয়ে বিপদের দশা, সেই সময়টাতে সোহিনীকে অনেকখানি ভুলিয়ে রেখেছিল নিরবকাশ জ্ঞানের চর্চায়। কিন্তু দৈবাৎ সোহিনীর মনের জমি ছিল স্বভাবত উর্বরা। কিন্তু যে জ্ঞান নৈর্ব্যক্তিক, সব মেয়ের তার প্রতিটান থাকে না। নীলার মনে আলো পৌঁছয় না।</text:p>
      <text:p text:style-name="Text_20_body"><text:s/></text:p>
      <text:p text:style-name="Text_20_body">নদীর ঘাট থেকে আস্তে আস্তে দেখা দিল নীলা। রোদ্‌দুর পড়েছে তার কপালে তার চুলে, বেনারসী শাড়ির উপরে জরির রশ্মি ঝল্‌মল্‌ করে উঠছে। রেবতীর দৃষ্টি একমুহূর্তের মধ্যে ওকে ব্যাপ্ত করে দেখে নিলে। চোখ নামিয়ে নিল পরক্ষণেই। ছেলেবেলা থেকে তার এই শিক্ষা। যে সুন্দরী মেয়ে মহামায়ার মনোহারিণী লীলা, তাকে আড়াল করে রেখেছে পিসির তর্জনী। তাই যখন সুযোগ ঘটে তখন দৃষ্টির অমৃত ওকে তাড়াতাড়ি এক চুমুকে গিলতে হয়।</text:p>
      <text:p text:style-name="Text_20_body"><text:s/></text:p>
      <text:p text:style-name="Text_20_body">মনে মনে রেবতীকে ধিক্কার দিয়ে সোহিনী বললে, 'দেখো দেখো, একবার চেয়ে দেখো।'</text:p>
      <text:p text:style-name="Text_20_body"><text:s/></text:p>
      <text:p text:style-name="Text_20_body">রেবতী চমকে উঠে চোখ তুলে চাইলে।</text:p>
      <text:p text:style-name="Text_20_body"><text:s/></text:p>
      <text:p text:style-name="Text_20_body">সোহিনী বললে, 'দেখো তো ডক্টর অব সায়ান্স, ওর শাড়ির রঙের সঙ্গে পাতার রঙের কী চমৎকার মিল হয়েছে।'</text:p>
      <text:p text:style-name="Text_20_body"><text:s/></text:p>
      <text:p text:style-name="Text_20_body">রেবতী সসংকোচে বললে, 'চমৎকার!'</text:p>
      <text:p text:style-name="Text_20_body"><text:s/></text:p>
      <text:p text:style-name="Text_20_body">সোহিনী মনে মনে বললে, 'নাঃ আর পারা গেল না!' <text:s/>আবার বললে, 'ভিতরে বসন্তী রঙ উঁকি মারছে, উপরে সব্‌জে নীল। কোন্‌ ফুলের সঙ্গে মেলে বলো দেখি।'</text:p>
      <text:p text:style-name="Text_20_body"><text:s/></text:p>
      <text:p text:style-name="Text_20_body">উৎসাহ পেয়ে রেবতী ভালো করেই দেখলে। বললে, 'একটা ফুল মনে পড়ছে কিন্তু উপরের আবরণটা ঠিক নীল নয়, <text:soft-page-break/>ব্রাউন।'</text:p>
      <text:p text:style-name="Text_20_body"><text:s/></text:p>
      <text:p text:style-name="Text_20_body">'কোন্‌ ফুল বলো তো।'</text:p>
      <text:p text:style-name="Text_20_body"><text:s/></text:p>
      <text:p text:style-name="Text_20_body">রেবতী বললে, 'মেলিনা।'</text:p>
      <text:p text:style-name="Text_20_body"><text:s/></text:p>
      <text:p text:style-name="Text_20_body">'ও বুঝেছি। তার পাঁচটি পাপড়ি, একটি উজ্জ্বল হলদে, বাকি চারটে শ্যামবর্ণ।'</text:p>
      <text:p text:style-name="Text_20_body"><text:s/></text:p>
      <text:p text:style-name="Text_20_body">রেবতী আশ্চর্য হয়ে গেল। বললে, 'এত করে ফুলের পরিচয় জানলেন কী করে।'</text:p>
      <text:p text:style-name="Text_20_body"><text:s/></text:p>
      <text:p text:style-name="Text_20_body">সোহিনী হেসে বললে, 'জানা উচিত হয় নি বাবা। পুজোর সাজির বাইরের ফুল আমাদের কাছে পরপুরুষ বললেই হয়।'</text:p>
      <text:p text:style-name="Text_20_body"><text:s/></text:p>
      <text:p text:style-name="Text_20_body">ডালি হাতে এল ধীরে ধীরে নীলা। মা বললে, 'জড়সড় হয়ে দাঁড়িয়ে রইলি কেন। পা ছুঁয়ে প্রণাম কর।'</text:p>
      <text:p text:style-name="Text_20_body"><text:s/></text:p>
      <text:p text:style-name="Text_20_body">'থাক্‌ থাক্‌' ব'লে রেবতী অস্থির হয়ে উঠল। রেবতী আসন করে বসেছিল, পা খুঁজে বের করতে নীলাকে একটু হাতড়াতে হল। শিউরে উঠল রেবতীর সমস্ত শরীর। ডালিতে ছিল দুর্লভ-জাতীয় অর্কিডের মঞ্জরি, রুপোর থালায় ছিল বাদামের তক্তি, পেস্তার বরফি, চন্দ্রপুলি, ক্ষীরের ছাঁচ, মালাইয়ের বরফি, চৌকো করে কাটা কাটা ভাপা দই।</text:p>
      <text:p text:style-name="Text_20_body"><text:s/></text:p>
      <text:p text:style-name="Text_20_body">বললে, 'এ-সমস্তই তৈরি নীলার নিজের হাতে।'</text:p>
      <text:p text:style-name="Text_20_body"><text:s/></text:p>
      <text:p text:style-name="Text_20_body">সম্পূর্ণ মিথ্যে কথা। এ-সব কাজে নীলার না ছিল হাত, না ছিল মন।</text:p>
      <text:p text:style-name="Text_20_body"><text:s/></text:p>
      <text:p text:style-name="Text_20_body">সোহিনী বললে, 'একটু মুখে দিতে হয় বাবা, ঘরে তৈরি তোমারই উদ্দেশে।''</text:p>
      <text:p text:style-name="Text_20_body"><text:s/></text:p>
      <text:p text:style-name="Text_20_body">ফরমাশে তৈরি বড়োবাজারের এক চেনা দোকানে।</text:p>
      <text:p text:style-name="Text_20_body"><text:s/></text:p>
      <text:p text:style-name="Text_20_body">রেবতী হাত জোড় করে বললে, 'এ সময়ে খাওয়া আমার অভ্যাস নয়। বরং অনুমতি করেন <text:s/>যদি বাসায় নিয়ে যাই।'</text:p>
      <text:p text:style-name="Text_20_body"><text:s/></text:p>
      <text:p text:style-name="Text_20_body">সোহিনী বললে, 'সেই ভালো। অনুরোধ করে খাওয়ানো আমার স্বামীর আইনে বারণ। তিনি বলতেন, মানুষ তো <text:soft-page-break/>অজগরের জাত নয়।'</text:p>
      <text:p text:style-name="Text_20_body"><text:s/></text:p>
      <text:p text:style-name="Text_20_body">একটা বড়ো টিফিন-ক্যারিয়রে থাকে থাকে সোহিনী খাবার সাজিয়ে দিলে। নীলাকে বলল,'দে তো মা, সাজিতে ফুলগুলি ভালো করে সাজিয়ে। এক জাতের সঙ্গে আর-এক জাত মিশিয়ে দিস নে যেন। আর তোর খোঁপা ঘিরে ঐ যে সিল্কের রুমাল জড়িয়েছিস, ওটা পেতে দিস ফুলগুলির উপরে।'</text:p>
      <text:p text:style-name="Text_20_body"><text:s/></text:p>
      <text:p text:style-name="Text_20_body">বিজ্ঞানীর চোখে আর্টপিপাসুর দৃষ্টি উঠল উৎসুক হয়ে। এ যে প্রাকৃত জগতের মাপ-ওজনের বাইরেকার জিনিস। নানা রঙের ফুলগুলির মধ্যে নীলার সুঠাম আঙুল সাজাবার লয় রেখে নানা ভঙ্গিতে চলছিল-- রেবতীর চোখ ফেরানো দায় হল। মাঝে মাঝে নীলার মুখের দিকে তাকিয়ে নিচ্ছিল। এক দিকে সেই মুখের সীমানা দিয়েছে চুনিমুক্তোপান্নার-মিশোলকরা একহারা হার জড়ানো চুলের ইন্দ্রধনু, আর-এক দিকে বসন্তীরঙা কাঁচুলির উচ্ছ্রিত রাঙা পাড়টি। সোহিনী মিষ্টান্ন সাজাচ্ছিল কিন্তু ওর একটা তৃতীয় নেত্র আছে যেন। সামনে যে একটা জাদু চলছিল সে ওর লক্ষ্য এড়ায় নি।</text:p>
      <text:p text:style-name="Text_20_body"><text:s/></text:p>
      <text:p text:style-name="Text_20_body">নিজের স্বামীর অভিজ্ঞতা অনুসারে সোহিনীর ধারণা ছিল বিদ্যাসাধনার বেড়া-দেওয়া খেত যে-সে গোরুর চরবার খেত নয়। আজ আভাস পেল বেড়া সকলের পক্ষে সমান ঘন নয়। সেটা ভালো লাগল না।</text:p>
      <text:p text:style-name="Text_20_body"><text:s/></text:p>
      <text:h text:style-name="Heading_20_3" text:outline-level="3">৬</text:h>
      <text:p text:style-name="Text_20_body"/>
      <text:p text:style-name="Text_20_body">পরের দিন সোহিনী অধ্যাপককে ডেকে পাঠালে। বললে, 'নিজের গরজে আপনাকে ডেকে এনে মিছিমিছি কষ্ট দিই। হয়তো কাজের ক্ষতিও করি।'</text:p>
      <text:p text:style-name="Text_20_body"><text:s/></text:p>
      <text:p text:style-name="Text_20_body">'দোহাই তোমার, আরো-একটু ঘন ঘন ডেকো। দরকার থাকে তো ভালো, না থাকে তো আরো ভালো।'</text:p>
      <text:p text:style-name="Text_20_body"><text:s/></text:p>
      <text:p text:style-name="Text_20_body">'আপনি জানেন, দামী যন্ত্র সংগ্রহের নেশায় আমার স্বামীর কাণ্ডাকাণ্ড জ্ঞান থাকত না। মনিবদের ফাঁকি দিতেন এই নিষ্কাম লোভে। সমস্ত এসিয়ার মধ্যে এমন ল্যাবরেটরি কোথাও পাওয়া যাবে না, এই জেদ তাঁর মতো আমাকেও পেয়ে বসেছিল। এই জেদেই আমাকে বাঁচিয়ে রেখেছিল, নইলে আমার মোদো রক্ত গাঁজিয়ে উঠে উপচিয়ে পড়ত চার দিকে। দেখুন চৌধুরীমশায়, নিজের স্বভাবের মধ্যে মন্দটা যা লেপটিয়ে থাকে সেটা যাঁর কাছে অসংকোচে বলতে পারি আপনি আমার সেই বন্ধু। নিজের কলঙ্কের দিকটা দেখাবার খোলসা দরজা পেলে মন হাঁফ ছেড়ে বাঁচে।'</text:p>
      <text:p text:style-name="Text_20_body"><text:s/></text:p>
      <text:p text:style-name="Text_20_body">চৌধুরী বললেন, 'যারা সম্পূর্ণটা দেখতে পায় তাদের কাছে সত্যকে চাপা দেবার দরকার করে না। আধা সত্যই লজ্জার জিনিস। পুরোপুরি দেখার ধাত আমাদের, আমরা বিজ্ঞানী।'</text:p>
      <text:p text:style-name="Text_20_body"><text:s/></text:p>
      <text:p text:style-name="Text_20_body">'তিনি বলতেন, মানুষ প্রাণপণে প্রাণ বাঁচাতে চায় কিন্তু প্রাণ তো বাঁচে না। সেইজন্যে বাঁচবার শখ মেটাবার জন্যে এমন <text:soft-page-break/>কিছুকে সে খুঁজে বেড়ায় যা প্রাণের চেয়ে অনেক বেশি। সেই দুর্লভ জিনিসকে তিনি পেয়েছেন তাঁর ল্যাবরেটরিতে। একে যদি আমি বাঁচিয়ে রাখতে না পারি তা হলেই তাঁকে চরম করে মারব স্বামীঘাতিনী হয়ে। আমি এর রক্ষক চাই, তাই খুঁজছিলুম রেবতীকে।'</text:p>
      <text:p text:style-name="Text_20_body"><text:s/></text:p>
      <text:p text:style-name="Text_20_body">'চেষ্টা করে দেখলে?'</text:p>
      <text:p text:style-name="Text_20_body"><text:s/></text:p>
      <text:p text:style-name="Text_20_body">'দেখেছি, হাতে হাতে ফল পাবার আশা আছে, কিন্তু শেষ পর্যন্ত টিঁকবে না।'</text:p>
      <text:p text:style-name="Text_20_body"><text:s/></text:p>
      <text:p text:style-name="Text_20_body">'কেন।'</text:p>
      <text:p text:style-name="Text_20_body"><text:s/></text:p>
      <text:p text:style-name="Text_20_body">'ওঁর পিসিমা যেমনি শুনবেন রেবতীকে টেনেছি কাছে, অমনি তাঁকে ছোঁ মেরে নিয়ে যাবার জন্যে ছুটে আসবেন। ভাববেন, আমার মেয়ের সঙ্গে ওঁর বিয়ে দেবার ফাঁদ পেতেছি।'</text:p>
      <text:p text:style-name="Text_20_body"><text:s/></text:p>
      <text:p text:style-name="Text_20_body">'দোষ কী, হলে তো ভালোই হত। কিন্তু তুমি যে বলেছিলে, বেজাতে মেয়ের বিয়ে দেবে না।'</text:p>
      <text:p text:style-name="Text_20_body"><text:s/></text:p>
      <text:p text:style-name="Text_20_body">'তখনো আপনার মন জানতুম না, তাই মিথ্যে কথা বলেছিলুম। খুবই চেয়েছিলুম। কিন্তু ছেড়েছি সেই মতলব।'</text:p>
      <text:p text:style-name="Text_20_body"><text:s/></text:p>
      <text:p text:style-name="Text_20_body">'কেন।'</text:p>
      <text:p text:style-name="Text_20_body"><text:s/></text:p>
      <text:p text:style-name="Text_20_body">'বুঝতে পেরেছি, ও ভাঙনধরানো মেয়ে। ওর হাতে যা পড়বে তা আস্ত থাকবে না।'</text:p>
      <text:p text:style-name="Text_20_body"><text:s/></text:p>
      <text:p text:style-name="Text_20_body">'কিন্তু ও তো তোমারই মেয়ে।'</text:p>
      <text:p text:style-name="Text_20_body"><text:s/></text:p>
      <text:p text:style-name="Text_20_body">'আমারই মেয়ে তো বটে, তাই তো ওকে আঁতের ভিতর থেকেই চিনি।'</text:p>
      <text:p text:style-name="Text_20_body"><text:s/></text:p>
      <text:p text:style-name="Text_20_body">অধ্যাপক বললেন, 'কিন্তু এ কথা ভুললে চলবে কেন যে, মেয়েরা পুরুষের ইন্‌স্পিরেশন জাগাতে পারে।'</text:p>
      <text:p text:style-name="Text_20_body"><text:s/></text:p>
      <text:p text:style-name="Text_20_body">'আমার সবই জানা আছে। পুরুষের খোরাকে আমিষ পর্যন্ত ভালোই চলে কিন্তু মদ ধরালেই সর্বনাশ। আমার মেয়েটি মদের পাত্র, কানায় কানায় ভরা।'</text:p>
      <text:p text:style-name="Text_20_body"><text:s/></text:p>
      <text:p text:style-name="Text_20_body"><text:soft-page-break/>'তা হলে কী করতে চাও বলো।'</text:p>
      <text:p text:style-name="Text_20_body"><text:s/></text:p>
      <text:p text:style-name="Text_20_body">'আমার ল্যাবরেটরি দান করতে চাই পাবলিককে।'</text:p>
      <text:p text:style-name="Text_20_body"><text:s/></text:p>
      <text:p text:style-name="Text_20_body">'তোমার একমাত্র মেয়েকে এড়িয়ে দিয়ে?'</text:p>
      <text:p text:style-name="Text_20_body"><text:s/></text:p>
      <text:p text:style-name="Text_20_body">'মেয়েকে? ওকে দান করলে সে দান পৌঁছবে কোন্‌ রসাতলে কী করে জানব। আমার ট্রাস্ট সম্পত্তির প্রেসিডেন্ট করে দেব রেবতীকে। তাতে তো পিসির আপত্তি হতে পারবে না?'</text:p>
      <text:p text:style-name="Text_20_body"><text:s/></text:p>
      <text:p text:style-name="Text_20_body">'মেয়েদের আপত্তির যুক্তি যদি ধরতেই পারব তা হলে পুরুষ হয়ে জন্মাতে গেলুম কেন। কিন্তু একটা কথা বুঝতে পারছি নে, ওকে যদি জামাই না করবে তা হলে প্রেসিডেন্ট করতে চাও কেন।'</text:p>
      <text:p text:style-name="Text_20_body"><text:s/></text:p>
      <text:p text:style-name="Text_20_body">'শুধু যন্ত্রগুলো নিয়ে কী হবে। মানুষ চাই ওদের প্রাণ দিতে। আর-একটা কথা এই, আমার স্বামীর মৃত্যুর পর থেকে একটাও নতুন যন্ত্র আনা হয় নি। টাকার অভাবে নয়। কিনতে হলে একটা লক্ষ্য ধরে কিনতে হয়। খবর জেনেছি, রেবতী ম্যাগ্‌নেটিজ্‌ম্‌ নিয়ে কাজ করেছেন। সেই পথে সংগ্রহ এগিয়ে চলুক, যত দাম লাগে লাগুক্‌-না।'</text:p>
      <text:p text:style-name="Text_20_body"><text:s/></text:p>
      <text:p text:style-name="Text_20_body">'কী আর বলব, পুরুষমানুষ যদি হতে তোমাকে কাঁধে করে নিয়ে নেচে বেড়াতুম। তোমার স্বামী রেল-কোম্পানির টাকা চুরি করেছিলেন, তুমি চুরি করে নিয়েছ তাঁর পুরুষের মনখানা। এমন অদ্ভুত কলমের জোড়-লাগানো বুদ্ধি আমি কখনো দেখি নি। আমারও পরামর্শ নেওয়া তুমি যে দরকার বোধ কর, এই আশ্চর্য।'</text:p>
      <text:p text:style-name="Text_20_body"><text:s/></text:p>
      <text:p text:style-name="Text_20_body">'তার কারণ আপনি যে খুব খাঁটি, ঠিক কথা বলতে জানেন।'</text:p>
      <text:p text:style-name="Text_20_body"><text:s/></text:p>
      <text:p text:style-name="Text_20_body">'হাসালে তুমি। তোমাকে বেঠিক কথা ব'লে ধরা পড়ব, এত বড়ো নিরেট বোকা আমি নই। তা হলে লাগা যাক এবার, জিনিসপত্র ফর্দ করা, দর যাচাই করা, ভালো উকিল ডেকে তোমার স্বত্ব বিচার করা, আদনকানুন বেঁধে দেওয়া ইত্যাদি অনেক হাঙ্গামা আছে।'</text:p>
      <text:p text:style-name="Text_20_body"><text:s/></text:p>
      <text:p text:style-name="Text_20_body">'এ-সব দায় কিন্তু আপনারই।'</text:p>
      <text:p text:style-name="Text_20_body"><text:s/></text:p>
      <text:p text:style-name="Text_20_body">'সেটা হবে নামমাত্র। বেশ ভালো করেই জান, যা তুমি বলাবে তাই বলব, যা করাবে তাই করব। আমার লাভটা এই দুবেলা দেখা হবে তোমার সঙ্গে। তোমাকে যে কী চক্ষে দেখেছি তুমি তো জান না।'</text:p>
      <text:p text:style-name="Text_20_body"><text:s/></text:p>
      <text:p text:style-name="Text_20_body"><text:soft-page-break/>সোহিনী চৌকি থেকে উঠে এসে ধাঁ করে এক হাতে চৌধুরীর গলা জড়িয়ে ধরে গালে চুমো খেয়ে চট্‌ করে সরে গেল, ভালোমানুষের মতো বসল গিয়ে চৌকিতে।</text:p>
      <text:p text:style-name="Text_20_body"><text:s/></text:p>
      <text:p text:style-name="Text_20_body">'ঐ রে সর্বনাশের শুরু হল দেখছি।'</text:p>
      <text:p text:style-name="Text_20_body"><text:s/></text:p>
      <text:p text:style-name="Text_20_body">'সে ভয় যদি একটুও থাকত তা হলে কাছেও এগতুম না। এ বরাদ্দ আপনার জুটবে মাঝে মাঝে।'</text:p>
      <text:p text:style-name="Text_20_body"><text:s/></text:p>
      <text:p text:style-name="Text_20_body">'ঠিক বলছ?'</text:p>
      <text:p text:style-name="Text_20_body"><text:s/></text:p>
      <text:p text:style-name="Text_20_body">'ঠিকই বলছি। আমার এতে খরচ নেই, আপনারও যে বেশি কিছু পাওনা আছে, মুখের ভাব দেখে তা বোধ হচ্ছে না।''</text:p>
      <text:p text:style-name="Text_20_body"><text:s/></text:p>
      <text:p text:style-name="Text_20_body">'অর্থাৎ বলতে চাও, এ হচ্ছে মরা কাঠে কাঠঠোকরার ঠোকর দেওয়া। -- চললুম উকিলবাড়িতে।'</text:p>
      <text:p text:style-name="Text_20_body"><text:s/></text:p>
      <text:p text:style-name="Text_20_body">'কাল একবার আসবেন এ পাড়াতে।'</text:p>
      <text:p text:style-name="Text_20_body"><text:s/></text:p>
      <text:p text:style-name="Text_20_body">'কেন, কী করতে।'</text:p>
      <text:p text:style-name="Text_20_body"><text:s/></text:p>
      <text:p text:style-name="Text_20_body">'রেবতীর মনে দম দিতে।'</text:p>
      <text:p text:style-name="Text_20_body"><text:s/></text:p>
      <text:p text:style-name="Text_20_body">'আর নিজের মনটা খুইয়ে বসতে।'</text:p>
      <text:p text:style-name="Text_20_body"><text:s/></text:p>
      <text:p text:style-name="Text_20_body">'মন কি আপনার একলারই আছে।'</text:p>
      <text:p text:style-name="Text_20_body"><text:s/></text:p>
      <text:p text:style-name="Text_20_body">'তোমার মনের কিছু বাকি আছে নাকি।'</text:p>
      <text:p text:style-name="Text_20_body"><text:s/></text:p>
      <text:p text:style-name="Text_20_body">'উচ্ছিষ্ট অনেক পড়ে আছে।'</text:p>
      <text:p text:style-name="Text_20_body"><text:s/></text:p>
      <text:p text:style-name="Text_20_body">'তাতে এখনো অনেক বাঁদর নাচানো চলবে।'</text:p>
      <text:p text:style-name="Text_20_body"><text:s/></text:p>
      <text:h text:style-name="Heading_20_3" text:outline-level="3"><text:soft-page-break/>৭</text:h>
      <text:p text:style-name="Text_20_body"/>
      <text:p text:style-name="Text_20_body">তার পরদিনে রেবতী ল্যাবরেটরিতে নির্দিষ্ট সময়ের অন্তত বিশ মিনিট আগে এসেই উপস্থিত। সোহিনী প্রস্তুত ছিল না, আটপৌরে কাপড়েই তাড়াতাড়ি চলে এল ঘরে। রেবতী বুঝতে পারলে গলদ হয়েছে। বললে, 'আমার ঘড়িটা ঠিক চলছে না দেখছি।' সোহিনী সংক্ষেপে বললে, 'নিশ্চয়।' একসময় একটু কী শব্দ শুনে রেবতী মনে মনে চমকে উঠে দরজার দিকে তাকালে। সুখন বেহারাটা গ্লাসকেসের চাবি নিয়ে এল ঘরে।</text:p>
      <text:p text:style-name="Text_20_body"><text:s/></text:p>
      <text:p text:style-name="Text_20_body">সোহিনী জিগ্‌গেসা করলে, 'এক পেয়ালা চা আনিয়ে দেব কি।'</text:p>
      <text:p text:style-name="Text_20_body"><text:s/></text:p>
      <text:p text:style-name="Text_20_body">রেবতী ভাবলে বলা উচিত, হাঁ। বললে, 'দোষ কী।'</text:p>
      <text:p text:style-name="Text_20_body"><text:s/></text:p>
      <text:p text:style-name="Text_20_body">ও বেচারার চা অভ্যাস নেই, সর্দির আভাস দিলে বেলপাতাসিদ্ধ গরম জল খেয়ে থাকে। মনে মনে বিশ্বাস ছিল স্বয়ং নীলা আসবে পেয়ালা হাতে।</text:p>
      <text:p text:style-name="Text_20_body"><text:s/></text:p>
      <text:p text:style-name="Text_20_body">সোহিনী জিগ্‌গেসা করলে, 'তুমি কি কড়া চা খাও।'</text:p>
      <text:p text:style-name="Text_20_body"><text:s/></text:p>
      <text:p text:style-name="Text_20_body">ও ফস্‌ করে বলে বসল, 'হাঁ।'</text:p>
      <text:p text:style-name="Text_20_body"><text:s/></text:p>
      <text:p text:style-name="Text_20_body">ভাবলে এ ক্ষেত্রে হাঁ বলাটাই পাকা দস্তুর। এল চা, সেটা কড়া সন্দেহ নেই। কালির মতো রঙ, নিমের মতো তিতো। চা আনলে মুসলমান খানসামা। এটাও ওকে পরীক্ষা করবার জন্যে। আপত্তি করতে ওর মুখে কথা সরল না। এই সংকোচ ভালো লাগল না সোহিনীর। খানসামাকে বললে, 'চা-টা ঢেলে দাও-না মোবারক, ঠাণ্ডা হয়ে গেল যে।'</text:p>
      <text:p text:style-name="Text_20_body"><text:s/></text:p>
      <text:p text:style-name="Text_20_body">খানসামার হাতের পরিবেশন-প্রত্যাশায় রেবতী বিশ মিনিট আগে এখানে আসে নি।</text:p>
      <text:p text:style-name="Text_20_body"><text:s/></text:p>
      <text:p text:style-name="Text_20_body">কী দুঃখে যে মুখে চামচ উঠছিল অন্তর্যামীই জানছিলেন, আর জানছিল সোহিনী। হাজার হোক মেয়েমানুষ, দুর্গতি দেখে বললে, 'ও পেয়ালাটা থাক্‌। দুধ ঢেলে দিচ্ছি, তার সঙ্গে কিছু ফল খেয়ে নাও। সকাল সকাল এসেছ, বোধ হয় কিছু খেয়ে আসা হয় নি।' কথাটা সত্য। রেবতী ভেবেছিল আজও সেই বোটানিকালের পুনরাবৃত্তি হবে। কাছ দিয়েও গেল না, মুখে রয়ে গেল কড়া চায়ের তিতো স্বাদ আর মনে রয়েছে আশাভঙ্গের তিতো অভিজ্ঞতা।</text:p>
      <text:p text:style-name="Text_20_body"><text:s/></text:p>
      <text:p text:style-name="Text_20_body">এমন সময়ে প্রবেশ করলেন অধ্যাপক; ঘরে ঢুকেই রেবতীর পিঠ চাপড়িয়ে বললেন, 'কী রে হল কী, সব যে একেবারে ঠাণ্ডা হিম। খুকুর মতো বসে বসে দুধ খাচ্ছিস ঢকে ঢক। চার দিকে যা দেখছিস একি খোকাবাবুর খেলনার দোকান। যাদের চোখ আছে তারা দেখেছে, মহাকালের চেলারা এইখানে আসে তাণ্ডবনৃত্য করতে।'</text:p>
      <text:p text:style-name="Text_20_body"><text:soft-page-break/><text:s/></text:p>
      <text:p text:style-name="Text_20_body">'আহা কেন বকছেন। না খেয়েই ও বেরিয়েছিল আজ সকালে। এল যখন, তখন দেখলুম মুখ যেন শুকনো।'</text:p>
      <text:p text:style-name="Text_20_body"><text:s/></text:p>
      <text:p text:style-name="Text_20_body">'ঐ রে পিসিমা দি সেকেণ্ড। এক পিসিমা দেবে এক গালে চাপড়, আর-এক পিসিমা দেবে অন্য গালে চুমো। মাঝখানে প'ড়ে ছেলেটা যাবে ভিজে কাদা হয়ে। আসল কথা কী জান, লক্ষ্মী যখন আপনি সেধে আসেন চোখে পড়েন না; যারা সাত মুল্লুক ঘুরে তাঁকে খুঁজে বের করে, ধরা দেন তিনি তাদেরই কাছে। না-চেয়ে পাওয়ার মতো না-পাওয়ার আর রাস্তা নেই। আচ্ছা বলো দেখি মিসেস-- দূর হোক গে ছাই মিসেস, আমি ডাকবই তোমাকে সোহিনী ব'লে, এতে তুমি রাগই কর আর যাই কর।'</text:p>
      <text:p text:style-name="Text_20_body"><text:s/></text:p>
      <text:p text:style-name="Text_20_body">'মরণ আমার, রাগ করতে যাব কেন। ডাকুন আমাকে সোহিনী ব'লে, সুহি বললে আমার কান জুড়িয়ে যাবে। </text:p>
      <text:p text:style-name="Text_20_body"><text:s/></text:p>
      <text:p text:style-name="Text_20_body">'গোপন কথাটা প্রকাশ করেই বলি। তোমার ঐ সোহিনী নামটির সঙ্গে আর-একটি শব্দের মিল আছে, বড়ো খাঁটি তার অর্থ। সকালে ঘুম থেকে উঠেই হিনি হিনি কিনি কিনি রবে ঐ দুটি শব্দ মিলিয়ে মনে মনে খঞ্জনি বাজাতে থাকি।'</text:p>
      <text:p text:style-name="Text_20_body"><text:s/></text:p>
      <text:p text:style-name="Text_20_body">'কেমিস্ট্রির রিসর্চে মিল করা আপনার অভ্যাস আছে, ওটা তারই একটা ফেঁকড়া।'</text:p>
      <text:p text:style-name="Text_20_body"><text:s/></text:p>
      <text:p text:style-name="Text_20_body">'মিল করতে গিয়ে মরেও অনেক লোক। বেশি ঘাঁটাঘাঁটি করতে নেই-- ঘোরতর দাহ্য পদার্থ।'</text:p>
      <text:p text:style-name="Text_20_body"><text:s/></text:p>
      <text:p text:style-name="Text_20_body">এই ব'লে হাঃ হাঃ শব্দে উচ্চহাস্য করে উঠলেন।</text:p>
      <text:p text:style-name="Text_20_body"><text:s/></text:p>
      <text:p text:style-name="Text_20_body">'নাঃ, ঐ ছোকরাটার সামনে এ-সব কথার আলোচনা করতে নেই। বারুদের কারখানায় আজ পর্যন্ত ও অ্যাপ্রেন্টিসি শুরু করে নি। পিসিমার আঁচল ওকে আগলে আছে, সে আঁচল নন্‌কম্‌বাস্টিব্‌ল্‌।'</text:p>
      <text:p text:style-name="Text_20_body"><text:s/></text:p>
      <text:p text:style-name="Text_20_body">রেবতীর মেয়েলি মুখ লাল হয়ে উঠছিল।</text:p>
      <text:p text:style-name="Text_20_body"><text:s/></text:p>
      <text:p text:style-name="Text_20_body">'সোহিনী, আমি তোমাকে জিগ্‌গেসা করতে যাচ্ছিলুম, আজ সকালে তুমি কি ওকে আফিম খাইয়ে দিয়েছিলে। অমন ঝিমিয়ে পড়ছে কেন।'</text:p>
      <text:p text:style-name="Text_20_body"><text:s/></text:p>
      <text:p text:style-name="Text_20_body">'খাইয়ে যদি থাকি সেটা না জেনে।'</text:p>
      <text:p text:style-name="Text_20_body"><text:s/></text:p>
      <text:p text:style-name="Text_20_body">'রেবু, ওঠ্‌ বলছি ওঠ্‌। মেয়েদের কাছে অমন মুখচোরা হয়ে থাকতে নেই। ওতে ওদের আস্পর্ধা বেড়ে যায়। ওরা তো <text:soft-page-break/>ব্যামোর মতো পুরুষের দুর্বলতা খুঁজে বেড়ায়, ছিদ্র পেলেই টেম্পারেচর চড়িয়ে দেয় হু হু ক'রে। সাবজেক্টটা জানা আছে, ছেলেগুলোকে সাবধান করতে হয়। আমার মতো যারা ঘা খেয়েছে, মরে নি, তাদের কাছ থেকেই পাঠ নিতে হয়। রেবু, কিছু মনে করিস নে বাবা। যারা কথা কয় না, চুপ করে থাকে, তারাই সব চেয়ে ভয়ংকর। চল্‌ দেখি, তোকে একবার ঘুরিয়ে নিয়ে আসি। ঐ দেখ্‌ দুটো গ্যালভানোমিটর,একেবারে হাল কায়দার। এই দেখ্‌ হাই ভ্যাকুয়ম পম্প্‌, আর এটা মাইক্রোফোটোমিটার, এ ছেলে-পাস-করাবার কলার ভেলা নয়। একবার এখানে আসন গেড়ে বোস দেখি। সেই তোমার টাকপড়া মাথার প্রোফেসর-- নাম করতে চাই নে-- দেখি কেমন তার মুখ চুন হয়ে না যায়। আমার ছাত্র হয়ে যখন তুই বিদ্যে শুরু করলি আমি তোকে বলি নি কি, তোর নাকের সামনে ঝুলছে যাকে কথায় বলে 'ভবিষ্যৎ'। হেলাফেলা করে সেটাকে ফোঁপরা করে দিস নে যেন। তোর জীবনীর প্রথম চ্যাপ্‌টারের এক কোণে আমার নামটাও ছোটো অক্ষরে লেখা যদি থাকে, সেটা হবে আমার মস্ত গুরুদক্ষিণা।'</text:p>
      <text:p text:style-name="Text_20_body"><text:s/></text:p>
      <text:p text:style-name="Text_20_body">দেখতে দেখতে বিজ্ঞানী জেগে উঠল। জ্বলে উঠল তার দুই চোখ। চেহারাটা একেবারে ভিতর থেকে গেল বদলে। মুগ্ধ হয়ে সোহিনী বললে, 'তোমাকে যে-কেউ জানে তারা সকলেই তোমার এত বড়ো উন্নতির আশা করে যা প্রতিদিনের জিনিস নয়, যা চিরদিনের। কিন্তু আশা যতই বড়ো, ততই বড়ো তার বাধা ভিতরে বাইরে।'</text:p>
      <text:p text:style-name="Text_20_body"><text:s/></text:p>
      <text:p text:style-name="Text_20_body">অধ্যাপক রেবতীর পিঠে আর-একবার দিলে একটা মস্ত চাপড়। ঝন্‌ঝন্‌ করে উঠল তার শিরদাঁড়া। চৌধুরী তাঁর মস্ত ভারী গলায় বললেন, 'দেখ্‌ রেবু, যে মহৎ ভবিষ্যতের বাহন হওয়া উচিত ছিল ঐরাবত, কৃপণ বর্তমান চাপিয়ে দেয় তাকে গোরুর গাড়িতে, কাদায় পড়ে থাকে সে অহল হয়ে। শুনছ, সোহিনী, সুহি? -- না না ভয় নেই, পিঠে চাপড় মারব না। বলো সত্যি ক'রে কথাটা আমি কেমন গুছিয়ে বলেছি।'</text:p>
      <text:p text:style-name="Text_20_body"><text:s/></text:p>
      <text:p text:style-name="Text_20_body">'চমৎকার।'</text:p>
      <text:p text:style-name="Text_20_body"><text:s/></text:p>
      <text:p text:style-name="Text_20_body">'ওটা লিখে রেখো তোমার ডায়ারিতে।'</text:p>
      <text:p text:style-name="Text_20_body"><text:s/></text:p>
      <text:p text:style-name="Text_20_body">'তা রাখব।'</text:p>
      <text:p text:style-name="Text_20_body"><text:s/></text:p>
      <text:p text:style-name="Text_20_body">'কথাটার মানেটা বুঝেছিস তো রেবি?'</text:p>
      <text:p text:style-name="Text_20_body"><text:s/></text:p>
      <text:p text:style-name="Text_20_body">'বোধ হয় বুঝেছি।'</text:p>
      <text:p text:style-name="Text_20_body"><text:s/></text:p>
      <text:p text:style-name="Text_20_body">'মনে রাখিস মস্ত প্রতিভার মস্ত দায়িত্ব। ও তো কারো নিজের জিনিস নয়। ওর জবাবদিহি অনন্তকালের কাছে। শুনছ সুহি, শুনছ? কথাটা কেমন বলেছি বলো তো ভাই।' </text:p>
      <text:p text:style-name="Text_20_body"><text:s/></text:p>
      <text:p text:style-name="Text_20_body">'খুব ভালো বলেছেন। আগেকার দিনের রাজা থাকলে গলা থেকে মালা খুলে--'</text:p>
      <text:p text:style-name="Text_20_body"><text:soft-page-break/><text:s/></text:p>
      <text:p text:style-name="Text_20_body">'তারা তো মরেছে সব, কিন্তু--'</text:p>
      <text:p text:style-name="Text_20_body"><text:s/></text:p>
      <text:p text:style-name="Text_20_body">'ঐ কিন্তুটুকু মরে নি, মনে থাকবে।'</text:p>
      <text:p text:style-name="Text_20_body"><text:s/></text:p>
      <text:p text:style-name="Text_20_body">রেবতী বললে, 'ভয় নেই, কিছুতে আমাকে দুর্বল করবে না।'</text:p>
      <text:p text:style-name="Text_20_body"><text:s/></text:p>
      <text:p text:style-name="Text_20_body">সোহিনীকে পা ছুঁয়ে প্রণাম করতে গেল। সোহিনী তাড়াতাড়ি আটকিয়ে দিলে।</text:p>
      <text:p text:style-name="Text_20_body"><text:s/></text:p>
      <text:p text:style-name="Text_20_body">চৌধুরী বললেন, 'আরে করলে কী। পুণ্যকর্ম না করার দোষ আছে, পুণ্যকর্মে বাধা দেওয়ার দোষ আরো বেশি।'</text:p>
      <text:p text:style-name="Text_20_body"><text:s/></text:p>
      <text:p text:style-name="Text_20_body">সোহিনী বললে, 'প্রণাম যদি করতে হয় তো ঐখানে।'-- ব'লে বেদীর উপরে বসানো নন্দকিশোরের মূর্তি দেখিয়ে দিলে। ধূপধুনো জ্বলছে, ফুলে ভরে আছে থালা। </text:p>
      <text:p text:style-name="Text_20_body"><text:s/></text:p>
      <text:p text:style-name="Text_20_body">বললে, 'পাতকীকে উদ্ধার করার কথা পুরাণে পড়েছি। আমাকে উদ্ধার করেছেন ঐ মহাপুরুষ। অনেক নীচে নামতে হয়েছিল, শেষকালে তুলে বসাতে পেরেছেন-- পাশে বললে মিথ্যে হবে, তাঁর পায়ের তলায়। বিদ্যার পথে মানুষকে উদ্ধার করবার দীক্ষা তিনি আমাকে দিয়ে গেছেন। বলে গিয়েছেন যেন মেয়েজামাইয়ের গুমর বাড়াবার জন্যে তাঁর জীবনের খনিখোঁড়া রত্ন ছাইয়ের গাদায় হারিয়ে না ফেলি। বললেন, ঐখানে রেখে গেলেম আমার সদ্‌গতি, আর সদ্‌গতি আমার দেশের।'</text:p>
      <text:p text:style-name="Text_20_body"><text:s/></text:p>
      <text:p text:style-name="Text_20_body">অধ্যাপক বললেন, 'শুনলি তো রেবু? এটা হবে ট্রাস্ট সম্পত্তি, তোকে দেওয়া হবে তার কর্তৃত্ব।'</text:p>
      <text:p text:style-name="Text_20_body"><text:s/></text:p>
      <text:p text:style-name="Text_20_body">রেবতী ব্যস্ত হয়ে বললে, 'কর্তৃত্ব নেবার যোগ্য আমি নই। আমি পারব না।'</text:p>
      <text:p text:style-name="Text_20_body"><text:s/></text:p>
      <text:p text:style-name="Text_20_body">সোহিনী বললে, 'পারবে না! ছি, এ কি পুরুষের মতো কথা।'</text:p>
      <text:p text:style-name="Text_20_body"><text:s/></text:p>
      <text:p text:style-name="Text_20_body">রেবতী বললে, 'আমি চিরদিন পড়াশুনো করে এসেছি, এরকম কাজের ভার কখনো নিই নি।'</text:p>
      <text:p text:style-name="Text_20_body"><text:s/></text:p>
      <text:p text:style-name="Text_20_body">চৌধুরী বললেন, 'ডিম ফোটাবার আগে কখনো হাঁস সাঁতার দেয় নি। আজ তোমার ডিমের খোলা ভাঙবে।' </text:p>
      <text:p text:style-name="Text_20_body"><text:s/></text:p>
      <text:p text:style-name="Text_20_body"><text:soft-page-break/>সোহিনী বললে, 'ভয় নেই তোমার, আমি তোমার সঙ্গে সঙ্গে থাকব।'</text:p>
      <text:p text:style-name="Text_20_body"><text:s/></text:p>
      <text:p text:style-name="Text_20_body">রেবতী আশ্বস্ত হয়ে চলে গেল।</text:p>
      <text:p text:style-name="Text_20_body"><text:s/></text:p>
      <text:p text:style-name="Text_20_body">সোহিনী অধ্যাপকের মুখের দিকে চেয়ে রইল। চৌধুরী বললেন, 'জগতে বোকা অনেকরকম আছে, পুরুষ বোকা সকল বোকার সেরা। কিন্তু মনে রেখো, দায়িত্ব হাতে না পেলে দায়িত্বের যোগ্যতা জন্মায় না। একজোড়া হাত পেয়েছে মানুষ তাই সে হয়েছে মানুষ, একজোড়া খুর পেলেই তার সঙ্গে সঙ্গে মলবার যোগ্য লেজ আপনি গজিয়ে উঠত। তুমি কি রেবতীর হাতের বদলে খুর দেখতে পেয়েছ নাকি।'</text:p>
      <text:p text:style-name="Text_20_body"><text:s/></text:p>
      <text:p text:style-name="Text_20_body">'না, আমার ভালো লাগছে না। মেয়ের হাতেই যারা মানুষ কোনো কালে তাদের দুধে-দাঁত ভাঙে না। কপাল আমার। আপনি থাকতে আমি আর-কারো কথা কেন ভাবতে গেলুম।' </text:p>
      <text:p text:style-name="Text_20_body"><text:s/></text:p>
      <text:p text:style-name="Text_20_body">'খুশি হলুম শুনে। একটুখানি বুঝিয়ে দাও কী গুণ আছে আমার।'</text:p>
      <text:p text:style-name="Text_20_body"><text:s/></text:p>
      <text:p text:style-name="Text_20_body">'লোভ নেই আপনার একটুও।'</text:p>
      <text:p text:style-name="Text_20_body"><text:s/></text:p>
      <text:p text:style-name="Text_20_body">'এত বড়ো নিন্দের কথা! লোভের মতো জিনিসকে লোভ করি নে?-- খুবই করি--'</text:p>
      <text:p text:style-name="Text_20_body"><text:s/></text:p>
      <text:p text:style-name="Text_20_body">মুখের কথা কেড়ে নিয়ে তাঁর দুই গালে দুই চুমো দিয়ে সোহিনী সরে গেল।</text:p>
      <text:p text:style-name="Text_20_body"><text:s/></text:p>
      <text:p text:style-name="Text_20_body">'কোন্‌ খাতায় জমা হল এটা সোহিনী।'</text:p>
      <text:p text:style-name="Text_20_body"><text:s/></text:p>
      <text:p text:style-name="Text_20_body">'আপনার কাছে যে ঋণ পেয়েছি সে তো শোধ করতে পারি নে, তারই সুদ দিচ্ছি।'</text:p>
      <text:p text:style-name="Text_20_body"><text:s/></text:p>
      <text:p text:style-name="Text_20_body">'প্রথম দিন পেয়েছি একটি, আজ পেলুম দুটি। কেবলই বেড়ে চলবে নাকি।'</text:p>
      <text:p text:style-name="Text_20_body"><text:s/></text:p>
      <text:p text:style-name="Text_20_body">'বাড়বে বৈকি, চক্রবৃদ্ধির নিয়মে।'</text:p>
      <text:p text:style-name="Text_20_body"><text:s/></text:p>
      <text:h text:style-name="Heading_20_3" text:outline-level="3"><text:soft-page-break/>৮</text:h>
      <text:p text:style-name="Text_20_body"/>
      <text:p text:style-name="Text_20_body">চৌধুরী বললেন, 'সোহিনী, তোমার স্বামীর শ্রাদ্ধে শেষকালে আমাকে পুরুত বানিয়ে দিলে? সর্বনাশ, এ কি কম দায়িত্ব। যার অস্তিত্ব হাতড়িয়ে পাওয়া যায় না তাকে খুশি করা! এ তো বাঁধাদস্তুরের দানদক্ষিণে নয় যে--'</text:p>
      <text:p text:style-name="Text_20_body"><text:s/></text:p>
      <text:p text:style-name="Text_20_body">'আপনিও তো বাঁধাদস্তুরের গুরুঠাকুর নন, আপনি যা করবেন সেটাই হবে পদ্ধতি। দানের ব্যবস্থা তৈরি করে রেখেছেন তো?'</text:p>
      <text:p text:style-name="Text_20_body"><text:s/></text:p>
      <text:p text:style-name="Text_20_body">'কদিন ধরে ঐ কাজই করেছি, দোকানবাজার কম ঘুরি নি। দানসামগ্রী সাজানো হয়ে গেছে নীচের বড়ো ঘরটাতে। ইহলোকস্থিত আত্মা যারা এগুলো আত্মসাৎ করবে তারা পেট ভরে খুশি হবে, সন্দেহ নেই।' </text:p>
      <text:p text:style-name="Text_20_body"><text:s/></text:p>
      <text:p text:style-name="Text_20_body">চৌধুরীর সঙ্গে নীচে গিয়ে সোহিনী দেখলে, সায়ান্স-পড়ুয়া ছেলেদের জন্যে নানা যন্ত্র, নানা মডেল, নানা দামী বই, নানা মাইক্রোস্‌কোপের স্লাইড্‌স্‌ নানা বায়োলজির নমুনা। প্রত্যেক সামগ্রীর সঙ্গে নাম ও ঠিকানা-লেখা কার্ড। আড়াইশো ছেলের জন্যে চেক লেখা হয়েছে এক বৎসরের বৃত্তির। খরচের জন্যে কিছুমাত্র সংকোচ করা হয় নি। বড়ো বড়ো ধনীদের শ্রাদ্ধে যে ব্রাহ্মণবিদায় হয় তার চেয়ে এর ব্যয়ের প্রসর অনেক বেশি, অথচ বিশেষ করে চোখে পড়ে না এর সমারোহ।</text:p>
      <text:p text:style-name="Text_20_body"><text:s/></text:p>
      <text:p text:style-name="Text_20_body">'পুরুতবিদায়ের কী দক্ষিণা দিতে হবে, সেটা তো আপনি ধরে দেন নি।'</text:p>
      <text:p text:style-name="Text_20_body"><text:s/></text:p>
      <text:p text:style-name="Text_20_body">'আমার দক্ষিণা তোমার খুশি।'</text:p>
      <text:p text:style-name="Text_20_body"><text:s/></text:p>
      <text:p text:style-name="Text_20_body">'খুশির সঙ্গে সঙ্গে আপনার জন্যে রেখেছি এই ক্রনোমিটার। জর্মনি থেকে আমার স্বামী এটা কিনেছিলেন, বরাবর তাঁর রিসর্চের কাজে লেগেছিল।'</text:p>
      <text:p text:style-name="Text_20_body"><text:s/></text:p>
      <text:p text:style-name="Text_20_body">চৌধুরী বললেন, 'যা মনে আসছে তার ভাষা নেই। বাজে কথা বলতে চাইনে, আমার পুরুতের কাজ সার্থক হল।'</text:p>
      <text:p text:style-name="Text_20_body"><text:s/></text:p>
      <text:p text:style-name="Text_20_body">'আর-একটি লোক আছে, আজ তাকে ভুলতে পারি নে-- সে আমাদের মানিকের বিধবা বউ।'</text:p>
      <text:p text:style-name="Text_20_body"><text:s/></text:p>
      <text:p text:style-name="Text_20_body">'মানিক বলতে কাকে বোঝায়।'</text:p>
      <text:p text:style-name="Text_20_body"><text:s/></text:p>
      <text:p text:style-name="Text_20_body">'সে ছিল ওঁর ল্যাবরেটরির হেড মিস্ত্রি। আশ্চর্য তার হাত ছিল। অত্যন্ত সূক্ষ্ণ কাজে এক চুল তার নড়্‌চড়্‌ হত না, <text:soft-page-break/>কলকব্‌জার তত্ত্ব বুঝে নিতে তার বুদ্ধি ছিল অভ্রান্ত। তাকে উনি অতিনিকট বন্ধুর মতো দেখতেন। গাড়ি করে নিয়ে যেতেন বড়ো বড়ো কারখানায় কাজ দেখাতে। এদিকে সে ছিল মাতাল, ওঁর অ্যাসিস্টেন্টরা তাকে ছোটোলোক ব'লে অবজ্ঞা করত। উনি বলতেন, ও যে গুণী, তার সে গুণ বানিয়ে তোলা যায় না, সে গুণ খুঁজে মিলবে না। ওঁর কাছে তার সম্মান পুরোমাত্রায় ছিল। এর থেকে বুঝবেন কেন যে উনি আমাকে শেষ পর্যন্ত এত মান দিয়েছিলেন। আমার মধ্যে যে মূল্য তিনি দেখেছিলেন তার তুলনায় দোষের ওজন ওঁর কাছে ছিল খুব সামান্য। যে জায়গায় আমার মতো কুড়িয়ে-পাওয়া মেয়েকে তিনি অসম্ভব রকম বিশ্বাস করেছিলেন, সে জায়গায় সে বিশ্বাস আমি কোনোদিন একটুমাত্র নষ্ট করি নি। আজও মনপ্রাণ দিয়ে রক্ষা করছি। এতটা তিনি <text:s/>আর-কারো কাছে পেতেন না। যেখানে আমি ছিলেম ছোটো সেখানে আমি তাঁর চোখে পড়ি নি, যেখানে আমি ছিলুম বড়ো সেখানে তিনি আমাকে পুরো সম্মান দিয়েছেন। আমার মূল্য যদি তাঁর চোখে না পড়ত তা হলে আমি কোথায় তলিয়ে যেতুম বলুন তো। আমি খুব খারাপ, কিন্তু আমি নিজেই বলছি আমি খুব ভালো, নইলে তিনি আমাকে কখনো সহ্য করতে পারতেন না।'</text:p>
      <text:p text:style-name="Text_20_body"><text:s/></text:p>
      <text:p text:style-name="Text_20_body">'দেখো সোহিনী, আমি অহংকার করে বলব যে আমি প্রথম থেকেই জেনেছি তুমি খুব ভালো। সস্তা দরের ভালো হলে কলঙ্ক লাগলে দাগ উঠত না।' </text:p>
      <text:p text:style-name="Text_20_body"><text:s/></text:p>
      <text:p text:style-name="Text_20_body">'যাক গে, আমাকে আর যে লোক যা মনে করুক-না, তিনি আমাকে যা মান দিয়েছেন, সে আজ পর্যন্ত টিঁকে আছে, আমার শেষ দিন পর্যন্ত থাকবে।'</text:p>
      <text:p text:style-name="Text_20_body"><text:s/></text:p>
      <text:p text:style-name="Text_20_body">'দেখো সোহিনী, তোমাকে যত দেখছি ততই জানছি, তুমি সে জাতের সহজ মেয়েমানুষ নও যারা স্বামী নামটা শুনলেই গ'লে পড়ে।'</text:p>
      <text:p text:style-name="Text_20_body"><text:s/></text:p>
      <text:p text:style-name="Text_20_body">'না, তা নই; আমি দেখেছি ওঁর মধ্যে শক্তি, প্রথম দিন থেকে জেনেছি উনি মানুষ, আমি শাস্ত্র মিলিয়ে পতিব্রতাগিরি করতে বসি নি। আমি জাঁক করেই বলছি, আমার মধ্যে যে রত্ন আছে সে একা ওঁরই কণ্ঠহারে দোলবার মতো, আর কারো নয়।'</text:p>
      <text:p text:style-name="Text_20_body"><text:s/></text:p>
      <text:p text:style-name="Text_20_body">এমন সময় নীলা ঘরে এসে ঢুকে পড়ল। বললে,'অধ্যাপকমশায়, কিছু মনে করবেন না, মায়ের সঙ্গে কিছু কথা আছে।'</text:p>
      <text:p text:style-name="Text_20_body"><text:s/></text:p>
      <text:p text:style-name="Text_20_body">'কিচ্ছু না মা, আমি এখন যাচ্ছি ল্যাবরেটরিতে। রেবতী কী রকম কাজ করছে দেখে আসি গে।'</text:p>
      <text:p text:style-name="Text_20_body"><text:s/></text:p>
      <text:p text:style-name="Text_20_body">নীলা বললে, 'কোনো ভয় নেই। কাজ ভালোই চলছে। আমি এক-একদিন জানালার বাইরে থেকে দেখছি, উনি মাথা গুঁজে লিখছেন, নোট নিচ্ছেন, কলম কামড়ে ধরে ভাবছেন। আমার প্রবেশ নিষেধ, পাছে সার আইজাকের গ্রাভিটেশন যায় ন'ড়ে। সেদিন মা কাকে বলছিলেন উনি ম্যাগ্‌নেটিজম্‌ নিয়ে কাজ করছেন,তাই পাশ দিয়ে কেউ গেলেই কাঁটা নড়ে যায়, বিশেষত মেয়েরা।'</text:p>
      <text:p text:style-name="Text_20_body"><text:s/></text:p>
      <text:p text:style-name="Text_20_body"><text:soft-page-break/>চৌধুরী হো হো করে হেসে উঠলেন, বললেন, 'মা, ল্যাবরেটরি ভিতরেই আছে, ম্যাগ্‌নেটিজম্‌ নিয়ে কাজ চলছেই, কাঁটা যাঁরা নড়িয়ে দেন তাঁদের ভয় করতেই হয়। দিগ্‌ভ্রম ঘটায় যে। তবে চললুম।'</text:p>
      <text:p text:style-name="Text_20_body"><text:s/></text:p>
      <text:p text:style-name="Text_20_body">নীলা মাকে বললে, 'আমাকে আর কতদিন তোমার আঁচলের গাঁট দিয়ে বেঁধে রাখবে। পেরে উঠবে না, কেবল দুঃখ পাবে।'</text:p>
      <text:p text:style-name="Text_20_body"><text:s/></text:p>
      <text:p text:style-name="Text_20_body">'তুই কী করতে চাস বল্‌।'</text:p>
      <text:p text:style-name="Text_20_body"><text:s/></text:p>
      <text:p text:style-name="Text_20_body">নীলা বললে, 'তুমি তো জানই <text:s/>মেয়েদের জন্যে একটা হাইয়র স্টাডি মুভমেন্ট খোলা হয়েছে, তুমি তাতে অনেক টাকা দিয়েছ। সেখানে আমাকে কেন কাজে লাগাও-না।'</text:p>
      <text:p text:style-name="Text_20_body"><text:s/></text:p>
      <text:p text:style-name="Text_20_body">'আমার ভয় আছে পাছে তুই ঠিকমতো না চলিস।'</text:p>
      <text:p text:style-name="Text_20_body"><text:s/></text:p>
      <text:p text:style-name="Text_20_body">'সব চলাই বন্ধ করে দেওয়াই কি ঠিক চলার রাস্তা।</text:p>
      <text:p text:style-name="Text_20_body"><text:s/></text:p>
      <text:p text:style-name="Text_20_body">'তা নয়, তা তো জানি, সেই তো আমার ভাবনা।'</text:p>
      <text:p text:style-name="Text_20_body"><text:s/></text:p>
      <text:p text:style-name="Text_20_body">'তুমি না ভেবে একবার আমাকে ভাবতে দাও না। সে তো দিতেই হবে। আমি তো এখন খুকি নই। তুমি ভাবছ সেই-সব পাবলিক জায়গায় নানা লোকের যাওয়া-আসা আছে, সে একটা বিপদ। জগৎ-সংসারে লোকচলাচল তো বন্ধ হবে না তোমার খাতিরে। আর তাদের সঙ্গে আমার জানাশুনো একেবারেই ঠেকিয়ে রাখবে যে সে আইন তো তোমার হাতে নেই।'</text:p>
      <text:p text:style-name="Text_20_body"><text:s/></text:p>
      <text:p text:style-name="Text_20_body">'জানি সব জানি, ভয় করে ভয়ের কারণ ঠেকিয়ে রাখতে পারব না। তা হলে তুই ওদের হাইয়র স্টাডি সার্কলে ভরতি হতে চাস?'</text:p>
      <text:p text:style-name="Text_20_body"><text:s/></text:p>
      <text:p text:style-name="Text_20_body">'হাঁ চাই।'</text:p>
      <text:p text:style-name="Text_20_body"><text:s/></text:p>
      <text:p text:style-name="Text_20_body">'আচ্ছা তাই হবে। সেখানকার পুরুষ অধ্যাপকদের একে একে দিবি জাহান্নমে সে জানি। কেবল একটি কথা দিতে হবে আমাকে। কোনোমতেই তুই রেবতীর কাছে ঘেঁষতে পাবি নে। আর কোনো ছুতোতেই ঢুকবি নে তার ল্যাবরেটরিতে।'</text:p>
      <text:p text:style-name="Text_20_body"><text:s/></text:p>
      <text:p text:style-name="Text_20_body">'মা, তুমি আমাকে কী মনে কর ভেবে পাই নে। কাছে ঘেঁষতে যাব তোমার ঐ খুদে সার আইজাক নিউটনের, এমন রুচি <text:soft-page-break/>আমার?-- মরে গেলেও না।'</text:p>
      <text:p text:style-name="Text_20_body"><text:s/></text:p>
      <text:p text:style-name="Text_20_body">সংকোচ বোধ করলে রেবতী শরীরটাকে নিয়ে যেরকম আঁকুবাঁকু করে তারই নকল ক'রে নীলা বললে, 'ঐ স্টাইলের পুরুষকে নিয়ে আমার চলবে না। যে-সব মেয়েরা ভালোবাসে বুড়ো খোকাদের মানুষ করতে, ওকে জিইয়ে রেখে দেওয়া ভালোতাদেরই জন্যে। ও মারবার যোগ্য শিকারই নয়।'</text:p>
      <text:p text:style-name="Text_20_body"><text:s/></text:p>
      <text:p text:style-name="Text_20_body">'একটু বেশি বাড়িয়ে কথা বলছিস নীলা, তাই ভয় হচ্ছে ওটা ঠিক তোর মনের কথা নয়। তা হোক, ওর সম্বন্ধে তোর মনের ভাব যাই হোক, ওকে যদি মাটি করতে চাস তা হলে সে তোর পক্ষে ভালো হবে না।'</text:p>
      <text:p text:style-name="Text_20_body"><text:s/></text:p>
      <text:p text:style-name="Text_20_body">'কখন তোমার কী মর্জি কিছুই বুঝতে পারি নে মা। ওর সঙ্গে আমার বিয়ে দেবার জন্যে তুমি আমাকে সাজিয়ে পুতুল গড়ে তুলেছিলে, সে কি আমি বুঝতে পারি নি। সেইজন্যেই কি তুমি আমাকে ওর বেশি কাছে আনাগোনা করতে বারণ করছ, পাছে, চেনাশোনার ঘেঁষ লেগে পালিশ নষ্ট হয়ে যায়।' </text:p>
      <text:p text:style-name="Text_20_body"><text:s/></text:p>
      <text:p text:style-name="Text_20_body">'দেখ্‌ নীলা, আমি তোকে ব'লে দিচ্ছি তোর সঙ্গে ওর বিয়ে কিছুতেই হতে পারবে না।'</text:p>
      <text:p text:style-name="Text_20_body"><text:s/></text:p>
      <text:p text:style-name="Text_20_body">'তা হলে আমি যদি মোতিগড়ের রাজকুমারকে বিয়ে করি?'</text:p>
      <text:p text:style-name="Text_20_body"><text:s/></text:p>
      <text:p text:style-name="Text_20_body">'ইচ্ছা হয় তো করিস।'</text:p>
      <text:p text:style-name="Text_20_body"><text:s/></text:p>
      <text:p text:style-name="Text_20_body">'সুবিধে আছে, তার তিনটে বিয়ে, আমার দায় অনেকটা হালকা হবে, আর সে মদ খেয়ে ঢলাঢলি করে নাইটক্লাবে-- তখন আমি অনেকটা ছুটি পাব।'</text:p>
      <text:p text:style-name="Text_20_body"><text:s/></text:p>
      <text:p text:style-name="Text_20_body">'আচ্ছা বেশ, সেই ভালো। রেবতীর সঙ্গে তোর বিয়ে হতে দেব না।'</text:p>
      <text:p text:style-name="Text_20_body"><text:s/></text:p>
      <text:p text:style-name="Text_20_body">'কেন, তোমার সার আইজাক নিউটনের বুদ্ধি আমি ঘুলিয়ে দেব মনে কর?'</text:p>
      <text:p text:style-name="Text_20_body"><text:s/></text:p>
      <text:p text:style-name="Text_20_body">'সে তর্ক থাক্‌, যা বললুম তা মনে রাখিস।'</text:p>
      <text:p text:style-name="Text_20_body"><text:s/></text:p>
      <text:p text:style-name="Text_20_body">'উনি নিজেই যদি হ্যাংলাপনা করেন।'</text:p>
      <text:p text:style-name="Text_20_body"><text:s/></text:p>
      <text:p text:style-name="Text_20_body"><text:soft-page-break/>'তা হলে এ পাড়া তাকে ছাড়তে হবে-- তোর অন্নে তাকে মানুষ করিস, তোর বাপের তহবিল থেকে এক কড়িও সে পাবে না।'</text:p>
      <text:p text:style-name="Text_20_body"><text:s/></text:p>
      <text:p text:style-name="Text_20_body">'সর্বনাশ! তা হলে নমস্কার সার আইজাক নিউটন।'</text:p>
      <text:p text:style-name="Text_20_body"><text:s/></text:p>
      <text:p text:style-name="Text_20_body">সেদিনকার পালা সংক্ষেপে এই পর্যন্ত।</text:p>
      <text:p text:style-name="Text_20_body"><text:s/></text:p>
      <text:h text:style-name="Heading_20_3" text:outline-level="3">৯</text:h>
      <text:p text:style-name="Text_20_body"/>
      <text:p text:style-name="Text_20_body">'চৌধুরীমশায়, আর সবই চলছে ভালো কেবল আমার মেয়ের ভাবনায় সুস্থির হতে পারছি নে। ও যে কোন্‌ দিকে তাক করতে শুরু করেছে বুঝতে পারছি নে।'</text:p>
      <text:p text:style-name="Text_20_body"><text:s/></text:p>
      <text:p text:style-name="Text_20_body">চৌধুরী বললেন, 'আবার ওর দিকে তাক করছে কারা সেটাও একটা ভাববার কথা। হয়েছে কি, এরই মধ্যে রটে গেছে ল্যাবরেটরি রক্ষার জন্যে তোমার স্বামী অগাধ টাকা রেখে গেছে। মুখে মুখে তার অঙ্কটা বেড়েই চলেছে। এখন রাজত্ব আর রাজরন্যা নিয়ে বাজারে একটা জুয়াখেলার সৃষ্টি হয়েছে।'</text:p>
      <text:p text:style-name="Text_20_body"><text:s/></text:p>
      <text:p text:style-name="Text_20_body">রাজকন্যাটি মাটির দরে বিকোবে তা জানি, কিন্তু আমি বেঁচে থাকতে রাজত্ব সস্তায় বিকোবে না।'</text:p>
      <text:p text:style-name="Text_20_body"><text:s/></text:p>
      <text:p text:style-name="Text_20_body">'কিন্তু লোকের আমদানি শুরু হয়েছে। সেদিন হঠাৎ দেখি, আমাদেরই অধ্যাপক মজুমদার ওরই হাত ধরে বেরিয়ে এল সিনেমা থেকে। আমাকে দেখেই ঘাড় বেঁকিয়ে নিল। ছেলেটা ভালো ভালো বিষয়ে বক্তৃতা দিয়ে বেড়ায়, দেশের মঙ্গলের দিকে ওর বুলি খুব সহজে খেলে। কিন্তু সেদিন ওর বাঁকা ঘাড় দেখে স্বদেশের জন্যে ভাবনা হল।'</text:p>
      <text:p text:style-name="Text_20_body"><text:s/></text:p>
      <text:p text:style-name="Text_20_body">'চৌধুরীমশায়, আগল ভেঙেছে।'</text:p>
      <text:p text:style-name="Text_20_body"><text:s/></text:p>
      <text:p text:style-name="Text_20_body">'ভেঙেছে বৈকি। এখন এই গরিবকেই নিজের ঘটিবাটি সামলাতে হবে।'</text:p>
      <text:p text:style-name="Text_20_body"><text:s/></text:p>
      <text:p text:style-name="Text_20_body">'মজুমদার-পাড়ায় মড়ক লাগে লাগুক, আমার ভয় রেবতীকে নিয়ে।'</text:p>
      <text:p text:style-name="Text_20_body"><text:s/></text:p>
      <text:p text:style-name="Text_20_body">চৌধুরী বললেন, 'আপাতত ভয় নেই। খুব ডুবে আছে। কাজ করছে খুব চমৎকার।'</text:p>
      <text:p text:style-name="Text_20_body"><text:s/></text:p>
      <text:p text:style-name="Text_20_body"><text:soft-page-break/>'চৌধুরীমশায়, ওর বিপদ হচ্ছে সায়ান্সে ও যত বড়ো ওস্তাদই হোক, তুমি যাকে মেট্রিয়ার্কি বল সে রাজ্যের ও ঘোর আনাড়ি।'</text:p>
      <text:p text:style-name="Text_20_body"><text:s/></text:p>
      <text:p text:style-name="Text_20_body">'সে কথা ঠিক। ওর একবারও টিকে দেওয়া হয় নি। ছোঁয়াচ লাগলে বাঁচানো শক্ত হবে।'</text:p>
      <text:p text:style-name="Text_20_body"><text:s/></text:p>
      <text:p text:style-name="Text_20_body">'রোজ একবার কিন্তু ওকে আপনাকে দেখে যেতে হবে।'</text:p>
      <text:p text:style-name="Text_20_body"><text:s/></text:p>
      <text:p text:style-name="Text_20_body">'কোথা থেকে ও আবার ছোঁয়াচ না নিয়ে আসে। শেষকালে এ বয়সে আমি না মরি। ভয় কোরো না, মেয়েমানুষ যদিও, তবুও আশা করি ঠাট্টা বুঝতে পার। আমি পার হয়ে গেছি এপিডেমিকের পাড়াটা। এখন ছোঁওয়া লাগলেও ছোঁয়াচ লাগে না। কিন্তু একটা মুশকিল ঘটেছে। পরশু আমাকে যেতে হবে গুজরানওয়ালায়।'</text:p>
      <text:p text:style-name="Text_20_body"><text:s/></text:p>
      <text:p text:style-name="Text_20_body">'এটাও ঠাট্টা নাকি। মেয়েমানুষকে দয়া করবেন।'</text:p>
      <text:p text:style-name="Text_20_body"><text:s/></text:p>
      <text:p text:style-name="Text_20_body">'ঠাট্টা নয়, আমার সতীর্থ অমূল্য আড্ডি ছিলেন সেখানকার ডাক্তার। বিশপঁচিশ বছর প্র্যাকটিস করেছেন। কিছু <text:s/>বিষয়সম্পত্তিও জমিয়েছেন। হঠাৎ বিধবা স্ত্রী আর ছেলেমেয়ে রেখে মরেছেন হার্টফেল করে। দেনাপাওনা চুকিয়ে জমিজমা বেচে তাদের উদ্ধার করে আনতে হবে আমাকে। কতদিন লাগবে ঠিক জানি নে।'</text:p>
      <text:p text:style-name="Text_20_body"><text:s/></text:p>
      <text:p text:style-name="Text_20_body">'এর উপরে আর কথা নেই।'</text:p>
      <text:p text:style-name="Text_20_body"><text:s/></text:p>
      <text:p text:style-name="Text_20_body">'এ সংসারে কথা কিছুরই উপরে নেই সোহিনী। নির্ভয়ে বলো, যা হবেই তা হোক। যারা অদৃষ্ট মানে তারা ভুল করে না। আমরা সায়ান্টিস্ট্‌রাও বলি অনিবার্যের এক চুল এদিক-ওদিক হবার জো নেই। যতক্ষণ কিছু করবার থাকে করো, যখন কোনোমতেই পারবে না, বোলো বাস্‌।' </text:p>
      <text:p text:style-name="Text_20_body"><text:s/></text:p>
      <text:p text:style-name="Text_20_body">'আচ্ছা তাই ভালো।'</text:p>
      <text:p text:style-name="Text_20_body"><text:s/></text:p>
      <text:p text:style-name="Text_20_body">'যে মজুমদারটির কথা বললুম,দলের মধ্যে সে তত বেশি মারাত্মক নয়। তাকে ওরা দলে টেনে রাখে মান বাঁচাবার জন্যে। আর-যাদের কথা শুনেছি, চাণক্যের মতে তাদের কাছ থেকে শত হস্ত দূরে থাকলেও ভাবনার কারণ থেকে যায়। অ্যাটর্নি আছে বঙ্কুবিহারী, তাকে আশ্রয় করা আর অক্টোপসকে জড়িয়ে ধরা একই কথা। ধনী বিধবার তপ্ত রক্ত এই-সব লোক পছন্দ করে। খবরটা শুনে রাখো, যদি কিছু করবার থাকে কোরো। সবশেষে আমার ফিলজফিটা মনে রেখো।'</text:p>
      <text:p text:style-name="Text_20_body"><text:s/></text:p>
      <text:p text:style-name="Text_20_body">'দেখুন চৌধুরীমশায়, রেখে দিন ফিলজফি। মানব না আপনার অদৃষ্ট, মানব না আপনার কার্যকারণের অমোঘ বিধান, যদি আমার ল্যাবরেটরির 'পরে কারো হাত পড়ে। আমি পাঞ্জাবের মেয়ে, আমার হাতে ছুরি খেলে সহজে। আমি খুন <text:soft-page-break/>করতে পারি তা সে আমার নিজের মেয়ে হোক, আমার জামাইপদের উমেদার হোক।'</text:p>
      <text:p text:style-name="Text_20_body"><text:s/></text:p>
      <text:p text:style-name="Text_20_body">ওর শাড়ির নীচে ছিল কোমরবন্ধ লুকোনো। তার থেকে ধাঁ করে এক ছুরি বের করে আলোয় ঝলক খেলিয়ে দিয়ে গেল। বললে,'তিনি আমাকে বেছে নিয়েছিলেন-- আমি বাঙালির মেয়ে নই, ভালোবাসা নিয়ে কেবল চোখের জল ফেলে কান্নাকাটি করি নে। ভালোবাসার জন্যে প্রাণ দিতে পারি, প্রাণ নিতে পারি। আমার ল্যাবরেটরি আর আমার বুকের কলিজা, তার মাঝখানে রয়েছে এই ছুরি।'</text:p>
      <text:p text:style-name="Text_20_body"><text:s/></text:p>
      <text:p text:style-name="Text_20_body">চৌধুরী বললেন, 'এক সময়ে কবিতা লিখতে পারতুম,আজ আবার মনে হচ্ছে হয়তো পারি লিখতে।'</text:p>
      <text:p text:style-name="Text_20_body"><text:s/></text:p>
      <text:p text:style-name="Text_20_body">'কবিতা লিখতে হয় লিখবেন, কিন্তু আপনার ফিলজফি ফিরিয়ে নিন। যা না মানবার তাকে আমি শেষ পর্যন্ত মানব না। একলা দাঁড়িয়ে লড়ব। আর বুক ফুলিয়ে বলব, জিতবই, জিতবই, জিতবই।'</text:p>
      <text:p text:style-name="Text_20_body"><text:s/></text:p>
      <text:p text:style-name="Text_20_body">'ব্র্যাভো, আমি ফিরিয়ে নিলুম আমার ফিলজফিটা। এখন থেকে লাগাব ঢাকে চাঁটি তোমার জয়যাত্রার সঙ্গে সঙ্গে। আপতত কিছুদিনের জন্যে বিদায় নিচ্ছি, ফিরতে দেরি হবে না।'</text:p>
      <text:p text:style-name="Text_20_body"><text:s/></text:p>
      <text:p text:style-name="Text_20_body">আশ্চর্যের কথা এই সোহিনীর চোখে জল ভরে এল। বললে, 'কিছু মনে করবেন না।' জড়িয়ে ধরলে চৌধুরীর গলা। বললে, 'সংসারে কোনো বন্ধনই টেঁকে না, এও মুহূর্তকালের জন্যে।'</text:p>
      <text:p text:style-name="Text_20_body"><text:s/></text:p>
      <text:p text:style-name="Text_20_body">ব'লেই গলা ছেড়ে দিয়ে পায়ের কাছে প'ড়ে সোহিনী অধ্যাপককে প্রণাম করলে।</text:p>
      <text:p text:style-name="Text_20_body"><text:s/></text:p>
      <text:h text:style-name="Heading_20_3" text:outline-level="3">১০</text:h>
      <text:p text:style-name="Text_20_body"/>
      <text:p text:style-name="Text_20_body">খবরের কাগজে যাকে বলে 'পরিস্থিতি' সেটা হঠাৎ এসে পড়ে, আর আসে দল বেঁধে। জীবনের কাহিনী সুখে দুঃখে বিলম্বিত হয়ে চলে। শেষ অধ্যায়ে কোলিশন লাগে অকস্মাৎ, ভেঙেচুরে স্তব্ধ হয়ে যায়। বিধাতা তাঁর গল্প গড়েন ধীরে ধীরে, গল্প ভাঙেন এক ঘায়ে।</text:p>
      <text:p text:style-name="Text_20_body"><text:s/></text:p>
      <text:p text:style-name="Text_20_body">সোহিনীর আইমা থাকেন আম্বালায়। সোহিনী তার কাছ থেকে টেলিগ্রাম পেয়েছে, 'যদি দেখা করতে চাও শীঘ্র এসো।'</text:p>
      <text:p text:style-name="Text_20_body"><text:s/></text:p>
      <text:p text:style-name="Text_20_body">এই আইমা তার একমাত্র আত্মীয় যে বেঁচে আছে। এরই হাত থেকে নন্দকিশোর কিনে নিয়েছিলেন সোহিনীকে।</text:p>
      <text:p text:style-name="Text_20_body"><text:s/></text:p>
      <text:p text:style-name="Text_20_body">নীলাকে তার মা বললে,'তুমিও আমার সঙ্গে এসো।'</text:p>
      <text:p text:style-name="Text_20_body"><text:soft-page-break/><text:s/></text:p>
      <text:p text:style-name="Text_20_body">নীলা বললে, 'সে তো কিছুতেই হতে পারে না।'</text:p>
      <text:p text:style-name="Text_20_body"><text:s/></text:p>
      <text:p text:style-name="Text_20_body">'কেন পারে না।'</text:p>
      <text:p text:style-name="Text_20_body"><text:s/></text:p>
      <text:p text:style-name="Text_20_body">'ওরা আমাকে অভিনন্দন দেবে তারই আয়োজন চলছে।'</text:p>
      <text:p text:style-name="Text_20_body"><text:s/></text:p>
      <text:p text:style-name="Text_20_body">'ওরা কারা।' </text:p>
      <text:p text:style-name="Text_20_body"><text:s/></text:p>
      <text:p text:style-name="Text_20_body">'জাগানী ক্লাবের মেম্বররা। ভয় পেয়ো না, খুব ভদ্র ক্লাব। মেম্বরদের নামের ফর্দ দেখলেই বুঝতে পারবে। খুবই বাছাই করা।'</text:p>
      <text:p text:style-name="Text_20_body"><text:s/></text:p>
      <text:p text:style-name="Text_20_body">'তোমাদের উদ্দেশ্য কী।'</text:p>
      <text:p text:style-name="Text_20_body"><text:s/></text:p>
      <text:p text:style-name="Text_20_body">'স্পষ্ট বলা শক্ত। উদ্দেশ্যটা নামের মধ্যেই আছে। এই নামের তলায় আধ্যাত্মিক সাহিত্যিক আর্টিস্টিক সব মানেই খুব গভীরভাবে লুকোনো আছে। নবকুমারবাবু খুব চমৎকার ব্যাখ্যা করে দিয়েছিলেন। ওরা ঠিক করেছে তোমার কাছ থেকে চাঁদা নিতে আসবে।'</text:p>
      <text:p text:style-name="Text_20_body"><text:s/></text:p>
      <text:p text:style-name="Text_20_body">'কিন্তু চাঁদা দেখছি ওঁরা নিয়ে শেষ করেছে। তুমি ষোলো-আনাই পড়েছ ওর হাতে। কিন্তু এই পর্যন্তই। আমার যেটা ত্যাজ্য সেটাই ওরা পেয়েছে। আমার কাছ থেকে আর কিছু পাবার নেই।'</text:p>
      <text:p text:style-name="Text_20_body"><text:s/></text:p>
      <text:p text:style-name="Text_20_body">'মা, এত রাগ করছ কেন। ওঁরা নিঃস্বার্থভাবে দেশের উপকার করতে চান।''</text:p>
      <text:p text:style-name="Text_20_body"><text:s/></text:p>
      <text:p text:style-name="Text_20_body">'আচ্ছা সে আলোচনা থাক্‌। এতক্ষণে তুমি বোধ হয় তোমার বন্ধুদের কাছ থেকে খবর পেয়েছ যে তুমি স্বাধীন।'</text:p>
      <text:p text:style-name="Text_20_body"><text:s/></text:p>
      <text:p text:style-name="Text_20_body">'হাঁ পেয়েছি।'</text:p>
      <text:p text:style-name="Text_20_body"><text:s/></text:p>
      <text:p text:style-name="Text_20_body">'নিঃস্বার্থরা তোমাকে জানিয়েছেন যে তোমার স্বামীর দত্ত অংশে তোমার যে টাকা আছে সে তুমি যেমন খুশি ব্যবহার করতে পারো।'</text:p>
      <text:p text:style-name="Text_20_body"><text:s/></text:p>
      <text:p text:style-name="Text_20_body"><text:soft-page-break/>'হাঁ জেনেছি।'</text:p>
      <text:p text:style-name="Text_20_body"><text:s/></text:p>
      <text:p text:style-name="Text_20_body">'আমার কানে এসেছে উইলের প্রোবেট নেবার জন্যে তোমরা প্রস্তুত হচ্ছ। কথাটা বোধ হয় সত্যি?'</text:p>
      <text:p text:style-name="Text_20_body"><text:s/></text:p>
      <text:p text:style-name="Text_20_body">'হাঁ সত্যি। বঙ্কুবাবু আমার সোলিসিটর।'</text:p>
      <text:p text:style-name="Text_20_body"><text:s/></text:p>
      <text:p text:style-name="Text_20_body">'তিনি তোমাকে আরো কিছু আশা এবং মন্ত্রণা দিয়েছেন।'</text:p>
      <text:p text:style-name="Text_20_body"><text:s/></text:p>
      <text:p text:style-name="Text_20_body">নীলা চুপ করে রইল।</text:p>
      <text:p text:style-name="Text_20_body"><text:s/></text:p>
      <text:p text:style-name="Text_20_body">'তোমার বঙ্কুবাবুকে আমি সিধে করে দেব যদি আমার সীমানায় তিনি পা বাড়ান। আইনে না পারি বে আইনে। ফেরবার সময় আমি পেশোয়ার হয়ে আসব। আমার ল্যাবরেটরি রইল দিনরাত্রি চারজন শিখ সিপাইয়ের পাহারায়। আর যাবার সময় এই তোমাকে দেখিয়ে যাচ্ছি-- আমি পাঞ্জাবের মেয়ে।'</text:p>
      <text:p text:style-name="Text_20_body"><text:s/></text:p>
      <text:p text:style-name="Text_20_body">ব'লে নিজের কোমরবন্ধ থেকে ছুরি বের করে বললে, 'এ ছুরি না চেনে আমার মেয়েকে, না চেনে আমার মেয়ের সোলিসিটরকে। এর স্মৃতি রইল তোমার জিম্মায়। ফিরে এসে যদি হিসেব নেবার সময় হয় তো হিসেব নেব।'</text:p>
      <text:p text:style-name="Text_20_body"><text:s/></text:p>
      <text:h text:style-name="Heading_20_3" text:outline-level="3">১১</text:h>
      <text:p text:style-name="Text_20_body"/>
      <text:p text:style-name="Text_20_body">ল্যাবরেটরির চার দিকে অনেকখানি জমি ফাঁকা আছে। কাঁপন বা শব্দ যাতে যথাসম্ভব কাজের মাঝখানে না পৌঁছয়। এই নিস্তব্ধতা কাজের অভিনিবেশে রেবতীকে সহায়তা করে। তাই ও প্রায়ই এখানে রাত্রে কাজ করতে আসে।</text:p>
      <text:p text:style-name="Text_20_body"><text:s/></text:p>
      <text:p text:style-name="Text_20_body">নীচের ঘড়িতে দুটো বাজল। মুহূর্তের জন্য রেবতী তার চিন্তার বিষয় ভাবছিল জানলার বাইরে আকাশের দিকে চোখ মেলে।</text:p>
      <text:p text:style-name="Text_20_body"><text:s/></text:p>
      <text:p text:style-name="Text_20_body">এমন সময়ে দেওয়ালে পড়ল ছায়া। চেয়ে দেখে ঘরের মধ্যে এসেছে নীলা। রাত-কাপড় পরা, পাতলা সিল্কের শেমিজ। ও চমকে চৌকি থেকে উঠে পড়তে যাচ্ছিল। নীলা এসে ওর কোলের উপর বসে গলা জড়িয়ে ধরল। রেবতীর সমস্ত শরীর থর্‌ থর্‌ করে কাঁপতে লাগল, বুক উঠতে পড়তে লাগল প্রবলবেগে। গদ্‌গদ কণ্ঠে বলতে লাগল, 'তুমি যাও, এ ঘর থেকে তুমি যাও।'</text:p>
      <text:p text:style-name="Text_20_body"><text:s/></text:p>
      <text:p text:style-name="Text_20_body">ও বললে, 'কেন।'</text:p>
      <text:p text:style-name="Text_20_body"><text:soft-page-break/><text:s/></text:p>
      <text:p text:style-name="Text_20_body">রেবতী বললে, 'আমি সহ্য করতে পারছি নে। কেন এলে তুমি এ ঘরে।'</text:p>
      <text:p text:style-name="Text_20_body"><text:s/></text:p>
      <text:p text:style-name="Text_20_body">নীলা ওকে আরো দৃঢ়বলে চেপে ধরে বললে, 'কেন, আমাকে কি তুমি ভালোবাস না।'</text:p>
      <text:p text:style-name="Text_20_body"><text:s/></text:p>
      <text:p text:style-name="Text_20_body">রেবতী বললে, 'বাসি, বাসি, বাসি। কিন্তু এ ঘর থেকে তুমি যাও।'</text:p>
      <text:p text:style-name="Text_20_body"><text:s/></text:p>
      <text:p text:style-name="Text_20_body">হঠাৎ ঘরের মধ্যে ঢুকে পড়ল পাঞ্জাবী প্রহরী; ভর্ৎসনার কণ্ঠে বললে, 'মায়িজি, বহুত শরমকি বাৎ হ্যায়, আপ বাহার চলা যাইয়ে।'</text:p>
      <text:p text:style-name="Text_20_body"><text:s/></text:p>
      <text:p text:style-name="Text_20_body">রেবতী চেতনমনের অগোচরে ইলেকট্রিক ডাকঘড়িতে কখন্‌ চাপ দিয়েছিল।</text:p>
      <text:p text:style-name="Text_20_body"><text:s/></text:p>
      <text:p text:style-name="Text_20_body">পাঞ্জাবী রেবতীকে বললে, 'বাবুজি, বেইমানি মৎ করো।'</text:p>
      <text:p text:style-name="Text_20_body"><text:s/></text:p>
      <text:p text:style-name="Text_20_body">রেবতী নীলাকে জোর করে ঠেলে দিয়ে চৌকি থেকে উঠে পড়ল। দরোয়ান ফের নীলাকে বললে,'আপ বাহার চলা যাইয়ে, নহি তো মনিবকো হুকুম তামিল করেগা।'</text:p>
      <text:p text:style-name="Text_20_body"><text:s/></text:p>
      <text:p text:style-name="Text_20_body">অর্থাৎ জোর করে অপমান করে বের করে দেবে। বাইরে যেতে যেতে নীলা বললে, 'শুনছেন সার আইজাক নিউটন?-- কাল আমাদের বাড়িতে আপনার চায়ের নেমন্তন্ন, ঠিক চারটে পঁয়তাল্লিশ মিনিটের সময়। শুনতে পাচ্ছেন না? অজ্ঞান হয়ে পড়েছেন?' ব'লে একবার তার দিকে ফিরে দাঁড়ালে।</text:p>
      <text:p text:style-name="Text_20_body"><text:s/></text:p>
      <text:p text:style-name="Text_20_body">বাষ্পার্দ্র কণ্ঠে উত্তর এল, 'শুনেছি।'</text:p>
      <text:p text:style-name="Text_20_body"><text:s/></text:p>
      <text:p text:style-name="Text_20_body">রাত-কাপড়ের ভিতর থেকে নীলার নিখুঁত দেহের গঠন ভাস্করের মূর্তির মতো অপরূপ হয়ে ফুটে উঠল, রেবতী মুগ্ধ চোখে না দেখে থাকতে পারল না। নীলা চলে গেল। রেবতী টেবিলের উপর মুখ রেখে পড়ে রইল। এমন আশ্চর্য সে কল্পনা করতে পারে না। একটা কোন্‌ বৈদ্যুত বর্ষণ প্রবেশ করেছে ওর শিরার মধ্যে, চকিত হয়ে বেড়াচ্ছে অগ্নিধারায়। হাতের মুঠো শক্ত করে রেবতী কেবলই নিজেকে বলাতে লাগল, কাল চায়ের নিমন্ত্রণে যাবে না। খুব শক্ত শপথ করবার চেষ্টা করতে চায়, মুখ দিয়ে বেরয় না। ব্লটিঙের উপর লিখল, যাব না, যাব না, যাব না। হঠাৎ দেখলে তার টেবিলে একটা ঘন লাল রঙের রুমল পড়ে আছে, কোণে নাম সেলাই করা 'নীলা'। মুখের উপর চেপে ধরল রুমাল, গন্ধে মগজ উঠল ভরে, একটা নেশা সির্‌ সির্‌ করে ছড়িয়ে গেল সর্বাঙ্গে।</text:p>
      <text:p text:style-name="Text_20_body"><text:s/></text:p>
      <text:p text:style-name="Text_20_body"><text:soft-page-break/>নীলা আবার ঘরের মধ্যে এল। বললে, 'একটা কাজ আছে ভুলে গিয়েছিলুম।'</text:p>
      <text:p text:style-name="Text_20_body"><text:s/></text:p>
      <text:p text:style-name="Text_20_body">দরোয়ান রুখতে গেল। নীলা বললে, 'ভয় নেই তোমার, চুরি করতে আসি নি। একটা কেবল সই চাই। জাগানী ক্লাবের প্রেসিডেন্ট করব তোমাকে-- তোমার নাম আছে দেশ জুড়ে।'</text:p>
      <text:p text:style-name="Text_20_body"><text:s/></text:p>
      <text:p text:style-name="Text_20_body">অত্যন্ত সংকুচিত হয়ে রেবতী বললে, 'ও ক্লাবের আমি তো কিছুই জানি নে।'</text:p>
      <text:p text:style-name="Text_20_body"><text:s/></text:p>
      <text:p text:style-name="Text_20_body">'কিছুই তো জানবার দরকার নেই। এইটুকু জানলেই হবে ব্রজেন্দ্রবাবু এই ক্লাবের পেট্রন।'</text:p>
      <text:p text:style-name="Text_20_body"><text:s/></text:p>
      <text:p text:style-name="Text_20_body">'আমি তো ব্রজেন্দ্রবাবুকে জানি নে।'</text:p>
      <text:p text:style-name="Text_20_body"><text:s/></text:p>
      <text:p text:style-name="Text_20_body">' এইটুকু জানলেই হবে, মেট্রপলিটান ব্যাঙ্কের তিনি ডাইরেক্টর। লক্ষী আমার, জাদু আমার, একটা সই বৈ তো নয়।' ব'লে ডান হাত দিয়ে তার কাঁধ ঘিরে তার হাতটা ধরে বললে, 'সই করো।'</text:p>
      <text:p text:style-name="Text_20_body"><text:s/></text:p>
      <text:p text:style-name="Text_20_body">সে <text:s/>স্বপ্নাবিষ্টের মতো সই করে দিলে।</text:p>
      <text:p text:style-name="Text_20_body"><text:s/></text:p>
      <text:p text:style-name="Text_20_body">কাগজটা নিয়ে নীলা যখন মুড়ছে দরোয়ান বললে, 'এ কাগজ আমাকে দেখতে হবে।'</text:p>
      <text:p text:style-name="Text_20_body"><text:s/></text:p>
      <text:p text:style-name="Text_20_body">নীলা বললে, 'এ তো তুমি বুঝতে পারবে না।'</text:p>
      <text:p text:style-name="Text_20_body"><text:s/></text:p>
      <text:p text:style-name="Text_20_body">দরোয়ান বললে, 'দরকার নেই বোঝবার।' বলে কাগজটা ছিনিয়ে নিয়ে টুকরো টুকরো করে ছিঁড়ে ফেললে। বললে, 'দলিল বানাতে হয় বাইরে গিয়ে বানিয়ো। এখানে নয়।'</text:p>
      <text:p text:style-name="Text_20_body"><text:s/></text:p>
      <text:p text:style-name="Text_20_body">রেবতী মনে মনে হাঁপ ছেড়ে বাঁচল। দরোয়ান নীলাকে বললে, 'মাজি, এখন চলো তোমাকে বাড়ি পৌছিয়ে দিয়ে আসি গে।' ব'লে তাকে নিয়ে গেল।</text:p>
      <text:p text:style-name="Text_20_body"><text:s/></text:p>
      <text:p text:style-name="Text_20_body">কিছুক্ষণ পরে আবার ঘরে ঢুকল পাঞ্জাবী। বললে 'চার দিকে আমি দরজা বন্ধ করে রাখি, তুমি ওকে ভিতর থেকে খুলে দিয়েছ।'</text:p>
      <text:p text:style-name="Text_20_body"><text:s/></text:p>
      <text:p text:style-name="Text_20_body">এ কী সন্দেহ, কী অপমান। বারবার করে বললে, 'আমি খুলি নি।'</text:p>
      <text:p text:style-name="Text_20_body"><text:soft-page-break/><text:s/></text:p>
      <text:p text:style-name="Text_20_body">'তবে <text:s/>ও কী করে ঘরে এল।'</text:p>
      <text:p text:style-name="Text_20_body"><text:s/></text:p>
      <text:p text:style-name="Text_20_body">সেও তো বটে। বিজ্ঞানী তখন সন্ধান করে বেড়াতে লাগল ঘরে ঘরে। অবশেষে দেখলে রাস্তার ধারের একটা বড়ো জানলা ভিতর থেকে আগল দেওয়া ছিল, কে সেই অগলটা দিনের বেলায় এক সময়ে খুলে রেখে গেছে।</text:p>
      <text:p text:style-name="Text_20_body"><text:s/></text:p>
      <text:p text:style-name="Text_20_body">রেবতীর যে ধূর্ত বুদ্ধি <text:s/>আছে <text:s/>এতটা শ্রদ্ধা তার প্রতি দরোয়ানজির ছিল না। <text:s/>বোকা মানুষ, পড়াশুনা <text:s/>করে <text:s/>এই <text:s/>পর্যন্ত <text:s/>তার <text:s/>তাকত। <text:s/>অবশেষে কপাল <text:s/>চাপড়ে বললে, 'আওরত! <text:s/>এ শয়তানি বিধিদত্ত।'</text:p>
      <text:p text:style-name="Text_20_body"><text:s/></text:p>
      <text:p text:style-name="Text_20_body">যে অল্প-একটু রাত বাকি ছিল রেবতী নিজেকে বারবার করে বলালে, চায়ের নিমন্ত্রণে যাবে না।</text:p>
      <text:p text:style-name="Text_20_body"><text:s/></text:p>
      <text:p text:style-name="Text_20_body">কাক ডেকে উঠল। রেবতী চলে গেল বাড়িতে।</text:p>
      <text:p text:style-name="Text_20_body"><text:s/></text:p>
      <text:h text:style-name="Heading_20_3" text:outline-level="3">১২</text:h>
      <text:p text:style-name="Text_20_body"/>
      <text:p text:style-name="Text_20_body">পরের দিন সময়ের একটু ব্যতিক্রম হল না। চায়ের সভায় চারটে পঁয়তাল্লিশ মিনিটেই রেবতী গিয়ে হাজির। ভেবেছিল এ সভা নিভৃতে দুজনকে নিয়ে। ফ্যাশনেবল সাজ ওর দখলে নেই। প'রে এসেছে জামা আর ধুতি, ধোবার বাড়িথেকে নতুন কাচিয়ে আনা, আর কাঁধে ঝুলছে একটা পাটকরা চাদর। এসে দেখে সভা বসেছে বাগানে। অজানা শৌখিন লোকের ভিড় । দমে গেল ওর সমস্ত মনটা, কোথাও লুকোতে পারলে বাঁচে। একটা কোণ নিয়ে বসবার চেষ্টা করতেই সবাই উঠে পড়ল। বললে, 'আসুন আসুন ডক্টর ভট্টাচার্য, আপনার আসন এইখানে।'</text:p>
      <text:p text:style-name="Text_20_body"><text:s/></text:p>
      <text:p text:style-name="Text_20_body">একটা পিঠ-উঁচু মখমলে-মোড়া চৌকি, মণ্ডলীর ঠিক মাঝখানেই। বুঝতে পারলে সমস্ত জনতার প্রধান লক্ষ্যই ও। নীলা এসে ওর গলায় মালা পরিয়ে দিলে, কপালে দিলে চন্দনের ফোঁটা। ব্রজেন্দ্রবাবু প্রস্তাব করলেন ওকে জাগানী সভার সভাপতি পদে বরণ করা হোক। সমর্থন করলেন বঙ্কুবাবু, চারি দিকে করতালির ধ্বনি উঠল। সাহিত্যিক হরিদাসবাবু ডক্টর ভট্টাচার্যের ইণ্টারন্যাশনাল খ্যাতির কথা ব্যাখ্যা করলেন। বললেন, 'রেবতীবাবুর নামের পালে হাওয়া লাগিয়ে আমাদের জাগানী ক্লাবের তরণী খেয়া দেবে পশ্চিম-মহাসমুদ্রের ঘাটে ঘাটে।'</text:p>
      <text:p text:style-name="Text_20_body"><text:s/></text:p>
      <text:p text:style-name="Text_20_body">সভার ব্যবস্থাপকেরা রিপোর্টারদের কানে কানে গিয়ে বললে, 'উপমাগুলোর কোনোটা যেন রিপোর্ট থেকে বাদ না যায়।'</text:p>
      <text:p text:style-name="Text_20_body"><text:s/></text:p>
      <text:p text:style-name="Text_20_body">বক্তারা একে একে উঠে যখন বলতে লাগল 'এতদিন পরে ডক্টর ভট্টাচার্য সায়েন্সের জয়তিলক ভারতমাতার কপালে পরিয়ে দিলেন', রেবতীর বুকটা ফুলে উঠল-- নিজেকে প্রকাশমান দেখলে সভ্যজগতের মধ্যগগনে। জাগানী সভা সম্বন্ধে যে-সমস্ত দাগী রকমের জনশ্রুতি শুনেছিল মনে মনে তার প্রতিবাদ করলে। হরিদাস বাবু যখন বললে, 'রেবতীবাবুর <text:soft-page-break/>নামের কবচ রক্ষাকবচরূপে এ সভার গলায় আজ ঝোলানো হল, এর থেকে বোঝা যাবে এ সভার উদ্দেশ্য কত মহোচ্চ', তখন রেবতী নিজের নামের গৌরব ও দায়িত্ব খুব প্রবলরূপে অনুভব করলে। ওর মন থেকে সংকোচের খোলসটা খসে পড়ে গেল। মেয়েরা মুখের থেকে সিগারেট নামিয়ে ঝুঁকে পড়ল ওর চৌকির উপর, মধুর হাস্যে বললে, 'বিরক্ত করছি আপনাকে, কিন্তু একটা অটোগ্রাফ দিতেই হবে।'</text:p>
      <text:p text:style-name="Text_20_body"><text:s/></text:p>
      <text:p text:style-name="Text_20_body">রেবতীর মনে হলে, এতদিন সে যেন একটা স্বপ্নের মধ্যে ছিল, স্বপ্নের গুটি গেছে খুলে, প্রজাপতি বেরিয়ে পড়েছে।</text:p>
      <text:p text:style-name="Text_20_body"><text:s/></text:p>
      <text:p text:style-name="Text_20_body">একে একে লোক বিদায় হল। নীলা রেবতীর হাত চেপে ধরে বললে, 'আপনি কিন্তু যাবেন না।'</text:p>
      <text:p text:style-name="Text_20_body"><text:s/></text:p>
      <text:p text:style-name="Text_20_body">জ্বালাময় মদ ঢেলে দিলে ওর শিরার মধ্যে।</text:p>
      <text:p text:style-name="Text_20_body"><text:s/></text:p>
      <text:p text:style-name="Text_20_body">দিনের আলো শেষ হয়ে আসছে, লতাবিতানের মধ্যে সবুজ প্রদোষের অন্ধকার।</text:p>
      <text:p text:style-name="Text_20_body"><text:s/></text:p>
      <text:p text:style-name="Text_20_body">বেঞ্চির উপরে দুজনে কাছাকাছি বসল। নিজের হাতের উপরে রেবতীর হাত তুলে নিয়ে নীলা বললে, 'ডক্টর ভট্টাচার্য, আপনি পুরুষমানুষ হয়ে মেয়েদের অত ভয় করেন কেন।'</text:p>
      <text:p text:style-name="Text_20_body"><text:s/></text:p>
      <text:p text:style-name="Text_20_body">রেবতীর স্পর্ধাভরে বললে, 'ভয় করি? কখনো না।'</text:p>
      <text:p text:style-name="Text_20_body"><text:s/></text:p>
      <text:p text:style-name="Text_20_body">'আমার মাকে আপনি ভয় করেন না?'</text:p>
      <text:p text:style-name="Text_20_body"><text:s/></text:p>
      <text:p text:style-name="Text_20_body">'ভয় কেন করব, শ্রদ্ধা করি!'</text:p>
      <text:p text:style-name="Text_20_body"><text:s/></text:p>
      <text:p text:style-name="Text_20_body">'আমাকে?'</text:p>
      <text:p text:style-name="Text_20_body"><text:s/></text:p>
      <text:p text:style-name="Text_20_body">'নিশ্চয় ভয় করি।'</text:p>
      <text:p text:style-name="Text_20_body"><text:s/></text:p>
      <text:p text:style-name="Text_20_body">'সেটা ভালো খবর। মা বলেছেন, কিছুতে আপনার সঙ্গে আমার বিয়ে দেবেননা। তা হলে আমি আত্মহত্যা করব!'</text:p>
      <text:p text:style-name="Text_20_body"><text:s/></text:p>
      <text:p text:style-name="Text_20_body">'কোনো বাধা আমি মানব না, আমাদের বিয়ে হবেই হবে।'</text:p>
      <text:p text:style-name="Text_20_body"><text:s/></text:p>
      <text:p text:style-name="Text_20_body"><text:soft-page-break/>কাঁধের উপর মাথা রেখে নীলা বললে, 'তুমি হয়তো জান না, তোমাকে কতখানি চাই।'</text:p>
      <text:p text:style-name="Text_20_body"><text:s/></text:p>
      <text:p text:style-name="Text_20_body">নীলার মাথাটা আরো বুকের কাছে টেনে নিয়ে রেবতী বললে, 'তোমাকে আমার কাছ থেকে কেড়ে নিতে পারে এমন কোনো শক্তি নেই।'</text:p>
      <text:p text:style-name="Text_20_body"><text:s/></text:p>
      <text:p text:style-name="Text_20_body">'জাত?'</text:p>
      <text:p text:style-name="Text_20_body"><text:s/></text:p>
      <text:p text:style-name="Text_20_body">'ভাসিয়ে দেব জাত'</text:p>
      <text:p text:style-name="Text_20_body"><text:s/></text:p>
      <text:p text:style-name="Text_20_body">'তা হলে রেজিস্ট্রারের কাছে কালই নোটিস দিতে হবে।'</text:p>
      <text:p text:style-name="Text_20_body"><text:s/></text:p>
      <text:p text:style-name="Text_20_body">'কালই দেব, নিশ্চয় দেব।'</text:p>
      <text:p text:style-name="Text_20_body"><text:s/></text:p>
      <text:p text:style-name="Text_20_body">রেবতী পুরুষের তেজ দেখাতে শুরু করেছে।</text:p>
      <text:p text:style-name="Text_20_body"><text:s/></text:p>
      <text:p text:style-name="Text_20_body">পরিণামটা দ্রুতবেগে ঘনিয়ে আসতে লাগল।</text:p>
      <text:p text:style-name="Text_20_body"><text:s/></text:p>
      <text:p text:style-name="Text_20_body">আইমার পক্ষাঘাতের লক্ষণ দেখা দিয়েছে। মৃত্যুর আশঙ্কা আসন্ন। যে পর্যন্ত মৃত্যু না হয় সোহিনীকে তিনি কিছুতে ছাড়বেন না। এই সুযোগটাকে দুহাত দিয়ে আঁকড়িয়ে ধরে নীলার উন্মত্ত যৌবন আলোড়িত হয়ে উঠেছে।</text:p>
      <text:p text:style-name="Text_20_body"><text:s/></text:p>
      <text:p text:style-name="Text_20_body">পাণ্ডিত্যের চাপে রেবতীর পৌরুষের স্বাদ ফিকে হয়ে গেছে-- তাকে নীলার যথেষ্ট পছন্দ নয়। কিন্তু ওকে বিবাহ করা নিরাপদ, বিবাহোত্তর উচ্ছৃঙ্খলতায় বাধা দেবার জোর তার নেই। শুধু তাই নয়। ল্যাবরেটরির সঙ্গে যে লাভের বিষয় জড়ানো আছে তার পরিমাণ প্রভূত। ওর হিতৈষীরা বলে ল্যাবেরেটরির ভার নেবার যোগ্যতর পাত্র কোথাও মিলবে না রেবতীর চেয়ে; সোহিনী কিছুতে ওকে হাতছাড়া করবে না, এই হচ্ছে বুদ্ধিমানদের অনুমান।</text:p>
      <text:p text:style-name="Text_20_body"><text:s/></text:p>
      <text:p text:style-name="Text_20_body">এ দিকে সহযোগীদের ধিক্কার শিরোধার্য করে রেবতী জাগানী ক্লাবের অধ্যক্ষতার সংবাদ ঘোষণা করতে দিলে সংবাদপত্রে। নীলা যখন বলত, 'ভয় লাগছে বুঝি', ও বলত 'আমি কেয়ার করি নে'। ওর পৌরুষ সম্বন্ধে সংশয়মাত্র না থাকে এই জেদ ওকে পেয়ে বসল। বললে, 'এডিংটনের সঙ্গে চিঠিপত্র আমার চলে, একদিন এই ক্লাবে আমি তাঁকে নিমন্ত্রণ করে আনব', ক্লাবের মেম্বররা বললে 'ধন্য'।</text:p>
      <text:p text:style-name="Text_20_body"><text:s/></text:p>
      <text:p text:style-name="Text_20_body">রেবতীর আসল কাজ গেছে বন্ধ হয়ে। ছিন্ন হয়ে গেছে ওর সমস্ত চিন্তাসূত্র। মন কেবলই অপেক্ষা করছে নীলা কখন <text:soft-page-break/>আসবে, হঠাৎ পিছন থেকে ধরবে ওর চোখ টিপে। চৌকির হাতার উপরে বসে বাঁ হাতে ধরবে ওর গলা জড়িয়ে। নিজেকে এই ব'লে আশ্বাস দিচ্ছে, ওর কাজটা যে বাধা পয়েছে সেটা ক্ষণিক, একটু সুস্থির হলেই ভাঙার মুখে আবার জোড়া লাগবে। সুস্থির হবার লক্ষণ আশু দেখা যাচ্ছে না। ওর কাজের ক্ষতিতে পৃথিবীর কোনো ক্ষতি হচ্ছে নীলার মনের এক কোণেও সে শঙ্কা নেই, সমস্তটাকে সে প্রহসন মনে করে।</text:p>
      <text:p text:style-name="Text_20_body"><text:s/></text:p>
      <text:p text:style-name="Text_20_body">দিনের পর দিন জাল কেবলই জড়িয়ে যাচ্ছে। জাগানী সভা ওকে ছেঁকে ধরেছে, ওকে ঘোরতর পুরুষমানুষ বানিয়ে তুলছে। এখনো অকথ্য মুখ থেকে বেরয় না, কিন্তু অশ্রাব্য শুনলে জোর করে হাসতে থাকে। ডক্টর ভট্টাচার্য ওদের খুব একটা মজার জিনিস হয়ে উঠেছে। </text:p>
      <text:p text:style-name="Text_20_body"><text:s/></text:p>
      <text:p text:style-name="Text_20_body">মাঝে মাঝে রেবতীকে ঈর্ষায় কামড়িয়ে ধরে। ব্যাঙ্কের ডাইরেক্টরের মুখের চুরট থেকে নীলা চুরট ধরায়। এর নকল করা রেবতীর অসাধ্য। চুরটের ধোঁয়া গলায় গেলে ওর মাথা ঘুরে পড়ে, কিন্তু এই দৃশ্যটা ওর শরীরমনকে আরো অসুস্থ করে তোলে। তা ছাড়া নানারকমের ঠেলাঠেলি টানাটানি যখন চলতে থাকে, ও আপত্তি না জানিয়ে থাকতে পারে না। নীলা বলে, 'এই দেহটার 'পরে আমাদের তো কোনো মোহ নেই, আমাদের কাছে এর দাম কিসের-- আসল দামী জিনিস ভালোবাসা, সেটা কি বিলিয়ে ছড়িয়ে দিতে পারি।' ব'লে চেপে ধরে রেবতীর হাত। রেবতী তখন অন্যদের অভাজন ব'লেই মনে করে, ভাবে ওরা ছোবড়া নিয়েই খুশি,শাঁসটা পেল না।</text:p>
      <text:p text:style-name="Text_20_body"><text:s/></text:p>
      <text:p text:style-name="Text_20_body">ল্যাবরেটরির দ্বারের বাইরে দিনরাত পাহারা চলছে, ভিতরে ভাঙা কাজ পড়ে রয়েছে, কারো দেখা নেই।</text:p>
      <text:p text:style-name="Text_20_body"><text:s/></text:p>
      <text:h text:style-name="Heading_20_3" text:outline-level="3">১৩</text:h>
      <text:p text:style-name="Text_20_body"/>
      <text:p text:style-name="Text_20_body">ড্রয়িংরুমে সোফায় পা দুটো তুলে কুশনে হেলান দিয়ে নীলা, মেঝের উপরে নীলার পায়ের কাছে ঠেস দিয়ে বসে আছে রেবতী, হাতে রয়েছে লেখন-ভরা ফুলস্ক্যাপ।</text:p>
      <text:p text:style-name="Text_20_body"><text:s/></text:p>
      <text:p text:style-name="Text_20_body">রেবতী মাথা নেড়ে বললে, 'ভাষায় কেমন যেন বেশি রঙ ফলানো এতটা বাড়িয়ে-বলা লেখা পড়তে লজ্জা করবে আমার।'</text:p>
      <text:p text:style-name="Text_20_body"><text:s/></text:p>
      <text:p text:style-name="Text_20_body">'ভাষার তুমি মস্ত সমজদার কিনা। এ তো কেমিষ্ট্রি ফরমুলা নয়, খুঁত খুঁত কোরো না, মুখস্থ করে যাও। জান এটা লিখেছেন আমাদের সাহিত্যিক প্রমদারঞ্জনবাবু?'</text:p>
      <text:p text:style-name="Text_20_body"><text:s/></text:p>
      <text:p text:style-name="Text_20_body">'ঐ-সব মস্ত মস্ত সেণ্টেন্স আর বড়ো বড়ো শব্দগুলো মুখস্থ করা আমার পক্ষে ভারি শক্ত হবে।'</text:p>
      <text:p text:style-name="Text_20_body"><text:s/></text:p>
      <text:p text:style-name="Text_20_body">'ভারি তো শক্ত। তোমার কানের কাছে আউড়ে আউড়ে আমার তো সমস্তটা মুখস্থ হয়ে গেছে-- 'আমার জীবনের সর্বোত্তম <text:soft-page-break/>শুভ মুহূর্তে জাগানী সভা আমাকে যে অমরাবতীর মন্দারমাল্যে সমলংকৃত করিলেন'-- গ্র্যাণ্ড! তোমার ভয় নেই আমি তো তোমার কাছেই থাকব, আস্তে আস্তে তোমাকে বলে দেব।'</text:p>
      <text:p text:style-name="Text_20_body"><text:s/></text:p>
      <text:p text:style-name="Text_20_body">'আমি বাংলাসাহিত্য ভালো জানি নে কিন্তু আমার কেমন মনে হচ্ছে, সমস্ত লেখাটা যেন আমাকে ঠাট্টা করছে। ইংরেজিতে যদি বলতে দাও কত সহজ হয়। Dear friends, allow me to offer you my heartiest thanks for the honour you have conferred upon me on behalf of the Jagani Club-- the great Awakener ইত্যাদি। এমন দুটো সেণ্টেন্স বললেই বাস্‌--'</text:p>
      <text:p text:style-name="Text_20_body"><text:s/></text:p>
      <text:p text:style-name="Text_20_body">'সে হচ্ছে না, তোমার মুখে বাংলা <text:s/>যে <text:s/>খুব <text:s/>মজার <text:s/>শোনাবে-- ঐ যেখানটাতে <text:s/>আছে-- 'হে বাংলাদেশের তরুণসম্প্রদায়, হে স্বাতন্ত্রসঞ্চালনরথের সারথি, হে ছিন্ন-শৃঙ্খলপরিকীর্ণ পথের অগ্রণীবৃন্দ'-- যাই বল ইংরেজিতে এ কি হবার জো আছে। তোমার মতো বিজ্ঞানবিশারদের মুখে শুনলে তরুণ বাংলা সাপের মতো ফণা দুলিয়ে নাচবে। এখনো সময় আছে, আমি পড়িয়ে নিচ্ছি।'</text:p>
      <text:p text:style-name="Text_20_body"><text:s/></text:p>
      <text:p text:style-name="Text_20_body">গুরুভার দীর্ঘ দেহকে সিঁড়ির উপর দিয়ে সশব্দে বহন ক'রে সাহেবী পোশাকে ব্যাঙ্কের ম্যানেজার ব্রজেন্দ্র হালদার মচ্‌মচ্‌ শব্দে এসে উপস্থিত। বললে, 'নাঃ এ অসহ্য, যখনই আসি তখনই নীলাকে দখল করে বসে আছ। কাজ নেই , কর্ম নেই, নীলিকে তফাত করে রেখেছ আমাদের কাছ থেকে কাঁটাগাছের বেড়ার মতো।'</text:p>
      <text:p text:style-name="Text_20_body"><text:s/></text:p>
      <text:p text:style-name="Text_20_body">রেবতী সংকুচিত হয়ে বললে, 'আজ আমার একটু বিশেষ কাজ আছে তাই--'</text:p>
      <text:p text:style-name="Text_20_body"><text:s/></text:p>
      <text:p text:style-name="Text_20_body">'কাজ তো আছে, সেই ভরসাতেই তো এসেছিলুন; আজ তুমি মেম্বরদের নেমন্তন্ন করেছ, ব্যস্ত থাকবে মনে <text:s/>ক'রে আপিসে যাবার আগে আধ ঘণ্টাটাক সময় করে নিয়ে তাড়াতাড়ি এসেছি। এসেই শুনেছি এখানেই উনি পড়েছেন কাজে বাঁধা। আশ্চর্য! কাজ না থাকলে এইখানেই ওঁর ছুটি, আবার কাজ থাকলে এইখানেই ওঁর কাজ। এমন নাছোড়বান্দার সঙ্গে আমরা কেজো লোকেরা পাল্লা দিই কী ক'রে। নীলি, is it fair।'</text:p>
      <text:p text:style-name="Text_20_body"><text:s/></text:p>
      <text:p text:style-name="Text_20_body">নীলা বললে, 'ডক্টর ভট্‌চাজের দোষ হচ্ছে, উনি আসল কথাটা জোর করে বলতে পারেন না। উনি কাজ আছে বলে এসেছেন এটা বাজে কথা; না এসে থাকতে পারেন না বলেই এসেছেন, এটাই একটা শোনবার মতো কথা এবং সত্যি কথা। আমার সমস্ত সময় উনি দখল করেছেন ওঁর জেদের জোরে। এই তো ওঁর পৌরুষ। তোমাদের সবাইকে ঐ বাঙালের কাছে হার মানতে হল।'</text:p>
      <text:p text:style-name="Text_20_body"><text:s/></text:p>
      <text:p text:style-name="Text_20_body">'আচ্ছা ভালো, তা হলে আমাদেরও পৌরুষ চালাতে হবে। এখন থেকে জাগানীক্লাব-মেম্বররা নারীহরণের চর্চা শুরু করবে। জেগে উঠবে পৌরাণিক যুগ।'</text:p>
      <text:p text:style-name="Text_20_body"><text:s/></text:p>
      <text:p text:style-name="Text_20_body">নীলা বললে, 'বেশ মজা লাগছে শুনতে। নারীহরণ, পাণিগ্রহণের চেয়ে ভালো। কিন্তু পদ্ধতিটা কী রকম।'</text:p>
      <text:p text:style-name="Text_20_body"><text:soft-page-break/><text:s/></text:p>
      <text:p text:style-name="Text_20_body">হালদার বললে,'দেখিয়ে দিতে পারি।'</text:p>
      <text:p text:style-name="Text_20_body"><text:s/></text:p>
      <text:p text:style-name="Text_20_body">'এখনই?'</text:p>
      <text:p text:style-name="Text_20_body"><text:s/></text:p>
      <text:p text:style-name="Text_20_body">'হাঁ এখনই।'</text:p>
      <text:p text:style-name="Text_20_body"><text:s/></text:p>
      <text:p text:style-name="Text_20_body">বলেই সোফা থেকে নীলাকে আড়কোলা করে তুলে নিলে।</text:p>
      <text:p text:style-name="Text_20_body"><text:s/></text:p>
      <text:p text:style-name="Text_20_body">নীলা চিৎকার করে হেসে ওর গলা জড়িয়ে ধরলে। </text:p>
      <text:p text:style-name="Text_20_body"><text:s/></text:p>
      <text:p text:style-name="Text_20_body">রেবতীর মুখ অন্ধকার হয়ে উঠল, ওর মুশকিল এই যে অনুকরণ করবার কিংবা বাধা দেবার মতো গায়ের জোর নেই। ওর বেশি করে রাগ হতে লাগল নীলার 'পরে, এই-সব অসভ্য গোঁয়ারদের প্রশ্রয় দেয় কেন।</text:p>
      <text:p text:style-name="Text_20_body"><text:s/></text:p>
      <text:p text:style-name="Text_20_body">হালদার বললে 'গাড়ি তৈরি আছে। তোমাকে নিয়ে চললুম ডায়মণ্ডহারবারে। আজ সন্ধের ভোজে ফিরিয়ে এনে দেব। ব্যাঙ্কে কাজ ছিল, সেটা যাক গে চুলোয়। একটা সৎকার্য করা হবে। ডাক্তার ভট্‌চাজকে নির্জনে কাজ করবার সুবিধে করে দিচ্ছি। তোমার মতো অতবড়ো ব্যাঘাতকে সরিয়ে নিয়ে যাওয়াই ভালো, এজন্যে উনি আমাকে ধন্যবাদ দেবেন।'</text:p>
      <text:p text:style-name="Text_20_body"><text:s/></text:p>
      <text:p text:style-name="Text_20_body">রেবতী দেখলে, নীলার ছট্‌ফট্‌ করবার কোনো লক্ষণ দেখা গেল না, নিজেকে সে ছাড়িয়ে নেবার চেষ্টামাত্র করলে না, বেশ যেন আরামে ওর বক্ষ আশ্রয় করে রইল। ওর গলা জড়িয়ে রইল বিশেষ একটা আসক্তভাবে। যেতে যেতে বললে, 'ভয় নেই বিজ্ঞানী সাহেব, এটা নারীহরণের রিহর্সলমাত্র-- লঙ্কাপারে যাচ্ছি নে, ফিরে আসব তোমার নেমন্তন্নে।'</text:p>
      <text:p text:style-name="Text_20_body"><text:s/></text:p>
      <text:p text:style-name="Text_20_body">রেবতী ছিঁড়ে ফেললে সেই লেখাটা। হালদারের বাহুর জোর এবং অসংকুচিত অধিকার-বিস্তারের তুলনায় নিজের বিদ্যাভিমান ওর কাছে আজ বৃথা হয়ে গেল।</text:p>
      <text:p text:style-name="Text_20_body"><text:s/></text:p>
      <text:p text:style-name="Text_20_body">আজ সান্ধ্যভোজ একটা নামজাদা রেস্তোরাঁতে। নিমন্ত্রণকর্তা স্বয়ং রেবতী ভট্টাচার্য, তাঁর সম্মানিতা পার্শ্ববর্তিনী নীলা। সিনেমার বিখ্যাত নটী এসেছে গান গাইতে। টোস্ট প্রোপোজ করতে উঠেছে বঙ্কুবিহারী, গুণগান হচ্ছে রেবতীর আর তার নামের সঙ্গে জড়িয়ে নীলার। মেয়েরা খুব জোরের সঙ্গে সিগারেট টানছে প্রমাণ করতে যে তারা সম্পূর্ণ মেয়ে নয়। প্রৌঢ়া মেয়েরা যৌবনের মুখোশ পরে ইঙ্গিতে ভঙ্গিতে অট্টহাস্যে উচ্চকণ্ঠে পরস্পর গা-টেপাটেপিতে যুবতীদের ছাড়িয়ে যাবার জন্যে মাতামাতির ঘোড়দৌড় চালিয়েছে।</text:p>
      <text:p text:style-name="Text_20_body"><text:s/></text:p>
      <text:p text:style-name="Text_20_body"><text:soft-page-break/>হঠাৎ ঘরে ঢুকল সোহিনী। স্তব্ধ হয়ে গেল ঘরসুদ্ধ সবাই। রেবতীর দিকে তাকিয়ে সোহিনী বললে, 'চিনতে পারছি নে। ডক্টর ভট্টাচার্য বুঝি? খরচের টাকা চেয়ে পাঠিয়েছিলে, পাঠিয়ে দিয়েছি গেল শুক্রবারে; এই তো স্পষ্ট দেখতে পাচ্ছি কিছু অকুলোন হচ্ছে না। এখন একবার উঠতে হচ্ছে, আজ রাত্রেই ল্যাবরেটরির ফর্দ অনুসারে জিনিসপত্র মিলিয়ে দেখব।'</text:p>
      <text:p text:style-name="Text_20_body"><text:s/></text:p>
      <text:p text:style-name="Text_20_body">'আপনি আমাকে অবিশ্বাস করছেন?'</text:p>
      <text:p text:style-name="Text_20_body"><text:s/></text:p>
      <text:p text:style-name="Text_20_body">'এতদিন অবিশ্বাস তো করি নি। কিন্তু লজ্জাশরম যদি থাকে বিশ্বাসরক্ষার কথা তুমি আর মুখে এনো না।'</text:p>
      <text:p text:style-name="Text_20_body"><text:s/></text:p>
      <text:p text:style-name="Text_20_body">রেবতী উঠতে যাচ্ছিল, নীলা তাকে কাপড় ধরে টেনে বসিয়ে দিলে। বললে, 'আজ উনি বন্ধুদের নিমন্ত্রণ করেছেন, সকলে যান আগে, তার পরে উনি যাবেন।'</text:p>
      <text:p text:style-name="Text_20_body"><text:s/></text:p>
      <text:p text:style-name="Text_20_body">এর মধ্যে একটা নিষ্ঠুর ঠোকর ছিল। সার আইজাক মায়ের বড়ো পেয়ারের। ওর মতো এতবড়ো বিশ্বাসী আর কেউ নেই, তাই সকলকে ছাড়িয়ে ল্যাবরেটরির ভার ওর উপরেই। আরো একটু দেগে দেবার জন্যে বললে, 'জান মা? অতিথি আজ পঁয়ষট্টি জন, এ ঘরে সকলকে ধরে নি, এক দল আছে পাশের ঘরে-- ঐ শুনছ না হো হো লাগিয়েছে? মাথা-পিছু পঁচিশ টাকা ধরে নেয়, মদ না খেলেও মদের দাম ধরে দিতে হয়। খালি গেলাসের জরিমানা কম লাগল না। আর কেউ হলে মুখ চুপসে যেত। ওঁর দরাজ হাত দেখে ব্যাঙ্কের ডিরেক্টরের তাক লেগে গেছে। সিনেমার গাইয়েকে কত দিতে হয়েছে জান?-- তার এক রাত্তিরের পাওনা চারশো টাকা।'</text:p>
      <text:p text:style-name="Text_20_body"><text:s/></text:p>
      <text:p text:style-name="Text_20_body">রেবতীর মনের ভিতরটা কাটা কইমাছের মতো ধড়্‌ফড়্‌ করছে; শুকনো মুখে কথাটি নেই।</text:p>
      <text:p text:style-name="Text_20_body"><text:s/></text:p>
      <text:p text:style-name="Text_20_body">সোহিনী জিজ্ঞাসা করলে, 'আজকের সমারোহটা কিসের জন্যে।'</text:p>
      <text:p text:style-name="Text_20_body"><text:s/></text:p>
      <text:p text:style-name="Text_20_body">'তা জান না বুঝি? অ্যাসোসিয়েটেড প্রেসে তো বেরিয়ে গেছে, উনি জাগানী ক্লাবের প্রেসিডেণ্ট হয়েছেন, তারই সম্মানে এই ভোজ। লাইফ মেম্বরশিপের ছশো টাকা সুবিধেমত পরে শুধে দেবেন।'</text:p>
      <text:p text:style-name="Text_20_body"><text:s/></text:p>
      <text:p text:style-name="Text_20_body">'সুবিধে বোধ হয় শীঘ্র হবে না।'</text:p>
      <text:p text:style-name="Text_20_body"><text:s/></text:p>
      <text:p text:style-name="Text_20_body">রেবতীর মনটার মধ্যে স্টীমরোলার চলাচল করছিল।</text:p>
      <text:p text:style-name="Text_20_body"><text:s/></text:p>
      <text:p text:style-name="Text_20_body">সোহিনী তাকে জিজ্ঞাসা করলে, 'তা হলে এখন তোমার ওঠবার সুবিধে হবে না।'</text:p>
      <text:p text:style-name="Text_20_body"><text:s/></text:p>
      <text:p text:style-name="Text_20_body"><text:soft-page-break/>রেবতী নীলার মুখের দিকে তাকালে। তার কুটিল কটাক্ষের খোঁচায় পুরুষমানুষের অভিমান জেগে উঠল। বললে, 'কেমন করে যাই, নিমন্ত্রিতেরা সব--'</text:p>
      <text:p text:style-name="Text_20_body"><text:s/></text:p>
      <text:p text:style-name="Text_20_body">সোহিনী বললে, 'আচ্ছা, আমি ততক্ষণ এখানে বসে রইলুম। নাসেরউল্লা , তুমি দরজার কাছে হাজির থাকো।'</text:p>
      <text:p text:style-name="Text_20_body"><text:s/></text:p>
      <text:p text:style-name="Text_20_body">নীলা বললে, 'সে হতে পারবে না, মা। আমাদের একটা গোপন পরামর্শ আছে, এখানে তোমার থাকা উচিত হবে না।'</text:p>
      <text:p text:style-name="Text_20_body"><text:s/></text:p>
      <text:p text:style-name="Text_20_body">'দেখ্‌ নীলা, চাতুরীর পালা তুই সবে শুরু করেছিস, এখনো আমাকে ছাড়িয়ে যেতে পারবি নে। তোদের কিসের পরামর্শ সে খবর কি আমি পাই নি। বলে দিচ্ছি, তোদের সেই পরামর্শের জন্যে আমারই থাকা সব চেয়ে দরকার।'</text:p>
      <text:p text:style-name="Text_20_body"><text:s/></text:p>
      <text:p text:style-name="Text_20_body">নীলা বললে, 'তুমি কী শুনেছ, কার কাছে।'</text:p>
      <text:p text:style-name="Text_20_body"><text:s/></text:p>
      <text:p text:style-name="Text_20_body">'খবর নেবার ফন্দি থাকে গর্তর সাপের মতো টাকার থলির মধ্যে। এখানে তিনজন আইনওয়ালা <text:s/>মিলে দলিলপত্র ঘেঁটে বের করতে চাও ল্যাবরেটরি ফণ্ডে কোনো ছিদ্র আছে কিনা। তাই নয় কি, নীলু।'</text:p>
      <text:p text:style-name="Text_20_body"><text:s/></text:p>
      <text:p text:style-name="Text_20_body">নীলা বললে, 'তা সত্যি কথা বলব। বাবার অতখানি টাকায় তাঁর মেয়ের কোনো শেয়ার থাকবে না, এটা অস্বাভাবিক। তাই সবাই সন্দেহ করে--'</text:p>
      <text:p text:style-name="Text_20_body"><text:s/></text:p>
      <text:p text:style-name="Text_20_body">সোহিনী চৌকি থেকে উঠে দাঁড়াল। বললে, 'আসল সন্দেহের মূল আরো অনেক আগেকার দিনের। কে তোর বাপ, কার সম্পত্তির শেয়ার চাস। এমন লোকের তুই মেয়ে এ কথা মুখে আনতে তোর লজ্জা করে না?'</text:p>
      <text:p text:style-name="Text_20_body"><text:s/></text:p>
      <text:p text:style-name="Text_20_body">নীলা লাফিয়ে উঠে বললে, 'কী বলছ, মা।'</text:p>
      <text:p text:style-name="Text_20_body"><text:s/></text:p>
      <text:p text:style-name="Text_20_body">'সত্যি কথা বলছি। তাঁর কাছে কিছুই গোপন ছিল না, তিনি জানতেন সব। আমার কাছে যা পাবার তা তিনি সম্পূর্ণ পেয়েছেন, আজও পাবেন তা, আর-কিছু তিনি গ্রাহ্য করেন নি।'</text:p>
      <text:p text:style-name="Text_20_body"><text:s/></text:p>
      <text:p text:style-name="Text_20_body">ব্যারিস্টর ঘোষ বললে, 'আপনার মুখের কথা তো প্রমাণ নয়।'</text:p>
      <text:p text:style-name="Text_20_body"><text:s/></text:p>
      <text:p text:style-name="Text_20_body">'সে কথা তিনি জানতেন। সকল কথা খোলসা করে তিনি দলিল রেজেস্ট্রি করে গেছেন।'</text:p>
      <text:p text:style-name="Text_20_body"><text:s/></text:p>
      <text:p text:style-name="Text_20_body"><text:soft-page-break/>'ওহে বঙ্কু, রাত হল যে, আর কেন। চলো।'</text:p>
      <text:p text:style-name="Text_20_body"><text:s/></text:p>
      <text:p text:style-name="Text_20_body">পেশোয়ারীর ভঙ্গি দেখে পঁয়ষট্টি জন অন্তর্ধান করলে।</text:p>
      <text:p text:style-name="Text_20_body"><text:s/></text:p>
      <text:p text:style-name="Text_20_body">এমন সময় সুটকেস হাতে এসে উপস্থিত চৌধুরী। বললেন, 'তোমার টেলিগ্রাম পেয়ে ছুটে আসতে হল। কী রে রেবি, বেবি, মুখখানা যে পার্চমেণ্টের মতো সাদা হয়ে গেছে। ওরে, খোকার দুধের বাটি গেল কোথায়।'</text:p>
      <text:p text:style-name="Text_20_body"><text:s/></text:p>
      <text:p text:style-name="Text_20_body">নীলাকে দেখিয়ে সোহিনী বললে, 'যিনি জোগাবেন তিনি যে ঐ বসে আছেন।'</text:p>
      <text:p text:style-name="Text_20_body"><text:s/></text:p>
      <text:p text:style-name="Text_20_body">'গয়লানীর ব্যবসা ধরেছ নাকি, মা'</text:p>
      <text:p text:style-name="Text_20_body"><text:s/></text:p>
      <text:p text:style-name="Text_20_body">'গয়লা ধরার ব্যবসা ধরেছে, ঐ যে বসে আছে শিকারটি।'</text:p>
      <text:p text:style-name="Text_20_body"><text:s/></text:p>
      <text:p text:style-name="Text_20_body">'কে, আমাদের রেবি নাকি।'</text:p>
      <text:p text:style-name="Text_20_body"><text:s/></text:p>
      <text:p text:style-name="Text_20_body">'এইবার আমার মেয়ে আমার ল্যাবরেটরিকে বাঁচিয়েছে। আমি <text:s/>লোক চিনতে পারি নি; কিন্তু আমার মেয়ে ঠিক বুঝেছিল যে ল্যাবরেটরিতে গোয়ালঘর বসিয়ে দিয়েছিলুম--গোবরের কুণ্ডে আর-একটু হলেই ডুবত সমস্ত জিনিসটা।'</text:p>
      <text:p text:style-name="Text_20_body"><text:s/></text:p>
      <text:p text:style-name="Text_20_body">অধ্যাপক বললেন, 'মা, তুমি এই জীবটিকে আবিষ্কার করেছ যখন, তখন এই গোষ্ঠবিহারীর ভার তোমাকেই নিতে হবে। ওর আর সবই আছে কেবল বুদ্ধি নেই, তুমি কাছে থাকলে তার অভাবটা টের পাওয়া যাবে না। বোকা পুরুষদের নাকে দড়ি দিয়ে চালিয়ে নিয়ে বেড়ানো সহজ ।'</text:p>
      <text:p text:style-name="Text_20_body"><text:s/></text:p>
      <text:p text:style-name="Text_20_body">নীলা বললে, 'কী গো সার আইজাক নিউটন, রেজিস্ট্রি আপিসে নোটিস তো দেওয়া হয়েছে, ফিরিয়ে নিতে চাও নাকি।'</text:p>
      <text:p text:style-name="Text_20_body"><text:s/></text:p>
      <text:p text:style-name="Text_20_body">বুক ফুলিয়ে রেবতী বললে, 'মরে গেলেও না।'</text:p>
      <text:p text:style-name="Text_20_body"><text:s/></text:p>
      <text:p text:style-name="Text_20_body">'বিয়েটা হবে তা হলে অশুভ লগ্নে।'</text:p>
      <text:p text:style-name="Text_20_body"><text:s/></text:p>
      <text:p text:style-name="Text_20_body">'হবেই, নিশ্চয় হবে।'</text:p>
      <text:p text:style-name="Text_20_body"><text:s/></text:p>
      <text:p text:style-name="Text_20_body"><text:soft-page-break/>সোহিনী বললে, 'কিন্তু ল্যাবরেটরি থেকে শত হস্ত দূরে।'</text:p>
      <text:p text:style-name="Text_20_body"><text:s/></text:p>
      <text:p text:style-name="Text_20_body">অধ্যাপক বললেন, 'মা নীলু, ও বোকা, কিন্তু অক্ষম নয়। ওর নেশাটা কেটে যাক, তার পরে ওর খোরাকের জন্যে বেশি ভাবতে হবে না।'</text:p>
      <text:p text:style-name="Text_20_body"><text:s/></text:p>
      <text:p text:style-name="Text_20_body">'সার আইজাক, তা হলে কিন্তু তোমার কাপড়চোপড়গুলো একটু ভদ্র রকমের বানাতে হবে, নইলে তোমার সামনে আমাকে আবার ঘোমটা ধরতে হবে।'</text:p>
      <text:p text:style-name="Text_20_body"><text:s/></text:p>
      <text:p text:style-name="Text_20_body">হঠাৎ আর-একটা ছায়া পড়ল দেয়ালে। পিসিমা এসে দাঁড়ালেন। বললেন, 'রেবি, চলে আয়।'</text:p>
      <text:p text:style-name="Text_20_body"><text:s/></text:p>
      <text:p text:style-name="Text_20_body">সুড়্‌ সুড়্‌ করে রেবতী পিসিমার পিছন পিছন চলে গেল, একবার ফিরেও তাকাল না।</text:p>
      <text:p text:style-name="Text_20_body"/>
      <text:p text:style-name="Text_20_body"/>
      <text:h text:style-name="Heading_20_2" text:outline-level="2">পরিশিষ্ট</text:h>
      <text:p text:style-name="Text_20_body"/>
      <text:p text:style-name="Text_20_body">(ছোটো গল্প)</text:p>
      <text:p text:style-name="Text_20_body"><text:s/></text:p>
      <text:p text:style-name="Text_20_body">সাহিত্যে বড়ো গল্প ব'লে যে-সব প্রগল্‌ভ বাণীবাহন দেখা যায় তারা প্রাক্‌ভূতাত্ত্বিক যুগের প্রাণীদের মতো-- তাদের প্রাণের পরিমাণ যত দেহের পরিমাণ তার চার গুণ, তাদের লেজটা কলেবরের অত্যুক্তি।</text:p>
      <text:p text:style-name="Text_20_body"><text:s/></text:p>
      <text:p text:style-name="Text_20_body">অতিপরিমাণ ঘাসপাতা খেয়ে যাদের পেট মোটা তারা ভারবাহী জীব, স্তূপাকার মালের বস্তা টানা তাদের অদৃষ্টে। বড়ো গল্প সেই জাতের, মাল-বোঝাইওয়ালা। যে-সব প্রাণীর খোরাক স্বল্প এবং সারালো, জাওর কেটে কেটে তারা প্রলম্বিত করে না ভোজন-ব্যাপার অধ্যায়ের পর অধ্যায়ে। ছোটো গল্প সেই জাতের; বোঝা বইবার জন্যে সে নয়; একেবারে সে মার লাগায় মর্মে লঘু লম্ফে।</text:p>
      <text:p text:style-name="Text_20_body"><text:s/></text:p>
      <text:p text:style-name="Text_20_body">কিন্ত গল্পের ফরমাশ আসছে বড়ো বহরের। অনেকখানি মালকে মানুষ অনেকখানি দাম দিয়ে ঠকতেও রাজি হয়। ওটা তার আদিম দুর্নিবার প্রবৃত্তির দুর্বলতা। এটাই দেখতে পাওয়া যায় আমাদের দেশের বিয়ের ব্যাপারে। ইতরের মনভোলানো অতিপ্রাচুর্য এমনতরো রসাত্মক ক্রিয়াকর্মেও ভদ্রসমাজের বিনা প্রতিবাদে আজও চলে আসছে। আতিশয্যের ঢাকবাজানো পৌত্তলিকতা মানুষের প্রপৈত্রিক সংস্কার।</text:p>
      <text:p text:style-name="Text_20_body"><text:s/></text:p>
      <text:p text:style-name="Text_20_body">মানুষের জীবনটা বিপুল একটা বনস্পতির মতো। তার আয়তন তার আকৃতি সুঠাম নয়। দিনে দিনে চলছে তার মধ্যে <text:soft-page-break/>এলোমেলো ডালপালার পুনরাবৃত্তি । এই স্তূপাকার একঘেয়েমির মধ্যে হঠাৎ একটি ফল ফ'লে ওঠে, সে নিটোল, সে সুডোল,বাইরে তার রঙ রাঙা কিংবা কালো, ভিতরে তার রস তীব্র কিংবা মধুর। সে সংক্ষিপ্ত, সে অনিবার্য, সে দৈবলব্ধ, সে ছোটো গল্প।</text:p>
      <text:p text:style-name="Text_20_body"><text:s/></text:p>
      <text:p text:style-name="Text_20_body">একটা দৃষ্টান্ত দেখানো যাক। রাজা এডওআর্ড ভ্রমণে বেরলেন দেশ-দেশান্তরে। মুগ্ধ স্তাবকদের ভিড় চলল সঙ্গে সঙ্গে, খবরের কাগজের প্যারাগ্রাফের ঠোঙাগুলো ঠেসে ভরে ভরে উঠল। এমন সময় যত-সব রাজদূত, রাষ্ট্রনায়ক, বণিকসম্রাট, লেখনীবজ্রপাণি সংবাদপাত্রিকের ঘেঁষাঘেঁষি ভিড়ের মধ্যে একটা কোন্‌ ছোটো রন্ধ্র দিয়ে রাজার চোখে পড়ল এক অকুলীন আমেরিকানী। শব্দভেদী <text:s/>সমারোহের স্বরবর্ষণ মুহূর্তে হয়ে গেল অবাস্তব, কালো পর্দা পড়ে গেল ইতিহাসের অসংখ্য দীপদীপ্ত রঙ্গমঞ্চের উপর। সমস্ত-কিছু বাদ দিয়ে জ্বল্‌জ্বল্‌ করে উঠল ছোটো গল্পটি-- দুর্লভ, দুর্মূল্য। গোলমালের ভিতরে অদৃশ্য আর্টিস্ট ছিলেন আড়ালে, তাকিয়ে ছিলেন ব্যক্তিগত জীবনসরোবরের গভীর অগোচরে। দেখছিলেন অতলসঞ্চারী অজানা মাছ কখন পড়ে তাঁরবঁড়শিতে গাঁথা, কখন চমক দিয়ে ওঠে তাঁর ছোটো গল্পটি নানাবর্ণচ্ছটাখচিত লেজ আছড়িয়ে।</text:p>
      <text:p text:style-name="Text_20_body"><text:s/></text:p>
      <text:p text:style-name="Text_20_body">পৌরাণিক যুগের একটি ছোটো গল্প মনে পড়ছে-- ঋষ্যশৃঙ্গ মুনির আখ্যান। দুঃসাধ্য তাঁর তপস্যা। নিষ্কলঙ্ক ব্রহ্মচর্যের দুরূহ সাধনায়। অধিরোহণ করছিলেন বশিষ্ঠ-বিশ্বামিত্র-যাজ্ঞবল্ক্যের দুর্গম উচ্চতায়। হঠাৎ দেখা দিল সামান্য রমণী, সে শুচি নয়, সাধ্বী নয়, সে বহন করে নি তত্ত্ব বা মন্ত্র বা মুক্তি; এমন-কি, ইন্দ্রলোক থেকে পাঠানো অপ্সরীও সে নয়। সমস্ত যাগযজ্ঞ ধ্যানধারণা সমস্ত অতীত ভবিষ্যৎ আঁট বেঁধে গেল এক ছোটো গল্পে।</text:p>
      <text:p text:style-name="Text_20_body"><text:s/></text:p>
      <text:p text:style-name="Text_20_body">এই হল ভূমিকা। আমি হচ্ছি সেই মানুষ যার অদৃষ্ট ভীল-রমণীর মতো ঝুড়িতে প্রতিদিন সংগ্রহ করত কাঁচা পাকা বদরী ফল, একদিন হঠাৎ কুড়িয়ে পেয়েছিল গজমুক্তা, একটি ছোটো গল্প।</text:p>
      <text:p text:style-name="Text_20_body"><text:s/></text:p>
      <text:p text:style-name="Text_20_body">সাহস করে লিখে ফেলব। কাজটা কঠিন। এতে হয়তো স্বাদ কিছু বা পাওয়া যাবে কিন্তু পেটভরা ওজনের বস্তু মিলবে না।</text:p>
      <text:p text:style-name="Text_20_body"><text:s/></text:p>
      <text:h text:style-name="Heading_20_3" text:outline-level="3">প্রথম পর্ব</text:h>
      <text:p text:style-name="Text_20_body"/>
      <text:p text:style-name="Text_20_body">জীবনের প্রবহমান ঘোলা রঙের হ-য-ব-র-ল'র মধ্যে হঠাৎ যেখানে গল্পটা আপন রূপ ধ'রে সদ্য দেখা দেয়, তার অনেক পূর্ব থেকেই নায়ক-নায়িকারা আপন পরিচয়ের সূত্র গেঁথে আসে। গল্পের গোড়ায় প্রাক্‌গাল্পিক ইতিহাসের ধারা অনুসরণ করতেই হয়। তাতে কিছু সময় নেবে। আমি যে কে, সে কথাটা পরিষ্কার করে নিই।</text:p>
      <text:p text:style-name="Text_20_body"><text:s/></text:p>
      <text:p text:style-name="Text_20_body">কিন্তু নামধাম ভাঁড়াতে হবে। নইলে চেনাশোনার মহলে গল্পের যাথাযথ্যের জবাবদিহি সামলাতে পারব না। এ কথা সবাই বোঝে না যে ঠিকঠাক সত্য বলবার এক কায়দা, আর চেয়েও বেশি সত্য বলবার ভঙ্গি আলাদা।</text:p>
      <text:p text:style-name="Text_20_body"><text:s/></text:p>
      <text:p text:style-name="Text_20_body"><text:soft-page-break/>কী নাম নেব তাই ভাবছি। রোম্যান্টিক নামকরণের দ্বারা গোড়া থেকে গল্পটাকে বসন্তরাগে পঞ্চমসুরে বাঁধতে চাই নে। নবীনমাধব নামটা বোধ হয় চলনসই। ওর শাম্‌লা রঙটা মেজে ফেলে গিল্‌টি লাগালে ওটা হতে পারত নবারুণ সেনগুপ্ত, কিন্তু খাঁটি শোনাত না।</text:p>
      <text:p text:style-name="Text_20_body"><text:s/></text:p>
      <text:p text:style-name="Text_20_body">আমি ছিলুম বাংলাদেশের বিপ্লবীদলের একজন। ব্রিটিশ সাম্রাজ্যের মহাকর্ষশক্তি আমাকে প্রায় টেনে নিয়ে গিয়েছিল আণ্ডামানের তীর-বরাবর। নানা বাঁকা পথে সি|আই|ডি|-র ফাঁস এড়িয়ে প্রথমে আফগানিস্থান, তার পরে জাপান, তার পরে আমেরিকায় গিয়ে পৌঁচেছিলুম জাহাজি গোরার নানা কাজ নিয়ে।</text:p>
      <text:p text:style-name="Text_20_body"><text:s/></text:p>
      <text:p text:style-name="Text_20_body">পূর্ববঙ্গীয় দুর্জয় জেদ ছিল মজ্জায়। একদিনও ভুলি নি যে ভারতবর্ষের হাতকড়ায় উখো ঘষতে হবে দিনরাত যতদিন বেঁসে থাকি। কিন্তু এই সমুদ্রপারের কর্মপেশল হাড়মোটা প্রাণঘন দেশে থাকতে থাকতে একটা কথা নিশ্চিত বুঝেছিলুম যে, আমরা যে প্রণালীতে বিপ্লবের পালা শুরু করেছিলুম সে যেন আতশবাজিতে পটকা ছেঁড়ার মতো। তাতে নিজেদের পোড়াকপাল আরো পুড়িয়েছে অনেকবার, কিন্তু ফুটো করতে পারে নি ব্রিটিশ রাজপতাকা। আগুনের উপর পতঙ্গের অন্ধ আসক্তি। যখন সদর্পে ঝাঁপ দিয়ে পড়ছিলুম, তখন বুঝতে পারি নি সেটাতে ইতিহাসের যজ্ঞানল জ্বালানো হচ্ছে না, জ্বালাচ্ছি নিজেদের খুব ছোটো ছোটো চিতানল।</text:p>
      <text:p text:style-name="Text_20_body"><text:s/></text:p>
      <text:p text:style-name="Text_20_body">তার পরে স্বচক্ষে দেখলুম য়ুরোপীয় মহাসমর। কী রকম টাকা ওড়াতে হয় ধুলোর মতো, আর প্রাণ উড়িয়ে দেয় ধোঁয়ার মতো দাবানলের। মরবার জন্যে তৈরি হতে হয় সমস্ত দেশ একজোট হয়ে, মারবার জন্যে তৈরি হতে হয় দীর্ঘকাল বিজ্ঞানের দুরূহ দীক্ষা নিয়ে। এই যুগান্তরসাধিনী সর্বনাশকে আমাদের খোড়ো ঘরের চণ্ডীমণ্ডপে প্রতিষ্ঠিত করব কোন্‌ দুরাশায়! যথোচিত সমারোহে বড়োরকমের আত্মহত্যা করবার আয়োজনও যে ঘরে নেই। ঠিক করলুম, ন্যাশনাল দুর্গের গোড়া পাকা করতে হবে, যত সময়ই লাগুক। বাঁচতে যদি চাই আদিম সৃষ্টির হাত দুখানায় গোটাদশেক নখ নিয়ে আঁচড় মেরে লড়াই করা চলবে না। এ যুগে যন্ত্রের সঙ্গে যন্ত্রের দিতে হবে পাল্লা। হাতাহাতি করার তালঠোকা পালোয়ানি সহজ, বিশ্বকর্মার চেলাগিরি সহজ নয়। পথ দীর্ঘ, সাধনা দুরূহ।</text:p>
      <text:p text:style-name="Text_20_body"><text:s/></text:p>
      <text:p text:style-name="Text_20_body">দীক্ষা নিলুম যন্ত্রবিদ্যায়। আমেরিকায় ডেট্রয়েটে ফোর্ডের মোটর-কারখানায় কোনোমতে ভর্তি হলুম। হাত পাকাচ্ছিলুম কিন্তু শিক্ষা এগচ্ছিল ব'লে মনে হয় নি। একদিন কী দুর্বুদ্ধি ঘটল, মনে হল ফোর্ডকে যদি একটুখানি আভাস দিতে যাই যে নিজের স্বার্থসিদ্ধি আমার উদ্দেশ্য নয়, আমি চাই দেশকে বাঁচাতে তা হলে ধনকুবের বুঝি বা খুশি হবে, এমন-কি, দেবে আমার রাস্তা প্রশস্ত ক'রে। অতি গম্ভীরমুখে ফোর্ড বললে, 'আমার নাম হেনরি ফোর্ড, পুরোনো পাকা ইংরেজি নাম। কিন্তু আমি জানি আমাদের ইংলণ্ডের মামাতো ভাইরা অকেজো, ইনএফিসিয়েন্ট। তাদের আমি কেজো ক'রে তুলব এই আমার সংকল্প।' অর্থাৎ অকেজো টাকাওয়ালাকে কেজো করবে কেজো টাকাওয়ালা স্বগোত্রের লাইন বাঁচিয়ে, আমরা থাকব চিরকাল কেজোদের হাতে কাদার পিণ্ড। তারা পুতুল বানাবে। এই দুঃখেই গিয়েছিলুম একদিন সোভিয়েটের দলে ভিড়তে। তারা আর যাই করুক কোনো নিরুপায় মানবজাতকে নিয়ে পুতুলনাচের অর্থকরী ব্যাবসা করে না।</text:p>
      <text:p text:style-name="Text_20_body"><text:s/></text:p>
      <text:p text:style-name="Text_20_body">কিছুদিন চাকা চালিয়ে শেষকালে বুঝলুম যন্ত্রবিদ্যাশিক্ষার আরো গোড়ায় যেতে হবে। শুরুতে দরকার যন্ত্রনির্মাণের মালমসলা জোগাড় করার বিদ্যে। কৃতকর্মাদের জন্যেই ধরণী দুর্গম পাতালপুরীতে জমা করে রেখেছেন কঠিন খনিজ পিণ্ড। সেইগুলো হস্তগত করে তারাই দিগ্‌বিজয় করেছে যারা বাহাদুর জাত। আর যাদের চিরকালই অদ্যভক্ষ্য ধনুর্গুণ তাদের জন্যেই বাঁধা বরাদ্দ উপরিস্তরের ফলাফসল শাকসব্‌জি; হাড় বেরিয়ে গেল পাঁজরের, পেটে পিঠে গেল এক হয়ে।</text:p>
      <text:p text:style-name="Text_20_body"><text:soft-page-break/><text:s/></text:p>
      <text:p text:style-name="Text_20_body">লেগে গেলুম খনিজবিদ্যায়। এ কথা ভুলি নি যে ফোর্ড বলেছেন ইংরেজ জাত অকেজো। তার প্রমাণ আছে ভারতবর্ষে। একদিন ওরা হাত লাগিয়েছিল নীলের চাষে, চায়ের চাষে আর-একদিন। সিভিলিয়ানদল দফতরখানায় 'ল অ্যাণ্ড অর্ডর' -এর জাঁতা চালিয়ে দেশের অস্থিমজ্জা ছাতু করে বানিয়ে তুলেছে বস্তাবন্দী ভালোমানুষি, অতি মোলায়েম। সামান্য কিছু কয়লার আকর ছাড়া ভারতের অন্তর্ভাণ্ডারের সম্পদ উদ্‌ঘাটিত করতে উপেক্ষা করেছে কিংবা অক্ষমতা দেখিয়েছে। নিংড়েছে বসে বসে পাটের চাষীর রক্ত। জামশেদজি টাটাকে সেলাম করেছি সমুদ্রের ওপার থেকে। ঠিক করেছি আমার কাজ পটকা ছোঁড়া নয়। সিঁধ কাটতে যাব পাতালপুরীর পাষাণ-প্রাচীরে। মায়ের আঁচলধরা খোকাদের দলে মিশে 'মা মা' ধ্বনিতে মন্তর আওড়াব না, আর দেশের যত অভুক্ত অক্ষম রুগ্‌ণ অশিক্ষিত, কাল্পনিক ভয়ে দিনরাত কম্পমান, দরিদ্রকে সহজ ভাষায় দরিদ্র বলেই জানব, দরিদ্রনারায়ণ ব'লে একটা বুলি বানিয়ে তাদের বিদ্রূপ করব না। প্রথম বয়সে একবার বচনের পুতুলগড়া খেলা অনেক খেলেছি। কবি-কারিগরদের কুমোরটুলিতে স্বদেশের যে সস্তা রাঙতা-লাগানো প্রতিমা গড়া হয় তার সামনে গদগদ ভাষায় অনেক অশ্রুজল ফেলেছি। লোকে তার খুব একটা চওড়া নাম দিয়েছিল দেশাত্মবোধ। কিন্তু আর নয়। আক্কেলদাঁত উঠেছে। এই জাগ্রত বুদ্ধির দেশে এসে বাস্তবকে বাস্তব ব'লে জেনেই শুকনো চোখে কোমর বেঁধে কাজ করতে শিখেছি। এবার দেশে ফিরে গিয়ে বেরিয়ে পড়বে এই বিজ্ঞানী বাঙাল কোদাল নিয়ে কুড়ুল নিয়ে হাতুড়ি নিয়ে দেশের গুপ্তধনের তল্লাসে। মেয়েলিগলার মিহিসুরের মহাকবি-বিশ্বকবিদের অশ্রুরুদ্ধকন্ঠ চেলারা এই অনুষ্ঠানকে তাদের দেশমাতৃকার পূজা বলে চিনতেই পারবে না।</text:p>
      <text:p text:style-name="Text_20_body"><text:s/></text:p>
      <text:p text:style-name="Text_20_body">ফোর্ডের কারখানা ছেড়ে তার পর ন' বছর কাটিয়েছি খনিবিদ্যা খনিজবিদ্যা শিখতে। য়ুরোপের নানা কর্মশালায় ফিরেছি, হাতে কলমে কাজ করেছি, দুই-একটা যন্ত্রকৌশল নিজেও বানিয়েছি, উৎসাহ পেয়েছি অধ্যাপকের কাছ থেকে, নিজের উপরে বিশ্বাস হয়েছে, ধিক্‌কার দিয়েছি ভূতপূর্ব মন্ত্রমুগ্ধ অকৃতার্থ নিজেকে।</text:p>
      <text:p text:style-name="Text_20_body"><text:s/></text:p>
      <text:p text:style-name="Text_20_body">পাশ্চাত্য মহাদেশে নারীসঙ্গলাভে বাধা দেবার কাঁটার বেড়া নেই। <text:s/>সেখানে দুর্যোগের আশঙ্কা ছিল। আমি যে সুপুরুষ, বঙ্গনারীর মুখের ভাষায় তার <text:s/>কোনো ভাষ্য পাই নি। তাই <text:s/>এ সংবাদটা আমার চেতনার <text:s/>বাইরেই <text:s/>ছিল । বিলেতে গিয়ে <text:s/>প্রথম <text:s/>আবিষ্কার করেছি <text:s/>যে সাধারণের চেয়ে আমার বুদ্ধি বেশি, তেমনি ধরা পড়েছে আমার চেহারা ভালো। আমার দেশের অর্ধাশনশীর্ণ পাঠকের মুখে জল আসবার মতো রসগর্ভ কাহিনীর সূচনা সেখানে মাঝে মাঝে হয়েছিল। সেয়ানারা অবিশ্বাসে চোখ টেপাটিপি করতে পারেন তবু জোর করেই বলব <text:s/>সে কাহিনী মিলনান্ত বা বিয়োগান্তের যবনিকাপতনে পৌঁছয় নি কেবল আমার জেদবশত। আমার স্বভাবটা কড়া, পাথুরে জমিতে জীবনের সংকল্প ছিল যক্ষের ধনের মতো পোঁতা, সেখানে চোরের শাবল ঠিকরে প'ড়ে ঠন্‌ করে ওঠে। তা ছাড়া আমি জাত-পাড়াগেঁয়ে, সাবেককেলে ভদ্রঘরে আমার জন্ম, মেয়েদের সম্বন্ধে আমার সংকোচ ঘুচতে চায় না।</text:p>
      <text:p text:style-name="Text_20_body"><text:s/></text:p>
      <text:p text:style-name="Text_20_body">আমার জর্মন ডিগ্রি উঁচুদরের ছিল। সেটা এখানে সরকারী কাজে বাতিল। তাই সুযোগ ক'রে ছোটোনাগপুরে চন্দ্রবংশীয় এক রাজার দরবারে কাজ নিয়েছি। সৌভাগ্যক্রমে তাঁর ছেলে দেবিকাপ্রসাদ কিছুদিন কেম্ব্রিজে পড়াশুনো করেছিলেন। দৈবাৎ জুরিকে তাঁর সঙ্গে আমার দেখা। তাঁকে বুঝিয়েছিলুম আমার প্ল্যান। শুনে উৎসাহিত হয়ে তাঁদের স্টেটে আমাকে লাগিয়ে দিলেন জিয়লজিকাল সর্ভের কাজে খনি-আবিষ্কারের প্রত্যাশায়। এত বড়ো কাজের ভার আনাড়ি সিভিলিয়নকে না দেওয়াতে সেক্রেটেরিয়টের উপরিস্তরে বায়ুমণ্ডল বিক্ষুব্ধ হয়েছিল। দেবিকাপ্রসাদ শক্ত ধাতের লোক, বুড়ো রাজার মন টল্‌মল্‌ করা সত্ত্বেও টিঁকে গেলুম।</text:p>
      <text:p text:style-name="Text_20_body"><text:s/></text:p>
      <text:p text:style-name="Text_20_body"><text:soft-page-break/>এখানে আসবার আগে মা বললেন, 'ভালো কাজ পেয়েছ, এবার বাব বিয়ে করো।' আমি বললুম, অর্থাৎ ভালো কাজ মাটি করো।তার পরে বোবা পাথরকে প্রশ্ন করে করে বেড়াচ্ছিলুম পাহাড়ে জঙ্গলে। সেসময়টাতে পলাশফুলের রাঙা রঙে বনে বনে নেশা লেগে গিয়েছে। শালগাছে অজস্র মঞ্জরী, মৌমাছিদের অনবরত গুঞ্জন। ব্যবসাদারেরা মৌ সংগ্রহে লেগেছে, কুলের পাতা থেকে জমা করছে তসর-রেশমের গুটি, সাঁওতালরা কুড়চ্ছে পাকা মহুয়া ফল। ঝির্‌ঝির শব্দে হালকা নাচের ওড়না ঘুরিয়ে চলেছিল একটি ছিপ্‌ছিপে নদী। শুনেছি এখানকার কোনো আধিবাসিনী তার নাম দিয়েছেন তনিকা। তাঁর কথা পরে হবে।</text:p>
      <text:p text:style-name="Text_20_body"><text:s/></text:p>
      <text:p text:style-name="Text_20_body">দিনে দিনে বুঝতে পারছি এ জায়গাটা ঝিমিয়ে-পড়া ঝাপসা চেতনার দেশ, এখানে একলা মনের সন্ধান পেলে প্রকৃতি মায়াবিনী তাকে নিয়ে রঙরেজিনীর কাজ করে, যেমন করে সে অস্তসূর্যের উত্তরীয়ে।</text:p>
      <text:p text:style-name="Text_20_body"><text:s/></text:p>
      <text:p text:style-name="Text_20_body">মনটাতে একটু আবেশের ঘোর লাগছিল। ক্ষণে ক্ষণে ঢিলে হয়ে আসছিল কাজের চাল। নিজের উপর বিরক্ত হচ্ছিলুম, ভিতর থেকে কষে জোর লাগাচ্ছিলুম দাঁড়ে। ভয় হচ্ছিল ট্রপিকাল মাকড়সার জালে জড়িয়ে পড়ছি বুঝি। শয়তান ট্রপিক্‌স্‌ জন্মকাল থেকে এদেশে হাতপাখার হাওয়ায় ডাইনে বাঁয়ে হারের মন্ত্র চালাচ্ছে আমাদের ললাটে, মনে মনে পণ করছি এর স্বেদসিক্ত জাদু এড়াতেই হবে।</text:p>
      <text:p text:style-name="Text_20_body"><text:s/></text:p>
      <text:p text:style-name="Text_20_body">বেলা পড়ে এল। এক জায়গায় মাঝখানে চর ফেলে নুড়ি পাথর ঠেলে ঠেলে দুই শাখায় ভাগ হয়ে চলে গিয়েছে নদী। সেই বালুর দ্বীপে স্তব্ধ হয়ে বসে আছে সারি সারি বকের দল। দিনাবসানে তাদের এই ছুটির ছবি দেখে রোজ আমি চলে যাই আমার কাজের বাঁক ফেরাতে। ঝুলিতে মাটি পাথর অভ্রের টুকরো নিয়ে সেদিন ফিরছিলুম আমার বাংলাঘরে, ল্যাবরেটরিতে পরীক্ষার কাজে। অপরাহ্ন আর সন্ধ্যার মাঝখানে দিনের যে একটা ফালতো পোড়া সময় থাকে সেইখানটাতে একলা মানুষের মন এলিয়ে পড়ে। তাই আমি নিজেকে চেতিয়ে রাখবার জন্যে এই সময়টা লাগিয়েছি পরখ করার কাজে। ডাইনামো দিয়ে বিজলি বাতি জ্বালাই, কেমিক্যাল নিয়ে মাইক্রসকোপ নিয়ে নিক্তি নিয়ে বসি। এক-একদিন রাত দুপুর পেরিয়ে যায়।</text:p>
      <text:p text:style-name="Text_20_body"><text:s/></text:p>
      <text:p text:style-name="Text_20_body">আজ একটা পুরোনো পরিত্যক্ত তামার খনির খবর পেয়ে দ্রুত উৎসাহে তারই সন্ধানে চলেছিলুম। কাকগুলো মাথার উপর দিয়ে ঝাঁকে ঝাঁকে উড়ে চলেছে ফিকে আলোর আকাশে কা কা শব্দে। অদূরে একটা ঢিবির উপরে তাদের পঞ্চায়েত বসবার পড়েছে হাঁকডাক।</text:p>
      <text:p text:style-name="Text_20_body"><text:s/></text:p>
      <text:p text:style-name="Text_20_body">হঠাৎ বাধা পড়ল আমার কাজের রাস্তায়। পাঁচটা গাছের চক্রমণ্ডলী ছিল বনের পথের ধারে একটা উঁচু ডাঙার 'পরে। সেই বেষ্টনীর মধ্যে কেউ বসে থাকলে কেবলএকটিমাত্র অবকাশে তাকে দেখা যায়, হঠাৎ চোখ এড়িয়ে যাবারই কথা। সেদিন মেঘের মধ্যে দিয়ে একটি আশ্চর্য দীপ্তি বিচ্ছুরিত হয়েছিল। সেই গাছগুলোর ফাঁকটার ভিতর দিয়ে রাঙা আলোর ছোরা চিরে ফেলেছিল ভিতরকার ছায়াটাকে।</text:p>
      <text:p text:style-name="Text_20_body"><text:s/></text:p>
      <text:p text:style-name="Text_20_body">ঠিক সেই আলোর পথে বসে আছে মেয়েটি গাছের গুঁড়িতে হেলান দিয়ে, পা দুটি বুকের কাছে গুটিয়ে নিয়ে। পাশে ঘাসের উপর পড়ে আছে একখানা খাতা, বোধ হয় ডায়ারি।</text:p>
      <text:p text:style-name="Text_20_body"><text:s/></text:p>
      <text:p text:style-name="Text_20_body"><text:soft-page-break/>বুকের মধ্যে ধক্‌ করে উঠল, থমকিয়ে গেলুম। দেখলুম যেন বিকেলের ম্লান রৌদ্রে গড়া একটি সোনার প্রতিমা। চেয়ে রইলুম গাছের গুঁড়ির আড়ালে দাঁড়িয়ে। অপূর্ব ছবি এক মুহূর্তে চিহ্নিত হয়ে গেল মনের চিরস্মরণীয়াগারে।</text:p>
      <text:p text:style-name="Text_20_body"><text:s/></text:p>
      <text:p text:style-name="Text_20_body">আমার বিস্তৃত অভিজ্ঞতার পথে অনেক অপ্রত্যাশিত মনোহরের দরজায় ঠেকেছে মন, পাশ কাটিয়ে চলে গেছি, আজ মনে হল জীবনের একটা কোন্‌ চরমের সংস্পর্শে এসে পৌঁছলুম। এমন করে ভাবা, এমন করে বলা আমার একেবারে অভ্যস্ত নয়। যে আঘাতে মানুষের নিজের অজানা একটা অপূর্ব স্বরূপ ছিটকিনি খুলে অবারিত হয়, সেই আঘাত আমাকে লাগল কী করে।</text:p>
      <text:p text:style-name="Text_20_body"><text:s/></text:p>
      <text:p text:style-name="Text_20_body">অত্যন্ত ইচ্ছা করছিল ওর কাছে গিয়ে কথার মতো কথা একটা-কিছু বলি। কিন্তু জানি নে কী কথা যে পরিচয়ের সর্বপ্রথম কথা, যে কথায় জানিয়ে দেবে খৃস্টীয় পুরাণের প্রথম সৃষ্টির বাণী-- আলো হোক, ব্যক্ত হোক যা অব্যক্ত।</text:p>
      <text:p text:style-name="Text_20_body"><text:s/></text:p>
      <text:p text:style-name="Text_20_body">আমি মনে মনে ওর নাম দিলুম-- অচিরা। তার মানে কী। তার মানে এক মুহূর্তেই যার প্রকাশ, বিদ্যুতের মতো।</text:p>
      <text:p text:style-name="Text_20_body"><text:s/></text:p>
      <text:p text:style-name="Text_20_body">একসময়ে মনে হল অচিরা যেন জানতে পেরেছে কে একজন দাঁড়িয়ে আছে আড়ালে। স্তব্ধ উপস্থিতির একটা নিঃশব্দ শব্দ আছে বুঝি।</text:p>
      <text:p text:style-name="Text_20_body"><text:s/></text:p>
      <text:p text:style-name="Text_20_body">একটূ তফাতে গিয়ে কোমরবন্ধ থেকে ভুজালি নিয়ে একান্ত মনোযোগের ভান করে মাটি খোঁচাতে লাগলুম। ঝুলিতে যা হয় কিছু দিলুম পুরে, গোটা কয়েক কাঁকরের ঢেলা। চলে গেলুম মাটির দিকে ঝুঁকে পড়ে কী যেন সন্ধান করতে করতে। কিন্তু নিশ্চয় মনে জানি যাঁকে ভোলাতে চেয়েছিলুম তিনি ভোলেন নি। মুগ্ধ পুরুষচিত্তের বিহ্বলতার আরো অনেক দৃষ্টান্ত আরো অনেকবার তাঁর গোচর হয়েছে সন্দেহ নেই। আশা করলুম আমার বেলায় এটা তিনি উপভোগ করলেন, সকৌতুকে কিংবা সগর্বে, কিংবা হয়তো বা একটু মুগ্ধ মনে। কাছে যাবার বেড়া যদি আর-একটু ফাঁক করতুম তা হলে কী জানি কী হত। রাগ করতেন, না রাগের ভান করতেন?</text:p>
      <text:p text:style-name="Text_20_body"><text:s/></text:p>
      <text:p text:style-name="Text_20_body">অত্যন্ত চঞ্চল মনে চলেছি আমার বাংলাঘরের দিকে এমন সময় চোখে পড়ল দুইটুকরোয় ছিন্নকরা একখানা চিঠির খাম। তাতে নাম লেখা, ভবতোষ মজুমদার আই| সি| এস| ছাপরা। তার বিশেষত্ব এই যে, এতে টিকিট আছে, কিন্তু সে টিকিটে ডাকঘরের ছাপ নেই। বুঝতে পারলুম ছেঁড়া চিঠির খামের মধ্যে কেটা ট্র৻াজেডির ক্ষতচিহ্ন আছে। পৃথিবীর ছেঁড়া স্তর থেকে তার বিপ্লবের ইতিহাস বের করা আমার কাজ। সেইরকম কাজে লাগলুম ছেঁড়া খামটা নিয়ে।</text:p>
      <text:p text:style-name="Text_20_body"><text:s/></text:p>
      <text:p text:style-name="Text_20_body">ইতিমধ্যে ভাবনা ধরিয়ে দিয়েছে আমার নিজের অন্তঃকরণটা। নিজের অপ্রমত্ত কঠিন মনটাকে চিনে নিয়েছি ব'লে স্পষ্ট ধারণা ছিল। আজ এই প্রথম দেখলুম তার পাশের পাড়াতেই লুকিয়ে বসে আছে বুদ্ধিশাসনের বহির্ভূত একটা অবোধ।</text:p>
      <text:p text:style-name="Text_20_body"><text:s/></text:p>
      <text:p text:style-name="Text_20_body">নির্জন অরণ্যের সুগভীর কেন্দ্রস্থলে একটা সুনিবিড় সম্মোহন আছে যেখানে চলছে তার বুড়ো বুড়ো গাছপালার কানে কানে চক্রান্ত, যেখানে ভিতরে ভিতরে উচ্ছ্বসিত হচ্ছে সৃষ্টির আদিম প্রাণের মন্ত্রগুঞ্জরণ। দিনে দুপুরে ঝাঁ ঝাঁ করে ওঠে <text:soft-page-break/>তার সুর <text:s/>উদাত্ত পর্দায়, রাতে দুপুরে তার মন্ত্রগম্ভীর ধ্বনি স্পন্দিত হতে থাকে জীবচেতনায়, বুদ্ধিকে দেয় আবিষ্ট করে। জিয়লজি-চর্চার ভিতরে ভিতরেই মনের আন্তর্ভৌম প্রদেশে ব্যাপ্ত হচ্ছিল এই আরণ্যক মায়ার কাজ। হঠাৎ স্পষ্ট হয়ে উঠে সে এক মুহূর্তে আমার দেহমনকে আবিষ্ট করে দিল যখনই দেখলুম অচিরাকে কুসুমিত ছায়ালোকের পরিবেষ্টনে।</text:p>
      <text:p text:style-name="Text_20_body"><text:s/></text:p>
      <text:p text:style-name="Text_20_body">বাঙালি মেয়েকে ইতিপূর্বে দেখেছি সন্দেহ নেই। কিন্তু তাকে এমন বিশুদ্ধ স্বপ্রকাশ স্বাতন্ত্র৻ে দেখি নি। লোকালয়ে যদি এই মেয়েটিকে দেখতুম তা হলে যাকে দেখা যেত নানা লোকের সঙ্গে নানা সম্বন্ধে জড়িত বিমিশ্রিত এ মেয়ে সে নয়, এ দেখা দিল পরিবিস্তৃত নির্জন সবুজ নিবিড়তার পরিপ্রেক্ষিতে একান্ত স্বকীয়তায়। মনে হল না বেণী দুলিয়ে এ কোনো কালে ডায়োসিশনে পর্সেন্টেজ রাখতে গেছে, শাড়ির উপরে গাউনে ঝুলিয়ে ডিগ্রি নিতে গেছে কনভোকেশনে, বালিগঞ্জে টেনিস-পার্টিতে চা ঢালছে উচ্চ কলহাস্যে। <text:s/>অল্পবয়সে শুনেছি পুরোনো বাংলা গান-- 'মনে রইল সই মনের বেদনা'--তারই সরল সুরের সঙ্গে মিশিয়ে চিরকালের বাঙালি মেয়ের একটা করুণ চেহারা আমি দেখতে পেতুম, অচিরাকে দেখে মনে হল সেইরকম বারোয়াঁ গানে তৈরি বাণীমূর্তি, যে গান রেডিয়োতে বাজে না, গ্রামোফোনে পাড়া মুখর করে না। এদিকে আমার আপনার মধ্যে দেখলুম মনের নীচের তলাকার তপ্তবিগলিত একটা প্রদীপ্ত রহস্য হঠাৎ উপরের আলোতে উদ্‌গীর্ণ উঠেছে।</text:p>
      <text:p text:style-name="Text_20_body"><text:s/></text:p>
      <text:p text:style-name="Text_20_body">বুঝতে পারছি আমি যখন রোজ বিকেলে এই পথ দিয়ে কাজে ফিরেছি অচিরা আমাকে দেখেছে, অন্যমনস্ক আমি ওকে দেখি নি। নিজের চেহারা সম্বন্ধে যে বিশ্বাসএনেছি বিলেত থেকে, এই ঘটনা সম্পর্কে মনের মধ্যে তার প্রতিক্রিয়া যে হয় নি তা বলতে পারি নে। কিন্তু সন্দেহও ছিল। বিলেতফেরত কোনো কোনো বন্ধুর কাছে শুনেছি, বিলিতি মেয়ের রুচির সঙ্গে বাঙালি মেয়ের রুচি মেলে না। এরা পুরুষের রূপে খোঁজে মেয়েলি মোলায়েম ছাঁদ। বাঙালি কার্তিক আর যাই হোক কোনো কালে দেবসেনাপতি ছিল না। এটা বলতে হবে আমাকেও ময়ূরে চড়ালে মানাবে না। এতদিন এ-সব আলোচনা আমার মনের ধার দিয়েও যায় নি। কিন্তু কয়েকদিন ধরে আমাকে ভাবিয়েছে। রোদেপোড়া আমার রঙ, লম্বা আমার দেহ, শক্ত আমার বাহু, দ্রুত আমার চলন, নাক চিবুক কপাল নিয়ে খুব স্পষ্ট রেখায় আঁকা আমার চেহারা। আমি নবনীনিন্দিত কাষিতকাঞ্চনকান্তি বাঙালি মায়ের আদরের ধন নই।</text:p>
      <text:p text:style-name="Text_20_body"><text:s/></text:p>
      <text:p text:style-name="Text_20_body">আমার নিকটবর্তিনী বঙ্গনারীর সঙ্গে আমি মনে মনে ঝগড়া করেছি, একলা ঘরের কোণে বুক ফুলিয়ে বলেছি, 'তোমার পছন্দ পাই আর নাই পাই এ কথা নিশ্চয় জেনো তোমার দেশের চেয়ে বড়ো বড়ো দেশের স্বয়ংবরসভার বরমাল্য উপেক্ষা করে এসেছি।' এই বানানো ঝগড়ার উষ্মায় একদিন হেসে উঠেছি আপন ছেলেমানুষিতে। আবার এদিকে বিজ্ঞানীর যুক্তিও কাজ করেছে ভিতরে ভিতরে। আপন মনে তর্ক করেছি, একান্ত নিভৃতে থাকাই যদি ওর প্রার্থনীয় তা হলে বারবার আমার সুস্পষ্ট দৃষ্টিপাত এড়িয়ে এতদিনে ও তো ঠাঁই বদল করত। কাজ সেরে এ পথ দিয়ে আগে যেতুম একবার মাত্র, আজকাল যখন-তখন যাতায়াত করি, যেন এই জায়গাটাতেই সোনার খনির খবর পেয়েছি। কখনো স্পষ্ট যখন চোখোচোখি হয়েছে আমার বিশ্বাস সেটাকে চার চোখের অপঘাত ব'লে ওর ধারণা হয় নি। এক-একদিন হঠাৎ পিছন ফিরে দেখেছি আমার তিরোগমনের দিকে অচিরা তাকিয়ে আছে, ধরা পড়তেই দ্রুত চোখ ফিরিয়ে নিয়েছে।</text:p>
      <text:p text:style-name="Text_20_body"><text:s/></text:p>
      <text:p text:style-name="Text_20_body">তথ্য সংগ্রহের কাজে লাগলুম। পাটনা বিশ্ববিদ্যালয়ে আমার কেম্ব্রিজের সতীর্থ প্রোফেসর আছেন বঙ্কিম। তাঁকে চিঠি লিখলুম, 'তোমাদের বেহার সিভিল সার্ভিসে আছেন এক ভদ্রলোক, নাম ভবতোষ। আমার কোনো বন্ধু, তাঁর মেয়ের জন্যে লোকটিকে উদ্‌বাহবন্ধনে জড়াবার দুষ্কর্মে সাহায্য করতে আমাকে অনুরোধ করেছেন। জানতে চাই রাস্তা খোলসা কি না, আর লোকটার মতিগতি কী রকম।'</text:p>
      <text:p text:style-name="Text_20_body"><text:soft-page-break/><text:s/></text:p>
      <text:p text:style-name="Text_20_body">উত্তর এল, 'পাকা দেয়াল তোলা হয়ে গেছে, রাস্তা বন্ধ। তার পরেও লোকটার মতিগতি সম্বন্ধে যদি কৌতূহল থাকে তবে শোনো। এ দেশে থাকতে আমি যাঁর ছাত্র ছিলুম তাঁর নাম নাই জানলে। তিনি পরম পণ্ডিত আর ঋষিতুল্য লোক। তাঁর নাতনিটিকে যদি দেখ তা হলে জানবে সরস্বতী কেবল যে আবির্ভূত হয়েছেন অধ্যাপকের বিদ্যামন্দিরে তা নয় তিনি দেহ নিয়ে এসেছেন তাঁর কোলে। এমন বুদ্ধিতে উজ্জ্বল অপরূপ সুন্দর চেহারা কখনো দেখি নি।</text:p>
      <text:p text:style-name="Text_20_body"><text:s/></text:p>
      <text:p text:style-name="Text_20_body">'ভবতোষ ঢুকল শয়তান তাঁর স্বর্গলোকে। স্বল্পজল নদীর মতো বুদ্ধি তার অগভীর বলেই জ্বল্‌জ্বল্‌ করে আর সেইজন্যেই তার বচনের ধারা অনর্গল। ভুললেন অধ্যাপক, ভুললেন নাতনি। রকমসকম দেখে আমাদের তো হাত নিস্‌পিস্‌ করতে থাকত। কিছু বলবার পথ ছিল না-- বিবাহের সম্বন্ধ পাকাপাকি, বিলেত গিয়ে সিভিলিয়ান হয়ে আসবে তারই ছিল অপেক্ষা। তারও পাথেয় এবং খরচ জুগিয়েছেন কন্যার পিতা। লোকটার সর্দির ধাত, একান্ত মনে কামনা করেছিলুম ন্যুমোনিয়া হবে। হয় নি। পাস করলে পরীক্ষায়; দেশে ফেরবামাত্র বিয়ে করলে ইণ্ডিয়া গবর্মেন্টের উচ্চপদস্থ মুরব্বির মেয়েকে। লোকসমাজে নাতনির লজ্জা বাঁচাবার জন্যে মর্মাহত অধ্যাপক কোথায় অন্তর্ধান করেছেন জানি নে। অনতিকালের মধ্যে ভবতোষের অপ্রত্যাশিত পদোন্নতির সংবাদ এল। মস্ত একটা বিদায়ভোজের আয়োজন হল। শুনেছি খরচাটা দিয়েছে ভবতোষ গোপনে নিজের পকেট থেকে। আমরাও নিজের পকেট থেকেই খরচ দিয়ে গুণ্ডা লাগিয়ে ভোজটা দিলুম লণ্ডভণ্ড করে। কাগজে কংগ্রেসওয়ালাদের প্রতিই সন্দেহ প্রকাশ করেছিল ভবতোষেরই ইশারায়। আমি জানি এই সৎকার্যে তারা লিপ্ত ছিল না। যে নাগরা জুতো লেগেছিল পলায়মানের পিঠে, সেটা অধ্যাপকেরই এক প্রাক্তন ছাত্রের প্রশস্ত পায়ের মাপে। পুলিস এল গোলমালের অনেক পরে-- ইনস্পেক্টর আমার বন্ধু, লোকটা সহৃদয়।'</text:p>
      <text:p text:style-name="Text_20_body"><text:s/></text:p>
      <text:p text:style-name="Text_20_body">চিঠিখানা পড়লুম, প্রাক্তন ছাত্রটির প্রতি ঈর্ষা হল।</text:p>
      <text:p text:style-name="Text_20_body"><text:s/></text:p>
      <text:p text:style-name="Text_20_body">অচিরার সঙ্গে প্রথম কথাটি শুরু করাই সব চেয়ে কঠিন কাজ। আমি বাঙালি মেয়েকে ভয় করি। বোধ করি চেনা নেই বলেই। অথচ কাজে যোগ দেবার কিছু আগেই কলকাতায় কাটিয়ে এসেছি। সিনেমামঞ্চপথবর্তিনী বাঙালি মেয়ের নতুন চাষ করা ভ্রূবিলাস দেখে তো স্তম্ভিত হয়েছি-- তারা সব জাতবান্ধবী-- থাক্‌ তাদের কথা। কিন্তু অচিরাকে দেখলুম একালের ঠেলাঠেলি ভিড়ের বাইরে-- নির্মল আত্মমর্যাদায়, স্পর্শভীরু মেয়ে। আমি তাই ভাবছি প্রথম কথাটি শুরু করব কী করে।</text:p>
      <text:p text:style-name="Text_20_body"><text:s/></text:p>
      <text:p text:style-name="Text_20_body">জনরব এই যে কাছাকাছি ডাকাতি হয়ে গেছে। ভাবলুম, হিতৈষী হয়ে বলি 'রাজা-বাহাদুরকে ব'লে আপনার জন্যে পাহারার বন্দোবস্ত করে দিই।' ইংরেজ মেয়ে হলে হয়তো গায়েপড়া আনুকূল্য সইতে পারত না, মাথা বাঁকিয়ে বলত, 'সে ভাবনা আমার।' এই বাঙালি মেয়ে অচেনার কাছ থেকে কী ভাবে কথাটা নেবে আমার জানা নেই, হয়তো আমাকেই ডাকাত ব'লে সন্দেহ করবে।</text:p>
      <text:p text:style-name="Text_20_body"><text:s/></text:p>
      <text:p text:style-name="Text_20_body">ইতিমধ্যে একটা ঘটনা ঘটল সেটা উল্লেখযোগ্য।</text:p>
      <text:p text:style-name="Text_20_body"><text:s/></text:p>
      <text:p text:style-name="Text_20_body">দিনের আলো প্রায় শেষ হয়ে এসেছে। অচিরার সময় হয়েছে ঘরে ফেরবার । এমন সময় একটা হিন্দুস্থানী গোঁয়ার এসে তার হাত থেকে তার খাতা আর থলিটা নিয়ে যখন ছুটেছে আমি তখনই বনের আড়াল থেকে বেরিয়ে এসে বললুম, <text:soft-page-break/>'কোনো ভয় নেই আপনার'। এই বলে ছুটে সেই লোকটার ঘাড়ের উপর পড়তেই সে ব্যাগ খাতা ফেলে দৌড় মারলে। আমি লুঠের মাল নিয়ে এসে অচিরাকে দিলুম। অচিরা বললে, 'ভাগ্যিস আপনি--'</text:p>
      <text:p text:style-name="Text_20_body"><text:s/></text:p>
      <text:p text:style-name="Text_20_body">আমি বললেম, 'আমার কথা বলবেন না, ভাগ্যিস ঐ লোকটা এসেছিল।'</text:p>
      <text:p text:style-name="Text_20_body"><text:s/></text:p>
      <text:p text:style-name="Text_20_body">তার মানে তারই কৃপায় আপনার সঙ্গে আমার প্রথম আলাপ হয়ে গেল।'</text:p>
      <text:p text:style-name="Text_20_body"><text:s/></text:p>
      <text:p text:style-name="Text_20_body">'অচিরা বিস্মিত হয়ে বললে, 'কিন্তু ও যে ডাকাত!'</text:p>
      <text:p text:style-name="Text_20_body"><text:s/></text:p>
      <text:p text:style-name="Text_20_body">'এমন অন্যায় অপবাদ দেবেন না। ও আমার বরকন্দাজ, রামশরণ।'</text:p>
      <text:p text:style-name="Text_20_body"><text:s/></text:p>
      <text:p text:style-name="Text_20_body">অচিরা মুখের উপর খয়েরি রঙের আঁচল টেনে নিয়ে খিল্‌খিল্‌ করে হেসে উঠল। হাসি থামতে চায় না। কী মিষ্টি তার ধ্বনি। যেন ঝর্‌নার নীচে নুড়িগুলো ঠুন্‌ঠুন্‌ করে উঠল সুরে সুরে। হাসি-অবসানে সে বলল, 'কিন্তু সত্যি হলে খুব মজা হত।'</text:p>
      <text:p text:style-name="Text_20_body"><text:s/></text:p>
      <text:p text:style-name="Text_20_body">'মজা কার পক্ষে?'</text:p>
      <text:p text:style-name="Text_20_body"><text:s/></text:p>
      <text:p text:style-name="Text_20_body">'যাকে নিয়ে ডাকাতি।'</text:p>
      <text:p text:style-name="Text_20_body"><text:s/></text:p>
      <text:p text:style-name="Text_20_body">'আর উদ্ধারকর্তার?'</text:p>
      <text:p text:style-name="Text_20_body"><text:s/></text:p>
      <text:p text:style-name="Text_20_body">'বাড়ি নিয়ে গিয়ে তাকে এক পেয়ালা চা খাইয়ে দিতুম আর গোটা দুয়েক স্বদেশী বিস্কুট।'</text:p>
      <text:p text:style-name="Text_20_body"><text:s/></text:p>
      <text:p text:style-name="Text_20_body">'আর এই ফাঁকি উদ্ধারকর্তার কী হবে।'</text:p>
      <text:p text:style-name="Text_20_body"><text:s/></text:p>
      <text:p text:style-name="Text_20_body">'যেরকম শোনা গেল তাঁর তো আর-কিছুতে দরকার নেই, কেবল প্রথম কথাটা।'</text:p>
      <text:p text:style-name="Text_20_body"><text:s/></text:p>
      <text:p text:style-name="Text_20_body">'ঐ প্রথম পদক্ষেপেই গণিতের অগ্রগতিটা কি বন্ধ হবে।'</text:p>
      <text:p text:style-name="Text_20_body"><text:s/></text:p>
      <text:p text:style-name="Text_20_body"><text:soft-page-break/>'কেন হবে। ওকে চালাবার জন্যে বরকন্দাজের সাহায্য দরকার হবে না।'</text:p>
      <text:p text:style-name="Text_20_body"><text:s/></text:p>
      <text:p text:style-name="Text_20_body">বসলুম সেখানেই ঘাসের উপরে। একটা কাটা গাছের গুঁড়ির উপরে বসে ছিল অচিরা।</text:p>
      <text:p text:style-name="Text_20_body"><text:s/></text:p>
      <text:p text:style-name="Text_20_body">আমি জিজ্ঞাসা করলুম, 'আপনি হলে আমাকে প্রথম কথাটা কী বলতেন।'</text:p>
      <text:p text:style-name="Text_20_body"><text:s/></text:p>
      <text:p text:style-name="Text_20_body">'বলতুম, রাস্তায় ঘাটে ঢেলা কুড়িয়ে কুড়িয়ে করছেন কী। আপনার কি বয়স হয় নি।'</text:p>
      <text:p text:style-name="Text_20_body"><text:s/></text:p>
      <text:p text:style-name="Text_20_body">'বলেন নি কেন।'</text:p>
      <text:p text:style-name="Text_20_body"><text:s/></text:p>
      <text:p text:style-name="Text_20_body">'ভয় করেছিল।'</text:p>
      <text:p text:style-name="Text_20_body"><text:s/></text:p>
      <text:p text:style-name="Text_20_body">'আমাকে ভয় কিসের?'</text:p>
      <text:p text:style-name="Text_20_body"><text:s/></text:p>
      <text:p text:style-name="Text_20_body">'আপনি যে মস্ত লোক, দাদুর কাছে শুনেছি। তিনি আপনার লেখা প্রবন্ধ বিলিতি কাগজে পড়েছেন। তিনি যা পড়েন আমাকে শোনাতে চেষ্টা করেন।'</text:p>
      <text:p text:style-name="Text_20_body"><text:s/></text:p>
      <text:p text:style-name="Text_20_body">'এটাও কি করেছিলেন।'</text:p>
      <text:p text:style-name="Text_20_body"><text:s/></text:p>
      <text:p text:style-name="Text_20_body">'নিষ্ঠুর তিনি, করেছিলেন। লাটিন শব্দের ভিড় দেখে জোড়হাত করে তাঁকে বলেছিলুম, দাদু এটা থাক্‌। বরঞ্চ তোমার সেই কোয়ান্টাম থিয়োরির বইখানা খোলো।'</text:p>
      <text:p text:style-name="Text_20_body"><text:s/></text:p>
      <text:p text:style-name="Text_20_body">'সে থিয়োরিটা বুঝি আপনার জানা আছে?'</text:p>
      <text:p text:style-name="Text_20_body"><text:s/></text:p>
      <text:p text:style-name="Text_20_body">'কিছুমাত্র না। কিন্তু দাদুর দৃঢ় বিশ্বাস সবাই সব-কিছু বুঝতে পারে। আর তাঁর অদ্ভুত এই একটা ধারণা যে, মেয়েদের বুদ্ধি পুরুষদের বুদ্ধির চেয়ে বেশি তীক্ষ্ণ। তাই ভয়ে ভয়ে আছি অবিলম্বে আমাকে 'টাইম স্পেস'-এর জোড়মিলনের ব্যাখ্যা শুনতে হবে। দিদিমা যখন বেঁচে ছিলেন, দাদু বড়ো বড়ো কথা পাড়লেই তিনি মুখ বদ্ধ করে দিতেন; এটাই যে মেয়েদের বুদ্ধির প্রমাণ, দাদু কিন্তু সেটা বোঝেন নি।'</text:p>
      <text:p text:style-name="Text_20_body"><text:s/></text:p>
      <text:p text:style-name="Text_20_body">অচিরার দুই চোখ স্নেহে আর কৌতুকে ছল্‌ছল্‌ জ্বল্‌জ্বল্‌ করে উঠল।</text:p>
      <text:p text:style-name="Text_20_body"><text:soft-page-break/><text:s/></text:p>
      <text:p text:style-name="Text_20_body">দিনের আলো নিঃশেষ হয়ে এল। সন্ধ্যার প্রথম তারা জ্বলে উঠেছে একটা একলা তালগাছের মাথার উপরে। সাঁওতাল মেয়েরা ঘরে চলেছে জ্বালানি কাঠ সংগ্রহ করে, দূর থেকে শোনা যাচ্ছে তাদের গান।</text:p>
      <text:p text:style-name="Text_20_body"><text:s/></text:p>
      <text:p text:style-name="Text_20_body">এমন সময়ে বাইরে থেকে ডাক <text:s/>এল, 'কোথায় তুমি। অন্ধকার হয়ে এল যে! আজকাল সময় ভালো নয়।'</text:p>
      <text:p text:style-name="Text_20_body"><text:s/></text:p>
      <text:p text:style-name="Text_20_body">অচিরা উত্তর দিল, 'সে তো দেখতেই পাচ্ছি। তাই জন্যে একজন ভলন্টিয়র নিযুক্ত করেছি।'</text:p>
      <text:p text:style-name="Text_20_body"><text:s/></text:p>
      <text:p text:style-name="Text_20_body">আমি অধ্যাপকের পায়ের ধুলো নিয়ে প্রণাম করলুম। তিনি শশব্যস্ত হয়ে উঠলেন। আমি পরিচয় দিলুম, 'আমার নাম শ্রীনবীনমাধব সেনগুপ্ত।'</text:p>
      <text:p text:style-name="Text_20_body"><text:s/></text:p>
      <text:p text:style-name="Text_20_body">বৃদ্ধের মুখ উজ্জ্বল হয়ে উঠল। বললেন, 'বলেন কি! আপনিই ডাক্তার সেনগুপ্ত? কিন্তু আপনাকে যে বড়ো ছেলেমানুষ দেখাচ্ছে।'</text:p>
      <text:p text:style-name="Text_20_body"><text:s/></text:p>
      <text:p text:style-name="Text_20_body">আমি বললুম, 'ছেলেমানুষ না তো কী। আমার বয়স এই ছত্রিশের বেশি নয়-- সাঁইত্রিশে পড়ব।'</text:p>
      <text:p text:style-name="Text_20_body"><text:s/></text:p>
      <text:p text:style-name="Text_20_body">আবার অচিরার সেই কলমধুর কন্ঠের হাসি। আমার মনে যেন দুন লয়ের ঝংকারেসেতার বাজিয়ে দিল। বললে, 'দাদুর কাছে সবাই ছেলেমানুষ। আর উনি নিজে সব ছেলেমানুষের আগরওয়াল।'</text:p>
      <text:p text:style-name="Text_20_body"><text:s/></text:p>
      <text:p text:style-name="Text_20_body">অধ্যাপক হেসে বললেন, 'আগরওয়াল! ভাষায় নতুন শব্দের আমদানি।'</text:p>
      <text:p text:style-name="Text_20_body"><text:s/></text:p>
      <text:p text:style-name="Text_20_body">অচিরা বললে, 'মনে নেই, সেই যে তোমার মাড়োয়ারি ছাত্র কুন্দনলাল আগরওয়ালা, আমাকে এনে দিত বোতলে করে কাঁচা আমের চাট্‌নি। তাকে জিগ্‌গেসা করেছিলুম আগরওয়াল শব্দের অর্থ কী-- সে ফস্‌ করে বলে দিল পায়োনিয়র।'</text:p>
      <text:p text:style-name="Text_20_body"><text:s/></text:p>
      <text:p text:style-name="Text_20_body">অধ্যাপক বললেন, 'ডাক্তার সেনগুপ্ত, আপনার সঙ্গে আলাপ হল যদি আমাদের ওখানে খেতে যেতে হবে তো।'</text:p>
      <text:p text:style-name="Text_20_body"><text:s/></text:p>
      <text:p text:style-name="Text_20_body">'কিছু বলতে হবে না দাদু, যাবার জন্যে ওঁর মন লাফালাফি করছে। আমি যে এইমাত্র ওঁকে বলে দিয়েছি দেশকালের মিলনতত্ত্ব তুমি ব্যাখ্যা করবে।'</text:p>
      <text:p text:style-name="Text_20_body"><text:s/></text:p>
      <text:p text:style-name="Text_20_body">মনে মনে বললুম, 'বাস্‌ রে, কী দুষ্টুমি।'</text:p>
      <text:p text:style-name="Text_20_body"><text:soft-page-break/><text:s/></text:p>
      <text:p text:style-name="Text_20_body">অধ্যাপক উৎসাহিত হয়ে বলে উঠলেন, 'আপনার বুঝি 'টাইম-স্পেস'-এর--'</text:p>
      <text:p text:style-name="Text_20_body"><text:s/></text:p>
      <text:p text:style-name="Text_20_body">আমি ব্যস্ত হয়ে বলে উঠলুম, 'কিছু জানা নেই-- বোঝাতে গেলে আপনার বৃথা সময় নষ্ট হবে।'</text:p>
      <text:p text:style-name="Text_20_body"><text:s/></text:p>
      <text:p text:style-name="Text_20_body">বৃদ্ধ ব্যগ্র হয়ে বলে উঠলেন, 'এখানে সময়ের অভাব কোথায়। আচ্ছা, এক কাজ করুন-না, আজই চলুন আমার ওখানে আহার করবেন।'</text:p>
      <text:p text:style-name="Text_20_body"><text:s/></text:p>
      <text:p text:style-name="Text_20_body">আমি লাফ দিয়ে বলতে যাচ্ছিলুম, 'এখ্‌খনি।' অচিরা বলে উঠল, 'দাদু, সাধে তোমাকে বলি ছেলেমানুষ। যখন খুশি নেমন্তন্ন করে ফেল, আমি পড়ি মুশকিলে। ওঁরা বিলেতের ডিনার-খাইয়ে সর্বগ্রাসী মানুষ, কেন তোমার নাতনির বদনাম করবে।' </text:p>
      <text:p text:style-name="Text_20_body"><text:s/></text:p>
      <text:p text:style-name="Text_20_body">অধ্যাপক ধমক-খাওয়া বালকের মতো বললেন, 'আচ্ছা, তবে আর কোন্‌ দিন আপনার সুবিধে হবে বলুন।'</text:p>
      <text:p text:style-name="Text_20_body"><text:s/></text:p>
      <text:p text:style-name="Text_20_body">'সুবিধে আমার কালই হতে পারবে কিন্তু অচিরাদেবীকে রসদ নিয়ে বিপন্ন করতে চাই নে। পাহাড়ে পর্বতে ঘুরি, সঙ্গে রাখি থলি ভরে চিঁড়ে, ছড়াকয়েক কলা, বিলিতি বেগুন, কাঁচা ছোলার শাক, চিনেবাদাম। আমিই বরঞ্চ সঙ্গে নিয়ে আসব ফলারের আয়োজন। অচিরাদেবী যদি স্বহস্তে দই দিয়ে মেখে দেন লজ্জা পাবে ফিরপোর দোকান।'</text:p>
      <text:p text:style-name="Text_20_body"><text:s/></text:p>
      <text:p text:style-name="Text_20_body">'দাদু, বিশ্বাস কোরো না এই-সব মুখমিষ্টি লোককে। উনি নিশ্চয় পড়েছেন তোমার সেই লেখাটা বাংলা কাগজে, সেই ভিটামিনের গুণপ্রচার। তাই তোমাকে খুশি করবার জন্যে শোনালেন চিঁড়েকলার ফর্দ।'</text:p>
      <text:p text:style-name="Text_20_body"><text:s/></text:p>
      <text:p text:style-name="Text_20_body">মুশকিলে ফেললে। বাংলা কাগজ পড়া তো <text:s/>আমার ঘটেই ওঠে না।</text:p>
      <text:p text:style-name="Text_20_body"><text:s/></text:p>
      <text:p text:style-name="Text_20_body">অধ্যাপক উৎফুল্ল হয়ে জিগ্‌গেসা করলেন, 'সেটা পড়েছেন বুঝি?'</text:p>
      <text:p text:style-name="Text_20_body"><text:s/></text:p>
      <text:p text:style-name="Text_20_body">অচিরার চোখের কোণে দেখতে পেলুম একটু হাসি। তাড়াতাড়ি শুরু করে দিলুম, 'পড়ি আর নাই পড়ি তাতে কিছু আসে যায় না, কিন্তু আসল কথাটা হচ্ছে' --আসল কথাটা আর হাতড়ে পাই নে।</text:p>
      <text:p text:style-name="Text_20_body"><text:s/></text:p>
      <text:p text:style-name="Text_20_body">অচিরা দয়া করে ধরিয়ে দিলে, 'আসল কথা উনি নিশ্চিত জানেন, কাল যদি তোমার ওখানে নেমন্তন্ন জোটে তা হলে ওঁর পাতে পশুপক্ষী স্থাবরজঙ্গম কিছুই বাদ যাবে না। তাই অত নিশ্চিন্ত মনে বিলিতি বেগুনের নামকীর্তন করলেন। দাদু, তুমি সবাইকে অত্যন্ত বেশি বিশ্বাস কর, এমন-কি, আমাকেও। সেইজন্যেই ঠাট্টা করে তোমাকে কিছু বলতে সাহস হয় না।'</text:p>
      <text:p text:style-name="Text_20_body"><text:soft-page-break/><text:s/></text:p>
      <text:p text:style-name="Text_20_body">কথা বলতে বলতে ধীরে ধীরে ওঁদের বাড়ির দিকে এগিয়ে চলেছি <text:s/>এমন <text:s/>সময় অচিরা হঠাৎ আমাকে বলে উঠল, 'বাস্‌ আর নয়--এইবার যান বাসায় ফিরে।'</text:p>
      <text:p text:style-name="Text_20_body"><text:s/></text:p>
      <text:p text:style-name="Text_20_body">আমি বললুম, 'দরজা পর্যন্ত এগিয়ে দেব।'</text:p>
      <text:p text:style-name="Text_20_body"><text:s/></text:p>
      <text:p text:style-name="Text_20_body">অচিরা বললে, 'সর্বনাশ, দরজা পেরলেই আলুথালু উচ্ছৃঙ্খলতা আমাদের দুজনের সম্মিলিত রচনা। আপনি অবজ্ঞা করে বলবেন বাঙালি মেয়েরা অগোছালো। একটু সময় দিন, কাল দেখলে মনে হবে শ্বেতদ্বীপের শ্বেতভুজার অপূর্ব কীর্তি, মেমসাহেবী সৃষ্টি।'</text:p>
      <text:p text:style-name="Text_20_body"><text:s/></text:p>
      <text:p text:style-name="Text_20_body">অধ্যাপক কিছু কুন্ঠিত হয়ে আমাকে বললেন, 'আপনি কিছু মনে করবেন না-- দিদি বড়ো বেশি কথা কচ্ছে। কিন্তু ওটা ওর স্বভাব নয় মোটে। এখানে অত্যন্ত নির্জন, তাই ও আমার মনের ফাঁক ভরে রেখে দেয় কথা কয়ে। সেটা ওর অভ্যেস হয়ে যাচ্ছে। ও যখন চুপ করে থাকে ঘরটা ছম্‌ছম্‌ করতে থাকে, আমার মনটাও। ও নিজে জানে না সে কথা। আমার ভয় হয় পাছে বাইরের লোকে ওকে ভুল বোঝে।'বুড়োর গলা জড়িয়ে ধরে অচিরা বললে, 'বুঝুক-না দাদু। অত্যন্ত অনিন্দনীয়া হতে চাই নে, সেটা অত্যন্ত আনইন্টারেস্টিঙ।'</text:p>
      <text:p text:style-name="Text_20_body"><text:s/></text:p>
      <text:p text:style-name="Text_20_body">অধ্যাপক সগর্বে বলে উঠলেন, 'আমার দিদি কিন্তু কথা বলতে জানে, অমন আর কাউকে দেখি নি।'</text:p>
      <text:p text:style-name="Text_20_body"><text:s/></text:p>
      <text:p text:style-name="Text_20_body">'তুমিও আমার মতো কাউকে দেখ নি, আমিও কাউকে দেখি নি তোমার মতো।' </text:p>
      <text:p text:style-name="Text_20_body"><text:s/></text:p>
      <text:p text:style-name="Text_20_body">আমি বললুম, 'আচার্যদেব, আজ বিদায় নেবার পূর্বে আমাকে একটা কথা দিতে হবে।'</text:p>
      <text:p text:style-name="Text_20_body"><text:s/></text:p>
      <text:p text:style-name="Text_20_body">'আচ্ছা বেশ।'</text:p>
      <text:p text:style-name="Text_20_body"><text:s/></text:p>
      <text:p text:style-name="Text_20_body">'আপনি যতবার আমাকে আপনি বলেন, আমি মনে মনে ততবার জিভ কাটি। আমাকে দয়া করে তুমি ব'লে যদি ডাকেন তা হলে সহজে সাড়া দেবে। আপনার নাতনিও সহকারিতা করবেন।'</text:p>
      <text:p text:style-name="Text_20_body"><text:s/></text:p>
      <text:p text:style-name="Text_20_body">অচিরা দুই হাত নেড়ে বললে, 'অসম্ভব, আরো কিছুদিন যাক। সর্বদা দেখাশুনো হতে হতে বড়োলোকের তিলকলাঞ্ছন যখন ঘষা পয়সার মতো পালিশ করা হয়ে যাবে তখন সবই সম্ভব হবে। দাদুর কথা স্বতন্ত্র। আমি বরঞ্চ ওঁকে পড়িয়ে নিই। বলো তো দাদু, তুমি কাল খেতে এসো। দিদি যদি মাছের ঝোলে নুন দিতে ভোলে মুখ না বেঁকিয়ে বোলো, কী চমৎকার। বোলো সবটা আমারই পাতে দেওয়া ভালো, অন্যরা এরকম রান্না তো প্রায়ই ভোগ করে থাকেন।'</text:p>
      <text:p text:style-name="Text_20_body"><text:s/></text:p>
      <text:p text:style-name="Text_20_body"><text:soft-page-break/>অধ্যাপক সস্নেহে আমার কাঁধে হাত দিয়ে বললেন, 'ভাই, তুমি বুঝতে পারবে না আসলে এই মেয়েটি লাজুক তাই যখন আলাপ করা কর্তব্য মনে করে তখন সংকোচ ঠেলে উঠতে গিয়ে কথা বেশি হয়ে পড়ে।'</text:p>
      <text:p text:style-name="Text_20_body"><text:s/></text:p>
      <text:p text:style-name="Text_20_body">'দেখেছেন ডক্টর সেনগুপ্ত, দাদু আমাকে কী রকম মধুর করে শাসন করেন। অনায়াসে বলতে পারতেন, তুমি বড়ো মুখরা, তোমার বকুনি অসহ্য। আপনি কিন্তু আমাকে ডিফেণ্ড করবেন। কী বলবেন বলুন তো।'</text:p>
      <text:p text:style-name="Text_20_body"><text:s/></text:p>
      <text:p text:style-name="Text_20_body">'আপনার মুখের সামনে বলব না।'</text:p>
      <text:p text:style-name="Text_20_body"><text:s/></text:p>
      <text:p text:style-name="Text_20_body">'বেশি কঠোর হবে?'</text:p>
      <text:p text:style-name="Text_20_body"><text:s/></text:p>
      <text:p text:style-name="Text_20_body">'আপনি মনে মনেই জানেন।'</text:p>
      <text:p text:style-name="Text_20_body"><text:s/></text:p>
      <text:p text:style-name="Text_20_body">'থাক্‌, থাক্‌, তা হলে বলে কাজ নাই। এখন বাড়ি যান।'</text:p>
      <text:p text:style-name="Text_20_body"><text:s/></text:p>
      <text:p text:style-name="Text_20_body">আমি বললুম, 'তার আগে সব কথাটা শেষ করে নিই। কাল আপনাদের ওখানে আমার নেমন্তন্নটা নামকর্তন-অনুষ্ঠানের। কাল থেকে নবীনমাধব নামটা থেকে কাটা পড়বে ডাক্তার সেনগুপ্ত। সূর্যের কাছাকাছি এলে ধূমকেতুর কেতুটা পায় লোপ, মুণ্ডুটা থাকে বাকি।'</text:p>
      <text:p text:style-name="Text_20_body"><text:s/></text:p>
      <text:p text:style-name="Text_20_body">এইখানে শেষ হল আমার বড়োদিন। দেখলুম বার্ধক্যের কী সৌম্যসুন্দর মূর্তি। পালিশ-করা লাঠি হাতে, গলায় শুভ্র পাটকরা, চাদর, ধুতি যত্নে কোঁচানো, গায়ে তসরের জামা, মাথায় শুভ্র চুল বিরল হয়ে এসেছে কিন্তু পরিপাটি করে আঁচড়ানো। স্পষ্ট বোঝা যায়, নাতনির হাতের শিল্পকার্য এঁর বেশভূষণে এঁর দিনযাত্রায়। অতিলালনের অত্যাচার ইনি সস্নেহে সহ্য করেন, খুশি রাখবার জন্যে নাতনিটিকে। </text:p>
      <text:p text:style-name="Text_20_body"><text:s/></text:p>
      <text:p text:style-name="Text_20_body">এই গল্পের পক্ষে অধ্যাপকের ব্যাবহারিক নাম অনিলকুমার সরকার। তিনি গতজেনেরেশনের কেম্ব্রিজের বড়ো পদবীধারী। মাস আষ্টেক আগে কোনো কলেজের অধ্যক্ষপদ ত্যাগ করে এখানকার এস্টেটের একটা পোড়ো বাড়ি ভাড়া নিয়ে নিজের খরচে সেটা বাসযোগ্য করেছেন।</text:p>
      <text:p text:style-name="Text_20_body"><text:s/></text:p>
      <text:h text:style-name="Heading_20_3" text:outline-level="3">অন্তপর্ব </text:h>
      <text:p text:style-name="Text_20_body"/>
      <text:p text:style-name="Text_20_body">আমার গল্পের আদিপর্ব হল শেষ। ছোটো গল্পের আদি ও অন্তের মাঝখানে বিশেষ একটা ছেদ থাকে না-- ওর আকৃতিটা গোল।</text:p>
      <text:p text:style-name="Text_20_body"><text:soft-page-break/><text:s/></text:p>
      <text:p text:style-name="Text_20_body">অচিরার সঙ্গে আমার অপরিচয়ের ব্যবধান ক্ষয় হয়ে আসছে। কিন্তু মাঝে মাঝে মনে হচ্ছে যেন পরিচয়টাই ব্যবধান। কাছাকাছি আসছি বটে কিন্তু তাতে একটা প্রতিঘাত জাগছে। কেন? অচিরার প্রতি আমার ভালোবাসা ওর কাছে স্পষ্ট হয়ে আসছে, অপরাধ কি তারই মধ্যে। কিংবা আমার দিকে ওর সৌহৃদ্য স্ফুটতর হয়ে উঠছে, সেইটেতেই ওর গ্লানি। কে জানে।</text:p>
      <text:p text:style-name="Text_20_body"><text:s/></text:p>
      <text:p text:style-name="Text_20_body">সেদিন চড়িভাতি তনিকা নদীর তীরে।</text:p>
      <text:p text:style-name="Text_20_body"><text:s/></text:p>
      <text:p text:style-name="Text_20_body">অচিরা ডাক দিলে, 'ডাক্তার সেনগুপ্ত।'</text:p>
      <text:p text:style-name="Text_20_body"><text:s/></text:p>
      <text:p text:style-name="Text_20_body">আমি বললুম, 'সেই প্রাণীটার কোনো ঠিকানা নেই, সুতরাং কোনো জবাব মিলবে না।'</text:p>
      <text:p text:style-name="Text_20_body"><text:s/></text:p>
      <text:p text:style-name="Text_20_body">'আচ্ছা, তা হলে নবীনবাবু।'</text:p>
      <text:p text:style-name="Text_20_body"><text:s/></text:p>
      <text:p text:style-name="Text_20_body">'সেও ভালো, যাকে বলে মন্দর ভালো।'</text:p>
      <text:p text:style-name="Text_20_body"><text:s/></text:p>
      <text:p text:style-name="Text_20_body">'কাণ্ডটা কী দেখলেন তো?'</text:p>
      <text:p text:style-name="Text_20_body"><text:s/></text:p>
      <text:p text:style-name="Text_20_body">আমি বললুম, 'আমার সামনে লক্ষ্য করবার বিষয় কেবল একটিমাত্রই ছিল, আর কিছুই ছিল না।'</text:p>
      <text:p text:style-name="Text_20_body"><text:s/></text:p>
      <text:p text:style-name="Text_20_body">এইটুকু ঠাট্টায় অচিরা সত্যই বিরক্ত হয়ে বললে, 'আপনার আলাপ ক্রমেই যদি অমন ইশারাওয়ালা হয়ে উঠতে থাকে তা হলে ফিরিয়ে আনব ডাক্তার সেনগুপ্তকে, তাঁর স্বভাব ছিল গম্ভীর।'</text:p>
      <text:p text:style-name="Text_20_body"><text:s/></text:p>
      <text:p text:style-name="Text_20_body">আমি বললুম, 'আচ্ছা তা হলে কাণ্ডটা কী হয়েছিল বলুন।'</text:p>
      <text:p text:style-name="Text_20_body"><text:s/></text:p>
      <text:p text:style-name="Text_20_body">'ঠাকুর যে ভাত রেঁধেছিল সে কড়্‌কড়ে, আদ্ধেক তার চাল। আমি বললুম, দাদু, এ তো তোমার চলবে না। দাদু অমনি ব'লে বসলেন, জান তো ভাই, খাবার জিনিস শক্ত হলে ভালো করে চিবোবার দরকার হয়, তাতেই <text:s/>হজমের সাহায্য করে। পাছে আমি দুঃখ করি দাদুর জেগে উঠল সায়েন্সের বিদ্যে। নিমকিতে নুনের বদলে যদি চিনি দিত তা হলে নিশ্চয় দাদু বলত, চিনিতে শরীরের এনার্জি বাড়িয়ে দেয়।'</text:p>
      <text:p text:style-name="Text_20_body"><text:s/></text:p>
      <text:p text:style-name="Text_20_body">'দাদু, ও দাদু, তুমি ওখানে বসে বসে কী পড়ছ। আমি যে এদিকে তোমার চরিত্রে অতিশয়োক্তি - অলংকার আরোপ <text:soft-page-break/>করছি, আর নবীনবাবু সমস্তই বেদবাক্য ব'লে বিশ্বাস করে নিচ্ছেন।'</text:p>
      <text:p text:style-name="Text_20_body"><text:s/></text:p>
      <text:p text:style-name="Text_20_body">কিছু দূরে পোড়ো মন্দিরের সিঁড়ির উপরে বসে অধ্যাপক বিলিতি ত্রৈমাসিক পড়ছিলেন। অচিরার ডাক শুনে সেখান থেকে উঠে আমাদের কাছে বসলেন। ছেলেমানুষের মতো হঠাৎ আমাকে জিগ্‌গেসা করলেন, 'আচ্ছা নবীন, তোমার কি বিবাহ হয়েছে।'</text:p>
      <text:p text:style-name="Text_20_body"><text:s/></text:p>
      <text:p text:style-name="Text_20_body">কথাটা এতই সুস্পষ্ট ভাবব্যঞ্জক যে আর কেউ হলে বলত 'না', কিংবা ঘুরিয়ে বলত।</text:p>
      <text:p text:style-name="Text_20_body"><text:s/></text:p>
      <text:p text:style-name="Text_20_body">আমি আশাপ্রদ ভাষায় উত্তর দিলুম, 'না, এখনো হয় নি।'</text:p>
      <text:p text:style-name="Text_20_body"><text:s/></text:p>
      <text:p text:style-name="Text_20_body">অচিরার কাছে কোনো কথা এড়ায় না। সে বললে,'ঐ এখনো শব্দটা সংশয়গ্রস্ত কন্যাকর্তাদের মনকে সান্ত্বনা দেবার জন্যে, ওর কোনো যথার্থ অর্থ নেই।'</text:p>
      <text:p text:style-name="Text_20_body"><text:s/></text:p>
      <text:p text:style-name="Text_20_body">'একেবারেই নেই নিশ্চিত ঠাওরলেন কী করে।'</text:p>
      <text:p text:style-name="Text_20_body"><text:s/></text:p>
      <text:p text:style-name="Text_20_body">'ওটা গণিতের প্রব্লেম, সেও হাইয়ার ম্যাথ্‌ম্যাটিক্‌স্‌ নয়। পূর্বেই শোনা গেছে আপনি ছত্রিশ বছরের ছেলেমানুষ। হিসেব করে দেখলুম এর মধ্যে আপনার মা অন্তত পাঁচসাতবার বলেছেন,'বাবা ঘরে বউ আনতে চাই। ' আপনি জবাব করেছেন, 'তার পূর্বে ব্যাঙ্কে টাকা আনতে চাই।' মা চোখের জল মুছে চুপ করে রইলেন, তার পরে মাঝখানে আপনার আর-সব ঘটেছিল কেবল ফাঁসি ছিল বাকি। শেষকালে এখানকার রাজসরকারের মোটা মাইনের কাজ জুটল। মা বললেন, 'এইবার বউ নিয়ে এসো ঘরে। বড়ো কাজ পেয়েছে।' আপনি বললেন, 'বিয়ে করে সে কাজ মাটি করতে পারব না।' আপনার ছত্রিশ বছরের গণিতফল গণনা করতে ভুল হয়েছে কি না বলুন।'</text:p>
      <text:p text:style-name="Text_20_body"><text:s/></text:p>
      <text:p text:style-name="Text_20_body">এ মেয়ের সঙ্গে অনবধানে কথা বলা নিরাপদ নয়। কিছুদিন আগেই আমার একটা পরীক্ষা হয়ে গেছে। কথায় কথায় অচিরা আমাকে বলেছিল, 'আমাদের দেশের মেয়েরা আপনাদের সংসারের সঙ্গিনী হতে পারে কিন্তু বিলেতে যারা জ্ঞানের তাপস তাদের তপস্যার সঙ্গিনী তো জোটে, যেমন ছিলেন অধ্যাপক কুরির সধর্মিণী মাদাম কুরি। আপনার কি তেমন কেউ জোটে নি।'</text:p>
      <text:p text:style-name="Text_20_body"><text:s/></text:p>
      <text:p text:style-name="Text_20_body">মনে পড়ে গেল ক্যাথারিনকে। সে একইকালে আমার বিজ্ঞানের এবং জীবনযাত্রার সাহচর্য করতে চেয়েছিল।</text:p>
      <text:p text:style-name="Text_20_body"><text:s/></text:p>
      <text:p text:style-name="Text_20_body">অচিরা জিগ্‌গেসা করলে, 'আপনি কেন তাঁকে বিয়ে করতে চাইলেন না।'</text:p>
      <text:p text:style-name="Text_20_body"><text:s/></text:p>
      <text:p text:style-name="Text_20_body">কী উত্তর দেব ভাবছিলুম, অচিরা বললে, 'আমি জানি কেন। আপনার সত্যভঙ্গহবে এই ভয় ছিল; নিজেকে আপনার মুক্ত <text:soft-page-break/>রাখতেই হবে। আপনি যে সাধক। আপনি তাই নিষ্ঠুর, নিষ্ঠুর নিজের প্রতি, নিষ্ঠুর তার 'পরে যে আপনার পথের সামনে আসে। এই নিষ্ঠুরতায় আপনার বীরত্ব দৃঢ়প্রতিষ্ঠিত।'</text:p>
      <text:p text:style-name="Text_20_body"><text:s/></text:p>
      <text:p text:style-name="Text_20_body">কিছুক্ষণ চুপ করে থেকে আবার সে বললে, 'বাংলাসাহিত্য বোধ হয় আপনি পড়েন না। কচ ও দেবযানী ব'লে একটা কবিতা আছে। তার শেষ কথাটা এই, মেয়েদের ব্রত পুরুষকে বাঁধা, আর পুরুষের ব্রত মেয়ের বাঁধন কাটায়ে স্বর্গলোকের রাস্তা বানানো। কচ বেরিয়ে পড়েছিল দেবযানীর অনুরোধ এড়িয়ে, আর আপনি মায়ের অনুনয়-- একই কথা।'</text:p>
      <text:p text:style-name="Text_20_body"><text:s/></text:p>
      <text:p text:style-name="Text_20_body">আমি বললুম, 'দেখুন, আমি হয়তো ভুল করেছিলুম। মেয়েদের নিয়ে পুরুষের কাজ যদি না চলে তা হলে মেয়েদের সৃষ্টি কেন।'</text:p>
      <text:p text:style-name="Text_20_body"><text:s/></text:p>
      <text:p text:style-name="Text_20_body">অচিরা বললে, 'বারো-আনার চলে, মেয়েরা তাদের জন্যেই। কিন্তু বাকি মাইনরিটি যারা সব-কিছু পেরিয়ে নতুন পথের সন্ধানে বেরিয়েছে তাদের চলে না। সব-পেরোবার মানুষকে মেয়েরা যেন চোখের জল ফেলে রাস্তা ছেড়ে দেয়। যে দুর্গম পথে মেয়েপুরুষের চিরকালের দ্বন্দ্ব সেখানে পুরুষেরা হোক জয়ী। যে মেয়েরা মেয়েলি, প্রকৃতির বিধানে তাদের সংখ্যা অনেক বেশি, তারা ছেলে মানুষ করে, সেবা করে ঘরের লোকের। যে পুরুষ যথার্থ পুরুষ, তাদের সংখ্যা খুব কম; তারা অভিব্যক্তির শেষ কোঠায়। মাথা তুলছে দুটি-একটি করে। মেয়েরা তাদের ভয় পায়, বুঝতে পারে না, টেনে আনতে চায় নিজের অধিকারের গণ্ডিতে । এই তত্ত্ব শুনেছি আমার দাদুর কাছে।'</text:p>
      <text:p text:style-name="Text_20_body"><text:s/></text:p>
      <text:p text:style-name="Text_20_body">'দাদু, তোমার পড়া রেখে আমার কথা শোনো। মনে আছে, তুমি একদিন বলেছিলে, পুরুষ যেখানে অসাধরণ সেখানে সে নিরতিশয় একলা, নিদারুণ তার নিঃসঙ্গতা, কেননা, তাকে যেতে হয় যেখানে কেউ পৌঁছয় নি। আমার ডায়ারিতে লেখা আছে।'</text:p>
      <text:p text:style-name="Text_20_body"><text:s/></text:p>
      <text:p text:style-name="Text_20_body">অধ্যাপক মনে করবার চেষ্টা করে বললেন, 'বলেছিলুম নাকি? হয়তো বলেছিলুম।'</text:p>
      <text:p text:style-name="Text_20_body"><text:s/></text:p>
      <text:p text:style-name="Text_20_body">অচিরা খুব বড়ো কথাও কয় হাসির ছলে, আজ সে অত্যন্ত গম্ভীর।</text:p>
      <text:p text:style-name="Text_20_body"><text:s/></text:p>
      <text:p text:style-name="Text_20_body">খানিক বাদে আবার সে বললে, 'দেবযানী কচকে কী অভিসম্পাত দিয়েছিল জানেন?'</text:p>
      <text:p text:style-name="Text_20_body"><text:s/></text:p>
      <text:p text:style-name="Text_20_body">'না।'</text:p>
      <text:p text:style-name="Text_20_body"><text:s/></text:p>
      <text:p text:style-name="Text_20_body">'বলেছিল, 'তোমার সাধনায় পাওয়া বিদ্যা তোমার নিজের ব্যবহারে লাগাতেপারবে না।' যদি এই অভিসম্পাত আজ দেবতা য়ুরোপকে, তা হলে য়ুরোপ বেঁচে যেত। বিশ্বের জিনিসকে নিজের মাপে ছোটো করেই ওখানকার মানুষ মরছে লোভের তাড়ায়। সত্যি কি না বলো দাদু।'</text:p>
      <text:p text:style-name="Text_20_body"><text:soft-page-break/><text:s/></text:p>
      <text:p text:style-name="Text_20_body">'খুব সত্যি, কিন্তু এত কথা কী করে ভাবলে।'</text:p>
      <text:p text:style-name="Text_20_body"><text:s/></text:p>
      <text:p text:style-name="Text_20_body">'নিজের বুদ্ধিতে না। একটা তোমার মহদ্‌গুণ আছে, কখন কাকে কী যে বল, ভোলানাথ তুমি সব ভুলে যাও। তাই চোরাই মালের উপর নিজের ছাপ লাগিয়ে দিতে ভাবনা থাকে না।'</text:p>
      <text:p text:style-name="Text_20_body"><text:s/></text:p>
      <text:p text:style-name="Text_20_body">আমি বললুম, 'নিজের ছাপ যদি লাগে তা হলেই অপরাধ খণ্ডন হয়।'</text:p>
      <text:p text:style-name="Text_20_body"><text:s/></text:p>
      <text:p text:style-name="Text_20_body">'জানেন, নবীনবাবু, ওঁর কত ছাত্র ওঁর কত মুখের কথা খাতায় টুকে নিয়ে বই লিখে নাম করেছে। উনি তাই পড়ে আশ্চর্য হয়ে প্রশংসা করেছেন, বুঝতেই পারেন নি নিজের প্রশংসা নিজেই করছেন। কোন্‌ কথা আমার কথা আর কোন্‌ কথা ওঁর নিজের সে <text:s/>ওঁর মনে থাকে না-- লোকের সামনে আমাকে বলে বসেন ওরিজিন্যাল, তখন সেটার প্রতিবাদ করার মতো মনের জোর পাওয়া যায় না। স্পষ্ট দেখতে পাচ্ছি নবীনবাবুরও এ ভ্রম ঘটছে। কী করবো বলো, আমি তো কোটেশন মার্কা দিয়ে দিয়ে কথা বলতে পারি নে।'</text:p>
      <text:p text:style-name="Text_20_body"><text:s/></text:p>
      <text:p text:style-name="Text_20_body">'নবীনবাবুর এ ভ্রম কোনোদিন ঘুচবে না।'</text:p>
      <text:p text:style-name="Text_20_body"><text:s/></text:p>
      <text:p text:style-name="Text_20_body">অচিরা বললে, 'দাদু একদিন আমাদের কলেজ-ক্লাসে কচ ও দেবযানীর ব্যাখ্যা করছিলেন। কচ হচ্ছে পুরুষের প্রতীক, আর দেবযানী মেয়ের। সেই দিন নির্মম পুরুষের মহৎ গৌরব মনে মনে মেনেছি, মুখে কক্‌খনো স্বীকার করি নে।'</text:p>
      <text:p text:style-name="Text_20_body"><text:s/></text:p>
      <text:p text:style-name="Text_20_body">অধ্যাপক বললেন, 'কিন্তু দিদি, আমার কোনো কথায় মেয়েদের গৌরবের আমি কোনোদিন লাঘব করি নি।'</text:p>
      <text:p text:style-name="Text_20_body"><text:s/></text:p>
      <text:p text:style-name="Text_20_body">'তুমি আবার করবে। হায় রে। মেয়েদের তুমি যে অন্ধ ভক্ত। তোমার মুখের স্তবগান শুনে মনে মনে হাসি। মেয়েরা নির্লজ্জ হয়ে সব মেনে নেয়। তার উপরেও বুক ফুলিয়ে সতীসধ্বীগিরির বড়াই করে নিজের মুখে। সস্তায় প্রশংসা আত্মসাৎ করা ওদের অভ্যেস হয়ে গেছে।</text:p>
      <text:p text:style-name="Text_20_body"><text:s/></text:p>
      <text:p text:style-name="Text_20_body">অধ্যাপক বলেলেন, 'না দিদি, অবিচার কোরো না। অনেক কাল ওরা হীনতা সহ্য করেছে, হয়তো সেইজন্যেই নিজেদের শ্রেষ্ঠতা নিয়ে একটু বেশি জোর দিয়ে তর্ক করে।'</text:p>
      <text:p text:style-name="Text_20_body"><text:s/></text:p>
      <text:p text:style-name="Text_20_body">'না, দাদু, ও তোমার বাজে কথা। আসল হচ্ছে এটা স্ত্রীদেবতার দেশ-- এখানে পুরুষেরা, স্ত্রৈণ মেয়েরাও স্ত্রৈণ। এখানে পুরুষরা কেবলই 'মা মা' করছে, আর মেয়েরাচিরশিশুদের আশ্বাস দিচ্ছে যে তারা মায়ের জাত। আমার তো লজ্জা করে। পশু পক্ষীদের মধ্যেও মায়ের জাত নেই কোথায়?'</text:p>
      <text:p text:style-name="Text_20_body"><text:s/></text:p>
      <text:p text:style-name="Text_20_body"><text:soft-page-break/>চিত্তচাঞ্চল্যে কাজের এত বাধা ঘটছে যে লজ্জা পাচ্ছি মনে মনে। সদরে বাজেটের মিটিঙে রিসর্চবিভাগে আরো কিছু দান মঞ্জুর করিয়ে নেবার প্রস্তাব ছিল। তার সমর্থক রিপোর্টখানা অর্ধেকের বেশি লেখাই হয় নি। অথচ এদিকে ক্রোচের এস্‌থেটিক্‌স্‌ নিয়ে ধারাবাহিক আলোচনা শুনে আসছি। অচিরা নিশ্চিত জানে বিষয়টা আমার উপলব্ধি ও উপভোগের সম্পূর্ণ বাইরে। তা হলেও চলত, কিন্তু আমার বিশ্বাস ব্যাপারটাকে সে ইচ্ছে করে শোচনীয় করে তুলেছে। ঠিক এই সময়টাতেই সাঁওতালদের পার্বণ। তারা পচাই মদ খাচ্ছে আর মাদল বাজিয়ে মেয়েপুরুষে নৃত্য করছে। অচিরা ওদের পরম বন্ধু। মদের পয়সা জোগায়, সালু কিনে দেয় সাঁওতাল ছেলেদের কোমরে বাঁধবার জন্যে, বাগান থেকে জবাফুলের জোগান দেয় সাঁওতাল মেয়েদের চুলে পরবার। ওকে না হলে তাদের চলেই না। অচিরা অধ্যাপককে বলেছে, ও তো এ কদিন থাকতে পারবে না অতএব এই সময়টাতে বিরলে আমাকে নিয়ে ক্রোচের রসতত্ত্ব যদি পড়ে শোনান তা হলে আমার সময় আনন্দে কাটবে। একবার সসংকোচে বলেছিলুম, 'সাঁওতালদের উৎসব দেখতে আমার বিশেষ কৌতূহল আছে।' স্বয়ং অধ্যাপক বললেন, না, সে আপনার ভালো লাগবে না। আমার ইনটেলেক্‌চুয়ল মনোবৃত্তির নির্জলা একান্ততার 'পরে তাঁর এত বিশ্বাস। মধ্যাহ্নভোজনের পরেই অধ্যাপক গুন গুন করে পড়ে চলেছেন। দূরে মাদলের আওয়াজ এক-একবার থামছে। পরক্ষণেই দ্বিগুণ জোরে বেজে উঠছে। কখনো বা পদশব্দ কল্পনা করছি, কখনো বা হতাশ হয়ে ভাবছি অসমাপ্ত রিপোর্টের কথা। সুবিধে এই অধ্যাপক জিগ্‌গেসাই করেন না কোথাও আমার ঠেকছে কিনা। তিনি ভাবেন সমস্তই জলের মতো সোজা। মাঝে মাঝে প্রতিবাদ উপলক্ষে প্রশ্ন করেন, আপনারও কি এই মনে হয় না। আমি খুব জোরের সঙ্গে বলি নিশ্চয়।</text:p>
      <text:p text:style-name="Text_20_body"><text:s/></text:p>
      <text:p text:style-name="Text_20_body">ইতিমধ্যে কিছুদূরে আমাদের অর্ধসমাপ্ত কয়লার খনিতে মজুরদের হল স্ট্রাইক। ঘটালেন যিনি, এই তাঁর ব্যাবসা, স্বভাব এবং অভাব বশত; সমস্ত কাজের মধ্যে এইটেই সব চেয়ে সহজ। কোনো কারণ ছিল না, কেননা আমি নিজে সোশালিস্ট, সেখানকার বিধিবিধান আমার নিজের হাতে বাঁধা, কারো সেখানে না ছিল লোকসান, না ছিল অসম্মান।</text:p>
      <text:p text:style-name="Text_20_body"><text:s/></text:p>
      <text:p text:style-name="Text_20_body">নূতন যন্ত্র এসেছে জর্মনি থেকে, তারই খাটাবার চেষ্টায় ব্যস্ত আছি। এমনসময় উত্তেজিত ভাবে এসে উপস্থিত অচিরা। বললে, 'আপনি মোটা মাইনে নিয়ে ধনিকের নায়েবি করছেন, এদিকে গরিবের দারিদ্র৻ের সুযোগটাকে নিয়ে আপনি--'</text:p>
      <text:p text:style-name="Text_20_body"><text:s/></text:p>
      <text:p text:style-name="Text_20_body">চন্‌ করে উঠল মাথা। বাধা দিয়ে বললুম,কাজ চালাবার দায়িত্ব এবং ক্ষমতা যাদের তারাই অন্যায়কারী, আর জগতে যারা কোনো কাজই করে না, করতে পারেও না, দয়ামায়া কেবল তাদেরই-- এই সহজ অহংকারের মত্ততায় সত্যমিথ্যার প্রমাণ নিতেও মন চায় না।'</text:p>
      <text:p text:style-name="Text_20_body"><text:s/></text:p>
      <text:p text:style-name="Text_20_body">অচিরা বললে, 'সত্য নয় বলতে চান?'</text:p>
      <text:p text:style-name="Text_20_body"><text:s/></text:p>
      <text:p text:style-name="Text_20_body">আমি বললুম, 'সত্য শব্দটা আপেক্ষিক। যা কিছু যত ভালোই হোক, তার চেয়ে আরো ভালো হতেও পারে। এই দেখুন-না আমার মোটা মাইনে বটে, তার থেকে মাকে পাঠাই পঞ্চাশ, নিজে রাখি ত্রিশ, আর বাকি-- সে হিসেবটা থাক্‌। কিন্তু মার জন্যে পনেরো নিজের জন্যে পাঁচ রাখলে আইডিয়ালের আরো কাছ ঘেঁষে যেত, কিন্তু একটা সীমা আছে তো।'</text:p>
      <text:p text:style-name="Text_20_body"><text:s/></text:p>
      <text:p text:style-name="Text_20_body">অচিরা বললে, 'সীমাটা কি নিজের ইচ্ছের উপরেই নির্ভর করে।'</text:p>
      <text:p text:style-name="Text_20_body"><text:soft-page-break/><text:s/></text:p>
      <text:p text:style-name="Text_20_body">আমি বললুম, 'না, অবস্থার উপরে। যে কথাটা উঠল সেটা একটু বিচার করে দেখুন। য়ুরোপে ইণ্ডস্ট্রীয়ালিজ্‌ম্‌ গড়ে উঠেছে দীর্ঘকাল ধরে। যাদের হাতে টাকা ছিল এবং টাকা করবার প্রতিভা ছিল তারাই এটা গড়েছে। গড়েছে নিছক টাকার লোভে, সেটা ভালো নয় তা মানি। কিন্তু ঐ ঘুষটুকু যদি না পেত তা হলে একেবারে গড়াই হত না, এতদিন পরে আজ ওখানে পড়েছে হিসেবনিকেশের তলব।'</text:p>
      <text:p text:style-name="Text_20_body"><text:s/></text:p>
      <text:p text:style-name="Text_20_body">অচিরা বললে, 'আপনি বলতে চান পায়ে তেল শুরুতে, কানমলা তার পরে?'</text:p>
      <text:p text:style-name="Text_20_body"><text:s/></text:p>
      <text:p text:style-name="Text_20_body">'নিশ্চয়। আমাদের দেশে ভিত-গাঁথা সবে আরম্ভ হয়েছে এখনই যদি মার লাগাই তা হলে শুরুতেই হবে শেষ, সুবিধে হবে বিদেশী বণিকদের। মানছি আজ আমি লোভীদের ঘুষ দেওয়ার কাজ নিয়েছি, টাকাওয়ালার নায়েবি আমি করি। আজ সেলাম করছি বাদশার দরবারে এসে, কাল ওদের সিংহাসনের পায়ায় লাগাব কুড়ুল। ইতিহাসে তো এই দেখা গেছে।</text:p>
      <text:p text:style-name="Text_20_body"><text:s/></text:p>
      <text:p text:style-name="Text_20_body">অচিরা বললে, 'সব বুঝলুম। কিন্তু আমি দিনের পর দিন অপেক্ষা করে আছি দেখতে, এই স্ট্রাইক মেটাতে আপনি নিজে কবে যাবেন। নিশ্চয়ই আপনাকে ডাকাও পড়েছিল। কিন্তু কেন যান নি?'</text:p>
      <text:p text:style-name="Text_20_body"><text:s/></text:p>
      <text:p text:style-name="Text_20_body">চাপা গলায় বলতে চেষ্টা করলুম, 'এখানে কাজ ছিল বিস্তর।' কিন্তু ফাঁকি দেব কী করে। আমার ব্যবহারে তো আমার কৈফিয়তের প্রমাণ হয় না।</text:p>
      <text:p text:style-name="Text_20_body"><text:s/></text:p>
      <text:p text:style-name="Text_20_body">কঠিন হাসি হেসে দ্রুতপদে চলে গেল অচিরা।</text:p>
      <text:p text:style-name="Text_20_body"><text:s/></text:p>
      <text:p text:style-name="Text_20_body">আর চলবে না। একটা শেষ নিষ্পত্তি করাই চাই। নইলে অপমানের অন্ত থাকবে না।</text:p>
      <text:p text:style-name="Text_20_body"><text:s/></text:p>
      <text:p text:style-name="Text_20_body">সাঁওতালী পার্বণ শেষ হয়েছে। সকালে বেড়াতে বেরিয়েছি। অচিরা সঙ্গে ছিল। উত্তরের দিকে একটা পাহাড় উঠেছে, আকাশের নীলের চেয়ে ঘন নীল। তার গায়ে গায়ে চারা শাল আর বৃদ্ধ শাল গাছে বন অন্ধকার। মাঝখান দিয়ে কাঠুরেদের পায়ে-চলার পথ। অধ্যাপক একটা অর্কিড ফুল বিশেষ করে পর্যবেক্ষণ করছেন, তাঁর পকেটে সর্বদা থাকে আতস কাচ।</text:p>
      <text:p text:style-name="Text_20_body"><text:s/></text:p>
      <text:p text:style-name="Text_20_body">গাছগুলোর মধ্যে অন্ধকার যেখানে ভ্রূকুটিল হয়ে উঠেছে আর ঝিঁঝিঁ পোকা ডাকছে তীব্র আওয়াজে, অচিরা বসল একটা শেওলাঢাকা পাথরের উপর। পাশে ছিল মোটা জাতের বাঁশগাছ, তারই ছাঁটা কঞ্চির উপর আমি বসলুম। আজ সকাল থেকে অচিরার মুখে বেশি কথা ছিল না। সেইজন্যেই তার সঙ্গে আমার কথা কওয়া বাধা পাচ্ছিল।</text:p>
      <text:p text:style-name="Text_20_body"><text:s/></text:p>
      <text:p text:style-name="Text_20_body"><text:soft-page-break/>সামনের দিকে তাকিয়ে এক সময় সে আস্তে আস্তে বলে উঠল, 'সমস্ত বনটা মিলে প্রকাণ্ড একটা বহুঅঙ্গওয়ালা প্রাণী। গুঁড়ি মেরে বসে আছে শিকারি জন্তুর মতো। যেন স্থলচর অক্টোপাশ, কালো চোখ দিয়ে আমার দিকে তাকিয়ে থাকে। তার নিরন্তর হিপনটিজমে ক্রমে ক্রমে দিনে দিনে আমার মনের মধ্যে একটা ভয়ের বোঝা যেন নিরেট হয়ে উঠ্‌ছে।'</text:p>
      <text:p text:style-name="Text_20_body"><text:s/></text:p>
      <text:p text:style-name="Text_20_body">আমি বললুম, 'কতকটা এইরকম কথাই এই সেদিন আমার ডায়ারিতে লিখেছি।' </text:p>
      <text:p text:style-name="Text_20_body"><text:s/></text:p>
      <text:p text:style-name="Text_20_body">অচিরা বলে চলল, 'মনটা যেন পুরোনো ইমারত, সকল কাজের বার। নিষ্ঠুর অরণ্য যেখানে পেয়েছে তার ফাটল, চালিয়ে দিয়েছে শিকড়, সমস্ত ভিতরটাকে টানছে ভাঙনের দিকে। এই বোবা কালা মহাকায় জন্তু মনের ফাটল আবিষ্কার করতে মজবুত-- আমার ভয় বেড়ে চলেছে। দাদু বলেছিলেন, 'লোকালয় থেকে একান্ত দূরে থাকলে মানুষের মনঃপ্রকৃতি আসে অবশ হয়ে, প্রবল হয়ে ওঠে তার প্রাণপ্রকৃতি।' আমি জিগ্‌গেস করলুম, 'এর প্রতিকার কী।' তিনি বললেন, 'মানুষের মনের শক্তিকে আমরা সঙ্গে করে আনতে পারি, এই দেখো-না এনেছি তাকে আমার লাইব্রেরিতে। দাদুর উপযুক্ত এই উত্তর। কিন্তু আপনি কী বলেন।'</text:p>
      <text:p text:style-name="Text_20_body"><text:s/></text:p>
      <text:p text:style-name="Text_20_body">আমি বললুম, 'আমাদের মন খোঁজে এমন একজন মানুষের সঙ্গ যে আমাদের সমস্ত অস্তিত্বকে সম্পূর্ণ জাগিয়ে রাখতে পারে, চেতনার বন্যা বইয়ে দেয় জনশূন্যতার মধ্যে। এ তো লাইব্রেরির সাধ্য নয়।'</text:p>
      <text:p text:style-name="Text_20_body"><text:s/></text:p>
      <text:p text:style-name="Text_20_body">অচিরা একটু অবজ্ঞা করে বললে, 'আপনি যার খোঁজ করছেন তেমন মানুষ পাওয়া যায় বৈকি, যদি বড্ড দরকার পড়ে। তারা চৈতন্যকে উসকিয়ে তোলে নিজের দিকেই, বন্যা বইয়ে দিয়ে সাধনার বাঁধ ভেঙে ফেলে। এ-সমস্তই কবিদের বানানো কথা, মোহরস দিয়ে জারানো। আপনাদের মতো বুকের-পাটাওয়ালা লোকের মুখে মানায় না। প্রথম যখন আপনাকে দেখেছিলুম, তখন দেখেছি আপনি রস খুঁজে বেড়ান নি, পথ খুঁড়ে বেড়িয়েছিলেন কড়া মাটি ভেঙে। দেখেছি আপনার নিরাসক্ত পৌরুষের মুর্তি-- সমস্ত মনপ্রাণ দিয়ে আপনাকে প্রণাম করেছি। আজ আপনি কথার পুতুল দিয়ে নিজেকে ভোলাতে বসেছেন। এ দশা ঘটালে কে। স্পষ্ট করেই জিজ্ঞাসা করি, এর কারণ কি আমি।'</text:p>
      <text:p text:style-name="Text_20_body"><text:s/></text:p>
      <text:p text:style-name="Text_20_body">আমি বললুম, 'তা হতে পারে। কিন্তু আপনি তো সাধারণ মেয়ে নন। পুরুষকে আপনি শক্তি দেবেন।'</text:p>
      <text:p text:style-name="Text_20_body"><text:s/></text:p>
      <text:p text:style-name="Text_20_body">'হাঁ, শক্তি দেব, যদি নিজেকেই মোহ জড়িয়ে না ধরে। আভাসে বুঝেছি আপনি আমার ইতিহাস কিছু কিছু সংগ্রহ করেছেন। আপনার কাছে কিছু ঢাকবার দরকার নেই॥ আপনি শুনেছেন আমি ভবতোষকে ভালোবেসেছিলুম।'</text:p>
      <text:p text:style-name="Text_20_body"><text:s/></text:p>
      <text:p text:style-name="Text_20_body">'হাঁ শুনেছি।'</text:p>
      <text:p text:style-name="Text_20_body"><text:s/></text:p>
      <text:p text:style-name="Text_20_body">'এও জানেন আমার ভালোবাসার অপমান ঘটেছে।'</text:p>
      <text:p text:style-name="Text_20_body"><text:s/></text:p>
      <text:p text:style-name="Text_20_body">'হাঁ জানি।'</text:p>
      <text:p text:style-name="Text_20_body"><text:soft-page-break/><text:s/></text:p>
      <text:p text:style-name="Text_20_body">'সেই অপমানিত ভালোবাসা অনেকদিন ধরে আমাকে আঁকড়ে ধরে দুর্বল করেছে। আমি জেদ করে বসেছিলুম তারই একনিষ্ঠ স্মৃতিকে জীবনের পূজামন্দিরে বসাব। চিরদিন একমনে সেই নিষ্ফল সাধনা করব মেয়েরা যাকে বলে সতীত্ব। নিজের ভালোবাসার অহংকারে সংসারকে ঠেলে ফেলে নির্জনে চলে এসেছি। কর্তব্যকে অবজ্ঞা করেছি নিজের দুঃখকে সম্মান করব ব'লে। আমার দাদুকে অনায়াসে সরিয়ে এনেছি তাঁর কাজের ক্ষেত্র থেকে। যেন এই মেয়েটার হৃদয়ের অহমিকা পৃথিবীর সব-কিছুর উপরে। মোহ, মোহ, অন্ধ মোহ।'</text:p>
      <text:p text:style-name="Text_20_body"><text:s/></text:p>
      <text:p text:style-name="Text_20_body">খানিকক্ষণ চুপ করে থেকে হঠাৎ সে বলে উঠল, 'জানেন আপনিই সেই মোহ ভাঙিয়ে দিয়েছেন।'</text:p>
      <text:p text:style-name="Text_20_body"><text:s/></text:p>
      <text:p text:style-name="Text_20_body">বিস্মিত হয়ে তার মুখের দিকে চেয়ে রইলুম। সে বললে, 'আপনিই এই আত্মাবমাননা থেকে ছিনিয়ে এনে আমাকে বাঁচালেন।'</text:p>
      <text:p text:style-name="Text_20_body"><text:s/></text:p>
      <text:p text:style-name="Text_20_body">স্তব্ধ রইলুম নিরুত্তর প্রশ্ন নিয়ে।</text:p>
      <text:p text:style-name="Text_20_body"><text:s/></text:p>
      <text:p text:style-name="Text_20_body">'আপনি তখনো আমাকে দেখেন নি। আমি আশ্চর্য হয়ে দেখেছি আপনার দুঃসাধ্য প্রয়াসের দিনগুলি-- সঙ্গ নেই, আরাম নেই, ক্লান্তি নেই, একটু কোথাও ছিদ্র নেই অধ্যবসায়ে। দেখেছি আপনার প্রশস্ত ললাট, আপনার চাপা ঠোঁটে অপরাজেয় ইচ্ছাশক্তির লক্ষণ, আর দেখেছি মানুষকে কী রকম অনায়াসে প্রভুত্বের জোরে চালনা করেন। দাদুর কাছে আমি মানুষ, আমি পুরুষের ভক্ত, যে পুরুষ সত্য যে পুরুষ তপস্বী। সেই পুরুষকেই দেখবার জন্যে আমার ভক্তিপিপাসু নারী ভিতরে ভিতরে অপেক্ষা করে ছিল নিজের অগোচরে। মাঝখানে এসেছিল অপদেবতা প্রবৃত্তির টানে। অবশেষে নিষ্কাম পুরুষের সুদৃঢ় শক্তিরূপ আপনিই আনলেন আমার চোখের সামনে।</text:p>
      <text:p text:style-name="Text_20_body"><text:s/></text:p>
      <text:p text:style-name="Text_20_body">আমি জিগ্‌গেসা করলুম, 'তার পর কি ভাবের পরিবর্তন হয়েছে।'</text:p>
      <text:p text:style-name="Text_20_body"><text:s/></text:p>
      <text:p text:style-name="Text_20_body">'হাঁ হয়েছে। আপনার বেদী থেকে নেমে এসেছেন প্রতিদিন। স্থানীয় কাগজে পড়লুম, দূরে অন্য-এক জায়গায় সন্ধানের কাজে আপনার ডাক পড়েছে। আপনি নড়লেন না, ভিতরে ভিতরে আত্মগ্লানি ভোগ করলেন। আপনার পথের সামনেকার ঢেলাখানার মতো আমাকে লাথি মেরে ছুঁড়ে ফেলে দিলেন না কেন। কেন নিষ্ঠুর হতে পারলেন না। যদি পারতেন তবে আমি ধন্য হতুম। আমার ব্রতের পারণা হত আমার কান্না দিয়ে।'</text:p>
      <text:p text:style-name="Text_20_body"><text:s/></text:p>
      <text:p text:style-name="Text_20_body">মৃদুস্বরে বললুম, 'যাবার জন্যেই কাগজপত্তর গুছিয়ে নিচ্ছিলুম।'</text:p>
      <text:p text:style-name="Text_20_body"><text:s/></text:p>
      <text:p text:style-name="Text_20_body">'না, না, কখনোই না। মিথ্যে ছুতো করে নিজেকে ভোলাচ্ছিলেন। যতই দেখলুম আপনার দুর্বলতা, ভয় হতে লাগল আমার নিজেকে নিয়ে। ছি, ছি, কী পরাভবের বিষ এনেছি নারীর জীবনে, কেবল অন্যের জন্যে নয়, নিজের জন্যেও। ক্রমশই একটা চাঞ্চল্য আমাকে পেয়ে বসল, সে যেন এই বনের বিষনিশ্বাস থেকে । একদিন এখানকার পিশাচী রাত্রি <text:soft-page-break/>এমন আমাকে আবিষ্ট করে ধরেছিল যে মনে হল যে এত বড়ো প্রবৃত্তি রাক্ষসীও আছে যে আমার দাদুর কাছ থেকেও আমাকে ছিনিয়ে নিতে পারে। তখনই সেই রাত্রেই ছুটে নদীর জলে ঝাঁপ দিয়ে পড়ে ডুব দিয়ে দিয়ে স্নান করে এসেছি।</text:p>
      <text:p text:style-name="Text_20_body"><text:s/></text:p>
      <text:p text:style-name="Text_20_body">এই কথা বলতে বলতে অচিরা ডাক দিল, 'দাদু।'</text:p>
      <text:p text:style-name="Text_20_body"><text:s/></text:p>
      <text:p text:style-name="Text_20_body">অধ্যাপক গাছতলায় বসে পড়ছিলেন। উঠে এসে স্নেহের স্বরে বললেন, 'কী দিদি? দূর থেকে বসে বসে ভাবছিলুম, তোমার উপরে আজ বাণী ভর দিয়েছেন-- জ্বল জ্বল করছে তোমার চোখ দুটি।'</text:p>
      <text:p text:style-name="Text_20_body"><text:s/></text:p>
      <text:p text:style-name="Text_20_body">'আমার কথা থাক্‌, তুমি শোনো। তুমি সেদিন বলেছিলে মানুষের চরম অভিব্যক্তি তপস্যার মধ্য দিয়ে।'</text:p>
      <text:p text:style-name="Text_20_body"><text:s/></text:p>
      <text:p text:style-name="Text_20_body">'হাঁ, আমি তাই তো বলি। বর্বর মানুষ জন্তুর পর্যায়ে। কেবলমাত্র তপস্যার মধ্য দিয়ে সে হয়েছে জ্ঞানী মানুষ। আরো তপস্যা আছে সামনে, স্থূল আবরণ যুগে যুগে ত্যাগ করতে করতে সে হবে দেবতা। পুরাণে দেবতার কল্পনা আছে, কিন্তু দেবতা ছিলেন না অতীতে, দেবতা আছেন ভবিষ্যতে। মানুষের ইতিহাসের শেষ অধ্যায়ে।'</text:p>
      <text:p text:style-name="Text_20_body"><text:s/></text:p>
      <text:p text:style-name="Text_20_body">অচিরা বললে, 'দাদু, এইবার এসো, তোমার-আমার কথাটা আপসে চুকিয়ে দিই, কদিন থেকে মনের মধ্যে তোলপাড় করছে।'</text:p>
      <text:p text:style-name="Text_20_body"><text:s/></text:p>
      <text:p text:style-name="Text_20_body">আমি উঠে পড়লুম, বললুম, 'তা হলে যাই।'</text:p>
      <text:p text:style-name="Text_20_body"><text:s/></text:p>
      <text:p text:style-name="Text_20_body">'না, আপনি বসুন।-- দাদু, সেই যে কলেজের অধ্যক্ষপদটা তোমার ছিল, সেটা খালি হয়েছে। তোমাকে ডাক দিয়েছে ওরা।'</text:p>
      <text:p text:style-name="Text_20_body"><text:s/></text:p>
      <text:p text:style-name="Text_20_body">অধ্যাপক আশ্চর্য হয়ে বললেন, 'কী করে জানলে ভাই।'</text:p>
      <text:p text:style-name="Text_20_body"><text:s/></text:p>
      <text:p text:style-name="Text_20_body">'তোমার কাছে চিঠি এসেছে, সে আমি চুরি করেছি।'</text:p>
      <text:p text:style-name="Text_20_body"><text:s/></text:p>
      <text:p text:style-name="Text_20_body">'চুরি করেছ!'</text:p>
      <text:p text:style-name="Text_20_body"><text:s/></text:p>
      <text:p text:style-name="Text_20_body">'করব না! আমাকে সব চিঠিই দেখাও কেবল কলেজের ছাপ-মারা ঐ চিঠিটাই দেখালে না। তোমার দুরভিসন্ধি সন্দেহ করে চুরি করে দেখতে হল।'</text:p>
      <text:p text:style-name="Text_20_body"><text:s/></text:p>
      <text:p text:style-name="Text_20_body"><text:soft-page-break/>অধ্যাপক অপরাধীর মতো ব্যস্ত হয়ে বললেন, 'আমারই অন্যায় হয়েছে।'</text:p>
      <text:p text:style-name="Text_20_body"><text:s/></text:p>
      <text:p text:style-name="Text_20_body">'কিছু অন্যায় হয় নি। আমাকে লুকোতে চেয়েছিলে যে আমার জীবনের অভিসম্পাত এখনো তুমি নিজের উপর টেনে নিয়ে চলবে। তোমার আপন আসন থেকে আমি যে নামিয়ে এনেছি তোমাকে। আমাদের তো ঐ কাজ।'</text:p>
      <text:p text:style-name="Text_20_body"><text:s/></text:p>
      <text:p text:style-name="Text_20_body">'কী বলছ দিদি।'</text:p>
      <text:p text:style-name="Text_20_body"><text:s/></text:p>
      <text:p text:style-name="Text_20_body">'সত্যি কথাই বলছি। তুমি শিক্ষাদানযজ্ঞের হোতা, এখানে এনে আমি তোমাকে করেছি শুধু গ্রন্থকীট। বিশ্বসৃষ্টি বাদ দিলে কী দশা হয় বিশ্বকর্তার। ছাত্র না থাকলে তোমার হয় ঠিক তেমনি। সত্যি কথা বলো।'</text:p>
      <text:p text:style-name="Text_20_body"><text:s/></text:p>
      <text:p text:style-name="Text_20_body">'বরাবর ইস্কুলমাস্টারি করে এসেছি কিনা।'</text:p>
      <text:p text:style-name="Text_20_body"><text:s/></text:p>
      <text:p text:style-name="Text_20_body">'তুমি আবার ইস্কুলমাস্টার! কী যে বল তুমি! তুমি যে স্বভাবতই আচার্য। দেখেন নি, নবীনবাবু, ওঁর মাথায় একটা আইডিয়া এসেছে কি আর দয়ামায়া থাকে না। অমনি আমাকে নিয়ে পড়েন-- বারো-আনাই বুঝতেই পারি না। নইলে হাতড়িয়ে বের করেন এই নবীনবাবুকে, সে হয় আরো শোচনীয়। দাদু, ছাত্র তোমার নিতান্তই চাই জানি, কিন্তু বাছাই করে নিয়ো, রূপকথার রাজা সকালে ঘুম থেকে উঠেই যার মুখ দেখত তাকেই কন্যা দান করত। তোমার বিদ্যাদান অনেকটা সেই রকম।'</text:p>
      <text:p text:style-name="Text_20_body"><text:s/></text:p>
      <text:p text:style-name="Text_20_body">'না দিদি, আমাকে বাছাই করে নেয় যারা তারাই সাহায্য পায় আমার। এখনকার দিনে কর্তৃপক্ষ বিজ্ঞাপন দিয়ে ছাত্র সংগ্রহ করে, আগেকার দিনে সন্ধান করে শিক্ষক লাভ করত শিক্ষার্থী।'</text:p>
      <text:p text:style-name="Text_20_body"><text:s/></text:p>
      <text:p text:style-name="Text_20_body">'আচ্ছা, সে কথা পরে হবে। এখনকার সিদ্ধান্ত এই যে, তোমাকে তোমার সেই কাজটা ফিরিয়ে নিতে হবে।'</text:p>
      <text:p text:style-name="Text_20_body"><text:s/></text:p>
      <text:p text:style-name="Text_20_body">অধ্যাপক হতবুদ্ধির মতো নাতনির মুখের দিকে চেয়ে রইলেন। অচিরা বললে, 'তুমি ভাবছ, আমার গতি কী হবে। আমার গতি তুমি। আর আমাকে ছাড়লে তোমার কী গতি জানই তো। এখন যে তোমার পনেরোই আশ্বিনে পনেরোই অক্টোবরে এক হয়ে যায়, নিজের নূতন ছাতার সঙ্গে পরের পুরোনো ছাতার স্বত্বাধিকারে ভেদজ্ঞান থাকে না, গাড়ি চড়ে ড্রাইভারকে এমন ঠিকানা বাতলিয়ে দাও সেই ঠিকানায় আজ পর্যন্ত কোনো বাড়ি তৈরি হয় নি, আর চাকরের ঘুম ভাঙবার ভয়ে সাবধানে পা টিপে টিপে কলতলায় নিজে গিয়ে কুঁজোয় জল ভরে নিয়ে আস।'</text:p>
      <text:p text:style-name="Text_20_body"><text:s/></text:p>
      <text:p text:style-name="Text_20_body">অধ্যাপক আমার দিকে চেয়ে বললেন, 'কী তুমি বল, নবীন।'</text:p>
      <text:p text:style-name="Text_20_body"><text:s/></text:p>
      <text:p text:style-name="Text_20_body">কী জানি ওঁর হয়তো মনে হয়েছিল ওঁদের এই পারিবারিক প্রস্তাবে আমার ভোটেরও একটা মুল্য আছে।</text:p>
      <text:p text:style-name="Text_20_body"><text:soft-page-break/><text:s/></text:p>
      <text:p text:style-name="Text_20_body">আমি খানিকক্ষণ চুপ করে রইলুম, তার পরে বললুম 'অচিরাদেবীর চেয়ে সত্য পরামর্শ আপনাকে কেউ দিতে পারবে না।'</text:p>
      <text:p text:style-name="Text_20_body"><text:s/></text:p>
      <text:p text:style-name="Text_20_body">অচিরা তখনই উঠে দাঁড়িয়ে পা ছুঁয়ে আমাকে প্রণাম করলে। বোধ হল যেন চোখ থেকে জল পড়ল আমার পায়ে। আমি সংকুচিত হয়ে পিছু হটে গেলুম।</text:p>
      <text:p text:style-name="Text_20_body"><text:s/></text:p>
      <text:p text:style-name="Text_20_body">অচিরা বললে, 'সংকোচ করবেন না। আপনার তুলনায় আমি কিছুই নই সে কথা নিশ্চয় জানবেন। এই কিন্তু শেষ বিদায়, যাবার আগে আর দেখা হবে না।'</text:p>
      <text:p text:style-name="Text_20_body"><text:s/></text:p>
      <text:p text:style-name="Text_20_body">অধ্যাপক বিস্মিত হয়ে বললেন, 'সে কী কথা, দিদি।'</text:p>
      <text:p text:style-name="Text_20_body"><text:s/></text:p>
      <text:p text:style-name="Text_20_body">অচিরা বাষ্পগদগদ কন্ঠ সামলিয়ে হেসে বললে, 'দাদু, তুমি অনেক-কিছু জান, কিন্তু আরো-কিছু সম্বন্ধে আমার বুদ্ধি তোমার চেয়ে অনেক বেশি, এ কথাটা মেনে নিয়ো।'</text:p>
      <text:p text:style-name="Text_20_body"><text:s/></text:p>
      <text:p text:style-name="Text_20_body">এই বলে চলতে উদ্যত হল। আবার ফিরে এসে বললে, 'আমাকে ভুল বুঝবেন না-- আজ আমার তীব্র আনন্দ হচ্ছে যে আপনাকে মুক্তি দিলুম-- তার থেকে আমারও মুক্তি। আমার চোখ দিয়ে জল পড়ছে-- লুকোব না, জল আরো পড়বে। নারীর চোখের জল তাঁরই সম্মানে যিনি সব বন্ধন কাটিয়ে জয়যাত্রায় বেরিয়েছেন। </text:p>
      <text:p text:style-name="Text_20_body"><text:s/></text:p>
      <text:p text:style-name="Text_20_body">দ্রুতপদে অচিরা চলে গেল।</text:p>
      <text:p text:style-name="Text_20_body"><text:s/></text:p>
      <text:p text:style-name="Text_20_body">আমি পদধূলি নিয়ে প্রণাম করলুম অধ্যাপককে। তিনি আমাকে বুকে চেপে ধরে বললেন, 'আমি স্পষ্ট দেখতে পাচ্ছি তোমার সামনে কীর্তির পথ প্রশস্ত।'</text:p>
      <text:p text:style-name="Text_20_body"><text:s/></text:p>
      <text:p text:style-name="Text_20_body">ছোটো গল্প ফুরল। পরেকার কথাটা খনি-খোঁড়ার ব্যাপার নিয়ে। তারও পরে আরো বাকি আছে-- সে ইতিহাস নিরতিশয় একলার অভিযান, জনতার মাঝখান দিয়ে দুর্গম পথে রুদ্ধ দুর্গের দ্বার-অভিমুখে।</text:p>
      <text:p text:style-name="Text_20_body"><text:s/></text:p>
      <text:p text:style-name="Text_20_body">বাড়ি ফিরে গিয়ে যত আমার প্ল্যান আর নোট আর রেকর্ড উলটে পালটে নাড়াচাড়া করলুম। দেখলুম, সামনে দিগন্তবিস্তৃত কাজের ক্ষেত্র তাতেই আমার বৃহৎ ছুটি।</text:p>
      <text:p text:style-name="Text_20_body"><text:s/></text:p>
      <text:p text:style-name="Text_20_body">সন্ধেবেলায় বারান্দায় এসে বসলুম। খাঁচা ভেঙে গেছে। পাখির পায়ে আটকে রইল ছিন্ন শিকল। সেটা নড়তে চড়তে <text:soft-page-break/>পায়ে বাজবে।</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0T12:41:35.762157824</meta:creation-date>
    <dc:date>2015-08-10T12:49:03.038006446</dc:date>
    <meta:editing-duration>PT7M25S</meta:editing-duration>
    <meta:editing-cycles>7</meta:editing-cycles>
    <meta:generator>LibreOffice/4.4.5.2$Linux_X86_64 LibreOffice_project/40m0$Build-2</meta:generator>
    <meta:document-statistic meta:table-count="0" meta:image-count="0" meta:object-count="0" meta:page-count="114" meta:paragraph-count="2161" meta:word-count="32652" meta:character-count="130162" meta:non-whitespace-character-count="97493"/>
    <meta:user-defined meta:name="w2e_MetaAuthor">রবীন্দ্রনাথ ঠাকুর</meta:user-defined>
    <meta:user-defined meta:name="w2e_MetaBackgroundColor">000000</meta:user-defined>
    <meta:user-defined meta:name="w2e_MetaCoverType">None</meta:user-defined>
    <meta:user-defined meta:name="w2e_MetaLanguage">bn</meta:user-defined>
    <meta:user-defined meta:name="w2e_MetaTitle" meta:value-type="string">তিনসঙ্গী</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